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ConsolidatedDat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Parameter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hermal Resistance To Ambient (K/W)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office:value-type="string" calcext:value-type="string">
            <text:p>Resistance-Temperature Mapp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t Capacity (J/K)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esistanc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Next Temp</text:p>
          </table:table-cell>
          <table:table-cell office:value-type="string" calcext:value-type="string">
            <text:p>Next Resis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mal Time Constant</text:p>
          </table:table-cell>
          <table:table-cell table:formula="of:=[.B2]*[.B1]" office:value-type="float" office:value="72" calcext:value-type="float">
            <text:p>72</text:p>
          </table:table-cell>
          <table:table-cell table:number-columns-repeated="4"/>
          <table:table-cell table:style-name="ce1" office:value-type="float" office:value="1.671" calcext:value-type="float">
            <text:p>1.671</text:p>
          </table:table-cell>
          <table:table-cell office:value-type="float" office:value="20" calcext:value-type="float">
            <text:p>20</text:p>
          </table:table-cell>
          <table:table-cell table:formula="of:=R0*(1+TCR*([.H3]-T0))" office:value-type="float" office:value="1.671" calcext:value-type="float">
            <text:p>1.671</text:p>
          </table:table-cell>
          <table:table-cell table:style-name="ce1" table:formula="of:=[.G3]" office:value-type="float" office:value="1.671" calcext:value-type="float">
            <text:p>1.671</text:p>
          </table:table-cell>
          <table:table-cell table:formula="of:=[.H4]" office:value-type="float" office:value="100" calcext:value-type="float">
            <text:p>100</text:p>
          </table:table-cell>
          <table:table-cell table:style-name="ce1" table:formula="of:=[.J4]" office:value-type="float" office:value="2.22263052" calcext:value-type="float">
            <text:p>2.2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VLOOKUP([.O3];TRMapping;3) + ([.O3]-VLOOKUP([.O3];TRMapping;1))*(VLOOKUP([.O3];TRMapping;5)-VLOOKUP([.O3];TRMapping;3))/(VLOOKUP([.O3];TRMapping;4)-VLOOKUP([.O3];TRMapping;1))" office:value-type="float" office:value="1.6916861445" calcext:value-type="float">
            <text:p>1.6916861445</text:p>
          </table:table-cell>
        </table:table-row>
        <table:table-row table:style-name="ro1">
          <table:table-cell office:value-type="string" calcext:value-type="string">
            <text:p>Regression Threshold</text:p>
          </table:table-cell>
          <table:table-cell office:value-type="float" office:value="0.7" calcext:value-type="float">
            <text:p>0.7</text:p>
          </table:table-cell>
          <table:table-cell table:formula="of:=ambient+rThresh*(Tfinal-ambient)" office:value-type="float" office:value="73.4" calcext:value-type="float">
            <text:p>73.4</text:p>
          </table:table-cell>
          <table:table-cell table:number-columns-repeated="3"/>
          <table:table-cell table:style-name="ce1" office:value-type="float" office:value="2.22263052" calcext:value-type="float">
            <text:p>2.223</text:p>
          </table:table-cell>
          <table:table-cell office:value-type="float" office:value="100" calcext:value-type="float">
            <text:p>100</text:p>
          </table:table-cell>
          <table:table-cell table:formula="of:=R0*(1+TCR*([.H4]-T0))" office:value-type="float" office:value="2.1963624" calcext:value-type="float">
            <text:p>2.1963624</text:p>
          </table:table-cell>
          <table:table-cell table:style-name="ce1" table:formula="of:=[.G4]" office:value-type="float" office:value="2.22263052" calcext:value-type="float">
            <text:p>2.223</text:p>
          </table:table-cell>
          <table:table-cell table:formula="of:=[.H5]" office:value-type="float" office:value="140" calcext:value-type="float">
            <text:p>140</text:p>
          </table:table-cell>
          <table:table-cell table:style-name="ce1" table:formula="of:=[.J5]" office:value-type="float" office:value="2.47217766" calcext:value-type="float">
            <text:p>2.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Temperature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.47217766" calcext:value-type="float">
            <text:p>2.472</text:p>
          </table:table-cell>
          <table:table-cell office:value-type="float" office:value="140" calcext:value-type="float">
            <text:p>140</text:p>
          </table:table-cell>
          <table:table-cell table:formula="of:=R0*(1+TCR*([.H5]-T0))" office:value-type="float" office:value="2.4590436" calcext:value-type="float">
            <text:p>2.4590436</text:p>
          </table:table-cell>
          <table:table-cell table:style-name="ce1" table:formula="of:=[.G5]" office:value-type="float" office:value="2.47217766" calcext:value-type="float">
            <text:p>2.472</text:p>
          </table:table-cell>
          <table:table-cell table:formula="of:=[.H6]" office:value-type="float" office:value="180" calcext:value-type="float">
            <text:p>180</text:p>
          </table:table-cell>
          <table:table-cell table:style-name="ce1" table:formula="of:=[.J6]" office:value-type="float" office:value="2.7217248" calcext:value-type="float">
            <text:p>2.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ient Temperature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1" office:value-type="float" office:value="2.7217248" calcext:value-type="float">
            <text:p>2.722</text:p>
          </table:table-cell>
          <table:table-cell office:value-type="float" office:value="180" calcext:value-type="float">
            <text:p>180</text:p>
          </table:table-cell>
          <table:table-cell table:formula="of:=R0*(1+TCR*([.H6]-T0))" office:value-type="float" office:value="2.7217248" calcext:value-type="float">
            <text:p>2.7217248</text:p>
          </table:table-cell>
          <table:table-cell table:style-name="ce1" table:formula="of:=[.G6]" office:value-type="float" office:value="2.7217248" calcext:value-type="float">
            <text:p>2.722</text:p>
          </table:table-cell>
          <table:table-cell table:formula="of:=[.H7]" office:value-type="float" office:value="200" calcext:value-type="float">
            <text:p>200</text:p>
          </table:table-cell>
          <table:table-cell table:style-name="ce1" table:formula="of:=[.J7]" office:value-type="float" office:value="2.84649837" calcext:value-type="float">
            <text:p>2.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ibration Power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ce1" office:value-type="float" office:value="2.84649837" calcext:value-type="float">
            <text:p>2.846</text:p>
          </table:table-cell>
          <table:table-cell office:value-type="float" office:value="200" calcext:value-type="float">
            <text:p>200</text:p>
          </table:table-cell>
          <table:table-cell table:formula="of:=R0*(1+TCR*([.H7]-T0))" office:value-type="float" office:value="2.8530654" calcext:value-type="float">
            <text:p>2.8530654</text:p>
          </table:table-cell>
          <table:table-cell table:style-name="ce1" table:formula="of:=[.G7]" office:value-type="float" office:value="2.84649837" calcext:value-type="float">
            <text:p>2.846</text:p>
          </table:table-cell>
          <table:table-cell table:formula="of:=[.H8]" office:value-type="float" office:value="300" calcext:value-type="float">
            <text:p>300</text:p>
          </table:table-cell>
          <table:table-cell table:style-name="ce1" table:formula="of:=[.J8]" office:value-type="float" office:value="3.47036622" calcext:value-type="float">
            <text:p>3.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Temperature</text:p>
          </table:table-cell>
          <table:table-cell table:formula="of:=ambient+CalPwr*Rth" office:value-type="float" office:value="95" calcext:value-type="float">
            <text:p>95</text:p>
          </table:table-cell>
          <table:table-cell table:number-columns-repeated="4"/>
          <table:table-cell table:style-name="ce1" office:value-type="float" office:value="3.47036622" calcext:value-type="float">
            <text:p>3.470</text:p>
          </table:table-cell>
          <table:table-cell office:value-type="float" office:value="300" calcext:value-type="float">
            <text:p>300</text:p>
          </table:table-cell>
          <table:table-cell table:formula="of:=R0*(1+TCR*([.H8]-T0))" office:value-type="float" office:value="3.5097684" calcext:value-type="float">
            <text:p>3.5097684</text:p>
          </table:table-cell>
          <table:table-cell table:style-name="ce1" table:formula="of:=[.G8]" office:value-type="float" office:value="3.47036622" calcext:value-type="float">
            <text:p>3.470</text:p>
          </table:table-cell>
          <table:table-cell table:formula="of:=[.H9]" office:value-type="float" office:value="0" calcext:value-type="float">
            <text:p>0</text:p>
          </table:table-cell>
          <table:table-cell table:style-name="ce1" table:formula="of:=[.J9]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Coefficient of Resistance</text:p>
          </table:table-cell>
          <table:table-cell office:value-type="float" office:value="0.00393" calcext:value-type="float">
            <text:p>0.003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<text:span text:style-name="T1">0</text:span></text:p>
          </table:table-cell>
          <table:table-cell table:style-name="ce1" table:formula="of:=IF(T0=[.H3];[.G3];[.G3]/(1+TCR*([.H3]-T0)))" office:value-type="float" office:value="1.671" calcext:value-type="float">
            <text:p>1.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<text:span text:style-name="T1">0</text:span>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ady State Smoothing</text:p>
          </table:table-cell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ady State Threshold</text:p>
          </table:table-cell>
          <table:table-cell office:value-type="float" office:value="0.0001" calcext:value-type="float">
            <text:p>0.0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ady State Reset</text:p>
          </table:table-cell>
          <table:table-cell office:value-type="float" office:value="0.00015" calcext:value-type="float">
            <text:p>0.00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rmUpRows</text:p>
          </table:table-cell>
          <table:table-cell table:formula="of:=MATCH(10;[$WarmUp.K:.K];1)"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RampRows</text:p>
          </table:table-cell>
          <table:table-cell table:formula="of:=MATCH(rampEnd;[$SlowRamp.I:.I];1)+1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ldRow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olDownRow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mp-rate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mp-end</text:p>
          </table:table-cell>
          <table:table-cell table:formula="of:=[.H7]+5" office:value-type="float" office:value="205" calcext:value-type="float">
            <text:p>205</text:p>
          </table:table-cell>
          <table:table-cell table:number-columns-repeated="14"/>
        </table:table-row>
      </table:table>
      <table:table table:name="WarmUp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altemp</text:p>
          </table:table-cell>
          <table:table-cell office:value-type="string" calcext:value-type="string">
            <text:p>real resistance</text:p>
          </table:table-cell>
          <table:table-cell office:value-type="string" calcext:value-type="string">
            <text:p>IIRres</text:p>
          </table:table-cell>
          <table:table-cell office:value-type="string" calcext:value-type="string">
            <text:p>deltaIIRres</text:p>
          </table:table-cell>
          <table:table-cell office:value-type="string" calcext:value-type="string">
            <text:p>SSSamples</text:p>
          </table:table-cell>
          <table:table-cell/>
          <table:table-cell table:formula="of:=MAX([.K:.K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]);2)" office:value-type="float" office:value="7.12" calcext:value-type="float">
            <text:p>7.12</text:p>
          </table:table-cell>
          <table:table-cell table:formula="of:=ROUND(SQRT(CalPwr/[.H2]);2)" office:value-type="float" office:value="4.21" calcext:value-type="float">
            <text:p>4.21</text:p>
          </table:table-cell>
          <table:table-cell table:formula="of:=Tfinal-(Tfinal-Tinitial)*EXP(-[.A2]/tau)" office:value-type="float" office:value="23" calcext:value-type="float">
            <text:p>23.000</text:p>
          </table:table-cell>
          <table:table-cell table:formula="of:=VLOOKUP([.G2];TRMapping;3) + ([.G2]-VLOOKUP([.G2];TRMapping;1))*(VLOOKUP([.G2];TRMapping;5)-VLOOKUP([.G2];TRMapping;3))/(VLOOKUP([.G2];TRMapping;4)-VLOOKUP([.G2];TRMapping;1))" office:value-type="float" office:value="1.6916861445" calcext:value-type="float">
            <text:p>1.692</text:p>
          </table:table-cell>
          <table:table-cell table:formula="of:=[.H2]" office:value-type="float" office:value="1.6916861445" calcext:value-type="float">
            <text:p>1.692</text:p>
          </table:table-cell>
          <table:table-cell table:style-name="ce1" table:formula="of:=[.I2]" office:value-type="float" office:value="1.6916861445" calcext:value-type="float">
            <text:p>1.692</text:p>
          </table:table-cell>
          <table:table-cell table:formula="of:=IF([.J2]&lt;SSThresh;[.K1]+1;IF(AND([.J2]&lt;SSReset;[.K1]&gt;0);[.K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]+Period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]);2)" office:value-type="float" office:value="7.15" calcext:value-type="float">
            <text:p>7.15</text:p>
          </table:table-cell>
          <table:table-cell table:formula="of:=ROUND(SQRT(CalPwr/[.H3]);2)" office:value-type="float" office:value="4.19" calcext:value-type="float">
            <text:p>4.19</text:p>
          </table:table-cell>
          <table:table-cell table:formula="of:=Tfinal-(Tfinal-Tinitial)*EXP(-[.A3]/tau)" office:value-type="float" office:value="24.9724776476229" calcext:value-type="float">
            <text:p>24.972</text:p>
          </table:table-cell>
          <table:table-cell table:formula="of:=VLOOKUP([.G3];TRMapping;3) + ([.G3]-VLOOKUP([.G3];TRMapping;1))*(VLOOKUP([.G3];TRMapping;5)-VLOOKUP([.G3];TRMapping;3))/(VLOOKUP([.G3];TRMapping;4)-VLOOKUP([.G3];TRMapping;1))" office:value-type="float" office:value="1.70528713038058" calcext:value-type="float">
            <text:p>1.705</text:p>
          </table:table-cell>
          <table:table-cell table:formula="of:=SSSmooth*[.I2]+(1-SSSmooth)*([.E3]/[.F3])" office:value-type="float" office:value="1.69316192145811" calcext:value-type="float">
            <text:p>1.693</text:p>
          </table:table-cell>
          <table:table-cell table:formula="of:=[.I3]-[.I2]" office:value-type="float" office:value="0.00147577695811463" calcext:value-type="float">
            <text:p>0.00147577695811463</text:p>
          </table:table-cell>
          <table:table-cell table:formula="of:=IF([.J3]&lt;SSThresh;[.K2]+1;IF(AND([.J3]&lt;SSReset;[.K2]&gt;0);[.K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]+Period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]);2)" office:value-type="float" office:value="7.18" calcext:value-type="float">
            <text:p>7.18</text:p>
          </table:table-cell>
          <table:table-cell table:formula="of:=ROUND(SQRT(CalPwr/[.H4]);2)" office:value-type="float" office:value="4.18" calcext:value-type="float">
            <text:p>4.18</text:p>
          </table:table-cell>
          <table:table-cell table:formula="of:=Tfinal-(Tfinal-Tinitial)*EXP(-[.A4]/tau)" office:value-type="float" office:value="26.8909182387129" calcext:value-type="float">
            <text:p>26.891</text:p>
          </table:table-cell>
          <table:table-cell table:formula="of:=VLOOKUP([.G4];TRMapping;3) + ([.G4]-VLOOKUP([.G4];TRMapping;1))*(VLOOKUP([.G4];TRMapping;5)-VLOOKUP([.G4];TRMapping;3))/(VLOOKUP([.G4];TRMapping;4)-VLOOKUP([.G4];TRMapping;1))" office:value-type="float" office:value="1.71851551014123" calcext:value-type="float">
            <text:p>1.719</text:p>
          </table:table-cell>
          <table:table-cell table:formula="of:=SSSmooth*[.I3]+(1-SSSmooth)*([.E4]/[.F4])" office:value-type="float" office:value="1.69561606424053" calcext:value-type="float">
            <text:p>1.696</text:p>
          </table:table-cell>
          <table:table-cell table:formula="of:=[.I4]-[.I3]" office:value-type="float" office:value="0.00245414278241807" calcext:value-type="float">
            <text:p>0.00245414278241807</text:p>
          </table:table-cell>
          <table:table-cell table:formula="of:=IF([.J4]&lt;SSThresh;[.K3]+1;IF(AND([.J4]&lt;SSReset;[.K3]&gt;0);[.K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]+Period" office:value-type="float" office:value="6" calcext:value-type="float">
            <text:p>6</text:p>
          </table:table-cell>
          <table:table-cell table:formula="of:=[.A5]" office:value-type="float" office:value="6" calcext:value-type="float">
            <text:p>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]);2)" office:value-type="float" office:value="7.21" calcext:value-type="float">
            <text:p>7.21</text:p>
          </table:table-cell>
          <table:table-cell table:formula="of:=ROUND(SQRT(CalPwr/[.H5]);2)" office:value-type="float" office:value="4.16" calcext:value-type="float">
            <text:p>4.16</text:p>
          </table:table-cell>
          <table:table-cell table:formula="of:=Tfinal-(Tfinal-Tinitial)*EXP(-[.A5]/tau)" office:value-type="float" office:value="28.7568021466887" calcext:value-type="float">
            <text:p>28.757</text:p>
          </table:table-cell>
          <table:table-cell table:formula="of:=VLOOKUP([.G5];TRMapping;3) + ([.G5]-VLOOKUP([.G5];TRMapping;1))*(VLOOKUP([.G5];TRMapping;5)-VLOOKUP([.G5];TRMapping;3))/(VLOOKUP([.G5];TRMapping;4)-VLOOKUP([.G5];TRMapping;1))" office:value-type="float" office:value="1.73138149152144" calcext:value-type="float">
            <text:p>1.731</text:p>
          </table:table-cell>
          <table:table-cell table:formula="of:=SSSmooth*[.I4]+(1-SSSmooth)*([.E5]/[.F5])" office:value-type="float" office:value="1.69937176550879" calcext:value-type="float">
            <text:p>1.699</text:p>
          </table:table-cell>
          <table:table-cell table:formula="of:=[.I5]-[.I4]" office:value-type="float" office:value="0.00375570126825431" calcext:value-type="float">
            <text:p>0.00375570126825431</text:p>
          </table:table-cell>
          <table:table-cell table:formula="of:=IF([.J5]&lt;SSThresh;[.K4]+1;IF(AND([.J5]&lt;SSReset;[.K4]&gt;0);[.K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]+Period" office:value-type="float" office:value="8" calcext:value-type="float">
            <text:p>8</text:p>
          </table:table-cell>
          <table:table-cell table:formula="of:=[.A6]" office:value-type="float" office:value="8" calcext:value-type="float">
            <text:p>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]);2)" office:value-type="float" office:value="7.23" calcext:value-type="float">
            <text:p>7.23</text:p>
          </table:table-cell>
          <table:table-cell table:formula="of:=ROUND(SQRT(CalPwr/[.H6]);2)" office:value-type="float" office:value="4.15" calcext:value-type="float">
            <text:p>4.15</text:p>
          </table:table-cell>
          <table:table-cell table:formula="of:=Tfinal-(Tfinal-Tinitial)*EXP(-[.A6]/tau)" office:value-type="float" office:value="30.5715691893654" calcext:value-type="float">
            <text:p>30.572</text:p>
          </table:table-cell>
          <table:table-cell table:formula="of:=VLOOKUP([.G6];TRMapping;3) + ([.G6]-VLOOKUP([.G6];TRMapping;1))*(VLOOKUP([.G6];TRMapping;5)-VLOOKUP([.G6];TRMapping;3))/(VLOOKUP([.G6];TRMapping;4)-VLOOKUP([.G6];TRMapping;1))" office:value-type="float" office:value="1.74389500261432" calcext:value-type="float">
            <text:p>1.744</text:p>
          </table:table-cell>
          <table:table-cell table:formula="of:=SSSmooth*[.I5]+(1-SSSmooth)*([.E6]/[.F6])" office:value-type="float" office:value="1.70365145642779" calcext:value-type="float">
            <text:p>1.704</text:p>
          </table:table-cell>
          <table:table-cell table:formula="of:=[.I6]-[.I5]" office:value-type="float" office:value="0.00427969091900082" calcext:value-type="float">
            <text:p>0.00427969091900082</text:p>
          </table:table-cell>
          <table:table-cell table:formula="of:=IF([.J6]&lt;SSThresh;[.K5]+1;IF(AND([.J6]&lt;SSReset;[.K5]&gt;0);[.K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Period" office:value-type="float" office:value="10" calcext:value-type="float">
            <text:p>10</text:p>
          </table:table-cell>
          <table:table-cell table:formula="of:=[.A7]" office:value-type="float" office:value="10" calcext:value-type="float">
            <text:p>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]);2)" office:value-type="float" office:value="7.26" calcext:value-type="float">
            <text:p>7.26</text:p>
          </table:table-cell>
          <table:table-cell table:formula="of:=ROUND(SQRT(CalPwr/[.H7]);2)" office:value-type="float" office:value="4.13" calcext:value-type="float">
            <text:p>4.13</text:p>
          </table:table-cell>
          <table:table-cell table:formula="of:=Tfinal-(Tfinal-Tinitial)*EXP(-[.A7]/tau)" office:value-type="float" office:value="32.3366197399959" calcext:value-type="float">
            <text:p>32.337</text:p>
          </table:table-cell>
          <table:table-cell table:formula="of:=VLOOKUP([.G7];TRMapping;3) + ([.G7]-VLOOKUP([.G7];TRMapping;1))*(VLOOKUP([.G7];TRMapping;5)-VLOOKUP([.G7];TRMapping;3))/(VLOOKUP([.G7];TRMapping;4)-VLOOKUP([.G7];TRMapping;1))" office:value-type="float" office:value="1.7560656995277" calcext:value-type="float">
            <text:p>1.756</text:p>
          </table:table-cell>
          <table:table-cell table:formula="of:=SSSmooth*[.I6]+(1-SSSmooth)*([.E7]/[.F7])" office:value-type="float" office:value="1.70907323572448" calcext:value-type="float">
            <text:p>1.709</text:p>
          </table:table-cell>
          <table:table-cell table:formula="of:=[.I7]-[.I6]" office:value-type="float" office:value="0.00542177929668841" calcext:value-type="float">
            <text:p>0.00542177929668841</text:p>
          </table:table-cell>
          <table:table-cell table:formula="of:=IF([.J7]&lt;SSThresh;[.K6]+1;IF(AND([.J7]&lt;SSReset;[.K6]&gt;0);[.K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Period" office:value-type="float" office:value="12" calcext:value-type="float">
            <text:p>12</text:p>
          </table:table-cell>
          <table:table-cell table:formula="of:=[.A8]" office:value-type="float" office:value="12" calcext:value-type="float">
            <text:p>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]);2)" office:value-type="float" office:value="7.28" calcext:value-type="float">
            <text:p>7.28</text:p>
          </table:table-cell>
          <table:table-cell table:formula="of:=ROUND(SQRT(CalPwr/[.H8]);2)" office:value-type="float" office:value="4.12" calcext:value-type="float">
            <text:p>4.12</text:p>
          </table:table-cell>
          <table:table-cell table:formula="of:=Tfinal-(Tfinal-Tinitial)*EXP(-[.A8]/tau)" office:value-type="float" office:value="34.0533158078758" calcext:value-type="float">
            <text:p>34.053</text:p>
          </table:table-cell>
          <table:table-cell table:formula="of:=VLOOKUP([.G8];TRMapping;3) + ([.G8]-VLOOKUP([.G8];TRMapping;1))*(VLOOKUP([.G8];TRMapping;5)-VLOOKUP([.G8];TRMapping;3))/(VLOOKUP([.G8];TRMapping;4)-VLOOKUP([.G8];TRMapping;1))" office:value-type="float" office:value="1.76790297383528" calcext:value-type="float">
            <text:p>1.768</text:p>
          </table:table-cell>
          <table:table-cell table:formula="of:=SSSmooth*[.I7]+(1-SSSmooth)*([.E8]/[.F8])" office:value-type="float" office:value="1.71486494127824" calcext:value-type="float">
            <text:p>1.715</text:p>
          </table:table-cell>
          <table:table-cell table:formula="of:=[.I8]-[.I7]" office:value-type="float" office:value="0.00579170555376596" calcext:value-type="float">
            <text:p>0.00579170555376596</text:p>
          </table:table-cell>
          <table:table-cell table:formula="of:=IF([.J8]&lt;SSThresh;[.K7]+1;IF(AND([.J8]&lt;SSReset;[.K7]&gt;0);[.K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Period" office:value-type="float" office:value="14" calcext:value-type="float">
            <text:p>14</text:p>
          </table:table-cell>
          <table:table-cell table:formula="of:=[.A9]" office:value-type="float" office:value="14" calcext:value-type="float">
            <text:p>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]);2)" office:value-type="float" office:value="7.31" calcext:value-type="float">
            <text:p>7.31</text:p>
          </table:table-cell>
          <table:table-cell table:formula="of:=ROUND(SQRT(CalPwr/[.H9]);2)" office:value-type="float" office:value="4.11" calcext:value-type="float">
            <text:p>4.11</text:p>
          </table:table-cell>
          <table:table-cell table:formula="of:=Tfinal-(Tfinal-Tinitial)*EXP(-[.A9]/tau)" office:value-type="float" office:value="35.7229820893438" calcext:value-type="float">
            <text:p>35.723</text:p>
          </table:table-cell>
          <table:table-cell table:formula="of:=VLOOKUP([.G9];TRMapping;3) + ([.G9]-VLOOKUP([.G9];TRMapping;1))*(VLOOKUP([.G9];TRMapping;5)-VLOOKUP([.G9];TRMapping;3))/(VLOOKUP([.G9];TRMapping;4)-VLOOKUP([.G9];TRMapping;1))" office:value-type="float" office:value="1.77941595982369" calcext:value-type="float">
            <text:p>1.779</text:p>
          </table:table-cell>
          <table:table-cell table:formula="of:=SSSmooth*[.I8]+(1-SSSmooth)*([.E9]/[.F9])" office:value-type="float" office:value="1.72123732792901" calcext:value-type="float">
            <text:p>1.721</text:p>
          </table:table-cell>
          <table:table-cell table:formula="of:=[.I9]-[.I8]" office:value-type="float" office:value="0.00637238665076456" calcext:value-type="float">
            <text:p>0.00637238665076456</text:p>
          </table:table-cell>
          <table:table-cell table:formula="of:=IF([.J9]&lt;SSThresh;[.K8]+1;IF(AND([.J9]&lt;SSReset;[.K8]&gt;0);[.K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Period"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]);2)" office:value-type="float" office:value="7.33" calcext:value-type="float">
            <text:p>7.33</text:p>
          </table:table-cell>
          <table:table-cell table:formula="of:=ROUND(SQRT(CalPwr/[.H10]);2)" office:value-type="float" office:value="4.09" calcext:value-type="float">
            <text:p>4.09</text:p>
          </table:table-cell>
          <table:table-cell table:formula="of:=Tfinal-(Tfinal-Tinitial)*EXP(-[.A10]/tau)" office:value-type="float" office:value="37.3469069899898" calcext:value-type="float">
            <text:p>37.347</text:p>
          </table:table-cell>
          <table:table-cell table:formula="of:=VLOOKUP([.G10];TRMapping;3) + ([.G10]-VLOOKUP([.G10];TRMapping;1))*(VLOOKUP([.G10];TRMapping;5)-VLOOKUP([.G10];TRMapping;3))/(VLOOKUP([.G10];TRMapping;4)-VLOOKUP([.G10];TRMapping;1))" office:value-type="float" office:value="1.790613541541" calcext:value-type="float">
            <text:p>1.791</text:p>
          </table:table-cell>
          <table:table-cell table:formula="of:=SSSmooth*[.I9]+(1-SSSmooth)*([.E10]/[.F10])" office:value-type="float" office:value="1.72833119904809" calcext:value-type="float">
            <text:p>1.728</text:p>
          </table:table-cell>
          <table:table-cell table:formula="of:=[.I10]-[.I9]" office:value-type="float" office:value="0.00709387111907978" calcext:value-type="float">
            <text:p>0.00709387111907978</text:p>
          </table:table-cell>
          <table:table-cell table:formula="of:=IF([.J10]&lt;SSThresh;[.K9]+1;IF(AND([.J10]&lt;SSReset;[.K9]&gt;0);[.K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Period" office:value-type="float" office:value="18" calcext:value-type="float">
            <text:p>18</text:p>
          </table:table-cell>
          <table:table-cell table:formula="of:=[.A11]" office:value-type="float" office:value="18" calcext:value-type="float">
            <text:p>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]);2)" office:value-type="float" office:value="7.35" calcext:value-type="float">
            <text:p>7.35</text:p>
          </table:table-cell>
          <table:table-cell table:formula="of:=ROUND(SQRT(CalPwr/[.H11]);2)" office:value-type="float" office:value="4.08" calcext:value-type="float">
            <text:p>4.08</text:p>
          </table:table-cell>
          <table:table-cell table:formula="of:=Tfinal-(Tfinal-Tinitial)*EXP(-[.A11]/tau)" office:value-type="float" office:value="38.9263436188589" calcext:value-type="float">
            <text:p>38.926</text:p>
          </table:table-cell>
          <table:table-cell table:formula="of:=VLOOKUP([.G11];TRMapping;3) + ([.G11]-VLOOKUP([.G11];TRMapping;1))*(VLOOKUP([.G11];TRMapping;5)-VLOOKUP([.G11];TRMapping;3))/(VLOOKUP([.G11];TRMapping;4)-VLOOKUP([.G11];TRMapping;1))" office:value-type="float" office:value="1.80150435965212" calcext:value-type="float">
            <text:p>1.802</text:p>
          </table:table-cell>
          <table:table-cell table:formula="of:=SSSmooth*[.I10]+(1-SSSmooth)*([.E11]/[.F11])" office:value-type="float" office:value="1.73564513796681" calcext:value-type="float">
            <text:p>1.736</text:p>
          </table:table-cell>
          <table:table-cell table:formula="of:=[.I11]-[.I10]" office:value-type="float" office:value="0.0073139389187209" calcext:value-type="float">
            <text:p>0.0073139389187209</text:p>
          </table:table-cell>
          <table:table-cell table:formula="of:=IF([.J11]&lt;SSThresh;[.K10]+1;IF(AND([.J11]&lt;SSReset;[.K10]&gt;0);[.K1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Period" office:value-type="float" office:value="20" calcext:value-type="float">
            <text:p>20</text:p>
          </table:table-cell>
          <table:table-cell table:formula="of:=[.A12]" office:value-type="float" office:value="20" calcext:value-type="float">
            <text:p>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]);2)" office:value-type="float" office:value="7.37" calcext:value-type="float">
            <text:p>7.37</text:p>
          </table:table-cell>
          <table:table-cell table:formula="of:=ROUND(SQRT(CalPwr/[.H12]);2)" office:value-type="float" office:value="4.07" calcext:value-type="float">
            <text:p>4.07</text:p>
          </table:table-cell>
          <table:table-cell table:formula="of:=Tfinal-(Tfinal-Tinitial)*EXP(-[.A12]/tau)" office:value-type="float" office:value="40.4625107554184" calcext:value-type="float">
            <text:p>40.463</text:p>
          </table:table-cell>
          <table:table-cell table:formula="of:=VLOOKUP([.G12];TRMapping;3) + ([.G12]-VLOOKUP([.G12];TRMapping;1))*(VLOOKUP([.G12];TRMapping;5)-VLOOKUP([.G12];TRMapping;3))/(VLOOKUP([.G12];TRMapping;4)-VLOOKUP([.G12];TRMapping;1))" office:value-type="float" office:value="1.81209681810646" calcext:value-type="float">
            <text:p>1.812</text:p>
          </table:table-cell>
          <table:table-cell table:formula="of:=SSSmooth*[.I11]+(1-SSSmooth)*([.E12]/[.F12])" office:value-type="float" office:value="1.74316170525121" calcext:value-type="float">
            <text:p>1.743</text:p>
          </table:table-cell>
          <table:table-cell table:formula="of:=[.I12]-[.I11]" office:value-type="float" office:value="0.0075165672844002" calcext:value-type="float">
            <text:p>0.0075165672844002</text:p>
          </table:table-cell>
          <table:table-cell table:formula="of:=IF([.J12]&lt;SSThresh;[.K11]+1;IF(AND([.J12]&lt;SSReset;[.K11]&gt;0);[.K1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Period" office:value-type="float" office:value="22" calcext:value-type="float">
            <text:p>22</text:p>
          </table:table-cell>
          <table:table-cell table:formula="of:=[.A13]" office:value-type="float" office:value="22" calcext:value-type="float">
            <text:p>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]);2)" office:value-type="float" office:value="7.39" calcext:value-type="float">
            <text:p>7.39</text:p>
          </table:table-cell>
          <table:table-cell table:formula="of:=ROUND(SQRT(CalPwr/[.H13]);2)" office:value-type="float" office:value="4.06" calcext:value-type="float">
            <text:p>4.06</text:p>
          </table:table-cell>
          <table:table-cell table:formula="of:=Tfinal-(Tfinal-Tinitial)*EXP(-[.A13]/tau)" office:value-type="float" office:value="41.9565937900353" calcext:value-type="float">
            <text:p>41.957</text:p>
          </table:table-cell>
          <table:table-cell table:formula="of:=VLOOKUP([.G13];TRMapping;3) + ([.G13]-VLOOKUP([.G13];TRMapping;1))*(VLOOKUP([.G13];TRMapping;5)-VLOOKUP([.G13];TRMapping;3))/(VLOOKUP([.G13];TRMapping;4)-VLOOKUP([.G13];TRMapping;1))" office:value-type="float" office:value="1.82239909062282" calcext:value-type="float">
            <text:p>1.822</text:p>
          </table:table-cell>
          <table:table-cell table:formula="of:=SSSmooth*[.I12]+(1-SSSmooth)*([.E13]/[.F13])" office:value-type="float" office:value="1.75086523915958" calcext:value-type="float">
            <text:p>1.751</text:p>
          </table:table-cell>
          <table:table-cell table:formula="of:=[.I13]-[.I12]" office:value-type="float" office:value="0.00770353390837664" calcext:value-type="float">
            <text:p>0.00770353390837664</text:p>
          </table:table-cell>
          <table:table-cell table:formula="of:=IF([.J13]&lt;SSThresh;[.K12]+1;IF(AND([.J13]&lt;SSReset;[.K12]&gt;0);[.K1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Period" office:value-type="float" office:value="24" calcext:value-type="float">
            <text:p>24</text:p>
          </table:table-cell>
          <table:table-cell table:formula="of:=[.A14]" office:value-type="float" office:value="24" calcext:value-type="float">
            <text:p>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]);2)" office:value-type="float" office:value="7.41" calcext:value-type="float">
            <text:p>7.41</text:p>
          </table:table-cell>
          <table:table-cell table:formula="of:=ROUND(SQRT(CalPwr/[.H14]);2)" office:value-type="float" office:value="4.05" calcext:value-type="float">
            <text:p>4.05</text:p>
          </table:table-cell>
          <table:table-cell table:formula="of:=Tfinal-(Tfinal-Tinitial)*EXP(-[.A14]/tau)" office:value-type="float" office:value="43.4097456386872" calcext:value-type="float">
            <text:p>43.410</text:p>
          </table:table-cell>
          <table:table-cell table:formula="of:=VLOOKUP([.G14];TRMapping;3) + ([.G14]-VLOOKUP([.G14];TRMapping;1))*(VLOOKUP([.G14];TRMapping;5)-VLOOKUP([.G14];TRMapping;3))/(VLOOKUP([.G14];TRMapping;4)-VLOOKUP([.G14];TRMapping;1))" office:value-type="float" office:value="1.83241912699671" calcext:value-type="float">
            <text:p>1.832</text:p>
          </table:table-cell>
          <table:table-cell table:formula="of:=SSSmooth*[.I13]+(1-SSSmooth)*([.E14]/[.F14])" office:value-type="float" office:value="1.75874167820659" calcext:value-type="float">
            <text:p>1.759</text:p>
          </table:table-cell>
          <table:table-cell table:formula="of:=[.I14]-[.I13]" office:value-type="float" office:value="0.00787643904700452" calcext:value-type="float">
            <text:p>0.00787643904700452</text:p>
          </table:table-cell>
          <table:table-cell table:formula="of:=IF([.J14]&lt;SSThresh;[.K13]+1;IF(AND([.J14]&lt;SSReset;[.K13]&gt;0);[.K1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Period" office:value-type="float" office:value="26" calcext:value-type="float">
            <text:p>26</text:p>
          </table:table-cell>
          <table:table-cell table:formula="of:=[.A15]" office:value-type="float" office:value="26" calcext:value-type="float">
            <text:p>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5]);2)" office:value-type="float" office:value="7.43" calcext:value-type="float">
            <text:p>7.43</text:p>
          </table:table-cell>
          <table:table-cell table:formula="of:=ROUND(SQRT(CalPwr/[.H15]);2)" office:value-type="float" office:value="4.04" calcext:value-type="float">
            <text:p>4.04</text:p>
          </table:table-cell>
          <table:table-cell table:formula="of:=Tfinal-(Tfinal-Tinitial)*EXP(-[.A15]/tau)" office:value-type="float" office:value="44.8230876326159" calcext:value-type="float">
            <text:p>44.823</text:p>
          </table:table-cell>
          <table:table-cell table:formula="of:=VLOOKUP([.G15];TRMapping;3) + ([.G15]-VLOOKUP([.G15];TRMapping;1))*(VLOOKUP([.G15];TRMapping;5)-VLOOKUP([.G15];TRMapping;3))/(VLOOKUP([.G15];TRMapping;4)-VLOOKUP([.G15];TRMapping;1))" office:value-type="float" office:value="1.84216465923482" calcext:value-type="float">
            <text:p>1.842</text:p>
          </table:table-cell>
          <table:table-cell table:formula="of:=SSSmooth*[.I14]+(1-SSSmooth)*([.E15]/[.F15])" office:value-type="float" office:value="1.76677840147504" calcext:value-type="float">
            <text:p>1.767</text:p>
          </table:table-cell>
          <table:table-cell table:formula="of:=[.I15]-[.I14]" office:value-type="float" office:value="0.00803672326845017" calcext:value-type="float">
            <text:p>0.00803672326845017</text:p>
          </table:table-cell>
          <table:table-cell table:formula="of:=IF([.J15]&lt;SSThresh;[.K14]+1;IF(AND([.J15]&lt;SSReset;[.K14]&gt;0);[.K1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Period" office:value-type="float" office:value="28" calcext:value-type="float">
            <text:p>28</text:p>
          </table:table-cell>
          <table:table-cell table:formula="of:=[.A16]" office:value-type="float" office:value="28" calcext:value-type="float">
            <text:p>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6]);2)" office:value-type="float" office:value="7.45" calcext:value-type="float">
            <text:p>7.45</text:p>
          </table:table-cell>
          <table:table-cell table:formula="of:=ROUND(SQRT(CalPwr/[.H16]);2)" office:value-type="float" office:value="4.03" calcext:value-type="float">
            <text:p>4.03</text:p>
          </table:table-cell>
          <table:table-cell table:formula="of:=Tfinal-(Tfinal-Tinitial)*EXP(-[.A16]/tau)" office:value-type="float" office:value="46.1977103836076" calcext:value-type="float">
            <text:p>46.198</text:p>
          </table:table-cell>
          <table:table-cell table:formula="of:=VLOOKUP([.G16];TRMapping;3) + ([.G16]-VLOOKUP([.G16];TRMapping;1))*(VLOOKUP([.G16];TRMapping;5)-VLOOKUP([.G16];TRMapping;3))/(VLOOKUP([.G16];TRMapping;4)-VLOOKUP([.G16];TRMapping;1))" office:value-type="float" office:value="1.85164320752149" calcext:value-type="float">
            <text:p>1.852</text:p>
          </table:table-cell>
          <table:table-cell table:formula="of:=SSSmooth*[.I15]+(1-SSSmooth)*([.E16]/[.F16])" office:value-type="float" office:value="1.77496408490074" calcext:value-type="float">
            <text:p>1.775</text:p>
          </table:table-cell>
          <table:table-cell table:formula="of:=[.I16]-[.I15]" office:value-type="float" office:value="0.00818568342569725" calcext:value-type="float">
            <text:p>0.00818568342569725</text:p>
          </table:table-cell>
          <table:table-cell table:formula="of:=IF([.J16]&lt;SSThresh;[.K15]+1;IF(AND([.J16]&lt;SSReset;[.K15]&gt;0);[.K1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Period" office:value-type="float" office:value="30" calcext:value-type="float">
            <text:p>30</text:p>
          </table:table-cell>
          <table:table-cell table:formula="of:=[.A17]" office:value-type="float" office:value="30" calcext:value-type="float">
            <text:p>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7]);2)" office:value-type="float" office:value="7.47" calcext:value-type="float">
            <text:p>7.47</text:p>
          </table:table-cell>
          <table:table-cell table:formula="of:=ROUND(SQRT(CalPwr/[.H17]);2)" office:value-type="float" office:value="4.02" calcext:value-type="float">
            <text:p>4.02</text:p>
          </table:table-cell>
          <table:table-cell table:formula="of:=Tfinal-(Tfinal-Tinitial)*EXP(-[.A17]/tau)" office:value-type="float" office:value="47.5346746255681" calcext:value-type="float">
            <text:p>47.535</text:p>
          </table:table-cell>
          <table:table-cell table:formula="of:=VLOOKUP([.G17];TRMapping;3) + ([.G17]-VLOOKUP([.G17];TRMapping;1))*(VLOOKUP([.G17];TRMapping;5)-VLOOKUP([.G17];TRMapping;3))/(VLOOKUP([.G17];TRMapping;4)-VLOOKUP([.G17];TRMapping;1))" office:value-type="float" office:value="1.86086208602166" calcext:value-type="float">
            <text:p>1.861</text:p>
          </table:table-cell>
          <table:table-cell table:formula="of:=SSSmooth*[.I16]+(1-SSSmooth)*([.E17]/[.F17])" office:value-type="float" office:value="1.78328857193305" calcext:value-type="float">
            <text:p>1.783</text:p>
          </table:table-cell>
          <table:table-cell table:formula="of:=[.I17]-[.I16]" office:value-type="float" office:value="0.00832448703231448" calcext:value-type="float">
            <text:p>0.00832448703231448</text:p>
          </table:table-cell>
          <table:table-cell table:formula="of:=IF([.J17]&lt;SSThresh;[.K16]+1;IF(AND([.J17]&lt;SSReset;[.K16]&gt;0);[.K1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Period" office:value-type="float" office:value="32" calcext:value-type="float">
            <text:p>32</text:p>
          </table:table-cell>
          <table:table-cell table:formula="of:=[.A18]" office:value-type="float" office:value="32" calcext:value-type="float">
            <text:p>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8]);2)" office:value-type="float" office:value="7.49" calcext:value-type="float">
            <text:p>7.49</text:p>
          </table:table-cell>
          <table:table-cell table:formula="of:=ROUND(SQRT(CalPwr/[.H18]);2)" office:value-type="float" office:value="4.01" calcext:value-type="float">
            <text:p>4.01</text:p>
          </table:table-cell>
          <table:table-cell table:formula="of:=Tfinal-(Tfinal-Tinitial)*EXP(-[.A18]/tau)" office:value-type="float" office:value="48.8350120330433" calcext:value-type="float">
            <text:p>48.835</text:p>
          </table:table-cell>
          <table:table-cell table:formula="of:=VLOOKUP([.G18];TRMapping;3) + ([.G18]-VLOOKUP([.G18];TRMapping;1))*(VLOOKUP([.G18];TRMapping;5)-VLOOKUP([.G18];TRMapping;3))/(VLOOKUP([.G18];TRMapping;4)-VLOOKUP([.G18];TRMapping;1))" office:value-type="float" office:value="1.86982840852492" calcext:value-type="float">
            <text:p>1.870</text:p>
          </table:table-cell>
          <table:table-cell table:formula="of:=SSSmooth*[.I17]+(1-SSSmooth)*([.E18]/[.F18])" office:value-type="float" office:value="1.79174275713376" calcext:value-type="float">
            <text:p>1.792</text:p>
          </table:table-cell>
          <table:table-cell table:formula="of:=[.I18]-[.I17]" office:value-type="float" office:value="0.00845418520070984" calcext:value-type="float">
            <text:p>0.00845418520070984</text:p>
          </table:table-cell>
          <table:table-cell table:formula="of:=IF([.J18]&lt;SSThresh;[.K17]+1;IF(AND([.J18]&lt;SSReset;[.K17]&gt;0);[.K1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Period" office:value-type="float" office:value="34" calcext:value-type="float">
            <text:p>34</text:p>
          </table:table-cell>
          <table:table-cell table:formula="of:=[.A19]" office:value-type="float" office:value="34" calcext:value-type="float">
            <text:p>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9]);2)" office:value-type="float" office:value="7.51" calcext:value-type="float">
            <text:p>7.51</text:p>
          </table:table-cell>
          <table:table-cell table:formula="of:=ROUND(SQRT(CalPwr/[.H19]);2)" office:value-type="float" office:value="4" calcext:value-type="float">
            <text:p>4</text:p>
          </table:table-cell>
          <table:table-cell table:formula="of:=Tfinal-(Tfinal-Tinitial)*EXP(-[.A19]/tau)" office:value-type="float" office:value="50.0997260173155" calcext:value-type="float">
            <text:p>50.100</text:p>
          </table:table-cell>
          <table:table-cell table:formula="of:=VLOOKUP([.G19];TRMapping;3) + ([.G19]-VLOOKUP([.G19];TRMapping;1))*(VLOOKUP([.G19];TRMapping;5)-VLOOKUP([.G19];TRMapping;3))/(VLOOKUP([.G19];TRMapping;4)-VLOOKUP([.G19];TRMapping;1))" office:value-type="float" office:value="1.87854909393487" calcext:value-type="float">
            <text:p>1.879</text:p>
          </table:table-cell>
          <table:table-cell table:formula="of:=SSSmooth*[.I18]+(1-SSSmooth)*([.E19]/[.F19])" office:value-type="float" office:value="1.80031848142038" calcext:value-type="float">
            <text:p>1.800</text:p>
          </table:table-cell>
          <table:table-cell table:formula="of:=[.I19]-[.I18]" office:value-type="float" office:value="0.00857572428662379" calcext:value-type="float">
            <text:p>0.00857572428662379</text:p>
          </table:table-cell>
          <table:table-cell table:formula="of:=IF([.J19]&lt;SSThresh;[.K18]+1;IF(AND([.J19]&lt;SSReset;[.K18]&gt;0);[.K1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Period" office:value-type="float" office:value="36" calcext:value-type="float">
            <text:p>36</text:p>
          </table:table-cell>
          <table:table-cell table:formula="of:=[.A20]" office:value-type="float" office:value="36" calcext:value-type="float">
            <text:p>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0]);2)" office:value-type="float" office:value="7.52" calcext:value-type="float">
            <text:p>7.52</text:p>
          </table:table-cell>
          <table:table-cell table:formula="of:=ROUND(SQRT(CalPwr/[.H20]);2)" office:value-type="float" office:value="3.99" calcext:value-type="float">
            <text:p>3.99</text:p>
          </table:table-cell>
          <table:table-cell table:formula="of:=Tfinal-(Tfinal-Tinitial)*EXP(-[.A20]/tau)" office:value-type="float" office:value="51.3297925006904" calcext:value-type="float">
            <text:p>51.330</text:p>
          </table:table-cell>
          <table:table-cell table:formula="of:=VLOOKUP([.G20];TRMapping;3) + ([.G20]-VLOOKUP([.G20];TRMapping;1))*(VLOOKUP([.G20];TRMapping;5)-VLOOKUP([.G20];TRMapping;3))/(VLOOKUP([.G20];TRMapping;4)-VLOOKUP([.G20];TRMapping;1))" office:value-type="float" office:value="1.8870308716081" calcext:value-type="float">
            <text:p>1.887</text:p>
          </table:table-cell>
          <table:table-cell table:formula="of:=SSSmooth*[.I19]+(1-SSSmooth)*([.E20]/[.F20])" office:value-type="float" office:value="1.80875781122321" calcext:value-type="float">
            <text:p>1.809</text:p>
          </table:table-cell>
          <table:table-cell table:formula="of:=[.I20]-[.I19]" office:value-type="float" office:value="0.00843932980282358" calcext:value-type="float">
            <text:p>0.00843932980282358</text:p>
          </table:table-cell>
          <table:table-cell table:formula="of:=IF([.J20]&lt;SSThresh;[.K19]+1;IF(AND([.J20]&lt;SSReset;[.K19]&gt;0);[.K1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Period" office:value-type="float" office:value="38" calcext:value-type="float">
            <text:p>38</text:p>
          </table:table-cell>
          <table:table-cell table:formula="of:=[.A21]" office:value-type="float" office:value="38" calcext:value-type="float">
            <text:p>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1]);2)" office:value-type="float" office:value="7.54" calcext:value-type="float">
            <text:p>7.54</text:p>
          </table:table-cell>
          <table:table-cell table:formula="of:=ROUND(SQRT(CalPwr/[.H21]);2)" office:value-type="float" office:value="3.98" calcext:value-type="float">
            <text:p>3.98</text:p>
          </table:table-cell>
          <table:table-cell table:formula="of:=Tfinal-(Tfinal-Tinitial)*EXP(-[.A21]/tau)" office:value-type="float" office:value="52.5261606695715" calcext:value-type="float">
            <text:p>52.526</text:p>
          </table:table-cell>
          <table:table-cell table:formula="of:=VLOOKUP([.G21];TRMapping;3) + ([.G21]-VLOOKUP([.G21];TRMapping;1))*(VLOOKUP([.G21];TRMapping;5)-VLOOKUP([.G21];TRMapping;3))/(VLOOKUP([.G21];TRMapping;4)-VLOOKUP([.G21];TRMapping;1))" office:value-type="float" office:value="1.89528028654699" calcext:value-type="float">
            <text:p>1.895</text:p>
          </table:table-cell>
          <table:table-cell table:formula="of:=SSSmooth*[.I20]+(1-SSSmooth)*([.E21]/[.F21])" office:value-type="float" office:value="1.81732926628179" calcext:value-type="float">
            <text:p>1.817</text:p>
          </table:table-cell>
          <table:table-cell table:formula="of:=[.I21]-[.I20]" office:value-type="float" office:value="0.00857145505858381" calcext:value-type="float">
            <text:p>0.00857145505858381</text:p>
          </table:table-cell>
          <table:table-cell table:formula="of:=IF([.J21]&lt;SSThresh;[.K20]+1;IF(AND([.J21]&lt;SSReset;[.K20]&gt;0);[.K2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Period" office:value-type="float" office:value="40" calcext:value-type="float">
            <text:p>40</text:p>
          </table:table-cell>
          <table:table-cell table:formula="of:=[.A22]" office:value-type="float" office:value="40" calcext:value-type="float">
            <text:p>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2]);2)" office:value-type="float" office:value="7.56" calcext:value-type="float">
            <text:p>7.56</text:p>
          </table:table-cell>
          <table:table-cell table:formula="of:=ROUND(SQRT(CalPwr/[.H22]);2)" office:value-type="float" office:value="3.97" calcext:value-type="float">
            <text:p>3.97</text:p>
          </table:table-cell>
          <table:table-cell table:formula="of:=Tfinal-(Tfinal-Tinitial)*EXP(-[.A22]/tau)" office:value-type="float" office:value="53.6897537069048" calcext:value-type="float">
            <text:p>53.690</text:p>
          </table:table-cell>
          <table:table-cell table:formula="of:=VLOOKUP([.G22];TRMapping;3) + ([.G22]-VLOOKUP([.G22];TRMapping;1))*(VLOOKUP([.G22];TRMapping;5)-VLOOKUP([.G22];TRMapping;3))/(VLOOKUP([.G22];TRMapping;4)-VLOOKUP([.G22];TRMapping;1))" office:value-type="float" office:value="1.90330370445015" calcext:value-type="float">
            <text:p>1.903</text:p>
          </table:table-cell>
          <table:table-cell table:formula="of:=SSSmooth*[.I21]+(1-SSSmooth)*([.E22]/[.F22])" office:value-type="float" office:value="1.82602455124051" calcext:value-type="float">
            <text:p>1.826</text:p>
          </table:table-cell>
          <table:table-cell table:formula="of:=[.I22]-[.I21]" office:value-type="float" office:value="0.00869528495872274" calcext:value-type="float">
            <text:p>0.00869528495872274</text:p>
          </table:table-cell>
          <table:table-cell table:formula="of:=IF([.J22]&lt;SSThresh;[.K21]+1;IF(AND([.J22]&lt;SSReset;[.K21]&gt;0);[.K2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Period" office:value-type="float" office:value="42" calcext:value-type="float">
            <text:p>42</text:p>
          </table:table-cell>
          <table:table-cell table:formula="of:=[.A23]" office:value-type="float" office:value="42" calcext:value-type="float">
            <text:p>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3]);2)" office:value-type="float" office:value="7.57" calcext:value-type="float">
            <text:p>7.57</text:p>
          </table:table-cell>
          <table:table-cell table:formula="of:=ROUND(SQRT(CalPwr/[.H23]);2)" office:value-type="float" office:value="3.96" calcext:value-type="float">
            <text:p>3.96</text:p>
          </table:table-cell>
          <table:table-cell table:formula="of:=Tfinal-(Tfinal-Tinitial)*EXP(-[.A23]/tau)" office:value-type="float" office:value="54.8214695045566" calcext:value-type="float">
            <text:p>54.821</text:p>
          </table:table-cell>
          <table:table-cell table:formula="of:=VLOOKUP([.G23];TRMapping;3) + ([.G23]-VLOOKUP([.G23];TRMapping;1))*(VLOOKUP([.G23];TRMapping;5)-VLOOKUP([.G23];TRMapping;3))/(VLOOKUP([.G23];TRMapping;4)-VLOOKUP([.G23];TRMapping;1))" office:value-type="float" office:value="1.91110731662453" calcext:value-type="float">
            <text:p>1.911</text:p>
          </table:table-cell>
          <table:table-cell table:formula="of:=SSSmooth*[.I22]+(1-SSSmooth)*([.E23]/[.F23])" office:value-type="float" office:value="1.83458371227808" calcext:value-type="float">
            <text:p>1.835</text:p>
          </table:table-cell>
          <table:table-cell table:formula="of:=[.I23]-[.I22]" office:value-type="float" office:value="0.0085591610375646" calcext:value-type="float">
            <text:p>0.0085591610375646</text:p>
          </table:table-cell>
          <table:table-cell table:formula="of:=IF([.J23]&lt;SSThresh;[.K22]+1;IF(AND([.J23]&lt;SSReset;[.K22]&gt;0);[.K2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Period" office:value-type="float" office:value="44" calcext:value-type="float">
            <text:p>44</text:p>
          </table:table-cell>
          <table:table-cell table:formula="of:=[.A24]" office:value-type="float" office:value="44" calcext:value-type="float">
            <text:p>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4]);2)" office:value-type="float" office:value="7.59" calcext:value-type="float">
            <text:p>7.59</text:p>
          </table:table-cell>
          <table:table-cell table:formula="of:=ROUND(SQRT(CalPwr/[.H24]);2)" office:value-type="float" office:value="3.95" calcext:value-type="float">
            <text:p>3.95</text:p>
          </table:table-cell>
          <table:table-cell table:formula="of:=Tfinal-(Tfinal-Tinitial)*EXP(-[.A24]/tau)" office:value-type="float" office:value="55.922181356176" calcext:value-type="float">
            <text:p>55.922</text:p>
          </table:table-cell>
          <table:table-cell table:formula="of:=VLOOKUP([.G24];TRMapping;3) + ([.G24]-VLOOKUP([.G24];TRMapping;1))*(VLOOKUP([.G24];TRMapping;5)-VLOOKUP([.G24];TRMapping;3))/(VLOOKUP([.G24];TRMapping;4)-VLOOKUP([.G24];TRMapping;1))" office:value-type="float" office:value="1.91869714476302" calcext:value-type="float">
            <text:p>1.919</text:p>
          </table:table-cell>
          <table:table-cell table:formula="of:=SSSmooth*[.I23]+(1-SSSmooth)*([.E24]/[.F24])" office:value-type="float" office:value="1.84327723978445" calcext:value-type="float">
            <text:p>1.843</text:p>
          </table:table-cell>
          <table:table-cell table:formula="of:=[.I24]-[.I23]" office:value-type="float" office:value="0.00869352750636931" calcext:value-type="float">
            <text:p>0.00869352750636931</text:p>
          </table:table-cell>
          <table:table-cell table:formula="of:=IF([.J24]&lt;SSThresh;[.K23]+1;IF(AND([.J24]&lt;SSReset;[.K23]&gt;0);[.K2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Period" office:value-type="float" office:value="46" calcext:value-type="float">
            <text:p>46</text:p>
          </table:table-cell>
          <table:table-cell table:formula="of:=[.A25]" office:value-type="float" office:value="46" calcext:value-type="float">
            <text:p>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5]);2)" office:value-type="float" office:value="7.6" calcext:value-type="float">
            <text:p>7.6</text:p>
          </table:table-cell>
          <table:table-cell table:formula="of:=ROUND(SQRT(CalPwr/[.H25]);2)" office:value-type="float" office:value="3.95" calcext:value-type="float">
            <text:p>3.95</text:p>
          </table:table-cell>
          <table:table-cell table:formula="of:=Tfinal-(Tfinal-Tinitial)*EXP(-[.A25]/tau)" office:value-type="float" office:value="56.9927386310761" calcext:value-type="float">
            <text:p>56.993</text:p>
          </table:table-cell>
          <table:table-cell table:formula="of:=VLOOKUP([.G25];TRMapping;3) + ([.G25]-VLOOKUP([.G25];TRMapping;1))*(VLOOKUP([.G25];TRMapping;5)-VLOOKUP([.G25];TRMapping;3))/(VLOOKUP([.G25];TRMapping;4)-VLOOKUP([.G25];TRMapping;1))" office:value-type="float" office:value="1.92607904559106" calcext:value-type="float">
            <text:p>1.926</text:p>
          </table:table-cell>
          <table:table-cell table:formula="of:=SSSmooth*[.I24]+(1-SSSmooth)*([.E25]/[.F25])" office:value-type="float" office:value="1.85135457909714" calcext:value-type="float">
            <text:p>1.851</text:p>
          </table:table-cell>
          <table:table-cell table:formula="of:=[.I25]-[.I24]" office:value-type="float" office:value="0.00807733931269428" calcext:value-type="float">
            <text:p>0.00807733931269428</text:p>
          </table:table-cell>
          <table:table-cell table:formula="of:=IF([.J25]&lt;SSThresh;[.K24]+1;IF(AND([.J25]&lt;SSReset;[.K24]&gt;0);[.K2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Period" office:value-type="float" office:value="48" calcext:value-type="float">
            <text:p>48</text:p>
          </table:table-cell>
          <table:table-cell table:formula="of:=[.A26]" office:value-type="float" office:value="48" calcext:value-type="float">
            <text:p>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6]);2)" office:value-type="float" office:value="7.62" calcext:value-type="float">
            <text:p>7.62</text:p>
          </table:table-cell>
          <table:table-cell table:formula="of:=ROUND(SQRT(CalPwr/[.H26]);2)" office:value-type="float" office:value="3.94" calcext:value-type="float">
            <text:p>3.94</text:p>
          </table:table-cell>
          <table:table-cell table:formula="of:=Tfinal-(Tfinal-Tinitial)*EXP(-[.A26]/tau)" office:value-type="float" office:value="58.0339674296534" calcext:value-type="float">
            <text:p>58.034</text:p>
          </table:table-cell>
          <table:table-cell table:formula="of:=VLOOKUP([.G26];TRMapping;3) + ([.G26]-VLOOKUP([.G26];TRMapping;1))*(VLOOKUP([.G26];TRMapping;5)-VLOOKUP([.G26];TRMapping;3))/(VLOOKUP([.G26];TRMapping;4)-VLOOKUP([.G26];TRMapping;1))" office:value-type="float" office:value="1.93325871538603" calcext:value-type="float">
            <text:p>1.933</text:p>
          </table:table-cell>
          <table:table-cell table:formula="of:=SSSmooth*[.I25]+(1-SSSmooth)*([.E26]/[.F26])" office:value-type="float" office:value="1.85962013641585" calcext:value-type="float">
            <text:p>1.860</text:p>
          </table:table-cell>
          <table:table-cell table:formula="of:=[.I26]-[.I25]" office:value-type="float" office:value="0.00826555731871226" calcext:value-type="float">
            <text:p>0.00826555731871226</text:p>
          </table:table-cell>
          <table:table-cell table:formula="of:=IF([.J26]&lt;SSThresh;[.K25]+1;IF(AND([.J26]&lt;SSReset;[.K25]&gt;0);[.K2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Period" office:value-type="float" office:value="50" calcext:value-type="float">
            <text:p>50</text:p>
          </table:table-cell>
          <table:table-cell table:formula="of:=[.A27]" office:value-type="float" office:value="50" calcext:value-type="float">
            <text:p>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7]);2)" office:value-type="float" office:value="7.63" calcext:value-type="float">
            <text:p>7.63</text:p>
          </table:table-cell>
          <table:table-cell table:formula="of:=ROUND(SQRT(CalPwr/[.H27]);2)" office:value-type="float" office:value="3.93" calcext:value-type="float">
            <text:p>3.93</text:p>
          </table:table-cell>
          <table:table-cell table:formula="of:=Tfinal-(Tfinal-Tinitial)*EXP(-[.A27]/tau)" office:value-type="float" office:value="59.0466712208521" calcext:value-type="float">
            <text:p>59.047</text:p>
          </table:table-cell>
          <table:table-cell table:formula="of:=VLOOKUP([.G27];TRMapping;3) + ([.G27]-VLOOKUP([.G27];TRMapping;1))*(VLOOKUP([.G27];TRMapping;5)-VLOOKUP([.G27];TRMapping;3))/(VLOOKUP([.G27];TRMapping;4)-VLOOKUP([.G27];TRMapping;1))" office:value-type="float" office:value="1.94024169437285" calcext:value-type="float">
            <text:p>1.940</text:p>
          </table:table-cell>
          <table:table-cell table:formula="of:=SSSmooth*[.I26]+(1-SSSmooth)*([.E27]/[.F27])" office:value-type="float" office:value="1.86780570547147" calcext:value-type="float">
            <text:p>1.868</text:p>
          </table:table-cell>
          <table:table-cell table:formula="of:=[.I27]-[.I26]" office:value-type="float" office:value="0.00818556905561563" calcext:value-type="float">
            <text:p>0.00818556905561563</text:p>
          </table:table-cell>
          <table:table-cell table:formula="of:=IF([.J27]&lt;SSThresh;[.K26]+1;IF(AND([.J27]&lt;SSReset;[.K26]&gt;0);[.K2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Period" office:value-type="float" office:value="52" calcext:value-type="float">
            <text:p>52</text:p>
          </table:table-cell>
          <table:table-cell table:formula="of:=[.A28]" office:value-type="float" office:value="52" calcext:value-type="float">
            <text:p>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8]);2)" office:value-type="float" office:value="7.64" calcext:value-type="float">
            <text:p>7.64</text:p>
          </table:table-cell>
          <table:table-cell table:formula="of:=ROUND(SQRT(CalPwr/[.H28]);2)" office:value-type="float" office:value="3.93" calcext:value-type="float">
            <text:p>3.93</text:p>
          </table:table-cell>
          <table:table-cell table:formula="of:=Tfinal-(Tfinal-Tinitial)*EXP(-[.A28]/tau)" office:value-type="float" office:value="60.0316314621647" calcext:value-type="float">
            <text:p>60.032</text:p>
          </table:table-cell>
          <table:table-cell table:formula="of:=VLOOKUP([.G28];TRMapping;3) + ([.G28]-VLOOKUP([.G28];TRMapping;1))*(VLOOKUP([.G28];TRMapping;5)-VLOOKUP([.G28];TRMapping;3))/(VLOOKUP([.G28];TRMapping;4)-VLOOKUP([.G28];TRMapping;1))" office:value-type="float" office:value="1.94703337099903" calcext:value-type="float">
            <text:p>1.947</text:p>
          </table:table-cell>
          <table:table-cell table:formula="of:=SSSmooth*[.I27]+(1-SSSmooth)*([.E28]/[.F28])" office:value-type="float" office:value="1.87542717054773" calcext:value-type="float">
            <text:p>1.875</text:p>
          </table:table-cell>
          <table:table-cell table:formula="of:=[.I28]-[.I27]" office:value-type="float" office:value="0.00762146507626249" calcext:value-type="float">
            <text:p>0.00762146507626249</text:p>
          </table:table-cell>
          <table:table-cell table:formula="of:=IF([.J28]&lt;SSThresh;[.K27]+1;IF(AND([.J28]&lt;SSReset;[.K27]&gt;0);[.K2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Period" office:value-type="float" office:value="54" calcext:value-type="float">
            <text:p>54</text:p>
          </table:table-cell>
          <table:table-cell table:formula="of:=[.A29]" office:value-type="float" office:value="54" calcext:value-type="float">
            <text:p>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9]);2)" office:value-type="float" office:value="7.66" calcext:value-type="float">
            <text:p>7.66</text:p>
          </table:table-cell>
          <table:table-cell table:formula="of:=ROUND(SQRT(CalPwr/[.H29]);2)" office:value-type="float" office:value="3.92" calcext:value-type="float">
            <text:p>3.92</text:p>
          </table:table-cell>
          <table:table-cell table:formula="of:=Tfinal-(Tfinal-Tinitial)*EXP(-[.A29]/tau)" office:value-type="float" office:value="60.9896082026469" calcext:value-type="float">
            <text:p>60.990</text:p>
          </table:table-cell>
          <table:table-cell table:formula="of:=VLOOKUP([.G29];TRMapping;3) + ([.G29]-VLOOKUP([.G29];TRMapping;1))*(VLOOKUP([.G29];TRMapping;5)-VLOOKUP([.G29];TRMapping;3))/(VLOOKUP([.G29];TRMapping;4)-VLOOKUP([.G29];TRMapping;1))" office:value-type="float" office:value="1.95363898609278" calcext:value-type="float">
            <text:p>1.954</text:p>
          </table:table-cell>
          <table:table-cell table:formula="of:=SSSmooth*[.I28]+(1-SSSmooth)*([.E29]/[.F29])" office:value-type="float" office:value="1.88329261675827" calcext:value-type="float">
            <text:p>1.883</text:p>
          </table:table-cell>
          <table:table-cell table:formula="of:=[.I29]-[.I28]" office:value-type="float" office:value="0.00786544621053276" calcext:value-type="float">
            <text:p>0.00786544621053276</text:p>
          </table:table-cell>
          <table:table-cell table:formula="of:=IF([.J29]&lt;SSThresh;[.K28]+1;IF(AND([.J29]&lt;SSReset;[.K28]&gt;0);[.K2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Period" office:value-type="float" office:value="56" calcext:value-type="float">
            <text:p>56</text:p>
          </table:table-cell>
          <table:table-cell table:formula="of:=[.A30]" office:value-type="float" office:value="56" calcext:value-type="float">
            <text:p>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0]);2)" office:value-type="float" office:value="7.67" calcext:value-type="float">
            <text:p>7.67</text:p>
          </table:table-cell>
          <table:table-cell table:formula="of:=ROUND(SQRT(CalPwr/[.H30]);2)" office:value-type="float" office:value="3.91" calcext:value-type="float">
            <text:p>3.91</text:p>
          </table:table-cell>
          <table:table-cell table:formula="of:=Tfinal-(Tfinal-Tinitial)*EXP(-[.A30]/tau)" office:value-type="float" office:value="61.9213406694133" calcext:value-type="float">
            <text:p>61.921</text:p>
          </table:table-cell>
          <table:table-cell table:formula="of:=VLOOKUP([.G30];TRMapping;3) + ([.G30]-VLOOKUP([.G30];TRMapping;1))*(VLOOKUP([.G30];TRMapping;5)-VLOOKUP([.G30];TRMapping;3))/(VLOOKUP([.G30];TRMapping;4)-VLOOKUP([.G30];TRMapping;1))" office:value-type="float" office:value="1.96006363690707" calcext:value-type="float">
            <text:p>1.960</text:p>
          </table:table-cell>
          <table:table-cell table:formula="of:=SSSmooth*[.I29]+(1-SSSmooth)*([.E30]/[.F30])" office:value-type="float" office:value="1.89112703794689" calcext:value-type="float">
            <text:p>1.891</text:p>
          </table:table-cell>
          <table:table-cell table:formula="of:=[.I30]-[.I29]" office:value-type="float" office:value="0.00783442118862343" calcext:value-type="float">
            <text:p>0.00783442118862343</text:p>
          </table:table-cell>
          <table:table-cell table:formula="of:=IF([.J30]&lt;SSThresh;[.K29]+1;IF(AND([.J30]&lt;SSReset;[.K29]&gt;0);[.K2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Period" office:value-type="float" office:value="58" calcext:value-type="float">
            <text:p>58</text:p>
          </table:table-cell>
          <table:table-cell table:formula="of:=[.A31]" office:value-type="float" office:value="58" calcext:value-type="float">
            <text:p>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1]);2)" office:value-type="float" office:value="7.68" calcext:value-type="float">
            <text:p>7.68</text:p>
          </table:table-cell>
          <table:table-cell table:formula="of:=ROUND(SQRT(CalPwr/[.H31]);2)" office:value-type="float" office:value="3.91" calcext:value-type="float">
            <text:p>3.91</text:p>
          </table:table-cell>
          <table:table-cell table:formula="of:=Tfinal-(Tfinal-Tinitial)*EXP(-[.A31]/tau)" office:value-type="float" office:value="62.8275478380649" calcext:value-type="float">
            <text:p>62.828</text:p>
          </table:table-cell>
          <table:table-cell table:formula="of:=VLOOKUP([.G31];TRMapping;3) + ([.G31]-VLOOKUP([.G31];TRMapping;1))*(VLOOKUP([.G31];TRMapping;5)-VLOOKUP([.G31];TRMapping;3))/(VLOOKUP([.G31];TRMapping;4)-VLOOKUP([.G31];TRMapping;1))" office:value-type="float" office:value="1.96631228105296" calcext:value-type="float">
            <text:p>1.966</text:p>
          </table:table-cell>
          <table:table-cell table:formula="of:=SSSmooth*[.I30]+(1-SSSmooth)*([.E31]/[.F31])" office:value-type="float" office:value="1.89843377149235" calcext:value-type="float">
            <text:p>1.898</text:p>
          </table:table-cell>
          <table:table-cell table:formula="of:=[.I31]-[.I30]" office:value-type="float" office:value="0.00730673354546441" calcext:value-type="float">
            <text:p>0.00730673354546441</text:p>
          </table:table-cell>
          <table:table-cell table:formula="of:=IF([.J31]&lt;SSThresh;[.K30]+1;IF(AND([.J31]&lt;SSReset;[.K30]&gt;0);[.K3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Period" office:value-type="float" office:value="60" calcext:value-type="float">
            <text:p>60</text:p>
          </table:table-cell>
          <table:table-cell table:formula="of:=[.A32]" office:value-type="float" office:value="60" calcext:value-type="float">
            <text:p>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2]);2)" office:value-type="float" office:value="7.69" calcext:value-type="float">
            <text:p>7.69</text:p>
          </table:table-cell>
          <table:table-cell table:formula="of:=ROUND(SQRT(CalPwr/[.H32]);2)" office:value-type="float" office:value="3.9" calcext:value-type="float">
            <text:p>3.9</text:p>
          </table:table-cell>
          <table:table-cell table:formula="of:=Tfinal-(Tfinal-Tinitial)*EXP(-[.A32]/tau)" office:value-type="float" office:value="63.7089289874904" calcext:value-type="float">
            <text:p>63.709</text:p>
          </table:table-cell>
          <table:table-cell table:formula="of:=VLOOKUP([.G32];TRMapping;3) + ([.G32]-VLOOKUP([.G32];TRMapping;1))*(VLOOKUP([.G32];TRMapping;5)-VLOOKUP([.G32];TRMapping;3))/(VLOOKUP([.G32];TRMapping;4)-VLOOKUP([.G32];TRMapping;1))" office:value-type="float" office:value="1.97238974032516" calcext:value-type="float">
            <text:p>1.972</text:p>
          </table:table-cell>
          <table:table-cell table:formula="of:=SSSmooth*[.I31]+(1-SSSmooth)*([.E32]/[.F32])" office:value-type="float" office:value="1.90576988152261" calcext:value-type="float">
            <text:p>1.906</text:p>
          </table:table-cell>
          <table:table-cell table:formula="of:=[.I32]-[.I31]" office:value-type="float" office:value="0.00733611003025181" calcext:value-type="float">
            <text:p>0.00733611003025181</text:p>
          </table:table-cell>
          <table:table-cell table:formula="of:=IF([.J32]&lt;SSThresh;[.K31]+1;IF(AND([.J32]&lt;SSReset;[.K31]&gt;0);[.K3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2]+Period" office:value-type="float" office:value="62" calcext:value-type="float">
            <text:p>62</text:p>
          </table:table-cell>
          <table:table-cell table:formula="of:=[.A33]" office:value-type="float" office:value="62" calcext:value-type="float">
            <text:p>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3]);2)" office:value-type="float" office:value="7.7" calcext:value-type="float">
            <text:p>7.7</text:p>
          </table:table-cell>
          <table:table-cell table:formula="of:=ROUND(SQRT(CalPwr/[.H33]);2)" office:value-type="float" office:value="3.89" calcext:value-type="float">
            <text:p>3.89</text:p>
          </table:table-cell>
          <table:table-cell table:formula="of:=Tfinal-(Tfinal-Tinitial)*EXP(-[.A33]/tau)" office:value-type="float" office:value="64.5661642394675" calcext:value-type="float">
            <text:p>64.566</text:p>
          </table:table-cell>
          <table:table-cell table:formula="of:=VLOOKUP([.G33];TRMapping;3) + ([.G33]-VLOOKUP([.G33];TRMapping;1))*(VLOOKUP([.G33];TRMapping;5)-VLOOKUP([.G33];TRMapping;3))/(VLOOKUP([.G33];TRMapping;4)-VLOOKUP([.G33];TRMapping;1))" office:value-type="float" office:value="1.97830070442279" calcext:value-type="float">
            <text:p>1.978</text:p>
          </table:table-cell>
          <table:table-cell table:formula="of:=SSSmooth*[.I32]+(1-SSSmooth)*([.E33]/[.F33])" office:value-type="float" office:value="1.91313633810042" calcext:value-type="float">
            <text:p>1.913</text:p>
          </table:table-cell>
          <table:table-cell table:formula="of:=[.I33]-[.I32]" office:value-type="float" office:value="0.00736645657781665" calcext:value-type="float">
            <text:p>0.00736645657781665</text:p>
          </table:table-cell>
          <table:table-cell table:formula="of:=IF([.J33]&lt;SSThresh;[.K32]+1;IF(AND([.J33]&lt;SSReset;[.K32]&gt;0);[.K3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Period" office:value-type="float" office:value="64" calcext:value-type="float">
            <text:p>64</text:p>
          </table:table-cell>
          <table:table-cell table:formula="of:=[.A34]" office:value-type="float" office:value="64" calcext:value-type="float">
            <text:p>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4]);2)" office:value-type="float" office:value="7.72" calcext:value-type="float">
            <text:p>7.72</text:p>
          </table:table-cell>
          <table:table-cell table:formula="of:=ROUND(SQRT(CalPwr/[.H34]);2)" office:value-type="float" office:value="3.89" calcext:value-type="float">
            <text:p>3.89</text:p>
          </table:table-cell>
          <table:table-cell table:formula="of:=Tfinal-(Tfinal-Tinitial)*EXP(-[.A34]/tau)" office:value-type="float" office:value="65.3999150834825" calcext:value-type="float">
            <text:p>65.400</text:p>
          </table:table-cell>
          <table:table-cell table:formula="of:=VLOOKUP([.G34];TRMapping;3) + ([.G34]-VLOOKUP([.G34];TRMapping;1))*(VLOOKUP([.G34];TRMapping;5)-VLOOKUP([.G34];TRMapping;3))/(VLOOKUP([.G34];TRMapping;4)-VLOOKUP([.G34];TRMapping;1))" office:value-type="float" office:value="1.98404973456822" calcext:value-type="float">
            <text:p>1.984</text:p>
          </table:table-cell>
          <table:table-cell table:formula="of:=SSSmooth*[.I33]+(1-SSSmooth)*([.E34]/[.F34])" office:value-type="float" office:value="1.92028028783794" calcext:value-type="float">
            <text:p>1.920</text:p>
          </table:table-cell>
          <table:table-cell table:formula="of:=[.I34]-[.I33]" office:value-type="float" office:value="0.00714394973751564" calcext:value-type="float">
            <text:p>0.00714394973751564</text:p>
          </table:table-cell>
          <table:table-cell table:formula="of:=IF([.J34]&lt;SSThresh;[.K33]+1;IF(AND([.J34]&lt;SSReset;[.K33]&gt;0);[.K3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]+Period" office:value-type="float" office:value="66" calcext:value-type="float">
            <text:p>66</text:p>
          </table:table-cell>
          <table:table-cell table:formula="of:=[.A35]" office:value-type="float" office:value="66" calcext:value-type="float">
            <text:p>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5]);2)" office:value-type="float" office:value="7.73" calcext:value-type="float">
            <text:p>7.73</text:p>
          </table:table-cell>
          <table:table-cell table:formula="of:=ROUND(SQRT(CalPwr/[.H35]);2)" office:value-type="float" office:value="3.88" calcext:value-type="float">
            <text:p>3.88</text:p>
          </table:table-cell>
          <table:table-cell table:formula="of:=Tfinal-(Tfinal-Tinitial)*EXP(-[.A35]/tau)" office:value-type="float" office:value="66.210824887171" calcext:value-type="float">
            <text:p>66.211</text:p>
          </table:table-cell>
          <table:table-cell table:formula="of:=VLOOKUP([.G35];TRMapping;3) + ([.G35]-VLOOKUP([.G35];TRMapping;1))*(VLOOKUP([.G35];TRMapping;5)-VLOOKUP([.G35];TRMapping;3))/(VLOOKUP([.G35];TRMapping;4)-VLOOKUP([.G35];TRMapping;1))" office:value-type="float" office:value="1.98964126702674" calcext:value-type="float">
            <text:p>1.990</text:p>
          </table:table-cell>
          <table:table-cell table:formula="of:=SSSmooth*[.I34]+(1-SSSmooth)*([.E35]/[.F35])" office:value-type="float" office:value="1.92747906317786" calcext:value-type="float">
            <text:p>1.927</text:p>
          </table:table-cell>
          <table:table-cell table:formula="of:=[.I35]-[.I34]" office:value-type="float" office:value="0.00719877533991764" calcext:value-type="float">
            <text:p>0.00719877533991764</text:p>
          </table:table-cell>
          <table:table-cell table:formula="of:=IF([.J35]&lt;SSThresh;[.K34]+1;IF(AND([.J35]&lt;SSReset;[.K34]&gt;0);[.K3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Period" office:value-type="float" office:value="68" calcext:value-type="float">
            <text:p>68</text:p>
          </table:table-cell>
          <table:table-cell table:formula="of:=[.A36]" office:value-type="float" office:value="68" calcext:value-type="float">
            <text:p>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6]);2)" office:value-type="float" office:value="7.74" calcext:value-type="float">
            <text:p>7.74</text:p>
          </table:table-cell>
          <table:table-cell table:formula="of:=ROUND(SQRT(CalPwr/[.H36]);2)" office:value-type="float" office:value="3.88" calcext:value-type="float">
            <text:p>3.88</text:p>
          </table:table-cell>
          <table:table-cell table:formula="of:=Tfinal-(Tfinal-Tinitial)*EXP(-[.A36]/tau)" office:value-type="float" office:value="66.999519392776" calcext:value-type="float">
            <text:p>67.000</text:p>
          </table:table-cell>
          <table:table-cell table:formula="of:=VLOOKUP([.G36];TRMapping;3) + ([.G36]-VLOOKUP([.G36];TRMapping;1))*(VLOOKUP([.G36];TRMapping;5)-VLOOKUP([.G36];TRMapping;3))/(VLOOKUP([.G36];TRMapping;4)-VLOOKUP([.G36];TRMapping;1))" office:value-type="float" office:value="1.99507961652984" calcext:value-type="float">
            <text:p>1.995</text:p>
          </table:table-cell>
          <table:table-cell table:formula="of:=SSSmooth*[.I35]+(1-SSSmooth)*([.E36]/[.F36])" office:value-type="float" office:value="1.93421569294254" calcext:value-type="float">
            <text:p>1.934</text:p>
          </table:table-cell>
          <table:table-cell table:formula="of:=[.I36]-[.I35]" office:value-type="float" office:value="0.0067366297646887" calcext:value-type="float">
            <text:p>0.0067366297646887</text:p>
          </table:table-cell>
          <table:table-cell table:formula="of:=IF([.J36]&lt;SSThresh;[.K35]+1;IF(AND([.J36]&lt;SSReset;[.K35]&gt;0);[.K3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]+Period" office:value-type="float" office:value="70" calcext:value-type="float">
            <text:p>70</text:p>
          </table:table-cell>
          <table:table-cell table:formula="of:=[.A37]" office:value-type="float" office:value="70" calcext:value-type="float">
            <text:p>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7]);2)" office:value-type="float" office:value="7.75" calcext:value-type="float">
            <text:p>7.75</text:p>
          </table:table-cell>
          <table:table-cell table:formula="of:=ROUND(SQRT(CalPwr/[.H37]);2)" office:value-type="float" office:value="3.87" calcext:value-type="float">
            <text:p>3.87</text:p>
          </table:table-cell>
          <table:table-cell table:formula="of:=Tfinal-(Tfinal-Tinitial)*EXP(-[.A37]/tau)" office:value-type="float" office:value="67.7666072000044" calcext:value-type="float">
            <text:p>67.767</text:p>
          </table:table-cell>
          <table:table-cell table:formula="of:=VLOOKUP([.G37];TRMapping;3) + ([.G37]-VLOOKUP([.G37];TRMapping;1))*(VLOOKUP([.G37];TRMapping;5)-VLOOKUP([.G37];TRMapping;3))/(VLOOKUP([.G37];TRMapping;4)-VLOOKUP([.G37];TRMapping;1))" office:value-type="float" office:value="2.00036897960468" calcext:value-type="float">
            <text:p>2.000</text:p>
          </table:table-cell>
          <table:table-cell table:formula="of:=SSSmooth*[.I36]+(1-SSSmooth)*([.E37]/[.F37])" office:value-type="float" office:value="1.94105252158111" calcext:value-type="float">
            <text:p>1.941</text:p>
          </table:table-cell>
          <table:table-cell table:formula="of:=[.I37]-[.I36]" office:value-type="float" office:value="0.00683682863856205" calcext:value-type="float">
            <text:p>0.00683682863856205</text:p>
          </table:table-cell>
          <table:table-cell table:formula="of:=IF([.J37]&lt;SSThresh;[.K36]+1;IF(AND([.J37]&lt;SSReset;[.K36]&gt;0);[.K3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Period" office:value-type="float" office:value="72" calcext:value-type="float">
            <text:p>72</text:p>
          </table:table-cell>
          <table:table-cell table:formula="of:=[.A38]" office:value-type="float" office:value="72" calcext:value-type="float">
            <text:p>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8]);2)" office:value-type="float" office:value="7.76" calcext:value-type="float">
            <text:p>7.76</text:p>
          </table:table-cell>
          <table:table-cell table:formula="of:=ROUND(SQRT(CalPwr/[.H38]);2)" office:value-type="float" office:value="3.87" calcext:value-type="float">
            <text:p>3.87</text:p>
          </table:table-cell>
          <table:table-cell table:formula="of:=Tfinal-(Tfinal-Tinitial)*EXP(-[.A38]/tau)" office:value-type="float" office:value="68.5126802356562" calcext:value-type="float">
            <text:p>68.513</text:p>
          </table:table-cell>
          <table:table-cell table:formula="of:=VLOOKUP([.G38];TRMapping;3) + ([.G38]-VLOOKUP([.G38];TRMapping;1))*(VLOOKUP([.G38];TRMapping;5)-VLOOKUP([.G38];TRMapping;3))/(VLOOKUP([.G38];TRMapping;4)-VLOOKUP([.G38];TRMapping;1))" office:value-type="float" office:value="2.00551343781236" calcext:value-type="float">
            <text:p>2.006</text:p>
          </table:table-cell>
          <table:table-cell table:formula="of:=SSSmooth*[.I37]+(1-SSSmooth)*([.E38]/[.F38])" office:value-type="float" office:value="1.94746406528863" calcext:value-type="float">
            <text:p>1.947</text:p>
          </table:table-cell>
          <table:table-cell table:formula="of:=[.I38]-[.I37]" office:value-type="float" office:value="0.00641154370752251" calcext:value-type="float">
            <text:p>0.00641154370752251</text:p>
          </table:table-cell>
          <table:table-cell table:formula="of:=IF([.J38]&lt;SSThresh;[.K37]+1;IF(AND([.J38]&lt;SSReset;[.K37]&gt;0);[.K3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8]+Period" office:value-type="float" office:value="74" calcext:value-type="float">
            <text:p>74</text:p>
          </table:table-cell>
          <table:table-cell table:formula="of:=[.A39]" office:value-type="float" office:value="74" calcext:value-type="float">
            <text:p>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9]);2)" office:value-type="float" office:value="7.77" calcext:value-type="float">
            <text:p>7.77</text:p>
          </table:table-cell>
          <table:table-cell table:formula="of:=ROUND(SQRT(CalPwr/[.H39]);2)" office:value-type="float" office:value="3.86" calcext:value-type="float">
            <text:p>3.86</text:p>
          </table:table-cell>
          <table:table-cell table:formula="of:=Tfinal-(Tfinal-Tinitial)*EXP(-[.A39]/tau)" office:value-type="float" office:value="69.2383142103868" calcext:value-type="float">
            <text:p>69.238</text:p>
          </table:table-cell>
          <table:table-cell table:formula="of:=VLOOKUP([.G39];TRMapping;3) + ([.G39]-VLOOKUP([.G39];TRMapping;1))*(VLOOKUP([.G39];TRMapping;5)-VLOOKUP([.G39];TRMapping;3))/(VLOOKUP([.G39];TRMapping;4)-VLOOKUP([.G39];TRMapping;1))" office:value-type="float" office:value="2.01051696089749" calcext:value-type="float">
            <text:p>2.011</text:p>
          </table:table-cell>
          <table:table-cell table:formula="of:=SSSmooth*[.I38]+(1-SSSmooth)*([.E39]/[.F39])" office:value-type="float" office:value="1.95401299554733" calcext:value-type="float">
            <text:p>1.954</text:p>
          </table:table-cell>
          <table:table-cell table:formula="of:=[.I39]-[.I38]" office:value-type="float" office:value="0.00654893025870185" calcext:value-type="float">
            <text:p>0.00654893025870185</text:p>
          </table:table-cell>
          <table:table-cell table:formula="of:=IF([.J39]&lt;SSThresh;[.K38]+1;IF(AND([.J39]&lt;SSReset;[.K38]&gt;0);[.K3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Period" office:value-type="float" office:value="76" calcext:value-type="float">
            <text:p>76</text:p>
          </table:table-cell>
          <table:table-cell table:formula="of:=[.A40]" office:value-type="float" office:value="76" calcext:value-type="float">
            <text:p>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0]);2)" office:value-type="float" office:value="7.78" calcext:value-type="float">
            <text:p>7.78</text:p>
          </table:table-cell>
          <table:table-cell table:formula="of:=ROUND(SQRT(CalPwr/[.H40]);2)" office:value-type="float" office:value="3.86" calcext:value-type="float">
            <text:p>3.86</text:p>
          </table:table-cell>
          <table:table-cell table:formula="of:=Tfinal-(Tfinal-Tinitial)*EXP(-[.A40]/tau)" office:value-type="float" office:value="69.9440690629576" calcext:value-type="float">
            <text:p>69.944</text:p>
          </table:table-cell>
          <table:table-cell table:formula="of:=VLOOKUP([.G40];TRMapping;3) + ([.G40]-VLOOKUP([.G40];TRMapping;1))*(VLOOKUP([.G40];TRMapping;5)-VLOOKUP([.G40];TRMapping;3))/(VLOOKUP([.G40];TRMapping;4)-VLOOKUP([.G40];TRMapping;1))" office:value-type="float" office:value="2.01538340985144" calcext:value-type="float">
            <text:p>2.015</text:p>
          </table:table-cell>
          <table:table-cell table:formula="of:=SSSmooth*[.I39]+(1-SSSmooth)*([.E40]/[.F40])" office:value-type="float" office:value="1.96016610013768" calcext:value-type="float">
            <text:p>1.960</text:p>
          </table:table-cell>
          <table:table-cell table:formula="of:=[.I40]-[.I39]" office:value-type="float" office:value="0.00615310459034468" calcext:value-type="float">
            <text:p>0.00615310459034468</text:p>
          </table:table-cell>
          <table:table-cell table:formula="of:=IF([.J40]&lt;SSThresh;[.K39]+1;IF(AND([.J40]&lt;SSReset;[.K39]&gt;0);[.K3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Period" office:value-type="float" office:value="78" calcext:value-type="float">
            <text:p>78</text:p>
          </table:table-cell>
          <table:table-cell table:formula="of:=[.A41]" office:value-type="float" office:value="78" calcext:value-type="float">
            <text:p>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1]);2)" office:value-type="float" office:value="7.78" calcext:value-type="float">
            <text:p>7.78</text:p>
          </table:table-cell>
          <table:table-cell table:formula="of:=ROUND(SQRT(CalPwr/[.H41]);2)" office:value-type="float" office:value="3.85" calcext:value-type="float">
            <text:p>3.85</text:p>
          </table:table-cell>
          <table:table-cell table:formula="of:=Tfinal-(Tfinal-Tinitial)*EXP(-[.A41]/tau)" office:value-type="float" office:value="70.6304893923146" calcext:value-type="float">
            <text:p>70.630</text:p>
          </table:table-cell>
          <table:table-cell table:formula="of:=VLOOKUP([.G41];TRMapping;3) + ([.G41]-VLOOKUP([.G41];TRMapping;1))*(VLOOKUP([.G41];TRMapping;5)-VLOOKUP([.G41];TRMapping;3))/(VLOOKUP([.G41];TRMapping;4)-VLOOKUP([.G41];TRMapping;1))" office:value-type="float" office:value="2.02011653989171" calcext:value-type="float">
            <text:p>2.020</text:p>
          </table:table-cell>
          <table:table-cell table:formula="of:=SSSmooth*[.I40]+(1-SSSmooth)*([.E41]/[.F41])" office:value-type="float" office:value="1.96622741220183" calcext:value-type="float">
            <text:p>1.966</text:p>
          </table:table-cell>
          <table:table-cell table:formula="of:=[.I41]-[.I40]" office:value-type="float" office:value="0.00606131206415461" calcext:value-type="float">
            <text:p>0.00606131206415461</text:p>
          </table:table-cell>
          <table:table-cell table:formula="of:=IF([.J41]&lt;SSThresh;[.K40]+1;IF(AND([.J41]&lt;SSReset;[.K40]&gt;0);[.K4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1]+Period" office:value-type="float" office:value="80" calcext:value-type="float">
            <text:p>80</text:p>
          </table:table-cell>
          <table:table-cell table:formula="of:=[.A42]" office:value-type="float" office:value="80" calcext:value-type="float">
            <text:p>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2]);2)" office:value-type="float" office:value="7.79" calcext:value-type="float">
            <text:p>7.79</text:p>
          </table:table-cell>
          <table:table-cell table:formula="of:=ROUND(SQRT(CalPwr/[.H42]);2)" office:value-type="float" office:value="3.85" calcext:value-type="float">
            <text:p>3.85</text:p>
          </table:table-cell>
          <table:table-cell table:formula="of:=Tfinal-(Tfinal-Tinitial)*EXP(-[.A42]/tau)" office:value-type="float" office:value="71.2981048778308" calcext:value-type="float">
            <text:p>71.298</text:p>
          </table:table-cell>
          <table:table-cell table:formula="of:=VLOOKUP([.G42];TRMapping;3) + ([.G42]-VLOOKUP([.G42];TRMapping;1))*(VLOOKUP([.G42];TRMapping;5)-VLOOKUP([.G42];TRMapping;3))/(VLOOKUP([.G42];TRMapping;4)-VLOOKUP([.G42];TRMapping;1))" office:value-type="float" office:value="2.02472000335965" calcext:value-type="float">
            <text:p>2.025</text:p>
          </table:table-cell>
          <table:table-cell table:formula="of:=SSSmooth*[.I41]+(1-SSSmooth)*([.E42]/[.F42])" office:value-type="float" office:value="1.97194233331931" calcext:value-type="float">
            <text:p>1.972</text:p>
          </table:table-cell>
          <table:table-cell table:formula="of:=[.I42]-[.I41]" office:value-type="float" office:value="0.0057149211174794" calcext:value-type="float">
            <text:p>0.0057149211174794</text:p>
          </table:table-cell>
          <table:table-cell table:formula="of:=IF([.J42]&lt;SSThresh;[.K41]+1;IF(AND([.J42]&lt;SSReset;[.K41]&gt;0);[.K4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Period" office:value-type="float" office:value="82" calcext:value-type="float">
            <text:p>82</text:p>
          </table:table-cell>
          <table:table-cell table:formula="of:=[.A43]" office:value-type="float" office:value="82" calcext:value-type="float">
            <text:p>8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3]);2)" office:value-type="float" office:value="7.8" calcext:value-type="float">
            <text:p>7.8</text:p>
          </table:table-cell>
          <table:table-cell table:formula="of:=ROUND(SQRT(CalPwr/[.H43]);2)" office:value-type="float" office:value="3.85" calcext:value-type="float">
            <text:p>3.85</text:p>
          </table:table-cell>
          <table:table-cell table:formula="of:=Tfinal-(Tfinal-Tinitial)*EXP(-[.A43]/tau)" office:value-type="float" office:value="71.9474306880361" calcext:value-type="float">
            <text:p>71.947</text:p>
          </table:table-cell>
          <table:table-cell table:formula="of:=VLOOKUP([.G43];TRMapping;3) + ([.G43]-VLOOKUP([.G43];TRMapping;1))*(VLOOKUP([.G43];TRMapping;5)-VLOOKUP([.G43];TRMapping;3))/(VLOOKUP([.G43];TRMapping;4)-VLOOKUP([.G43];TRMapping;1))" office:value-type="float" office:value="2.02919735253882" calcext:value-type="float">
            <text:p>2.029</text:p>
          </table:table-cell>
          <table:table-cell table:formula="of:=SSSmooth*[.I42]+(1-SSSmooth)*([.E43]/[.F43])" office:value-type="float" office:value="1.97734550258478" calcext:value-type="float">
            <text:p>1.977</text:p>
          </table:table-cell>
          <table:table-cell table:formula="of:=[.I43]-[.I42]" office:value-type="float" office:value="0.00540316926547146" calcext:value-type="float">
            <text:p>0.00540316926547146</text:p>
          </table:table-cell>
          <table:table-cell table:formula="of:=IF([.J43]&lt;SSThresh;[.K42]+1;IF(AND([.J43]&lt;SSReset;[.K42]&gt;0);[.K4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3]+Period" office:value-type="float" office:value="84" calcext:value-type="float">
            <text:p>84</text:p>
          </table:table-cell>
          <table:table-cell table:formula="of:=[.A44]" office:value-type="float" office:value="84" calcext:value-type="float">
            <text:p>8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4]);2)" office:value-type="float" office:value="7.81" calcext:value-type="float">
            <text:p>7.81</text:p>
          </table:table-cell>
          <table:table-cell table:formula="of:=ROUND(SQRT(CalPwr/[.H44]);2)" office:value-type="float" office:value="3.84" calcext:value-type="float">
            <text:p>3.84</text:p>
          </table:table-cell>
          <table:table-cell table:formula="of:=Tfinal-(Tfinal-Tinitial)*EXP(-[.A44]/tau)" office:value-type="float" office:value="72.578967878149" calcext:value-type="float">
            <text:p>72.579</text:p>
          </table:table-cell>
          <table:table-cell table:formula="of:=VLOOKUP([.G44];TRMapping;3) + ([.G44]-VLOOKUP([.G44];TRMapping;1))*(VLOOKUP([.G44];TRMapping;5)-VLOOKUP([.G44];TRMapping;3))/(VLOOKUP([.G44];TRMapping;4)-VLOOKUP([.G44];TRMapping;1))" office:value-type="float" office:value="2.03355204239608" calcext:value-type="float">
            <text:p>2.034</text:p>
          </table:table-cell>
          <table:table-cell table:formula="of:=SSSmooth*[.I43]+(1-SSSmooth)*([.E44]/[.F44])" office:value-type="float" office:value="1.98299636899297" calcext:value-type="float">
            <text:p>1.983</text:p>
          </table:table-cell>
          <table:table-cell table:formula="of:=[.I44]-[.I43]" office:value-type="float" office:value="0.00565086640818868" calcext:value-type="float">
            <text:p>0.00565086640818868</text:p>
          </table:table-cell>
          <table:table-cell table:formula="of:=IF([.J44]&lt;SSThresh;[.K43]+1;IF(AND([.J44]&lt;SSReset;[.K43]&gt;0);[.K4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4]+Period" office:value-type="float" office:value="86" calcext:value-type="float">
            <text:p>86</text:p>
          </table:table-cell>
          <table:table-cell table:formula="of:=[.A45]" office:value-type="float" office:value="86" calcext:value-type="float">
            <text:p>8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5]);2)" office:value-type="float" office:value="7.82" calcext:value-type="float">
            <text:p>7.82</text:p>
          </table:table-cell>
          <table:table-cell table:formula="of:=ROUND(SQRT(CalPwr/[.H45]);2)" office:value-type="float" office:value="3.84" calcext:value-type="float">
            <text:p>3.84</text:p>
          </table:table-cell>
          <table:table-cell table:formula="of:=Tfinal-(Tfinal-Tinitial)*EXP(-[.A45]/tau)" office:value-type="float" office:value="73.1932037767182" calcext:value-type="float">
            <text:p>73.193</text:p>
          </table:table-cell>
          <table:table-cell table:formula="of:=VLOOKUP([.G45];TRMapping;3) + ([.G45]-VLOOKUP([.G45];TRMapping;1))*(VLOOKUP([.G45];TRMapping;5)-VLOOKUP([.G45];TRMapping;3))/(VLOOKUP([.G45];TRMapping;4)-VLOOKUP([.G45];TRMapping;1))" office:value-type="float" office:value="2.03778743324771" calcext:value-type="float">
            <text:p>2.038</text:p>
          </table:table-cell>
          <table:table-cell table:formula="of:=SSSmooth*[.I44]+(1-SSSmooth)*([.E45]/[.F45])" office:value-type="float" office:value="1.98834256542701" calcext:value-type="float">
            <text:p>1.988</text:p>
          </table:table-cell>
          <table:table-cell table:formula="of:=[.I45]-[.I44]" office:value-type="float" office:value="0.00534619643403644" calcext:value-type="float">
            <text:p>0.00534619643403644</text:p>
          </table:table-cell>
          <table:table-cell table:formula="of:=IF([.J45]&lt;SSThresh;[.K44]+1;IF(AND([.J45]&lt;SSReset;[.K44]&gt;0);[.K4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5]+Period" office:value-type="float" office:value="88" calcext:value-type="float">
            <text:p>88</text:p>
          </table:table-cell>
          <table:table-cell table:formula="of:=[.A46]" office:value-type="float" office:value="88" calcext:value-type="float">
            <text:p>8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6]);2)" office:value-type="float" office:value="7.83" calcext:value-type="float">
            <text:p>7.83</text:p>
          </table:table-cell>
          <table:table-cell table:formula="of:=ROUND(SQRT(CalPwr/[.H46]);2)" office:value-type="float" office:value="3.83" calcext:value-type="float">
            <text:p>3.83</text:p>
          </table:table-cell>
          <table:table-cell table:formula="of:=Tfinal-(Tfinal-Tinitial)*EXP(-[.A46]/tau)" office:value-type="float" office:value="73.7906123616723" calcext:value-type="float">
            <text:p>73.791</text:p>
          </table:table-cell>
          <table:table-cell table:formula="of:=VLOOKUP([.G46];TRMapping;3) + ([.G46]-VLOOKUP([.G46];TRMapping;1))*(VLOOKUP([.G46];TRMapping;5)-VLOOKUP([.G46];TRMapping;3))/(VLOOKUP([.G46];TRMapping;4)-VLOOKUP([.G46];TRMapping;1))" office:value-type="float" office:value="2.04190679335235" calcext:value-type="float">
            <text:p>2.042</text:p>
          </table:table-cell>
          <table:table-cell table:formula="of:=SSSmooth*[.I45]+(1-SSSmooth)*([.E46]/[.F46])" office:value-type="float" office:value="1.99394695118196" calcext:value-type="float">
            <text:p>1.994</text:p>
          </table:table-cell>
          <table:table-cell table:formula="of:=[.I46]-[.I45]" office:value-type="float" office:value="0.00560438575494948" calcext:value-type="float">
            <text:p>0.00560438575494948</text:p>
          </table:table-cell>
          <table:table-cell table:formula="of:=IF([.J46]&lt;SSThresh;[.K45]+1;IF(AND([.J46]&lt;SSReset;[.K45]&gt;0);[.K4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6]+Period" office:value-type="float" office:value="90" calcext:value-type="float">
            <text:p>90</text:p>
          </table:table-cell>
          <table:table-cell table:formula="of:=[.A47]" office:value-type="float" office:value="90" calcext:value-type="float">
            <text:p>9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7]);2)" office:value-type="float" office:value="7.83" calcext:value-type="float">
            <text:p>7.83</text:p>
          </table:table-cell>
          <table:table-cell table:formula="of:=ROUND(SQRT(CalPwr/[.H47]);2)" office:value-type="float" office:value="3.83" calcext:value-type="float">
            <text:p>3.83</text:p>
          </table:table-cell>
          <table:table-cell table:formula="of:=Tfinal-(Tfinal-Tinitial)*EXP(-[.A47]/tau)" office:value-type="float" office:value="74.3716546260663" calcext:value-type="float">
            <text:p>74.372</text:p>
          </table:table-cell>
          <table:table-cell table:formula="of:=VLOOKUP([.G47];TRMapping;3) + ([.G47]-VLOOKUP([.G47];TRMapping;1))*(VLOOKUP([.G47];TRMapping;5)-VLOOKUP([.G47];TRMapping;3))/(VLOOKUP([.G47];TRMapping;4)-VLOOKUP([.G47];TRMapping;1))" office:value-type="float" office:value="2.04591330143297" calcext:value-type="float">
            <text:p>2.046</text:p>
          </table:table-cell>
          <table:table-cell table:formula="of:=SSSmooth*[.I46]+(1-SSSmooth)*([.E47]/[.F47])" office:value-type="float" office:value="1.99899089836141" calcext:value-type="float">
            <text:p>1.999</text:p>
          </table:table-cell>
          <table:table-cell table:formula="of:=[.I47]-[.I46]" office:value-type="float" office:value="0.00504394717945456" calcext:value-type="float">
            <text:p>0.00504394717945456</text:p>
          </table:table-cell>
          <table:table-cell table:formula="of:=IF([.J47]&lt;SSThresh;[.K46]+1;IF(AND([.J47]&lt;SSReset;[.K46]&gt;0);[.K4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]+Period" office:value-type="float" office:value="92" calcext:value-type="float">
            <text:p>92</text:p>
          </table:table-cell>
          <table:table-cell table:formula="of:=[.A48]" office:value-type="float" office:value="92" calcext:value-type="float">
            <text:p>9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8]);2)" office:value-type="float" office:value="7.84" calcext:value-type="float">
            <text:p>7.84</text:p>
          </table:table-cell>
          <table:table-cell table:formula="of:=ROUND(SQRT(CalPwr/[.H48]);2)" office:value-type="float" office:value="3.83" calcext:value-type="float">
            <text:p>3.83</text:p>
          </table:table-cell>
          <table:table-cell table:formula="of:=Tfinal-(Tfinal-Tinitial)*EXP(-[.A48]/tau)" office:value-type="float" office:value="74.9367789338098" calcext:value-type="float">
            <text:p>74.937</text:p>
          </table:table-cell>
          <table:table-cell table:formula="of:=VLOOKUP([.G48];TRMapping;3) + ([.G48]-VLOOKUP([.G48];TRMapping;1))*(VLOOKUP([.G48];TRMapping;5)-VLOOKUP([.G48];TRMapping;3))/(VLOOKUP([.G48];TRMapping;4)-VLOOKUP([.G48];TRMapping;1))" office:value-type="float" office:value="2.04981004912978" calcext:value-type="float">
            <text:p>2.050</text:p>
          </table:table-cell>
          <table:table-cell table:formula="of:=SSSmooth*[.I47]+(1-SSSmooth)*([.E48]/[.F48])" office:value-type="float" office:value="2.00379154742866" calcext:value-type="float">
            <text:p>2.004</text:p>
          </table:table-cell>
          <table:table-cell table:formula="of:=[.I48]-[.I47]" office:value-type="float" office:value="0.00480064906725319" calcext:value-type="float">
            <text:p>0.00480064906725319</text:p>
          </table:table-cell>
          <table:table-cell table:formula="of:=IF([.J48]&lt;SSThresh;[.K47]+1;IF(AND([.J48]&lt;SSReset;[.K47]&gt;0);[.K4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]+Period" office:value-type="float" office:value="94" calcext:value-type="float">
            <text:p>94</text:p>
          </table:table-cell>
          <table:table-cell table:formula="of:=[.A49]" office:value-type="float" office:value="94" calcext:value-type="float">
            <text:p>9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9]);2)" office:value-type="float" office:value="7.85" calcext:value-type="float">
            <text:p>7.85</text:p>
          </table:table-cell>
          <table:table-cell table:formula="of:=ROUND(SQRT(CalPwr/[.H49]);2)" office:value-type="float" office:value="3.82" calcext:value-type="float">
            <text:p>3.82</text:p>
          </table:table-cell>
          <table:table-cell table:formula="of:=Tfinal-(Tfinal-Tinitial)*EXP(-[.A49]/tau)" office:value-type="float" office:value="75.4864213656484" calcext:value-type="float">
            <text:p>75.486</text:p>
          </table:table-cell>
          <table:table-cell table:formula="of:=VLOOKUP([.G49];TRMapping;3) + ([.G49]-VLOOKUP([.G49];TRMapping;1))*(VLOOKUP([.G49];TRMapping;5)-VLOOKUP([.G49];TRMapping;3))/(VLOOKUP([.G49];TRMapping;4)-VLOOKUP([.G49];TRMapping;1))" office:value-type="float" office:value="2.0536000433859" calcext:value-type="float">
            <text:p>2.054</text:p>
          </table:table-cell>
          <table:table-cell table:formula="of:=SSSmooth*[.I48]+(1-SSSmooth)*([.E49]/[.F49])" office:value-type="float" office:value="2.00890977488475" calcext:value-type="float">
            <text:p>2.009</text:p>
          </table:table-cell>
          <table:table-cell table:formula="of:=[.I49]-[.I48]" office:value-type="float" office:value="0.00511822745608681" calcext:value-type="float">
            <text:p>0.00511822745608681</text:p>
          </table:table-cell>
          <table:table-cell table:formula="of:=IF([.J49]&lt;SSThresh;[.K48]+1;IF(AND([.J49]&lt;SSReset;[.K48]&gt;0);[.K4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]+Period" office:value-type="float" office:value="96" calcext:value-type="float">
            <text:p>96</text:p>
          </table:table-cell>
          <table:table-cell table:formula="of:=[.A50]" office:value-type="float" office:value="96" calcext:value-type="float">
            <text:p>9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0]);2)" office:value-type="float" office:value="7.86" calcext:value-type="float">
            <text:p>7.86</text:p>
          </table:table-cell>
          <table:table-cell table:formula="of:=ROUND(SQRT(CalPwr/[.H50]);2)" office:value-type="float" office:value="3.82" calcext:value-type="float">
            <text:p>3.82</text:p>
          </table:table-cell>
          <table:table-cell table:formula="of:=Tfinal-(Tfinal-Tinitial)*EXP(-[.A50]/tau)" office:value-type="float" office:value="76.0210060556677" calcext:value-type="float">
            <text:p>76.021</text:p>
          </table:table-cell>
          <table:table-cell table:formula="of:=VLOOKUP([.G50];TRMapping;3) + ([.G50]-VLOOKUP([.G50];TRMapping;1))*(VLOOKUP([.G50];TRMapping;5)-VLOOKUP([.G50];TRMapping;3))/(VLOOKUP([.G50];TRMapping;4)-VLOOKUP([.G50];TRMapping;1))" office:value-type="float" office:value="2.05728620876764" calcext:value-type="float">
            <text:p>2.057</text:p>
          </table:table-cell>
          <table:table-cell table:formula="of:=SSSmooth*[.I49]+(1-SSSmooth)*([.E50]/[.F50])" office:value-type="float" office:value="2.01377795969994" calcext:value-type="float">
            <text:p>2.014</text:p>
          </table:table-cell>
          <table:table-cell table:formula="of:=[.I50]-[.I49]" office:value-type="float" office:value="0.00486818481518991" calcext:value-type="float">
            <text:p>0.00486818481518991</text:p>
          </table:table-cell>
          <table:table-cell table:formula="of:=IF([.J50]&lt;SSThresh;[.K49]+1;IF(AND([.J50]&lt;SSReset;[.K49]&gt;0);[.K4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]+Period" office:value-type="float" office:value="98" calcext:value-type="float">
            <text:p>98</text:p>
          </table:table-cell>
          <table:table-cell table:formula="of:=[.A51]" office:value-type="float" office:value="98" calcext:value-type="float">
            <text:p>9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1]);2)" office:value-type="float" office:value="7.86" calcext:value-type="float">
            <text:p>7.86</text:p>
          </table:table-cell>
          <table:table-cell table:formula="of:=ROUND(SQRT(CalPwr/[.H51]);2)" office:value-type="float" office:value="3.82" calcext:value-type="float">
            <text:p>3.82</text:p>
          </table:table-cell>
          <table:table-cell table:formula="of:=Tfinal-(Tfinal-Tinitial)*EXP(-[.A51]/tau)" office:value-type="float" office:value="76.5409455185783" calcext:value-type="float">
            <text:p>76.541</text:p>
          </table:table-cell>
          <table:table-cell table:formula="of:=VLOOKUP([.G51];TRMapping;3) + ([.G51]-VLOOKUP([.G51];TRMapping;1))*(VLOOKUP([.G51];TRMapping;5)-VLOOKUP([.G51];TRMapping;3))/(VLOOKUP([.G51];TRMapping;4)-VLOOKUP([.G51];TRMapping;1))" office:value-type="float" office:value="2.06087138972131" calcext:value-type="float">
            <text:p>2.061</text:p>
          </table:table-cell>
          <table:table-cell table:formula="of:=SSSmooth*[.I50]+(1-SSSmooth)*([.E51]/[.F51])" office:value-type="float" office:value="2.01815932603361" calcext:value-type="float">
            <text:p>2.018</text:p>
          </table:table-cell>
          <table:table-cell table:formula="of:=[.I51]-[.I50]" office:value-type="float" office:value="0.00438136633367092" calcext:value-type="float">
            <text:p>0.00438136633367092</text:p>
          </table:table-cell>
          <table:table-cell table:formula="of:=IF([.J51]&lt;SSThresh;[.K50]+1;IF(AND([.J51]&lt;SSReset;[.K50]&gt;0);[.K5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]+Period" office:value-type="float" office:value="100" calcext:value-type="float">
            <text:p>100</text:p>
          </table:table-cell>
          <table:table-cell table:formula="of:=[.A52]" office:value-type="float" office:value="100" calcext:value-type="float">
            <text:p>1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2]);2)" office:value-type="float" office:value="7.87" calcext:value-type="float">
            <text:p>7.87</text:p>
          </table:table-cell>
          <table:table-cell table:formula="of:=ROUND(SQRT(CalPwr/[.H52]);2)" office:value-type="float" office:value="3.81" calcext:value-type="float">
            <text:p>3.81</text:p>
          </table:table-cell>
          <table:table-cell table:formula="of:=Tfinal-(Tfinal-Tinitial)*EXP(-[.A52]/tau)" office:value-type="float" office:value="77.0466409680347" calcext:value-type="float">
            <text:p>77.047</text:p>
          </table:table-cell>
          <table:table-cell table:formula="of:=VLOOKUP([.G52];TRMapping;3) + ([.G52]-VLOOKUP([.G52];TRMapping;1))*(VLOOKUP([.G52];TRMapping;5)-VLOOKUP([.G52];TRMapping;3))/(VLOOKUP([.G52];TRMapping;4)-VLOOKUP([.G52];TRMapping;1))" office:value-type="float" office:value="2.06435835276813" calcext:value-type="float">
            <text:p>2.064</text:p>
          </table:table-cell>
          <table:table-cell table:formula="of:=SSSmooth*[.I51]+(1-SSSmooth)*([.E52]/[.F52])" office:value-type="float" office:value="2.02290507322028" calcext:value-type="float">
            <text:p>2.023</text:p>
          </table:table-cell>
          <table:table-cell table:formula="of:=[.I52]-[.I51]" office:value-type="float" office:value="0.00474574718666521" calcext:value-type="float">
            <text:p>0.00474574718666521</text:p>
          </table:table-cell>
          <table:table-cell table:formula="of:=IF([.J52]&lt;SSThresh;[.K51]+1;IF(AND([.J52]&lt;SSReset;[.K51]&gt;0);[.K5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53]" office:value-type="float" office:value="300" calcext:value-type="float">
            <text:p>3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3]);2)" office:value-type="float" office:value="8.09" calcext:value-type="float">
            <text:p>8.09</text:p>
          </table:table-cell>
          <table:table-cell table:formula="of:=ROUND(SQRT(CalPwr/[.H53]);2)" office:value-type="float" office:value="3.71" calcext:value-type="float">
            <text:p>3.71</text:p>
          </table:table-cell>
          <table:table-cell table:formula="of:=Tfinal-(Tfinal-Tinitial)*EXP(-[.A53]/tau)" office:value-type="float" office:value="93.8837225408713" calcext:value-type="float">
            <text:p>93.884</text:p>
          </table:table-cell>
          <table:table-cell table:formula="of:=VLOOKUP([.G53];TRMapping;3) + ([.G53]-VLOOKUP([.G53];TRMapping;1))*(VLOOKUP([.G53];TRMapping;5)-VLOOKUP([.G53];TRMapping;3))/(VLOOKUP([.G53];TRMapping;4)-VLOOKUP([.G53];TRMapping;1))" office:value-type="float" office:value="2.18045645355946" calcext:value-type="float">
            <text:p>2.180</text:p>
          </table:table-cell>
          <table:table-cell table:formula="of:=SSSmooth*[.I52]+(1-SSSmooth)*([.E53]/[.F53])" office:value-type="float" office:value="2.03867386508962" calcext:value-type="float">
            <text:p>2.039</text:p>
          </table:table-cell>
          <table:table-cell table:formula="of:=[.I53]-[.I52]" office:value-type="float" office:value="0.015768791869347" calcext:value-type="float">
            <text:p>0.015768791869347</text:p>
          </table:table-cell>
          <table:table-cell table:formula="of:=IF([.J53]&lt;SSThresh;[.K52]+1;IF(AND([.J53]&lt;SSReset;[.K52]&gt;0);[.K5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]+Period" office:value-type="float" office:value="302" calcext:value-type="float">
            <text:p>302</text:p>
          </table:table-cell>
          <table:table-cell table:formula="of:=[.A54]" office:value-type="float" office:value="302" calcext:value-type="float">
            <text:p>30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4]);2)" office:value-type="float" office:value="8.09" calcext:value-type="float">
            <text:p>8.09</text:p>
          </table:table-cell>
          <table:table-cell table:formula="of:=ROUND(SQRT(CalPwr/[.H54]);2)" office:value-type="float" office:value="3.71" calcext:value-type="float">
            <text:p>3.71</text:p>
          </table:table-cell>
          <table:table-cell table:formula="of:=Tfinal-(Tfinal-Tinitial)*EXP(-[.A54]/tau)" office:value-type="float" office:value="93.9143035455474" calcext:value-type="float">
            <text:p>93.914</text:p>
          </table:table-cell>
          <table:table-cell table:formula="of:=VLOOKUP([.G54];TRMapping;3) + ([.G54]-VLOOKUP([.G54];TRMapping;1))*(VLOOKUP([.G54];TRMapping;5)-VLOOKUP([.G54];TRMapping;3))/(VLOOKUP([.G54];TRMapping;4)-VLOOKUP([.G54];TRMapping;1))" office:value-type="float" office:value="2.18066732125335" calcext:value-type="float">
            <text:p>2.181</text:p>
          </table:table-cell>
          <table:table-cell table:formula="of:=SSSmooth*[.I53]+(1-SSSmooth)*([.E54]/[.F54])" office:value-type="float" office:value="2.05286577777204" calcext:value-type="float">
            <text:p>2.053</text:p>
          </table:table-cell>
          <table:table-cell table:formula="of:=[.I54]-[.I53]" office:value-type="float" office:value="0.0141919126824126" calcext:value-type="float">
            <text:p>0.0141919126824126</text:p>
          </table:table-cell>
          <table:table-cell table:formula="of:=IF([.J54]&lt;SSThresh;[.K53]+1;IF(AND([.J54]&lt;SSReset;[.K53]&gt;0);[.K5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]+Period" office:value-type="float" office:value="304" calcext:value-type="float">
            <text:p>304</text:p>
          </table:table-cell>
          <table:table-cell table:formula="of:=[.A55]" office:value-type="float" office:value="304" calcext:value-type="float">
            <text:p>30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5]);2)" office:value-type="float" office:value="8.09" calcext:value-type="float">
            <text:p>8.09</text:p>
          </table:table-cell>
          <table:table-cell table:formula="of:=ROUND(SQRT(CalPwr/[.H55]);2)" office:value-type="float" office:value="3.71" calcext:value-type="float">
            <text:p>3.71</text:p>
          </table:table-cell>
          <table:table-cell table:formula="of:=Tfinal-(Tfinal-Tinitial)*EXP(-[.A55]/tau)" office:value-type="float" office:value="93.9440467676101" calcext:value-type="float">
            <text:p>93.944</text:p>
          </table:table-cell>
          <table:table-cell table:formula="of:=VLOOKUP([.G55];TRMapping;3) + ([.G55]-VLOOKUP([.G55];TRMapping;1))*(VLOOKUP([.G55];TRMapping;5)-VLOOKUP([.G55];TRMapping;3))/(VLOOKUP([.G55];TRMapping;4)-VLOOKUP([.G55];TRMapping;1))" office:value-type="float" office:value="2.18087241211651" calcext:value-type="float">
            <text:p>2.181</text:p>
          </table:table-cell>
          <table:table-cell table:formula="of:=SSSmooth*[.I54]+(1-SSSmooth)*([.E55]/[.F55])" office:value-type="float" office:value="2.06563849918621" calcext:value-type="float">
            <text:p>2.066</text:p>
          </table:table-cell>
          <table:table-cell table:formula="of:=[.I55]-[.I54]" office:value-type="float" office:value="0.0127727214141711" calcext:value-type="float">
            <text:p>0.0127727214141711</text:p>
          </table:table-cell>
          <table:table-cell table:formula="of:=IF([.J55]&lt;SSThresh;[.K54]+1;IF(AND([.J55]&lt;SSReset;[.K54]&gt;0);[.K5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]+Period" office:value-type="float" office:value="306" calcext:value-type="float">
            <text:p>306</text:p>
          </table:table-cell>
          <table:table-cell table:formula="of:=[.A56]" office:value-type="float" office:value="306" calcext:value-type="float">
            <text:p>30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6]);2)" office:value-type="float" office:value="8.09" calcext:value-type="float">
            <text:p>8.09</text:p>
          </table:table-cell>
          <table:table-cell table:formula="of:=ROUND(SQRT(CalPwr/[.H56]);2)" office:value-type="float" office:value="3.71" calcext:value-type="float">
            <text:p>3.71</text:p>
          </table:table-cell>
          <table:table-cell table:formula="of:=Tfinal-(Tfinal-Tinitial)*EXP(-[.A56]/tau)" office:value-type="float" office:value="93.9729751585521" calcext:value-type="float">
            <text:p>93.973</text:p>
          </table:table-cell>
          <table:table-cell table:formula="of:=VLOOKUP([.G56];TRMapping;3) + ([.G56]-VLOOKUP([.G56];TRMapping;1))*(VLOOKUP([.G56];TRMapping;5)-VLOOKUP([.G56];TRMapping;3))/(VLOOKUP([.G56];TRMapping;4)-VLOOKUP([.G56];TRMapping;1))" office:value-type="float" office:value="2.18107188440824" calcext:value-type="float">
            <text:p>2.181</text:p>
          </table:table-cell>
          <table:table-cell table:formula="of:=SSSmooth*[.I55]+(1-SSSmooth)*([.E56]/[.F56])" office:value-type="float" office:value="2.07713394845896" calcext:value-type="float">
            <text:p>2.077</text:p>
          </table:table-cell>
          <table:table-cell table:formula="of:=[.I56]-[.I55]" office:value-type="float" office:value="0.0114954492727541" calcext:value-type="float">
            <text:p>0.0114954492727541</text:p>
          </table:table-cell>
          <table:table-cell table:formula="of:=IF([.J56]&lt;SSThresh;[.K55]+1;IF(AND([.J56]&lt;SSReset;[.K55]&gt;0);[.K5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Period" office:value-type="float" office:value="308" calcext:value-type="float">
            <text:p>308</text:p>
          </table:table-cell>
          <table:table-cell table:formula="of:=[.A57]" office:value-type="float" office:value="308" calcext:value-type="float">
            <text:p>30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7]);2)" office:value-type="float" office:value="8.09" calcext:value-type="float">
            <text:p>8.09</text:p>
          </table:table-cell>
          <table:table-cell table:formula="of:=ROUND(SQRT(CalPwr/[.H57]);2)" office:value-type="float" office:value="3.71" calcext:value-type="float">
            <text:p>3.71</text:p>
          </table:table-cell>
          <table:table-cell table:formula="of:=Tfinal-(Tfinal-Tinitial)*EXP(-[.A57]/tau)" office:value-type="float" office:value="94.001111041098" calcext:value-type="float">
            <text:p>94.001</text:p>
          </table:table-cell>
          <table:table-cell table:formula="of:=VLOOKUP([.G57];TRMapping;3) + ([.G57]-VLOOKUP([.G57];TRMapping;1))*(VLOOKUP([.G57];TRMapping;5)-VLOOKUP([.G57];TRMapping;3))/(VLOOKUP([.G57];TRMapping;4)-VLOOKUP([.G57];TRMapping;1))" office:value-type="float" office:value="2.18126589205223" calcext:value-type="float">
            <text:p>2.181</text:p>
          </table:table-cell>
          <table:table-cell table:formula="of:=SSSmooth*[.I56]+(1-SSSmooth)*([.E57]/[.F57])" office:value-type="float" office:value="2.08747985280444" calcext:value-type="float">
            <text:p>2.087</text:p>
          </table:table-cell>
          <table:table-cell table:formula="of:=[.I57]-[.I56]" office:value-type="float" office:value="0.0103459043454786" calcext:value-type="float">
            <text:p>0.0103459043454786</text:p>
          </table:table-cell>
          <table:table-cell table:formula="of:=IF([.J57]&lt;SSThresh;[.K56]+1;IF(AND([.J57]&lt;SSReset;[.K56]&gt;0);[.K5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Period" office:value-type="float" office:value="310" calcext:value-type="float">
            <text:p>310</text:p>
          </table:table-cell>
          <table:table-cell table:formula="of:=[.A58]" office:value-type="float" office:value="310" calcext:value-type="float">
            <text:p>3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8]);2)" office:value-type="float" office:value="8.09" calcext:value-type="float">
            <text:p>8.09</text:p>
          </table:table-cell>
          <table:table-cell table:formula="of:=ROUND(SQRT(CalPwr/[.H58]);2)" office:value-type="float" office:value="3.71" calcext:value-type="float">
            <text:p>3.71</text:p>
          </table:table-cell>
          <table:table-cell table:formula="of:=Tfinal-(Tfinal-Tinitial)*EXP(-[.A58]/tau)" office:value-type="float" office:value="94.0284761264299" calcext:value-type="float">
            <text:p>94.028</text:p>
          </table:table-cell>
          <table:table-cell table:formula="of:=VLOOKUP([.G58];TRMapping;3) + ([.G58]-VLOOKUP([.G58];TRMapping;1))*(VLOOKUP([.G58];TRMapping;5)-VLOOKUP([.G58];TRMapping;3))/(VLOOKUP([.G58];TRMapping;4)-VLOOKUP([.G58];TRMapping;1))" office:value-type="float" office:value="2.18145458475538" calcext:value-type="float">
            <text:p>2.181</text:p>
          </table:table-cell>
          <table:table-cell table:formula="of:=SSSmooth*[.I57]+(1-SSSmooth)*([.E58]/[.F58])" office:value-type="float" office:value="2.09679116671537" calcext:value-type="float">
            <text:p>2.097</text:p>
          </table:table-cell>
          <table:table-cell table:formula="of:=[.I58]-[.I57]" office:value-type="float" office:value="0.00931131391093087" calcext:value-type="float">
            <text:p>0.00931131391093087</text:p>
          </table:table-cell>
          <table:table-cell table:formula="of:=IF([.J58]&lt;SSThresh;[.K57]+1;IF(AND([.J58]&lt;SSReset;[.K57]&gt;0);[.K5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Period" office:value-type="float" office:value="312" calcext:value-type="float">
            <text:p>312</text:p>
          </table:table-cell>
          <table:table-cell table:formula="of:=[.A59]" office:value-type="float" office:value="312" calcext:value-type="float">
            <text:p>3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9]);2)" office:value-type="float" office:value="8.09" calcext:value-type="float">
            <text:p>8.09</text:p>
          </table:table-cell>
          <table:table-cell table:formula="of:=ROUND(SQRT(CalPwr/[.H59]);2)" office:value-type="float" office:value="3.71" calcext:value-type="float">
            <text:p>3.71</text:p>
          </table:table-cell>
          <table:table-cell table:formula="of:=Tfinal-(Tfinal-Tinitial)*EXP(-[.A59]/tau)" office:value-type="float" office:value="94.0550915309403" calcext:value-type="float">
            <text:p>94.055</text:p>
          </table:table-cell>
          <table:table-cell table:formula="of:=VLOOKUP([.G59];TRMapping;3) + ([.G59]-VLOOKUP([.G59];TRMapping;1))*(VLOOKUP([.G59];TRMapping;5)-VLOOKUP([.G59];TRMapping;3))/(VLOOKUP([.G59];TRMapping;4)-VLOOKUP([.G59];TRMapping;1))" office:value-type="float" office:value="2.18163810812325" calcext:value-type="float">
            <text:p>2.182</text:p>
          </table:table-cell>
          <table:table-cell table:formula="of:=SSSmooth*[.I58]+(1-SSSmooth)*([.E59]/[.F59])" office:value-type="float" office:value="2.10517134923521" calcext:value-type="float">
            <text:p>2.105</text:p>
          </table:table-cell>
          <table:table-cell table:formula="of:=[.I59]-[.I58]" office:value-type="float" office:value="0.00838018251983774" calcext:value-type="float">
            <text:p>0.00838018251983774</text:p>
          </table:table-cell>
          <table:table-cell table:formula="of:=IF([.J59]&lt;SSThresh;[.K58]+1;IF(AND([.J59]&lt;SSReset;[.K58]&gt;0);[.K5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Period" office:value-type="float" office:value="314" calcext:value-type="float">
            <text:p>314</text:p>
          </table:table-cell>
          <table:table-cell table:formula="of:=[.A60]" office:value-type="float" office:value="314" calcext:value-type="float">
            <text:p>3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0]);2)" office:value-type="float" office:value="8.09" calcext:value-type="float">
            <text:p>8.09</text:p>
          </table:table-cell>
          <table:table-cell table:formula="of:=ROUND(SQRT(CalPwr/[.H60]);2)" office:value-type="float" office:value="3.71" calcext:value-type="float">
            <text:p>3.71</text:p>
          </table:table-cell>
          <table:table-cell table:formula="of:=Tfinal-(Tfinal-Tinitial)*EXP(-[.A60]/tau)" office:value-type="float" office:value="94.0809777925273" calcext:value-type="float">
            <text:p>94.081</text:p>
          </table:table-cell>
          <table:table-cell table:formula="of:=VLOOKUP([.G60];TRMapping;3) + ([.G60]-VLOOKUP([.G60];TRMapping;1))*(VLOOKUP([.G60];TRMapping;5)-VLOOKUP([.G60];TRMapping;3))/(VLOOKUP([.G60];TRMapping;4)-VLOOKUP([.G60];TRMapping;1))" office:value-type="float" office:value="2.1818166037725" calcext:value-type="float">
            <text:p>2.182</text:p>
          </table:table-cell>
          <table:table-cell table:formula="of:=SSSmooth*[.I59]+(1-SSSmooth)*([.E60]/[.F60])" office:value-type="float" office:value="2.11271351350306" calcext:value-type="float">
            <text:p>2.113</text:p>
          </table:table-cell>
          <table:table-cell table:formula="of:=[.I60]-[.I59]" office:value-type="float" office:value="0.00754216426785392" calcext:value-type="float">
            <text:p>0.00754216426785392</text:p>
          </table:table-cell>
          <table:table-cell table:formula="of:=IF([.J60]&lt;SSThresh;[.K59]+1;IF(AND([.J60]&lt;SSReset;[.K59]&gt;0);[.K5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Period" office:value-type="float" office:value="316" calcext:value-type="float">
            <text:p>316</text:p>
          </table:table-cell>
          <table:table-cell table:formula="of:=[.A61]" office:value-type="float" office:value="316" calcext:value-type="float">
            <text:p>3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1]);2)" office:value-type="float" office:value="8.09" calcext:value-type="float">
            <text:p>8.09</text:p>
          </table:table-cell>
          <table:table-cell table:formula="of:=ROUND(SQRT(CalPwr/[.H61]);2)" office:value-type="float" office:value="3.71" calcext:value-type="float">
            <text:p>3.71</text:p>
          </table:table-cell>
          <table:table-cell table:formula="of:=Tfinal-(Tfinal-Tinitial)*EXP(-[.A61]/tau)" office:value-type="float" office:value="94.1061548864427" calcext:value-type="float">
            <text:p>94.106</text:p>
          </table:table-cell>
          <table:table-cell table:formula="of:=VLOOKUP([.G61];TRMapping;3) + ([.G61]-VLOOKUP([.G61];TRMapping;1))*(VLOOKUP([.G61];TRMapping;5)-VLOOKUP([.G61];TRMapping;3))/(VLOOKUP([.G61];TRMapping;4)-VLOOKUP([.G61];TRMapping;1))" office:value-type="float" office:value="2.18199020944011" calcext:value-type="float">
            <text:p>2.182</text:p>
          </table:table-cell>
          <table:table-cell table:formula="of:=SSSmooth*[.I60]+(1-SSSmooth)*([.E61]/[.F61])" office:value-type="float" office:value="2.11950146134413" calcext:value-type="float">
            <text:p>2.120</text:p>
          </table:table-cell>
          <table:table-cell table:formula="of:=[.I61]-[.I60]" office:value-type="float" office:value="0.0067879478410684" calcext:value-type="float">
            <text:p>0.0067879478410684</text:p>
          </table:table-cell>
          <table:table-cell table:formula="of:=IF([.J61]&lt;SSThresh;[.K60]+1;IF(AND([.J61]&lt;SSReset;[.K60]&gt;0);[.K6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Period" office:value-type="float" office:value="318" calcext:value-type="float">
            <text:p>318</text:p>
          </table:table-cell>
          <table:table-cell table:formula="of:=[.A62]" office:value-type="float" office:value="318" calcext:value-type="float">
            <text:p>3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2]);2)" office:value-type="float" office:value="8.09" calcext:value-type="float">
            <text:p>8.09</text:p>
          </table:table-cell>
          <table:table-cell table:formula="of:=ROUND(SQRT(CalPwr/[.H62]);2)" office:value-type="float" office:value="3.71" calcext:value-type="float">
            <text:p>3.71</text:p>
          </table:table-cell>
          <table:table-cell table:formula="of:=Tfinal-(Tfinal-Tinitial)*EXP(-[.A62]/tau)" office:value-type="float" office:value="94.1306422407056" calcext:value-type="float">
            <text:p>94.131</text:p>
          </table:table-cell>
          <table:table-cell table:formula="of:=VLOOKUP([.G62];TRMapping;3) + ([.G62]-VLOOKUP([.G62];TRMapping;1))*(VLOOKUP([.G62];TRMapping;5)-VLOOKUP([.G62];TRMapping;3))/(VLOOKUP([.G62];TRMapping;4)-VLOOKUP([.G62];TRMapping;1))" office:value-type="float" office:value="2.18215905908968" calcext:value-type="float">
            <text:p>2.182</text:p>
          </table:table-cell>
          <table:table-cell table:formula="of:=SSSmooth*[.I61]+(1-SSSmooth)*([.E62]/[.F62])" office:value-type="float" office:value="2.12561061440109" calcext:value-type="float">
            <text:p>2.126</text:p>
          </table:table-cell>
          <table:table-cell table:formula="of:=[.I62]-[.I61]" office:value-type="float" office:value="0.00610915305696169" calcext:value-type="float">
            <text:p>0.00610915305696169</text:p>
          </table:table-cell>
          <table:table-cell table:formula="of:=IF([.J62]&lt;SSThresh;[.K61]+1;IF(AND([.J62]&lt;SSReset;[.K61]&gt;0);[.K6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Period" office:value-type="float" office:value="320" calcext:value-type="float">
            <text:p>320</text:p>
          </table:table-cell>
          <table:table-cell table:formula="of:=[.A63]" office:value-type="float" office:value="320" calcext:value-type="float">
            <text:p>3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3]);2)" office:value-type="float" office:value="8.09" calcext:value-type="float">
            <text:p>8.09</text:p>
          </table:table-cell>
          <table:table-cell table:formula="of:=ROUND(SQRT(CalPwr/[.H63]);2)" office:value-type="float" office:value="3.71" calcext:value-type="float">
            <text:p>3.71</text:p>
          </table:table-cell>
          <table:table-cell table:formula="of:=Tfinal-(Tfinal-Tinitial)*EXP(-[.A63]/tau)" office:value-type="float" office:value="94.1544587510945" calcext:value-type="float">
            <text:p>94.154</text:p>
          </table:table-cell>
          <table:table-cell table:formula="of:=VLOOKUP([.G63];TRMapping;3) + ([.G63]-VLOOKUP([.G63];TRMapping;1))*(VLOOKUP([.G63];TRMapping;5)-VLOOKUP([.G63];TRMapping;3))/(VLOOKUP([.G63];TRMapping;4)-VLOOKUP([.G63];TRMapping;1))" office:value-type="float" office:value="2.18232328301481" calcext:value-type="float">
            <text:p>2.182</text:p>
          </table:table-cell>
          <table:table-cell table:formula="of:=SSSmooth*[.I62]+(1-SSSmooth)*([.E63]/[.F63])" office:value-type="float" office:value="2.13110885215236" calcext:value-type="float">
            <text:p>2.131</text:p>
          </table:table-cell>
          <table:table-cell table:formula="of:=[.I63]-[.I62]" office:value-type="float" office:value="0.00549823775126557" calcext:value-type="float">
            <text:p>0.00549823775126557</text:p>
          </table:table-cell>
          <table:table-cell table:formula="of:=IF([.J63]&lt;SSThresh;[.K62]+1;IF(AND([.J63]&lt;SSReset;[.K62]&gt;0);[.K6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Period" office:value-type="float" office:value="322" calcext:value-type="float">
            <text:p>322</text:p>
          </table:table-cell>
          <table:table-cell table:formula="of:=[.A64]" office:value-type="float" office:value="322" calcext:value-type="float">
            <text:p>3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4]);2)" office:value-type="float" office:value="8.09" calcext:value-type="float">
            <text:p>8.09</text:p>
          </table:table-cell>
          <table:table-cell table:formula="of:=ROUND(SQRT(CalPwr/[.H64]);2)" office:value-type="float" office:value="3.71" calcext:value-type="float">
            <text:p>3.71</text:p>
          </table:table-cell>
          <table:table-cell table:formula="of:=Tfinal-(Tfinal-Tinitial)*EXP(-[.A64]/tau)" office:value-type="float" office:value="94.1776227957279" calcext:value-type="float">
            <text:p>94.178</text:p>
          </table:table-cell>
          <table:table-cell table:formula="of:=VLOOKUP([.G64];TRMapping;3) + ([.G64]-VLOOKUP([.G64];TRMapping;1))*(VLOOKUP([.G64];TRMapping;5)-VLOOKUP([.G64];TRMapping;3))/(VLOOKUP([.G64];TRMapping;4)-VLOOKUP([.G64];TRMapping;1))" office:value-type="float" office:value="2.18248300793964" calcext:value-type="float">
            <text:p>2.182</text:p>
          </table:table-cell>
          <table:table-cell table:formula="of:=SSSmooth*[.I63]+(1-SSSmooth)*([.E64]/[.F64])" office:value-type="float" office:value="2.1360572661285" calcext:value-type="float">
            <text:p>2.136</text:p>
          </table:table-cell>
          <table:table-cell table:formula="of:=[.I64]-[.I63]" office:value-type="float" office:value="0.00494841397613888" calcext:value-type="float">
            <text:p>0.00494841397613888</text:p>
          </table:table-cell>
          <table:table-cell table:formula="of:=IF([.J64]&lt;SSThresh;[.K63]+1;IF(AND([.J64]&lt;SSReset;[.K63]&gt;0);[.K6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Period" office:value-type="float" office:value="324" calcext:value-type="float">
            <text:p>324</text:p>
          </table:table-cell>
          <table:table-cell table:formula="of:=[.A65]" office:value-type="float" office:value="324" calcext:value-type="float">
            <text:p>3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5]);2)" office:value-type="float" office:value="8.09" calcext:value-type="float">
            <text:p>8.09</text:p>
          </table:table-cell>
          <table:table-cell table:formula="of:=ROUND(SQRT(CalPwr/[.H65]);2)" office:value-type="float" office:value="3.71" calcext:value-type="float">
            <text:p>3.71</text:p>
          </table:table-cell>
          <table:table-cell table:formula="of:=Tfinal-(Tfinal-Tinitial)*EXP(-[.A65]/tau)" office:value-type="float" office:value="94.2001522492466" calcext:value-type="float">
            <text:p>94.200</text:p>
          </table:table-cell>
          <table:table-cell table:formula="of:=VLOOKUP([.G65];TRMapping;3) + ([.G65]-VLOOKUP([.G65];TRMapping;1))*(VLOOKUP([.G65];TRMapping;5)-VLOOKUP([.G65];TRMapping;3))/(VLOOKUP([.G65];TRMapping;4)-VLOOKUP([.G65];TRMapping;1))" office:value-type="float" office:value="2.18263835711664" calcext:value-type="float">
            <text:p>2.183</text:p>
          </table:table-cell>
          <table:table-cell table:formula="of:=SSSmooth*[.I64]+(1-SSSmooth)*([.E65]/[.F65])" office:value-type="float" office:value="2.14051083870702" calcext:value-type="float">
            <text:p>2.141</text:p>
          </table:table-cell>
          <table:table-cell table:formula="of:=[.I65]-[.I64]" office:value-type="float" office:value="0.0044535725785253" calcext:value-type="float">
            <text:p>0.0044535725785253</text:p>
          </table:table-cell>
          <table:table-cell table:formula="of:=IF([.J65]&lt;SSThresh;[.K64]+1;IF(AND([.J65]&lt;SSReset;[.K64]&gt;0);[.K6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Period" office:value-type="float" office:value="326" calcext:value-type="float">
            <text:p>326</text:p>
          </table:table-cell>
          <table:table-cell table:formula="of:=[.A66]" office:value-type="float" office:value="326" calcext:value-type="float">
            <text:p>3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6]);2)" office:value-type="float" office:value="8.09" calcext:value-type="float">
            <text:p>8.09</text:p>
          </table:table-cell>
          <table:table-cell table:formula="of:=ROUND(SQRT(CalPwr/[.H66]);2)" office:value-type="float" office:value="3.71" calcext:value-type="float">
            <text:p>3.71</text:p>
          </table:table-cell>
          <table:table-cell table:formula="of:=Tfinal-(Tfinal-Tinitial)*EXP(-[.A66]/tau)" office:value-type="float" office:value="94.2220644966058" calcext:value-type="float">
            <text:p>94.222</text:p>
          </table:table-cell>
          <table:table-cell table:formula="of:=VLOOKUP([.G66];TRMapping;3) + ([.G66]-VLOOKUP([.G66];TRMapping;1))*(VLOOKUP([.G66];TRMapping;5)-VLOOKUP([.G66];TRMapping;3))/(VLOOKUP([.G66];TRMapping;4)-VLOOKUP([.G66];TRMapping;1))" office:value-type="float" office:value="2.1827894504217" calcext:value-type="float">
            <text:p>2.183</text:p>
          </table:table-cell>
          <table:table-cell table:formula="of:=SSSmooth*[.I65]+(1-SSSmooth)*([.E66]/[.F66])" office:value-type="float" office:value="2.14451905402769" calcext:value-type="float">
            <text:p>2.145</text:p>
          </table:table-cell>
          <table:table-cell table:formula="of:=[.I66]-[.I65]" office:value-type="float" office:value="0.00400821532067264" calcext:value-type="float">
            <text:p>0.00400821532067264</text:p>
          </table:table-cell>
          <table:table-cell table:formula="of:=IF([.J66]&lt;SSThresh;[.K65]+1;IF(AND([.J66]&lt;SSReset;[.K65]&gt;0);[.K6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Period" office:value-type="float" office:value="328" calcext:value-type="float">
            <text:p>328</text:p>
          </table:table-cell>
          <table:table-cell table:formula="of:=[.A67]" office:value-type="float" office:value="328" calcext:value-type="float">
            <text:p>3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7]);2)" office:value-type="float" office:value="8.09" calcext:value-type="float">
            <text:p>8.09</text:p>
          </table:table-cell>
          <table:table-cell table:formula="of:=ROUND(SQRT(CalPwr/[.H67]);2)" office:value-type="float" office:value="3.71" calcext:value-type="float">
            <text:p>3.71</text:p>
          </table:table-cell>
          <table:table-cell table:formula="of:=Tfinal-(Tfinal-Tinitial)*EXP(-[.A67]/tau)" office:value-type="float" office:value="94.243376446491" calcext:value-type="float">
            <text:p>94.243</text:p>
          </table:table-cell>
          <table:table-cell table:formula="of:=VLOOKUP([.G67];TRMapping;3) + ([.G67]-VLOOKUP([.G67];TRMapping;1))*(VLOOKUP([.G67];TRMapping;5)-VLOOKUP([.G67];TRMapping;3))/(VLOOKUP([.G67];TRMapping;4)-VLOOKUP([.G67];TRMapping;1))" office:value-type="float" office:value="2.18293640444667" calcext:value-type="float">
            <text:p>2.183</text:p>
          </table:table-cell>
          <table:table-cell table:formula="of:=SSSmooth*[.I66]+(1-SSSmooth)*([.E67]/[.F67])" office:value-type="float" office:value="2.1481264478163" calcext:value-type="float">
            <text:p>2.148</text:p>
          </table:table-cell>
          <table:table-cell table:formula="of:=[.I67]-[.I66]" office:value-type="float" office:value="0.00360739378860542" calcext:value-type="float">
            <text:p>0.00360739378860542</text:p>
          </table:table-cell>
          <table:table-cell table:formula="of:=IF([.J67]&lt;SSThresh;[.K66]+1;IF(AND([.J67]&lt;SSReset;[.K66]&gt;0);[.K6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Period" office:value-type="float" office:value="330" calcext:value-type="float">
            <text:p>330</text:p>
          </table:table-cell>
          <table:table-cell table:formula="of:=[.A68]" office:value-type="float" office:value="330" calcext:value-type="float">
            <text:p>3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8]);2)" office:value-type="float" office:value="8.09" calcext:value-type="float">
            <text:p>8.09</text:p>
          </table:table-cell>
          <table:table-cell table:formula="of:=ROUND(SQRT(CalPwr/[.H68]);2)" office:value-type="float" office:value="3.71" calcext:value-type="float">
            <text:p>3.71</text:p>
          </table:table-cell>
          <table:table-cell table:formula="of:=Tfinal-(Tfinal-Tinitial)*EXP(-[.A68]/tau)" office:value-type="float" office:value="94.2641045443655" calcext:value-type="float">
            <text:p>94.264</text:p>
          </table:table-cell>
          <table:table-cell table:formula="of:=VLOOKUP([.G68];TRMapping;3) + ([.G68]-VLOOKUP([.G68];TRMapping;1))*(VLOOKUP([.G68];TRMapping;5)-VLOOKUP([.G68];TRMapping;3))/(VLOOKUP([.G68];TRMapping;4)-VLOOKUP([.G68];TRMapping;1))" office:value-type="float" office:value="2.18307933258928" calcext:value-type="float">
            <text:p>2.183</text:p>
          </table:table-cell>
          <table:table-cell table:formula="of:=SSSmooth*[.I67]+(1-SSSmooth)*([.E68]/[.F68])" office:value-type="float" office:value="2.15137310222604" calcext:value-type="float">
            <text:p>2.151</text:p>
          </table:table-cell>
          <table:table-cell table:formula="of:=[.I68]-[.I67]" office:value-type="float" office:value="0.00324665440974492" calcext:value-type="float">
            <text:p>0.00324665440974492</text:p>
          </table:table-cell>
          <table:table-cell table:formula="of:=IF([.J68]&lt;SSThresh;[.K67]+1;IF(AND([.J68]&lt;SSReset;[.K67]&gt;0);[.K6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Period" office:value-type="float" office:value="332" calcext:value-type="float">
            <text:p>332</text:p>
          </table:table-cell>
          <table:table-cell table:formula="of:=[.A69]" office:value-type="float" office:value="332" calcext:value-type="float">
            <text:p>3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9]);2)" office:value-type="float" office:value="8.09" calcext:value-type="float">
            <text:p>8.09</text:p>
          </table:table-cell>
          <table:table-cell table:formula="of:=ROUND(SQRT(CalPwr/[.H69]);2)" office:value-type="float" office:value="3.71" calcext:value-type="float">
            <text:p>3.71</text:p>
          </table:table-cell>
          <table:table-cell table:formula="of:=Tfinal-(Tfinal-Tinitial)*EXP(-[.A69]/tau)" office:value-type="float" office:value="94.2842647851603" calcext:value-type="float">
            <text:p>94.284</text:p>
          </table:table-cell>
          <table:table-cell table:formula="of:=VLOOKUP([.G69];TRMapping;3) + ([.G69]-VLOOKUP([.G69];TRMapping;1))*(VLOOKUP([.G69];TRMapping;5)-VLOOKUP([.G69];TRMapping;3))/(VLOOKUP([.G69];TRMapping;4)-VLOOKUP([.G69];TRMapping;1))" office:value-type="float" office:value="2.1832183451407" calcext:value-type="float">
            <text:p>2.183</text:p>
          </table:table-cell>
          <table:table-cell table:formula="of:=SSSmooth*[.I68]+(1-SSSmooth)*([.E69]/[.F69])" office:value-type="float" office:value="2.15429509119481" calcext:value-type="float">
            <text:p>2.154</text:p>
          </table:table-cell>
          <table:table-cell table:formula="of:=[.I69]-[.I68]" office:value-type="float" office:value="0.00292198896877016" calcext:value-type="float">
            <text:p>0.00292198896877016</text:p>
          </table:table-cell>
          <table:table-cell table:formula="of:=IF([.J69]&lt;SSThresh;[.K68]+1;IF(AND([.J69]&lt;SSReset;[.K68]&gt;0);[.K6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Period" office:value-type="float" office:value="334" calcext:value-type="float">
            <text:p>334</text:p>
          </table:table-cell>
          <table:table-cell table:formula="of:=[.A70]" office:value-type="float" office:value="334" calcext:value-type="float">
            <text:p>3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0]);2)" office:value-type="float" office:value="8.09" calcext:value-type="float">
            <text:p>8.09</text:p>
          </table:table-cell>
          <table:table-cell table:formula="of:=ROUND(SQRT(CalPwr/[.H70]);2)" office:value-type="float" office:value="3.71" calcext:value-type="float">
            <text:p>3.71</text:p>
          </table:table-cell>
          <table:table-cell table:formula="of:=Tfinal-(Tfinal-Tinitial)*EXP(-[.A70]/tau)" office:value-type="float" office:value="94.3038727256171" calcext:value-type="float">
            <text:p>94.304</text:p>
          </table:table-cell>
          <table:table-cell table:formula="of:=VLOOKUP([.G70];TRMapping;3) + ([.G70]-VLOOKUP([.G70];TRMapping;1))*(VLOOKUP([.G70];TRMapping;5)-VLOOKUP([.G70];TRMapping;3))/(VLOOKUP([.G70];TRMapping;4)-VLOOKUP([.G70];TRMapping;1))" office:value-type="float" office:value="2.18335354937057" calcext:value-type="float">
            <text:p>2.183</text:p>
          </table:table-cell>
          <table:table-cell table:formula="of:=SSSmooth*[.I69]+(1-SSSmooth)*([.E70]/[.F70])" office:value-type="float" office:value="2.15692488126671" calcext:value-type="float">
            <text:p>2.157</text:p>
          </table:table-cell>
          <table:table-cell table:formula="of:=[.I70]-[.I69]" office:value-type="float" office:value="0.00262979007189346" calcext:value-type="float">
            <text:p>0.00262979007189346</text:p>
          </table:table-cell>
          <table:table-cell table:formula="of:=IF([.J70]&lt;SSThresh;[.K69]+1;IF(AND([.J70]&lt;SSReset;[.K69]&gt;0);[.K6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0]+Period" office:value-type="float" office:value="336" calcext:value-type="float">
            <text:p>336</text:p>
          </table:table-cell>
          <table:table-cell table:formula="of:=[.A71]" office:value-type="float" office:value="336" calcext:value-type="float">
            <text:p>3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1]);2)" office:value-type="float" office:value="8.09" calcext:value-type="float">
            <text:p>8.09</text:p>
          </table:table-cell>
          <table:table-cell table:formula="of:=ROUND(SQRT(CalPwr/[.H71]);2)" office:value-type="float" office:value="3.71" calcext:value-type="float">
            <text:p>3.71</text:p>
          </table:table-cell>
          <table:table-cell table:formula="of:=Tfinal-(Tfinal-Tinitial)*EXP(-[.A71]/tau)" office:value-type="float" office:value="94.3229434962923" calcext:value-type="float">
            <text:p>94.323</text:p>
          </table:table-cell>
          <table:table-cell table:formula="of:=VLOOKUP([.G71];TRMapping;3) + ([.G71]-VLOOKUP([.G71];TRMapping;1))*(VLOOKUP([.G71];TRMapping;5)-VLOOKUP([.G71];TRMapping;3))/(VLOOKUP([.G71];TRMapping;4)-VLOOKUP([.G71];TRMapping;1))" office:value-type="float" office:value="2.18348504960988" calcext:value-type="float">
            <text:p>2.183</text:p>
          </table:table-cell>
          <table:table-cell table:formula="of:=SSSmooth*[.I70]+(1-SSSmooth)*([.E71]/[.F71])" office:value-type="float" office:value="2.15929169233141" calcext:value-type="float">
            <text:p>2.159</text:p>
          </table:table-cell>
          <table:table-cell table:formula="of:=[.I71]-[.I70]" office:value-type="float" office:value="0.00236681106470371" calcext:value-type="float">
            <text:p>0.00236681106470371</text:p>
          </table:table-cell>
          <table:table-cell table:formula="of:=IF([.J71]&lt;SSThresh;[.K70]+1;IF(AND([.J71]&lt;SSReset;[.K70]&gt;0);[.K7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1]+Period" office:value-type="float" office:value="338" calcext:value-type="float">
            <text:p>338</text:p>
          </table:table-cell>
          <table:table-cell table:formula="of:=[.A72]" office:value-type="float" office:value="338" calcext:value-type="float">
            <text:p>3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2]);2)" office:value-type="float" office:value="8.09" calcext:value-type="float">
            <text:p>8.09</text:p>
          </table:table-cell>
          <table:table-cell table:formula="of:=ROUND(SQRT(CalPwr/[.H72]);2)" office:value-type="float" office:value="3.71" calcext:value-type="float">
            <text:p>3.71</text:p>
          </table:table-cell>
          <table:table-cell table:formula="of:=Tfinal-(Tfinal-Tinitial)*EXP(-[.A72]/tau)" office:value-type="float" office:value="94.3414918132332" calcext:value-type="float">
            <text:p>94.341</text:p>
          </table:table-cell>
          <table:table-cell table:formula="of:=VLOOKUP([.G72];TRMapping;3) + ([.G72]-VLOOKUP([.G72];TRMapping;1))*(VLOOKUP([.G72];TRMapping;5)-VLOOKUP([.G72];TRMapping;3))/(VLOOKUP([.G72];TRMapping;4)-VLOOKUP([.G72];TRMapping;1))" office:value-type="float" office:value="2.18361294733137" calcext:value-type="float">
            <text:p>2.184</text:p>
          </table:table-cell>
          <table:table-cell table:formula="of:=SSSmooth*[.I71]+(1-SSSmooth)*([.E72]/[.F72])" office:value-type="float" office:value="2.16142182228965" calcext:value-type="float">
            <text:p>2.161</text:p>
          </table:table-cell>
          <table:table-cell table:formula="of:=[.I72]-[.I71]" office:value-type="float" office:value="0.0021301299582337" calcext:value-type="float">
            <text:p>0.0021301299582337</text:p>
          </table:table-cell>
          <table:table-cell table:formula="of:=IF([.J72]&lt;SSThresh;[.K71]+1;IF(AND([.J72]&lt;SSReset;[.K71]&gt;0);[.K7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2]+Period" office:value-type="float" office:value="340" calcext:value-type="float">
            <text:p>340</text:p>
          </table:table-cell>
          <table:table-cell table:formula="of:=[.A73]" office:value-type="float" office:value="340" calcext:value-type="float">
            <text:p>3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3]);2)" office:value-type="float" office:value="8.09" calcext:value-type="float">
            <text:p>8.09</text:p>
          </table:table-cell>
          <table:table-cell table:formula="of:=ROUND(SQRT(CalPwr/[.H73]);2)" office:value-type="float" office:value="3.71" calcext:value-type="float">
            <text:p>3.71</text:p>
          </table:table-cell>
          <table:table-cell table:formula="of:=Tfinal-(Tfinal-Tinitial)*EXP(-[.A73]/tau)" office:value-type="float" office:value="94.3595319893328" calcext:value-type="float">
            <text:p>94.360</text:p>
          </table:table-cell>
          <table:table-cell table:formula="of:=VLOOKUP([.G73];TRMapping;3) + ([.G73]-VLOOKUP([.G73];TRMapping;1))*(VLOOKUP([.G73];TRMapping;5)-VLOOKUP([.G73];TRMapping;3))/(VLOOKUP([.G73];TRMapping;4)-VLOOKUP([.G73];TRMapping;1))" office:value-type="float" office:value="2.1837373412279" calcext:value-type="float">
            <text:p>2.184</text:p>
          </table:table-cell>
          <table:table-cell table:formula="of:=SSSmooth*[.I72]+(1-SSSmooth)*([.E73]/[.F73])" office:value-type="float" office:value="2.16333893925206" calcext:value-type="float">
            <text:p>2.163</text:p>
          </table:table-cell>
          <table:table-cell table:formula="of:=[.I73]-[.I72]" office:value-type="float" office:value="0.00191711696241015" calcext:value-type="float">
            <text:p>0.00191711696241015</text:p>
          </table:table-cell>
          <table:table-cell table:formula="of:=IF([.J73]&lt;SSThresh;[.K72]+1;IF(AND([.J73]&lt;SSReset;[.K72]&gt;0);[.K7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3]+Period" office:value-type="float" office:value="342" calcext:value-type="float">
            <text:p>342</text:p>
          </table:table-cell>
          <table:table-cell table:formula="of:=[.A74]" office:value-type="float" office:value="342" calcext:value-type="float">
            <text:p>3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4]);2)" office:value-type="float" office:value="8.09" calcext:value-type="float">
            <text:p>8.09</text:p>
          </table:table-cell>
          <table:table-cell table:formula="of:=ROUND(SQRT(CalPwr/[.H74]);2)" office:value-type="float" office:value="3.71" calcext:value-type="float">
            <text:p>3.71</text:p>
          </table:table-cell>
          <table:table-cell table:formula="of:=Tfinal-(Tfinal-Tinitial)*EXP(-[.A74]/tau)" office:value-type="float" office:value="94.3770779453753" calcext:value-type="float">
            <text:p>94.377</text:p>
          </table:table-cell>
          <table:table-cell table:formula="of:=VLOOKUP([.G74];TRMapping;3) + ([.G74]-VLOOKUP([.G74];TRMapping;1))*(VLOOKUP([.G74];TRMapping;5)-VLOOKUP([.G74];TRMapping;3))/(VLOOKUP([.G74];TRMapping;4)-VLOOKUP([.G74];TRMapping;1))" office:value-type="float" office:value="2.1838583272886" calcext:value-type="float">
            <text:p>2.184</text:p>
          </table:table-cell>
          <table:table-cell table:formula="of:=SSSmooth*[.I73]+(1-SSSmooth)*([.E74]/[.F74])" office:value-type="float" office:value="2.16506434451822" calcext:value-type="float">
            <text:p>2.165</text:p>
          </table:table-cell>
          <table:table-cell table:formula="of:=[.I74]-[.I73]" office:value-type="float" office:value="0.00172540526616904" calcext:value-type="float">
            <text:p>0.00172540526616904</text:p>
          </table:table-cell>
          <table:table-cell table:formula="of:=IF([.J74]&lt;SSThresh;[.K73]+1;IF(AND([.J74]&lt;SSReset;[.K73]&gt;0);[.K7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4]+Period" office:value-type="float" office:value="344" calcext:value-type="float">
            <text:p>344</text:p>
          </table:table-cell>
          <table:table-cell table:formula="of:=[.A75]" office:value-type="float" office:value="344" calcext:value-type="float">
            <text:p>3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5]);2)" office:value-type="float" office:value="8.09" calcext:value-type="float">
            <text:p>8.09</text:p>
          </table:table-cell>
          <table:table-cell table:formula="of:=ROUND(SQRT(CalPwr/[.H75]);2)" office:value-type="float" office:value="3.71" calcext:value-type="float">
            <text:p>3.71</text:p>
          </table:table-cell>
          <table:table-cell table:formula="of:=Tfinal-(Tfinal-Tinitial)*EXP(-[.A75]/tau)" office:value-type="float" office:value="94.3941432207775" calcext:value-type="float">
            <text:p>94.394</text:p>
          </table:table-cell>
          <table:table-cell table:formula="of:=VLOOKUP([.G75];TRMapping;3) + ([.G75]-VLOOKUP([.G75];TRMapping;1))*(VLOOKUP([.G75];TRMapping;5)-VLOOKUP([.G75];TRMapping;3))/(VLOOKUP([.G75];TRMapping;4)-VLOOKUP([.G75];TRMapping;1))" office:value-type="float" office:value="2.1839759988729" calcext:value-type="float">
            <text:p>2.184</text:p>
          </table:table-cell>
          <table:table-cell table:formula="of:=SSSmooth*[.I74]+(1-SSSmooth)*([.E75]/[.F75])" office:value-type="float" office:value="2.16661720925778" calcext:value-type="float">
            <text:p>2.167</text:p>
          </table:table-cell>
          <table:table-cell table:formula="of:=[.I75]-[.I74]" office:value-type="float" office:value="0.00155286473955218" calcext:value-type="float">
            <text:p>0.00155286473955218</text:p>
          </table:table-cell>
          <table:table-cell table:formula="of:=IF([.J75]&lt;SSThresh;[.K74]+1;IF(AND([.J75]&lt;SSReset;[.K74]&gt;0);[.K7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5]+Period" office:value-type="float" office:value="346" calcext:value-type="float">
            <text:p>346</text:p>
          </table:table-cell>
          <table:table-cell table:formula="of:=[.A76]" office:value-type="float" office:value="346" calcext:value-type="float">
            <text:p>3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6]);2)" office:value-type="float" office:value="8.09" calcext:value-type="float">
            <text:p>8.09</text:p>
          </table:table-cell>
          <table:table-cell table:formula="of:=ROUND(SQRT(CalPwr/[.H76]);2)" office:value-type="float" office:value="3.71" calcext:value-type="float">
            <text:p>3.71</text:p>
          </table:table-cell>
          <table:table-cell table:formula="of:=Tfinal-(Tfinal-Tinitial)*EXP(-[.A76]/tau)" office:value-type="float" office:value="94.4107409840369" calcext:value-type="float">
            <text:p>94.411</text:p>
          </table:table-cell>
          <table:table-cell table:formula="of:=VLOOKUP([.G76];TRMapping;3) + ([.G76]-VLOOKUP([.G76];TRMapping;1))*(VLOOKUP([.G76];TRMapping;5)-VLOOKUP([.G76];TRMapping;3))/(VLOOKUP([.G76];TRMapping;4)-VLOOKUP([.G76];TRMapping;1))" office:value-type="float" office:value="2.18409044678262" calcext:value-type="float">
            <text:p>2.184</text:p>
          </table:table-cell>
          <table:table-cell table:formula="of:=SSSmooth*[.I75]+(1-SSSmooth)*([.E76]/[.F76])" office:value-type="float" office:value="2.16801478752337" calcext:value-type="float">
            <text:p>2.168</text:p>
          </table:table-cell>
          <table:table-cell table:formula="of:=[.I76]-[.I75]" office:value-type="float" office:value="0.00139757826559705" calcext:value-type="float">
            <text:p>0.00139757826559705</text:p>
          </table:table-cell>
          <table:table-cell table:formula="of:=IF([.J76]&lt;SSThresh;[.K75]+1;IF(AND([.J76]&lt;SSReset;[.K75]&gt;0);[.K7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6]+Period" office:value-type="float" office:value="348" calcext:value-type="float">
            <text:p>348</text:p>
          </table:table-cell>
          <table:table-cell table:formula="of:=[.A77]" office:value-type="float" office:value="348" calcext:value-type="float">
            <text:p>3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7]);2)" office:value-type="float" office:value="8.09" calcext:value-type="float">
            <text:p>8.09</text:p>
          </table:table-cell>
          <table:table-cell table:formula="of:=ROUND(SQRT(CalPwr/[.H77]);2)" office:value-type="float" office:value="3.71" calcext:value-type="float">
            <text:p>3.71</text:p>
          </table:table-cell>
          <table:table-cell table:formula="of:=Tfinal-(Tfinal-Tinitial)*EXP(-[.A77]/tau)" office:value-type="float" office:value="94.4268840428931" calcext:value-type="float">
            <text:p>94.427</text:p>
          </table:table-cell>
          <table:table-cell table:formula="of:=VLOOKUP([.G77];TRMapping;3) + ([.G77]-VLOOKUP([.G77];TRMapping;1))*(VLOOKUP([.G77];TRMapping;5)-VLOOKUP([.G77];TRMapping;3))/(VLOOKUP([.G77];TRMapping;4)-VLOOKUP([.G77];TRMapping;1))" office:value-type="float" office:value="2.18420175933201" calcext:value-type="float">
            <text:p>2.184</text:p>
          </table:table-cell>
          <table:table-cell table:formula="of:=SSSmooth*[.I76]+(1-SSSmooth)*([.E77]/[.F77])" office:value-type="float" office:value="2.16927260796241" calcext:value-type="float">
            <text:p>2.169</text:p>
          </table:table-cell>
          <table:table-cell table:formula="of:=[.I77]-[.I76]" office:value-type="float" office:value="0.00125782043903744" calcext:value-type="float">
            <text:p>0.00125782043903744</text:p>
          </table:table-cell>
          <table:table-cell table:formula="of:=IF([.J77]&lt;SSThresh;[.K76]+1;IF(AND([.J77]&lt;SSReset;[.K76]&gt;0);[.K7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7]+Period" office:value-type="float" office:value="350" calcext:value-type="float">
            <text:p>350</text:p>
          </table:table-cell>
          <table:table-cell table:formula="of:=[.A78]" office:value-type="float" office:value="350" calcext:value-type="float">
            <text:p>3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8]);2)" office:value-type="float" office:value="8.1" calcext:value-type="float">
            <text:p>8.1</text:p>
          </table:table-cell>
          <table:table-cell table:formula="of:=ROUND(SQRT(CalPwr/[.H78]);2)" office:value-type="float" office:value="3.71" calcext:value-type="float">
            <text:p>3.71</text:p>
          </table:table-cell>
          <table:table-cell table:formula="of:=Tfinal-(Tfinal-Tinitial)*EXP(-[.A78]/tau)" office:value-type="float" office:value="94.4425848542111" calcext:value-type="float">
            <text:p>94.443</text:p>
          </table:table-cell>
          <table:table-cell table:formula="of:=VLOOKUP([.G78];TRMapping;3) + ([.G78]-VLOOKUP([.G78];TRMapping;1))*(VLOOKUP([.G78];TRMapping;5)-VLOOKUP([.G78];TRMapping;3))/(VLOOKUP([.G78];TRMapping;4)-VLOOKUP([.G78];TRMapping;1))" office:value-type="float" office:value="2.18431002241591" calcext:value-type="float">
            <text:p>2.184</text:p>
          </table:table-cell>
          <table:table-cell table:formula="of:=SSSmooth*[.I77]+(1-SSSmooth)*([.E78]/[.F78])" office:value-type="float" office:value="2.17067418813652" calcext:value-type="float">
            <text:p>2.171</text:p>
          </table:table-cell>
          <table:table-cell table:formula="of:=[.I78]-[.I77]" office:value-type="float" office:value="0.00140158017410919" calcext:value-type="float">
            <text:p>0.00140158017410919</text:p>
          </table:table-cell>
          <table:table-cell table:formula="of:=IF([.J78]&lt;SSThresh;[.K77]+1;IF(AND([.J78]&lt;SSReset;[.K77]&gt;0);[.K7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8]+Period" office:value-type="float" office:value="352" calcext:value-type="float">
            <text:p>352</text:p>
          </table:table-cell>
          <table:table-cell table:formula="of:=[.A79]" office:value-type="float" office:value="352" calcext:value-type="float">
            <text:p>3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9]);2)" office:value-type="float" office:value="8.1" calcext:value-type="float">
            <text:p>8.1</text:p>
          </table:table-cell>
          <table:table-cell table:formula="of:=ROUND(SQRT(CalPwr/[.H79]);2)" office:value-type="float" office:value="3.71" calcext:value-type="float">
            <text:p>3.71</text:p>
          </table:table-cell>
          <table:table-cell table:formula="of:=Tfinal-(Tfinal-Tinitial)*EXP(-[.A79]/tau)" office:value-type="float" office:value="94.4578555335932" calcext:value-type="float">
            <text:p>94.458</text:p>
          </table:table-cell>
          <table:table-cell table:formula="of:=VLOOKUP([.G79];TRMapping;3) + ([.G79]-VLOOKUP([.G79];TRMapping;1))*(VLOOKUP([.G79];TRMapping;5)-VLOOKUP([.G79];TRMapping;3))/(VLOOKUP([.G79];TRMapping;4)-VLOOKUP([.G79];TRMapping;1))" office:value-type="float" office:value="2.18441531957601" calcext:value-type="float">
            <text:p>2.184</text:p>
          </table:table-cell>
          <table:table-cell table:formula="of:=SSSmooth*[.I78]+(1-SSSmooth)*([.E79]/[.F79])" office:value-type="float" office:value="2.17193561029322" calcext:value-type="float">
            <text:p>2.172</text:p>
          </table:table-cell>
          <table:table-cell table:formula="of:=[.I79]-[.I78]" office:value-type="float" office:value="0.00126142215669844" calcext:value-type="float">
            <text:p>0.00126142215669844</text:p>
          </table:table-cell>
          <table:table-cell table:formula="of:=IF([.J79]&lt;SSThresh;[.K78]+1;IF(AND([.J79]&lt;SSReset;[.K78]&gt;0);[.K7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9]+Period" office:value-type="float" office:value="354" calcext:value-type="float">
            <text:p>354</text:p>
          </table:table-cell>
          <table:table-cell table:formula="of:=[.A80]" office:value-type="float" office:value="354" calcext:value-type="float">
            <text:p>3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0]);2)" office:value-type="float" office:value="8.1" calcext:value-type="float">
            <text:p>8.1</text:p>
          </table:table-cell>
          <table:table-cell table:formula="of:=ROUND(SQRT(CalPwr/[.H80]);2)" office:value-type="float" office:value="3.71" calcext:value-type="float">
            <text:p>3.71</text:p>
          </table:table-cell>
          <table:table-cell table:formula="of:=Tfinal-(Tfinal-Tinitial)*EXP(-[.A80]/tau)" office:value-type="float" office:value="94.4727078647289" calcext:value-type="float">
            <text:p>94.473</text:p>
          </table:table-cell>
          <table:table-cell table:formula="of:=VLOOKUP([.G80];TRMapping;3) + ([.G80]-VLOOKUP([.G80];TRMapping;1))*(VLOOKUP([.G80];TRMapping;5)-VLOOKUP([.G80];TRMapping;3))/(VLOOKUP([.G80];TRMapping;4)-VLOOKUP([.G80];TRMapping;1))" office:value-type="float" office:value="2.18451773206536" calcext:value-type="float">
            <text:p>2.185</text:p>
          </table:table-cell>
          <table:table-cell table:formula="of:=SSSmooth*[.I79]+(1-SSSmooth)*([.E80]/[.F80])" office:value-type="float" office:value="2.17307089023425" calcext:value-type="float">
            <text:p>2.173</text:p>
          </table:table-cell>
          <table:table-cell table:formula="of:=[.I80]-[.I79]" office:value-type="float" office:value="0.00113527994102869" calcext:value-type="float">
            <text:p>0.00113527994102869</text:p>
          </table:table-cell>
          <table:table-cell table:formula="of:=IF([.J80]&lt;SSThresh;[.K79]+1;IF(AND([.J80]&lt;SSReset;[.K79]&gt;0);[.K7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0]+Period" office:value-type="float" office:value="356" calcext:value-type="float">
            <text:p>356</text:p>
          </table:table-cell>
          <table:table-cell table:formula="of:=[.A81]" office:value-type="float" office:value="356" calcext:value-type="float">
            <text:p>3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1]);2)" office:value-type="float" office:value="8.1" calcext:value-type="float">
            <text:p>8.1</text:p>
          </table:table-cell>
          <table:table-cell table:formula="of:=ROUND(SQRT(CalPwr/[.H81]);2)" office:value-type="float" office:value="3.71" calcext:value-type="float">
            <text:p>3.71</text:p>
          </table:table-cell>
          <table:table-cell table:formula="of:=Tfinal-(Tfinal-Tinitial)*EXP(-[.A81]/tau)" office:value-type="float" office:value="94.4871533084871" calcext:value-type="float">
            <text:p>94.487</text:p>
          </table:table-cell>
          <table:table-cell table:formula="of:=VLOOKUP([.G81];TRMapping;3) + ([.G81]-VLOOKUP([.G81];TRMapping;1))*(VLOOKUP([.G81];TRMapping;5)-VLOOKUP([.G81];TRMapping;3))/(VLOOKUP([.G81];TRMapping;4)-VLOOKUP([.G81];TRMapping;1))" office:value-type="float" office:value="2.18461733891101" calcext:value-type="float">
            <text:p>2.185</text:p>
          </table:table-cell>
          <table:table-cell table:formula="of:=SSSmooth*[.I80]+(1-SSSmooth)*([.E81]/[.F81])" office:value-type="float" office:value="2.17409264218117" calcext:value-type="float">
            <text:p>2.174</text:p>
          </table:table-cell>
          <table:table-cell table:formula="of:=[.I81]-[.I80]" office:value-type="float" office:value="0.00102175194692578" calcext:value-type="float">
            <text:p>0.00102175194692578</text:p>
          </table:table-cell>
          <table:table-cell table:formula="of:=IF([.J81]&lt;SSThresh;[.K80]+1;IF(AND([.J81]&lt;SSReset;[.K80]&gt;0);[.K8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1]+Period" office:value-type="float" office:value="358" calcext:value-type="float">
            <text:p>358</text:p>
          </table:table-cell>
          <table:table-cell table:formula="of:=[.A82]" office:value-type="float" office:value="358" calcext:value-type="float">
            <text:p>3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2]);2)" office:value-type="float" office:value="8.1" calcext:value-type="float">
            <text:p>8.1</text:p>
          </table:table-cell>
          <table:table-cell table:formula="of:=ROUND(SQRT(CalPwr/[.H82]);2)" office:value-type="float" office:value="3.71" calcext:value-type="float">
            <text:p>3.71</text:p>
          </table:table-cell>
          <table:table-cell table:formula="of:=Tfinal-(Tfinal-Tinitial)*EXP(-[.A82]/tau)" office:value-type="float" office:value="94.5012030117602" calcext:value-type="float">
            <text:p>94.501</text:p>
          </table:table-cell>
          <table:table-cell table:formula="of:=VLOOKUP([.G82];TRMapping;3) + ([.G82]-VLOOKUP([.G82];TRMapping;1))*(VLOOKUP([.G82];TRMapping;5)-VLOOKUP([.G82];TRMapping;3))/(VLOOKUP([.G82];TRMapping;4)-VLOOKUP([.G82];TRMapping;1))" office:value-type="float" office:value="2.18471421697504" calcext:value-type="float">
            <text:p>2.185</text:p>
          </table:table-cell>
          <table:table-cell table:formula="of:=SSSmooth*[.I81]+(1-SSSmooth)*([.E82]/[.F82])" office:value-type="float" office:value="2.17501221893341" calcext:value-type="float">
            <text:p>2.175</text:p>
          </table:table-cell>
          <table:table-cell table:formula="of:=[.I82]-[.I81]" office:value-type="float" office:value="0.000919576752233198" calcext:value-type="float">
            <text:p>0.000919576752233198</text:p>
          </table:table-cell>
          <table:table-cell table:formula="of:=IF([.J82]&lt;SSThresh;[.K81]+1;IF(AND([.J82]&lt;SSReset;[.K81]&gt;0);[.K8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2]+Period" office:value-type="float" office:value="360" calcext:value-type="float">
            <text:p>360</text:p>
          </table:table-cell>
          <table:table-cell table:formula="of:=[.A83]" office:value-type="float" office:value="360" calcext:value-type="float">
            <text:p>3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3]);2)" office:value-type="float" office:value="8.1" calcext:value-type="float">
            <text:p>8.1</text:p>
          </table:table-cell>
          <table:table-cell table:formula="of:=ROUND(SQRT(CalPwr/[.H83]);2)" office:value-type="float" office:value="3.71" calcext:value-type="float">
            <text:p>3.71</text:p>
          </table:table-cell>
          <table:table-cell table:formula="of:=Tfinal-(Tfinal-Tinitial)*EXP(-[.A83]/tau)" office:value-type="float" office:value="94.5148678160658" calcext:value-type="float">
            <text:p>94.515</text:p>
          </table:table-cell>
          <table:table-cell table:formula="of:=VLOOKUP([.G83];TRMapping;3) + ([.G83]-VLOOKUP([.G83];TRMapping;1))*(VLOOKUP([.G83];TRMapping;5)-VLOOKUP([.G83];TRMapping;3))/(VLOOKUP([.G83];TRMapping;4)-VLOOKUP([.G83];TRMapping;1))" office:value-type="float" office:value="2.18480844101385" calcext:value-type="float">
            <text:p>2.185</text:p>
          </table:table-cell>
          <table:table-cell table:formula="of:=SSSmooth*[.I82]+(1-SSSmooth)*([.E83]/[.F83])" office:value-type="float" office:value="2.17583983801042" calcext:value-type="float">
            <text:p>2.176</text:p>
          </table:table-cell>
          <table:table-cell table:formula="of:=[.I83]-[.I82]" office:value-type="float" office:value="0.000827619077009789" calcext:value-type="float">
            <text:p>0.000827619077009789</text:p>
          </table:table-cell>
          <table:table-cell table:formula="of:=IF([.J83]&lt;SSThresh;[.K82]+1;IF(AND([.J83]&lt;SSReset;[.K82]&gt;0);[.K8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3]+Period" office:value-type="float" office:value="362" calcext:value-type="float">
            <text:p>362</text:p>
          </table:table-cell>
          <table:table-cell table:formula="of:=[.A84]" office:value-type="float" office:value="362" calcext:value-type="float">
            <text:p>3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4]);2)" office:value-type="float" office:value="8.1" calcext:value-type="float">
            <text:p>8.1</text:p>
          </table:table-cell>
          <table:table-cell table:formula="of:=ROUND(SQRT(CalPwr/[.H84]);2)" office:value-type="float" office:value="3.71" calcext:value-type="float">
            <text:p>3.71</text:p>
          </table:table-cell>
          <table:table-cell table:formula="of:=Tfinal-(Tfinal-Tinitial)*EXP(-[.A84]/tau)" office:value-type="float" office:value="94.5281582659124" calcext:value-type="float">
            <text:p>94.528</text:p>
          </table:table-cell>
          <table:table-cell table:formula="of:=VLOOKUP([.G84];TRMapping;3) + ([.G84]-VLOOKUP([.G84];TRMapping;1))*(VLOOKUP([.G84];TRMapping;5)-VLOOKUP([.G84];TRMapping;3))/(VLOOKUP([.G84];TRMapping;4)-VLOOKUP([.G84];TRMapping;1))" office:value-type="float" office:value="2.18490008373584" calcext:value-type="float">
            <text:p>2.185</text:p>
          </table:table-cell>
          <table:table-cell table:formula="of:=SSSmooth*[.I83]+(1-SSSmooth)*([.E84]/[.F84])" office:value-type="float" office:value="2.17658469517973" calcext:value-type="float">
            <text:p>2.177</text:p>
          </table:table-cell>
          <table:table-cell table:formula="of:=[.I84]-[.I83]" office:value-type="float" office:value="0.000744857169308943" calcext:value-type="float">
            <text:p>0.000744857169308943</text:p>
          </table:table-cell>
          <table:table-cell table:formula="of:=IF([.J84]&lt;SSThresh;[.K83]+1;IF(AND([.J84]&lt;SSReset;[.K83]&gt;0);[.K8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4]+Period" office:value-type="float" office:value="364" calcext:value-type="float">
            <text:p>364</text:p>
          </table:table-cell>
          <table:table-cell table:formula="of:=[.A85]" office:value-type="float" office:value="364" calcext:value-type="float">
            <text:p>3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5]);2)" office:value-type="float" office:value="8.1" calcext:value-type="float">
            <text:p>8.1</text:p>
          </table:table-cell>
          <table:table-cell table:formula="of:=ROUND(SQRT(CalPwr/[.H85]);2)" office:value-type="float" office:value="3.71" calcext:value-type="float">
            <text:p>3.71</text:p>
          </table:table-cell>
          <table:table-cell table:formula="of:=Tfinal-(Tfinal-Tinitial)*EXP(-[.A85]/tau)" office:value-type="float" office:value="94.5410846169361" calcext:value-type="float">
            <text:p>94.541</text:p>
          </table:table-cell>
          <table:table-cell table:formula="of:=VLOOKUP([.G85];TRMapping;3) + ([.G85]-VLOOKUP([.G85];TRMapping;1))*(VLOOKUP([.G85];TRMapping;5)-VLOOKUP([.G85];TRMapping;3))/(VLOOKUP([.G85];TRMapping;4)-VLOOKUP([.G85];TRMapping;1))" office:value-type="float" office:value="2.18498921585756" calcext:value-type="float">
            <text:p>2.185</text:p>
          </table:table-cell>
          <table:table-cell table:formula="of:=SSSmooth*[.I84]+(1-SSSmooth)*([.E85]/[.F85])" office:value-type="float" office:value="2.1772550666321" calcext:value-type="float">
            <text:p>2.177</text:p>
          </table:table-cell>
          <table:table-cell table:formula="of:=[.I85]-[.I84]" office:value-type="float" office:value="0.000670371452378138" calcext:value-type="float">
            <text:p>0.000670371452378138</text:p>
          </table:table-cell>
          <table:table-cell table:formula="of:=IF([.J85]&lt;SSThresh;[.K84]+1;IF(AND([.J85]&lt;SSReset;[.K84]&gt;0);[.K8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5]+Period" office:value-type="float" office:value="366" calcext:value-type="float">
            <text:p>366</text:p>
          </table:table-cell>
          <table:table-cell table:formula="of:=[.A86]" office:value-type="float" office:value="366" calcext:value-type="float">
            <text:p>3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6]);2)" office:value-type="float" office:value="8.1" calcext:value-type="float">
            <text:p>8.1</text:p>
          </table:table-cell>
          <table:table-cell table:formula="of:=ROUND(SQRT(CalPwr/[.H86]);2)" office:value-type="float" office:value="3.71" calcext:value-type="float">
            <text:p>3.71</text:p>
          </table:table-cell>
          <table:table-cell table:formula="of:=Tfinal-(Tfinal-Tinitial)*EXP(-[.A86]/tau)" office:value-type="float" office:value="94.5536568438145" calcext:value-type="float">
            <text:p>94.554</text:p>
          </table:table-cell>
          <table:table-cell table:formula="of:=VLOOKUP([.G86];TRMapping;3) + ([.G86]-VLOOKUP([.G86];TRMapping;1))*(VLOOKUP([.G86];TRMapping;5)-VLOOKUP([.G86];TRMapping;3))/(VLOOKUP([.G86];TRMapping;4)-VLOOKUP([.G86];TRMapping;1))" office:value-type="float" office:value="2.18507590615819" calcext:value-type="float">
            <text:p>2.185</text:p>
          </table:table-cell>
          <table:table-cell table:formula="of:=SSSmooth*[.I85]+(1-SSSmooth)*([.E86]/[.F86])" office:value-type="float" office:value="2.17785840093924" calcext:value-type="float">
            <text:p>2.178</text:p>
          </table:table-cell>
          <table:table-cell table:formula="of:=[.I86]-[.I85]" office:value-type="float" office:value="0.000603334307140102" calcext:value-type="float">
            <text:p>0.000603334307140102</text:p>
          </table:table-cell>
          <table:table-cell table:formula="of:=IF([.J86]&lt;SSThresh;[.K85]+1;IF(AND([.J86]&lt;SSReset;[.K85]&gt;0);[.K8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6]+Period" office:value-type="float" office:value="368" calcext:value-type="float">
            <text:p>368</text:p>
          </table:table-cell>
          <table:table-cell table:formula="of:=[.A87]" office:value-type="float" office:value="368" calcext:value-type="float">
            <text:p>3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7]);2)" office:value-type="float" office:value="8.1" calcext:value-type="float">
            <text:p>8.1</text:p>
          </table:table-cell>
          <table:table-cell table:formula="of:=ROUND(SQRT(CalPwr/[.H87]);2)" office:value-type="float" office:value="3.71" calcext:value-type="float">
            <text:p>3.71</text:p>
          </table:table-cell>
          <table:table-cell table:formula="of:=Tfinal-(Tfinal-Tinitial)*EXP(-[.A87]/tau)" office:value-type="float" office:value="94.5658846479637" calcext:value-type="float">
            <text:p>94.566</text:p>
          </table:table-cell>
          <table:table-cell table:formula="of:=VLOOKUP([.G87];TRMapping;3) + ([.G87]-VLOOKUP([.G87];TRMapping;1))*(VLOOKUP([.G87];TRMapping;5)-VLOOKUP([.G87];TRMapping;3))/(VLOOKUP([.G87];TRMapping;4)-VLOOKUP([.G87];TRMapping;1))" office:value-type="float" office:value="2.1851602215327" calcext:value-type="float">
            <text:p>2.185</text:p>
          </table:table-cell>
          <table:table-cell table:formula="of:=SSSmooth*[.I86]+(1-SSSmooth)*([.E87]/[.F87])" office:value-type="float" office:value="2.17840140181567" calcext:value-type="float">
            <text:p>2.178</text:p>
          </table:table-cell>
          <table:table-cell table:formula="of:=[.I87]-[.I86]" office:value-type="float" office:value="0.000543000876426003" calcext:value-type="float">
            <text:p>0.000543000876426003</text:p>
          </table:table-cell>
          <table:table-cell table:formula="of:=IF([.J87]&lt;SSThresh;[.K86]+1;IF(AND([.J87]&lt;SSReset;[.K86]&gt;0);[.K8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7]+Period" office:value-type="float" office:value="370" calcext:value-type="float">
            <text:p>370</text:p>
          </table:table-cell>
          <table:table-cell table:formula="of:=[.A88]" office:value-type="float" office:value="370" calcext:value-type="float">
            <text:p>3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8]);2)" office:value-type="float" office:value="8.1" calcext:value-type="float">
            <text:p>8.1</text:p>
          </table:table-cell>
          <table:table-cell table:formula="of:=ROUND(SQRT(CalPwr/[.H88]);2)" office:value-type="float" office:value="3.71" calcext:value-type="float">
            <text:p>3.71</text:p>
          </table:table-cell>
          <table:table-cell table:formula="of:=Tfinal-(Tfinal-Tinitial)*EXP(-[.A88]/tau)" office:value-type="float" office:value="94.5777774650246" calcext:value-type="float">
            <text:p>94.578</text:p>
          </table:table-cell>
          <table:table-cell table:formula="of:=VLOOKUP([.G88];TRMapping;3) + ([.G88]-VLOOKUP([.G88];TRMapping;1))*(VLOOKUP([.G88];TRMapping;5)-VLOOKUP([.G88];TRMapping;3))/(VLOOKUP([.G88];TRMapping;4)-VLOOKUP([.G88];TRMapping;1))" office:value-type="float" office:value="2.18524222704345" calcext:value-type="float">
            <text:p>2.185</text:p>
          </table:table-cell>
          <table:table-cell table:formula="of:=SSSmooth*[.I87]+(1-SSSmooth)*([.E88]/[.F88])" office:value-type="float" office:value="2.17889010260445" calcext:value-type="float">
            <text:p>2.179</text:p>
          </table:table-cell>
          <table:table-cell table:formula="of:=[.I88]-[.I87]" office:value-type="float" office:value="0.000488700788783714" calcext:value-type="float">
            <text:p>0.000488700788783714</text:p>
          </table:table-cell>
          <table:table-cell table:formula="of:=IF([.J88]&lt;SSThresh;[.K87]+1;IF(AND([.J88]&lt;SSReset;[.K87]&gt;0);[.K8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8]+Period" office:value-type="float" office:value="372" calcext:value-type="float">
            <text:p>372</text:p>
          </table:table-cell>
          <table:table-cell table:formula="of:=[.A89]" office:value-type="float" office:value="372" calcext:value-type="float">
            <text:p>3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9]);2)" office:value-type="float" office:value="8.1" calcext:value-type="float">
            <text:p>8.1</text:p>
          </table:table-cell>
          <table:table-cell table:formula="of:=ROUND(SQRT(CalPwr/[.H89]);2)" office:value-type="float" office:value="3.71" calcext:value-type="float">
            <text:p>3.71</text:p>
          </table:table-cell>
          <table:table-cell table:formula="of:=Tfinal-(Tfinal-Tinitial)*EXP(-[.A89]/tau)" office:value-type="float" office:value="94.5893444721435" calcext:value-type="float">
            <text:p>94.589</text:p>
          </table:table-cell>
          <table:table-cell table:formula="of:=VLOOKUP([.G89];TRMapping;3) + ([.G89]-VLOOKUP([.G89];TRMapping;1))*(VLOOKUP([.G89];TRMapping;5)-VLOOKUP([.G89];TRMapping;3))/(VLOOKUP([.G89];TRMapping;4)-VLOOKUP([.G89];TRMapping;1))" office:value-type="float" office:value="2.18532198597035" calcext:value-type="float">
            <text:p>2.185</text:p>
          </table:table-cell>
          <table:table-cell table:formula="of:=SSSmooth*[.I88]+(1-SSSmooth)*([.E89]/[.F89])" office:value-type="float" office:value="2.17932993331436" calcext:value-type="float">
            <text:p>2.179</text:p>
          </table:table-cell>
          <table:table-cell table:formula="of:=[.I89]-[.I88]" office:value-type="float" office:value="0.000439830709904943" calcext:value-type="float">
            <text:p>0.000439830709904943</text:p>
          </table:table-cell>
          <table:table-cell table:formula="of:=IF([.J89]&lt;SSThresh;[.K88]+1;IF(AND([.J89]&lt;SSReset;[.K88]&gt;0);[.K8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9]+Period" office:value-type="float" office:value="374" calcext:value-type="float">
            <text:p>374</text:p>
          </table:table-cell>
          <table:table-cell table:formula="of:=[.A90]" office:value-type="float" office:value="374" calcext:value-type="float">
            <text:p>3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0]);2)" office:value-type="float" office:value="8.1" calcext:value-type="float">
            <text:p>8.1</text:p>
          </table:table-cell>
          <table:table-cell table:formula="of:=ROUND(SQRT(CalPwr/[.H90]);2)" office:value-type="float" office:value="3.71" calcext:value-type="float">
            <text:p>3.71</text:p>
          </table:table-cell>
          <table:table-cell table:formula="of:=Tfinal-(Tfinal-Tinitial)*EXP(-[.A90]/tau)" office:value-type="float" office:value="94.6005945950542" calcext:value-type="float">
            <text:p>94.601</text:p>
          </table:table-cell>
          <table:table-cell table:formula="of:=VLOOKUP([.G90];TRMapping;3) + ([.G90]-VLOOKUP([.G90];TRMapping;1))*(VLOOKUP([.G90];TRMapping;5)-VLOOKUP([.G90];TRMapping;3))/(VLOOKUP([.G90];TRMapping;4)-VLOOKUP([.G90];TRMapping;1))" office:value-type="float" office:value="2.18539955985974" calcext:value-type="float">
            <text:p>2.185</text:p>
          </table:table-cell>
          <table:table-cell table:formula="of:=SSSmooth*[.I89]+(1-SSSmooth)*([.E90]/[.F90])" office:value-type="float" office:value="2.17972578095327" calcext:value-type="float">
            <text:p>2.180</text:p>
          </table:table-cell>
          <table:table-cell table:formula="of:=[.I90]-[.I89]" office:value-type="float" office:value="0.000395847638914759" calcext:value-type="float">
            <text:p>0.000395847638914759</text:p>
          </table:table-cell>
          <table:table-cell table:formula="of:=IF([.J90]&lt;SSThresh;[.K89]+1;IF(AND([.J90]&lt;SSReset;[.K89]&gt;0);[.K8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0]+Period" office:value-type="float" office:value="376" calcext:value-type="float">
            <text:p>376</text:p>
          </table:table-cell>
          <table:table-cell table:formula="of:=[.A91]" office:value-type="float" office:value="376" calcext:value-type="float">
            <text:p>3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1]);2)" office:value-type="float" office:value="8.1" calcext:value-type="float">
            <text:p>8.1</text:p>
          </table:table-cell>
          <table:table-cell table:formula="of:=ROUND(SQRT(CalPwr/[.H91]);2)" office:value-type="float" office:value="3.7" calcext:value-type="float">
            <text:p>3.7</text:p>
          </table:table-cell>
          <table:table-cell table:formula="of:=Tfinal-(Tfinal-Tinitial)*EXP(-[.A91]/tau)" office:value-type="float" office:value="94.6115365149652" calcext:value-type="float">
            <text:p>94.612</text:p>
          </table:table-cell>
          <table:table-cell table:formula="of:=VLOOKUP([.G91];TRMapping;3) + ([.G91]-VLOOKUP([.G91];TRMapping;1))*(VLOOKUP([.G91];TRMapping;5)-VLOOKUP([.G91];TRMapping;3))/(VLOOKUP([.G91];TRMapping;4)-VLOOKUP([.G91];TRMapping;1))" office:value-type="float" office:value="2.18547500857187" calcext:value-type="float">
            <text:p>2.185</text:p>
          </table:table-cell>
          <table:table-cell table:formula="of:=SSSmooth*[.I90]+(1-SSSmooth)*([.E91]/[.F91])" office:value-type="float" office:value="2.18067212177686" calcext:value-type="float">
            <text:p>2.181</text:p>
          </table:table-cell>
          <table:table-cell table:formula="of:=[.I91]-[.I90]" office:value-type="float" office:value="0.000946340823591463" calcext:value-type="float">
            <text:p>0.000946340823591463</text:p>
          </table:table-cell>
          <table:table-cell table:formula="of:=IF([.J91]&lt;SSThresh;[.K90]+1;IF(AND([.J91]&lt;SSReset;[.K90]&gt;0);[.K9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1]+Period" office:value-type="float" office:value="378" calcext:value-type="float">
            <text:p>378</text:p>
          </table:table-cell>
          <table:table-cell table:formula="of:=[.A92]" office:value-type="float" office:value="378" calcext:value-type="float">
            <text:p>3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2]);2)" office:value-type="float" office:value="8.1" calcext:value-type="float">
            <text:p>8.1</text:p>
          </table:table-cell>
          <table:table-cell table:formula="of:=ROUND(SQRT(CalPwr/[.H92]);2)" office:value-type="float" office:value="3.7" calcext:value-type="float">
            <text:p>3.7</text:p>
          </table:table-cell>
          <table:table-cell table:formula="of:=Tfinal-(Tfinal-Tinitial)*EXP(-[.A92]/tau)" office:value-type="float" office:value="94.6221786752589" calcext:value-type="float">
            <text:p>94.622</text:p>
          </table:table-cell>
          <table:table-cell table:formula="of:=VLOOKUP([.G92];TRMapping;3) + ([.G92]-VLOOKUP([.G92];TRMapping;1))*(VLOOKUP([.G92];TRMapping;5)-VLOOKUP([.G92];TRMapping;3))/(VLOOKUP([.G92];TRMapping;4)-VLOOKUP([.G92];TRMapping;1))" office:value-type="float" office:value="2.18554839032708" calcext:value-type="float">
            <text:p>2.186</text:p>
          </table:table-cell>
          <table:table-cell table:formula="of:=SSSmooth*[.I91]+(1-SSSmooth)*([.E92]/[.F92])" office:value-type="float" office:value="2.1815238285181" calcext:value-type="float">
            <text:p>2.182</text:p>
          </table:table-cell>
          <table:table-cell table:formula="of:=[.I92]-[.I91]" office:value-type="float" office:value="0.000851706741232583" calcext:value-type="float">
            <text:p>0.000851706741232583</text:p>
          </table:table-cell>
          <table:table-cell table:formula="of:=IF([.J92]&lt;SSThresh;[.K91]+1;IF(AND([.J92]&lt;SSReset;[.K91]&gt;0);[.K9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2]+Period" office:value-type="float" office:value="380" calcext:value-type="float">
            <text:p>380</text:p>
          </table:table-cell>
          <table:table-cell table:formula="of:=[.A93]" office:value-type="float" office:value="380" calcext:value-type="float">
            <text:p>3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3]);2)" office:value-type="float" office:value="8.1" calcext:value-type="float">
            <text:p>8.1</text:p>
          </table:table-cell>
          <table:table-cell table:formula="of:=ROUND(SQRT(CalPwr/[.H93]);2)" office:value-type="float" office:value="3.7" calcext:value-type="float">
            <text:p>3.7</text:p>
          </table:table-cell>
          <table:table-cell table:formula="of:=Tfinal-(Tfinal-Tinitial)*EXP(-[.A93]/tau)" office:value-type="float" office:value="94.6325292880068" calcext:value-type="float">
            <text:p>94.633</text:p>
          </table:table-cell>
          <table:table-cell table:formula="of:=VLOOKUP([.G93];TRMapping;3) + ([.G93]-VLOOKUP([.G93];TRMapping;1))*(VLOOKUP([.G93];TRMapping;5)-VLOOKUP([.G93];TRMapping;3))/(VLOOKUP([.G93];TRMapping;4)-VLOOKUP([.G93];TRMapping;1))" office:value-type="float" office:value="2.18561976175073" calcext:value-type="float">
            <text:p>2.186</text:p>
          </table:table-cell>
          <table:table-cell table:formula="of:=SSSmooth*[.I92]+(1-SSSmooth)*([.E93]/[.F93])" office:value-type="float" office:value="2.18229036458521" calcext:value-type="float">
            <text:p>2.182</text:p>
          </table:table-cell>
          <table:table-cell table:formula="of:=[.I93]-[.I92]" office:value-type="float" office:value="0.000766536067108969" calcext:value-type="float">
            <text:p>0.000766536067108969</text:p>
          </table:table-cell>
          <table:table-cell table:formula="of:=IF([.J93]&lt;SSThresh;[.K92]+1;IF(AND([.J93]&lt;SSReset;[.K92]&gt;0);[.K9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3]+Period" office:value-type="float" office:value="382" calcext:value-type="float">
            <text:p>382</text:p>
          </table:table-cell>
          <table:table-cell table:formula="of:=[.A94]" office:value-type="float" office:value="382" calcext:value-type="float">
            <text:p>38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4]);2)" office:value-type="float" office:value="8.1" calcext:value-type="float">
            <text:p>8.1</text:p>
          </table:table-cell>
          <table:table-cell table:formula="of:=ROUND(SQRT(CalPwr/[.H94]);2)" office:value-type="float" office:value="3.7" calcext:value-type="float">
            <text:p>3.7</text:p>
          </table:table-cell>
          <table:table-cell table:formula="of:=Tfinal-(Tfinal-Tinitial)*EXP(-[.A94]/tau)" office:value-type="float" office:value="94.6425963403063" calcext:value-type="float">
            <text:p>94.643</text:p>
          </table:table-cell>
          <table:table-cell table:formula="of:=VLOOKUP([.G94];TRMapping;3) + ([.G94]-VLOOKUP([.G94];TRMapping;1))*(VLOOKUP([.G94];TRMapping;5)-VLOOKUP([.G94];TRMapping;3))/(VLOOKUP([.G94];TRMapping;4)-VLOOKUP([.G94];TRMapping;1))" office:value-type="float" office:value="2.18568917791692" calcext:value-type="float">
            <text:p>2.186</text:p>
          </table:table-cell>
          <table:table-cell table:formula="of:=SSSmooth*[.I93]+(1-SSSmooth)*([.E94]/[.F94])" office:value-type="float" office:value="2.1829802470456" calcext:value-type="float">
            <text:p>2.183</text:p>
          </table:table-cell>
          <table:table-cell table:formula="of:=[.I94]-[.I93]" office:value-type="float" office:value="0.000689882460398028" calcext:value-type="float">
            <text:p>0.000689882460398028</text:p>
          </table:table-cell>
          <table:table-cell table:formula="of:=IF([.J94]&lt;SSThresh;[.K93]+1;IF(AND([.J94]&lt;SSReset;[.K93]&gt;0);[.K9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4]+Period" office:value-type="float" office:value="384" calcext:value-type="float">
            <text:p>384</text:p>
          </table:table-cell>
          <table:table-cell table:formula="of:=[.A95]" office:value-type="float" office:value="384" calcext:value-type="float">
            <text:p>38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5]);2)" office:value-type="float" office:value="8.1" calcext:value-type="float">
            <text:p>8.1</text:p>
          </table:table-cell>
          <table:table-cell table:formula="of:=ROUND(SQRT(CalPwr/[.H95]);2)" office:value-type="float" office:value="3.7" calcext:value-type="float">
            <text:p>3.7</text:p>
          </table:table-cell>
          <table:table-cell table:formula="of:=Tfinal-(Tfinal-Tinitial)*EXP(-[.A95]/tau)" office:value-type="float" office:value="94.6523876004441" calcext:value-type="float">
            <text:p>94.652</text:p>
          </table:table-cell>
          <table:table-cell table:formula="of:=VLOOKUP([.G95];TRMapping;3) + ([.G95]-VLOOKUP([.G95];TRMapping;1))*(VLOOKUP([.G95];TRMapping;5)-VLOOKUP([.G95];TRMapping;3))/(VLOOKUP([.G95];TRMapping;4)-VLOOKUP([.G95];TRMapping;1))" office:value-type="float" office:value="2.18575669239093" calcext:value-type="float">
            <text:p>2.186</text:p>
          </table:table-cell>
          <table:table-cell table:formula="of:=SSSmooth*[.I94]+(1-SSSmooth)*([.E95]/[.F95])" office:value-type="float" office:value="2.18360114125996" calcext:value-type="float">
            <text:p>2.184</text:p>
          </table:table-cell>
          <table:table-cell table:formula="of:=[.I95]-[.I94]" office:value-type="float" office:value="0.000620894214358625" calcext:value-type="float">
            <text:p>0.000620894214358625</text:p>
          </table:table-cell>
          <table:table-cell table:formula="of:=IF([.J95]&lt;SSThresh;[.K94]+1;IF(AND([.J95]&lt;SSReset;[.K94]&gt;0);[.K9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5]+Period" office:value-type="float" office:value="386" calcext:value-type="float">
            <text:p>386</text:p>
          </table:table-cell>
          <table:table-cell table:formula="of:=[.A96]" office:value-type="float" office:value="386" calcext:value-type="float">
            <text:p>38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6]);2)" office:value-type="float" office:value="8.1" calcext:value-type="float">
            <text:p>8.1</text:p>
          </table:table-cell>
          <table:table-cell table:formula="of:=ROUND(SQRT(CalPwr/[.H96]);2)" office:value-type="float" office:value="3.7" calcext:value-type="float">
            <text:p>3.7</text:p>
          </table:table-cell>
          <table:table-cell table:formula="of:=Tfinal-(Tfinal-Tinitial)*EXP(-[.A96]/tau)" office:value-type="float" office:value="94.6619106238908" calcext:value-type="float">
            <text:p>94.662</text:p>
          </table:table-cell>
          <table:table-cell table:formula="of:=VLOOKUP([.G96];TRMapping;3) + ([.G96]-VLOOKUP([.G96];TRMapping;1))*(VLOOKUP([.G96];TRMapping;5)-VLOOKUP([.G96];TRMapping;3))/(VLOOKUP([.G96];TRMapping;4)-VLOOKUP([.G96];TRMapping;1))" office:value-type="float" office:value="2.18582235727063" calcext:value-type="float">
            <text:p>2.186</text:p>
          </table:table-cell>
          <table:table-cell table:formula="of:=SSSmooth*[.I95]+(1-SSSmooth)*([.E96]/[.F96])" office:value-type="float" office:value="2.18415994605289" calcext:value-type="float">
            <text:p>2.184</text:p>
          </table:table-cell>
          <table:table-cell table:formula="of:=[.I96]-[.I95]" office:value-type="float" office:value="0.000558804792922363" calcext:value-type="float">
            <text:p>0.000558804792922363</text:p>
          </table:table-cell>
          <table:table-cell table:formula="of:=IF([.J96]&lt;SSThresh;[.K95]+1;IF(AND([.J96]&lt;SSReset;[.K95]&gt;0);[.K9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6]+Period" office:value-type="float" office:value="388" calcext:value-type="float">
            <text:p>388</text:p>
          </table:table-cell>
          <table:table-cell table:formula="of:=[.A97]" office:value-type="float" office:value="388" calcext:value-type="float">
            <text:p>38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7]);2)" office:value-type="float" office:value="8.1" calcext:value-type="float">
            <text:p>8.1</text:p>
          </table:table-cell>
          <table:table-cell table:formula="of:=ROUND(SQRT(CalPwr/[.H97]);2)" office:value-type="float" office:value="3.7" calcext:value-type="float">
            <text:p>3.7</text:p>
          </table:table-cell>
          <table:table-cell table:formula="of:=Tfinal-(Tfinal-Tinitial)*EXP(-[.A97]/tau)" office:value-type="float" office:value="94.6711727591307" calcext:value-type="float">
            <text:p>94.671</text:p>
          </table:table-cell>
          <table:table-cell table:formula="of:=VLOOKUP([.G97];TRMapping;3) + ([.G97]-VLOOKUP([.G97];TRMapping;1))*(VLOOKUP([.G97];TRMapping;5)-VLOOKUP([.G97];TRMapping;3))/(VLOOKUP([.G97];TRMapping;4)-VLOOKUP([.G97];TRMapping;1))" office:value-type="float" office:value="2.18588622322661" calcext:value-type="float">
            <text:p>2.186</text:p>
          </table:table-cell>
          <table:table-cell table:formula="of:=SSSmooth*[.I96]+(1-SSSmooth)*([.E97]/[.F97])" office:value-type="float" office:value="2.18466287036652" calcext:value-type="float">
            <text:p>2.185</text:p>
          </table:table-cell>
          <table:table-cell table:formula="of:=[.I97]-[.I96]" office:value-type="float" office:value="0.000502924313630526" calcext:value-type="float">
            <text:p>0.000502924313630526</text:p>
          </table:table-cell>
          <table:table-cell table:formula="of:=IF([.J97]&lt;SSThresh;[.K96]+1;IF(AND([.J97]&lt;SSReset;[.K96]&gt;0);[.K9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7]+Period" office:value-type="float" office:value="390" calcext:value-type="float">
            <text:p>390</text:p>
          </table:table-cell>
          <table:table-cell table:formula="of:=[.A98]" office:value-type="float" office:value="390" calcext:value-type="float">
            <text:p>39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8]);2)" office:value-type="float" office:value="8.1" calcext:value-type="float">
            <text:p>8.1</text:p>
          </table:table-cell>
          <table:table-cell table:formula="of:=ROUND(SQRT(CalPwr/[.H98]);2)" office:value-type="float" office:value="3.7" calcext:value-type="float">
            <text:p>3.7</text:p>
          </table:table-cell>
          <table:table-cell table:formula="of:=Tfinal-(Tfinal-Tinitial)*EXP(-[.A98]/tau)" office:value-type="float" office:value="94.6801811533327" calcext:value-type="float">
            <text:p>94.680</text:p>
          </table:table-cell>
          <table:table-cell table:formula="of:=VLOOKUP([.G98];TRMapping;3) + ([.G98]-VLOOKUP([.G98];TRMapping;1))*(VLOOKUP([.G98];TRMapping;5)-VLOOKUP([.G98];TRMapping;3))/(VLOOKUP([.G98];TRMapping;4)-VLOOKUP([.G98];TRMapping;1))" office:value-type="float" office:value="2.18594833954134" calcext:value-type="float">
            <text:p>2.186</text:p>
          </table:table-cell>
          <table:table-cell table:formula="of:=SSSmooth*[.I97]+(1-SSSmooth)*([.E98]/[.F98])" office:value-type="float" office:value="2.18511550224878" calcext:value-type="float">
            <text:p>2.185</text:p>
          </table:table-cell>
          <table:table-cell table:formula="of:=[.I98]-[.I97]" office:value-type="float" office:value="0.000452631882267074" calcext:value-type="float">
            <text:p>0.000452631882267074</text:p>
          </table:table-cell>
          <table:table-cell table:formula="of:=IF([.J98]&lt;SSThresh;[.K97]+1;IF(AND([.J98]&lt;SSReset;[.K97]&gt;0);[.K9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8]+Period" office:value-type="float" office:value="392" calcext:value-type="float">
            <text:p>392</text:p>
          </table:table-cell>
          <table:table-cell table:formula="of:=[.A99]" office:value-type="float" office:value="392" calcext:value-type="float">
            <text:p>39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9]);2)" office:value-type="float" office:value="8.1" calcext:value-type="float">
            <text:p>8.1</text:p>
          </table:table-cell>
          <table:table-cell table:formula="of:=ROUND(SQRT(CalPwr/[.H99]);2)" office:value-type="float" office:value="3.7" calcext:value-type="float">
            <text:p>3.7</text:p>
          </table:table-cell>
          <table:table-cell table:formula="of:=Tfinal-(Tfinal-Tinitial)*EXP(-[.A99]/tau)" office:value-type="float" office:value="94.6889427578652" calcext:value-type="float">
            <text:p>94.689</text:p>
          </table:table-cell>
          <table:table-cell table:formula="of:=VLOOKUP([.G99];TRMapping;3) + ([.G99]-VLOOKUP([.G99];TRMapping;1))*(VLOOKUP([.G99];TRMapping;5)-VLOOKUP([.G99];TRMapping;3))/(VLOOKUP([.G99];TRMapping;4)-VLOOKUP([.G99];TRMapping;1))" office:value-type="float" office:value="2.18600875414714" calcext:value-type="float">
            <text:p>2.186</text:p>
          </table:table-cell>
          <table:table-cell table:formula="of:=SSSmooth*[.I98]+(1-SSSmooth)*([.E99]/[.F99])" office:value-type="float" office:value="2.18552287094282" calcext:value-type="float">
            <text:p>2.186</text:p>
          </table:table-cell>
          <table:table-cell table:formula="of:=[.I99]-[.I98]" office:value-type="float" office:value="0.000407368694040677" calcext:value-type="float">
            <text:p>0.000407368694040677</text:p>
          </table:table-cell>
          <table:table-cell table:formula="of:=IF([.J99]&lt;SSThresh;[.K98]+1;IF(AND([.J99]&lt;SSReset;[.K98]&gt;0);[.K9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9]+Period" office:value-type="float" office:value="394" calcext:value-type="float">
            <text:p>394</text:p>
          </table:table-cell>
          <table:table-cell table:formula="of:=[.A100]" office:value-type="float" office:value="394" calcext:value-type="float">
            <text:p>39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0]);2)" office:value-type="float" office:value="8.1" calcext:value-type="float">
            <text:p>8.1</text:p>
          </table:table-cell>
          <table:table-cell table:formula="of:=ROUND(SQRT(CalPwr/[.H100]);2)" office:value-type="float" office:value="3.7" calcext:value-type="float">
            <text:p>3.7</text:p>
          </table:table-cell>
          <table:table-cell table:formula="of:=Tfinal-(Tfinal-Tinitial)*EXP(-[.A100]/tau)" office:value-type="float" office:value="94.6974643336603" calcext:value-type="float">
            <text:p>94.697</text:p>
          </table:table-cell>
          <table:table-cell table:formula="of:=VLOOKUP([.G100];TRMapping;3) + ([.G100]-VLOOKUP([.G100];TRMapping;1))*(VLOOKUP([.G100];TRMapping;5)-VLOOKUP([.G100];TRMapping;3))/(VLOOKUP([.G100];TRMapping;4)-VLOOKUP([.G100];TRMapping;1))" office:value-type="float" office:value="2.18606751366323" calcext:value-type="float">
            <text:p>2.186</text:p>
          </table:table-cell>
          <table:table-cell table:formula="of:=SSSmooth*[.I99]+(1-SSSmooth)*([.E100]/[.F100])" office:value-type="float" office:value="2.18588950276746" calcext:value-type="float">
            <text:p>2.186</text:p>
          </table:table-cell>
          <table:table-cell table:formula="of:=[.I100]-[.I99]" office:value-type="float" office:value="0.000366631824636698" calcext:value-type="float">
            <text:p>0.000366631824636698</text:p>
          </table:table-cell>
          <table:table-cell table:formula="of:=IF([.J100]&lt;SSThresh;[.K99]+1;IF(AND([.J100]&lt;SSReset;[.K99]&gt;0);[.K9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0]+Period" office:value-type="float" office:value="396" calcext:value-type="float">
            <text:p>396</text:p>
          </table:table-cell>
          <table:table-cell table:formula="of:=[.A101]" office:value-type="float" office:value="396" calcext:value-type="float">
            <text:p>39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1]);2)" office:value-type="float" office:value="8.1" calcext:value-type="float">
            <text:p>8.1</text:p>
          </table:table-cell>
          <table:table-cell table:formula="of:=ROUND(SQRT(CalPwr/[.H101]);2)" office:value-type="float" office:value="3.7" calcext:value-type="float">
            <text:p>3.7</text:p>
          </table:table-cell>
          <table:table-cell table:formula="of:=Tfinal-(Tfinal-Tinitial)*EXP(-[.A101]/tau)" office:value-type="float" office:value="94.7057524564306" calcext:value-type="float">
            <text:p>94.706</text:p>
          </table:table-cell>
          <table:table-cell table:formula="of:=VLOOKUP([.G101];TRMapping;3) + ([.G101]-VLOOKUP([.G101];TRMapping;1))*(VLOOKUP([.G101];TRMapping;5)-VLOOKUP([.G101];TRMapping;3))/(VLOOKUP([.G101];TRMapping;4)-VLOOKUP([.G101];TRMapping;1))" office:value-type="float" office:value="2.18612466343165" calcext:value-type="float">
            <text:p>2.186</text:p>
          </table:table-cell>
          <table:table-cell table:formula="of:=SSSmooth*[.I100]+(1-SSSmooth)*([.E101]/[.F101])" office:value-type="float" office:value="2.18621947140963" calcext:value-type="float">
            <text:p>2.186</text:p>
          </table:table-cell>
          <table:table-cell table:formula="of:=[.I101]-[.I100]" office:value-type="float" office:value="0.00032996864217294" calcext:value-type="float">
            <text:p>0.00032996864217294</text:p>
          </table:table-cell>
          <table:table-cell table:formula="of:=IF([.J101]&lt;SSThresh;[.K100]+1;IF(AND([.J101]&lt;SSReset;[.K100]&gt;0);[.K10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1]+Period" office:value-type="float" office:value="398" calcext:value-type="float">
            <text:p>398</text:p>
          </table:table-cell>
          <table:table-cell table:formula="of:=[.A102]" office:value-type="float" office:value="398" calcext:value-type="float">
            <text:p>39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2]);2)" office:value-type="float" office:value="8.1" calcext:value-type="float">
            <text:p>8.1</text:p>
          </table:table-cell>
          <table:table-cell table:formula="of:=ROUND(SQRT(CalPwr/[.H102]);2)" office:value-type="float" office:value="3.7" calcext:value-type="float">
            <text:p>3.7</text:p>
          </table:table-cell>
          <table:table-cell table:formula="of:=Tfinal-(Tfinal-Tinitial)*EXP(-[.A102]/tau)" office:value-type="float" office:value="94.7138135217439" calcext:value-type="float">
            <text:p>94.714</text:p>
          </table:table-cell>
          <table:table-cell table:formula="of:=VLOOKUP([.G102];TRMapping;3) + ([.G102]-VLOOKUP([.G102];TRMapping;1))*(VLOOKUP([.G102];TRMapping;5)-VLOOKUP([.G102];TRMapping;3))/(VLOOKUP([.G102];TRMapping;4)-VLOOKUP([.G102];TRMapping;1))" office:value-type="float" office:value="2.18618024755228" calcext:value-type="float">
            <text:p>2.186</text:p>
          </table:table-cell>
          <table:table-cell table:formula="of:=SSSmooth*[.I101]+(1-SSSmooth)*([.E102]/[.F102])" office:value-type="float" office:value="2.18651644318759" calcext:value-type="float">
            <text:p>2.187</text:p>
          </table:table-cell>
          <table:table-cell table:formula="of:=[.I102]-[.I101]" office:value-type="float" office:value="0.000296971777955513" calcext:value-type="float">
            <text:p>0.000296971777955513</text:p>
          </table:table-cell>
          <table:table-cell table:formula="of:=IF([.J102]&lt;SSThresh;[.K101]+1;IF(AND([.J102]&lt;SSReset;[.K101]&gt;0);[.K10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2]+Period" office:value-type="float" office:value="400" calcext:value-type="float">
            <text:p>400</text:p>
          </table:table-cell>
          <table:table-cell table:formula="of:=[.A103]" office:value-type="float" office:value="400" calcext:value-type="float">
            <text:p>4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3]);2)" office:value-type="float" office:value="8.1" calcext:value-type="float">
            <text:p>8.1</text:p>
          </table:table-cell>
          <table:table-cell table:formula="of:=ROUND(SQRT(CalPwr/[.H103]);2)" office:value-type="float" office:value="3.7" calcext:value-type="float">
            <text:p>3.7</text:p>
          </table:table-cell>
          <table:table-cell table:formula="of:=Tfinal-(Tfinal-Tinitial)*EXP(-[.A103]/tau)" office:value-type="float" office:value="94.721653749958" calcext:value-type="float">
            <text:p>94.722</text:p>
          </table:table-cell>
          <table:table-cell table:formula="of:=VLOOKUP([.G103];TRMapping;3) + ([.G103]-VLOOKUP([.G103];TRMapping;1))*(VLOOKUP([.G103];TRMapping;5)-VLOOKUP([.G103];TRMapping;3))/(VLOOKUP([.G103];TRMapping;4)-VLOOKUP([.G103];TRMapping;1))" office:value-type="float" office:value="2.18623430891687" calcext:value-type="float">
            <text:p>2.186</text:p>
          </table:table-cell>
          <table:table-cell table:formula="of:=SSSmooth*[.I102]+(1-SSSmooth)*([.E103]/[.F103])" office:value-type="float" office:value="2.18678371778775" calcext:value-type="float">
            <text:p>2.187</text:p>
          </table:table-cell>
          <table:table-cell table:formula="of:=[.I103]-[.I102]" office:value-type="float" office:value="0.000267274600159961" calcext:value-type="float">
            <text:p>0.000267274600159961</text:p>
          </table:table-cell>
          <table:table-cell table:formula="of:=IF([.J103]&lt;SSThresh;[.K102]+1;IF(AND([.J103]&lt;SSReset;[.K102]&gt;0);[.K10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3]+Period" office:value-type="float" office:value="402" calcext:value-type="float">
            <text:p>402</text:p>
          </table:table-cell>
          <table:table-cell table:formula="of:=[.A104]" office:value-type="float" office:value="402" calcext:value-type="float">
            <text:p>40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4]);2)" office:value-type="float" office:value="8.1" calcext:value-type="float">
            <text:p>8.1</text:p>
          </table:table-cell>
          <table:table-cell table:formula="of:=ROUND(SQRT(CalPwr/[.H104]);2)" office:value-type="float" office:value="3.7" calcext:value-type="float">
            <text:p>3.7</text:p>
          </table:table-cell>
          <table:table-cell table:formula="of:=Tfinal-(Tfinal-Tinitial)*EXP(-[.A104]/tau)" office:value-type="float" office:value="94.7292791910206" calcext:value-type="float">
            <text:p>94.729</text:p>
          </table:table-cell>
          <table:table-cell table:formula="of:=VLOOKUP([.G104];TRMapping;3) + ([.G104]-VLOOKUP([.G104];TRMapping;1))*(VLOOKUP([.G104];TRMapping;5)-VLOOKUP([.G104];TRMapping;3))/(VLOOKUP([.G104];TRMapping;4)-VLOOKUP([.G104];TRMapping;1))" office:value-type="float" office:value="2.1862868892421" calcext:value-type="float">
            <text:p>2.186</text:p>
          </table:table-cell>
          <table:table-cell table:formula="of:=SSSmooth*[.I103]+(1-SSSmooth)*([.E104]/[.F104])" office:value-type="float" office:value="2.18702426492789" calcext:value-type="float">
            <text:p>2.187</text:p>
          </table:table-cell>
          <table:table-cell table:formula="of:=[.I104]-[.I103]" office:value-type="float" office:value="0.000240547140144098" calcext:value-type="float">
            <text:p>0.000240547140144098</text:p>
          </table:table-cell>
          <table:table-cell table:formula="of:=IF([.J104]&lt;SSThresh;[.K103]+1;IF(AND([.J104]&lt;SSReset;[.K103]&gt;0);[.K10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4]+Period" office:value-type="float" office:value="404" calcext:value-type="float">
            <text:p>404</text:p>
          </table:table-cell>
          <table:table-cell table:formula="of:=[.A105]" office:value-type="float" office:value="404" calcext:value-type="float">
            <text:p>40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5]);2)" office:value-type="float" office:value="8.1" calcext:value-type="float">
            <text:p>8.1</text:p>
          </table:table-cell>
          <table:table-cell table:formula="of:=ROUND(SQRT(CalPwr/[.H105]);2)" office:value-type="float" office:value="3.7" calcext:value-type="float">
            <text:p>3.7</text:p>
          </table:table-cell>
          <table:table-cell table:formula="of:=Tfinal-(Tfinal-Tinitial)*EXP(-[.A105]/tau)" office:value-type="float" office:value="94.736695729138" calcext:value-type="float">
            <text:p>94.737</text:p>
          </table:table-cell>
          <table:table-cell table:formula="of:=VLOOKUP([.G105];TRMapping;3) + ([.G105]-VLOOKUP([.G105];TRMapping;1))*(VLOOKUP([.G105];TRMapping;5)-VLOOKUP([.G105];TRMapping;3))/(VLOOKUP([.G105];TRMapping;4)-VLOOKUP([.G105];TRMapping;1))" office:value-type="float" office:value="2.18633802910183" calcext:value-type="float">
            <text:p>2.186</text:p>
          </table:table-cell>
          <table:table-cell table:formula="of:=SSSmooth*[.I104]+(1-SSSmooth)*([.E105]/[.F105])" office:value-type="float" office:value="2.18724075735402" calcext:value-type="float">
            <text:p>2.187</text:p>
          </table:table-cell>
          <table:table-cell table:formula="of:=[.I105]-[.I104]" office:value-type="float" office:value="0.000216492426129644" calcext:value-type="float">
            <text:p>0.000216492426129644</text:p>
          </table:table-cell>
          <table:table-cell table:formula="of:=IF([.J105]&lt;SSThresh;[.K104]+1;IF(AND([.J105]&lt;SSReset;[.K104]&gt;0);[.K10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5]+Period" office:value-type="float" office:value="406" calcext:value-type="float">
            <text:p>406</text:p>
          </table:table-cell>
          <table:table-cell table:formula="of:=[.A106]" office:value-type="float" office:value="406" calcext:value-type="float">
            <text:p>40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6]);2)" office:value-type="float" office:value="8.1" calcext:value-type="float">
            <text:p>8.1</text:p>
          </table:table-cell>
          <table:table-cell table:formula="of:=ROUND(SQRT(CalPwr/[.H106]);2)" office:value-type="float" office:value="3.7" calcext:value-type="float">
            <text:p>3.7</text:p>
          </table:table-cell>
          <table:table-cell table:formula="of:=Tfinal-(Tfinal-Tinitial)*EXP(-[.A106]/tau)" office:value-type="float" office:value="94.7439090873158" calcext:value-type="float">
            <text:p>94.744</text:p>
          </table:table-cell>
          <table:table-cell table:formula="of:=VLOOKUP([.G106];TRMapping;3) + ([.G106]-VLOOKUP([.G106];TRMapping;1))*(VLOOKUP([.G106];TRMapping;5)-VLOOKUP([.G106];TRMapping;3))/(VLOOKUP([.G106];TRMapping;4)-VLOOKUP([.G106];TRMapping;1))" office:value-type="float" office:value="2.18638776795836" calcext:value-type="float">
            <text:p>2.186</text:p>
          </table:table-cell>
          <table:table-cell table:formula="of:=SSSmooth*[.I105]+(1-SSSmooth)*([.E106]/[.F106])" office:value-type="float" office:value="2.18743560053754" calcext:value-type="float">
            <text:p>2.187</text:p>
          </table:table-cell>
          <table:table-cell table:formula="of:=[.I106]-[.I105]" office:value-type="float" office:value="0.000194843183516813" calcext:value-type="float">
            <text:p>0.000194843183516813</text:p>
          </table:table-cell>
          <table:table-cell table:formula="of:=IF([.J106]&lt;SSThresh;[.K105]+1;IF(AND([.J106]&lt;SSReset;[.K105]&gt;0);[.K10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6]+Period" office:value-type="float" office:value="408" calcext:value-type="float">
            <text:p>408</text:p>
          </table:table-cell>
          <table:table-cell table:formula="of:=[.A107]" office:value-type="float" office:value="408" calcext:value-type="float">
            <text:p>40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7]);2)" office:value-type="float" office:value="8.1" calcext:value-type="float">
            <text:p>8.1</text:p>
          </table:table-cell>
          <table:table-cell table:formula="of:=ROUND(SQRT(CalPwr/[.H107]);2)" office:value-type="float" office:value="3.7" calcext:value-type="float">
            <text:p>3.7</text:p>
          </table:table-cell>
          <table:table-cell table:formula="of:=Tfinal-(Tfinal-Tinitial)*EXP(-[.A107]/tau)" office:value-type="float" office:value="94.7509248317745" calcext:value-type="float">
            <text:p>94.751</text:p>
          </table:table-cell>
          <table:table-cell table:formula="of:=VLOOKUP([.G107];TRMapping;3) + ([.G107]-VLOOKUP([.G107];TRMapping;1))*(VLOOKUP([.G107];TRMapping;5)-VLOOKUP([.G107];TRMapping;3))/(VLOOKUP([.G107];TRMapping;4)-VLOOKUP([.G107];TRMapping;1))" office:value-type="float" office:value="2.18643614419291" calcext:value-type="float">
            <text:p>2.186</text:p>
          </table:table-cell>
          <table:table-cell table:formula="of:=SSSmooth*[.I106]+(1-SSSmooth)*([.E107]/[.F107])" office:value-type="float" office:value="2.1876109594027" calcext:value-type="float">
            <text:p>2.188</text:p>
          </table:table-cell>
          <table:table-cell table:formula="of:=[.I107]-[.I106]" office:value-type="float" office:value="0.000175358865164732" calcext:value-type="float">
            <text:p>0.000175358865164732</text:p>
          </table:table-cell>
          <table:table-cell table:formula="of:=IF([.J107]&lt;SSThresh;[.K106]+1;IF(AND([.J107]&lt;SSReset;[.K106]&gt;0);[.K10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7]+Period" office:value-type="float" office:value="410" calcext:value-type="float">
            <text:p>410</text:p>
          </table:table-cell>
          <table:table-cell table:formula="of:=[.A108]" office:value-type="float" office:value="410" calcext:value-type="float">
            <text:p>4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8]);2)" office:value-type="float" office:value="8.1" calcext:value-type="float">
            <text:p>8.1</text:p>
          </table:table-cell>
          <table:table-cell table:formula="of:=ROUND(SQRT(CalPwr/[.H108]);2)" office:value-type="float" office:value="3.7" calcext:value-type="float">
            <text:p>3.7</text:p>
          </table:table-cell>
          <table:table-cell table:formula="of:=Tfinal-(Tfinal-Tinitial)*EXP(-[.A108]/tau)" office:value-type="float" office:value="94.7577483762454" calcext:value-type="float">
            <text:p>94.758</text:p>
          </table:table-cell>
          <table:table-cell table:formula="of:=VLOOKUP([.G108];TRMapping;3) + ([.G108]-VLOOKUP([.G108];TRMapping;1))*(VLOOKUP([.G108];TRMapping;5)-VLOOKUP([.G108];TRMapping;3))/(VLOOKUP([.G108];TRMapping;4)-VLOOKUP([.G108];TRMapping;1))" office:value-type="float" office:value="2.18648319513522" calcext:value-type="float">
            <text:p>2.186</text:p>
          </table:table-cell>
          <table:table-cell table:formula="of:=SSSmooth*[.I107]+(1-SSSmooth)*([.E108]/[.F108])" office:value-type="float" office:value="2.18776878238135" calcext:value-type="float">
            <text:p>2.188</text:p>
          </table:table-cell>
          <table:table-cell table:formula="of:=[.I108]-[.I107]" office:value-type="float" office:value="0.000157822978648525" calcext:value-type="float">
            <text:p>0.000157822978648525</text:p>
          </table:table-cell>
          <table:table-cell table:formula="of:=IF([.J108]&lt;SSThresh;[.K107]+1;IF(AND([.J108]&lt;SSReset;[.K107]&gt;0);[.K10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8]+Period" office:value-type="float" office:value="412" calcext:value-type="float">
            <text:p>412</text:p>
          </table:table-cell>
          <table:table-cell table:formula="of:=[.A109]" office:value-type="float" office:value="412" calcext:value-type="float">
            <text:p>4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9]);2)" office:value-type="float" office:value="8.1" calcext:value-type="float">
            <text:p>8.1</text:p>
          </table:table-cell>
          <table:table-cell table:formula="of:=ROUND(SQRT(CalPwr/[.H109]);2)" office:value-type="float" office:value="3.7" calcext:value-type="float">
            <text:p>3.7</text:p>
          </table:table-cell>
          <table:table-cell table:formula="of:=Tfinal-(Tfinal-Tinitial)*EXP(-[.A109]/tau)" office:value-type="float" office:value="94.7643849861476" calcext:value-type="float">
            <text:p>94.764</text:p>
          </table:table-cell>
          <table:table-cell table:formula="of:=VLOOKUP([.G109];TRMapping;3) + ([.G109]-VLOOKUP([.G109];TRMapping;1))*(VLOOKUP([.G109];TRMapping;5)-VLOOKUP([.G109];TRMapping;3))/(VLOOKUP([.G109];TRMapping;4)-VLOOKUP([.G109];TRMapping;1))" office:value-type="float" office:value="2.18652895709236" calcext:value-type="float">
            <text:p>2.187</text:p>
          </table:table-cell>
          <table:table-cell table:formula="of:=SSSmooth*[.I108]+(1-SSSmooth)*([.E109]/[.F109])" office:value-type="float" office:value="2.18791082306214" calcext:value-type="float">
            <text:p>2.188</text:p>
          </table:table-cell>
          <table:table-cell table:formula="of:=[.I109]-[.I108]" office:value-type="float" office:value="0.000142040680783495" calcext:value-type="float">
            <text:p>0.000142040680783495</text:p>
          </table:table-cell>
          <table:table-cell table:formula="of:=IF([.J109]&lt;SSThresh;[.K108]+1;IF(AND([.J109]&lt;SSReset;[.K108]&gt;0);[.K10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9]+Period" office:value-type="float" office:value="414" calcext:value-type="float">
            <text:p>414</text:p>
          </table:table-cell>
          <table:table-cell table:formula="of:=[.A110]" office:value-type="float" office:value="414" calcext:value-type="float">
            <text:p>4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0]);2)" office:value-type="float" office:value="8.1" calcext:value-type="float">
            <text:p>8.1</text:p>
          </table:table-cell>
          <table:table-cell table:formula="of:=ROUND(SQRT(CalPwr/[.H110]);2)" office:value-type="float" office:value="3.7" calcext:value-type="float">
            <text:p>3.7</text:p>
          </table:table-cell>
          <table:table-cell table:formula="of:=Tfinal-(Tfinal-Tinitial)*EXP(-[.A110]/tau)" office:value-type="float" office:value="94.7708397826513" calcext:value-type="float">
            <text:p>94.771</text:p>
          </table:table-cell>
          <table:table-cell table:formula="of:=VLOOKUP([.G110];TRMapping;3) + ([.G110]-VLOOKUP([.G110];TRMapping;1))*(VLOOKUP([.G110];TRMapping;5)-VLOOKUP([.G110];TRMapping;3))/(VLOOKUP([.G110];TRMapping;4)-VLOOKUP([.G110];TRMapping;1))" office:value-type="float" office:value="2.18657346537676" calcext:value-type="float">
            <text:p>2.187</text:p>
          </table:table-cell>
          <table:table-cell table:formula="of:=SSSmooth*[.I109]+(1-SSSmooth)*([.E110]/[.F110])" office:value-type="float" office:value="2.18803865967484" calcext:value-type="float">
            <text:p>2.188</text:p>
          </table:table-cell>
          <table:table-cell table:formula="of:=[.I110]-[.I109]" office:value-type="float" office:value="0.000127836612705323" calcext:value-type="float">
            <text:p>0.000127836612705323</text:p>
          </table:table-cell>
          <table:table-cell table:formula="of:=IF([.J110]&lt;SSThresh;[.K109]+1;IF(AND([.J110]&lt;SSReset;[.K109]&gt;0);[.K10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0]+Period" office:value-type="float" office:value="416" calcext:value-type="float">
            <text:p>416</text:p>
          </table:table-cell>
          <table:table-cell table:formula="of:=[.A111]" office:value-type="float" office:value="416" calcext:value-type="float">
            <text:p>4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1]);2)" office:value-type="float" office:value="8.1" calcext:value-type="float">
            <text:p>8.1</text:p>
          </table:table-cell>
          <table:table-cell table:formula="of:=ROUND(SQRT(CalPwr/[.H111]);2)" office:value-type="float" office:value="3.7" calcext:value-type="float">
            <text:p>3.7</text:p>
          </table:table-cell>
          <table:table-cell table:formula="of:=Tfinal-(Tfinal-Tinitial)*EXP(-[.A111]/tau)" office:value-type="float" office:value="94.7771177466297" calcext:value-type="float">
            <text:p>94.777</text:p>
          </table:table-cell>
          <table:table-cell table:formula="of:=VLOOKUP([.G111];TRMapping;3) + ([.G111]-VLOOKUP([.G111];TRMapping;1))*(VLOOKUP([.G111];TRMapping;5)-VLOOKUP([.G111];TRMapping;3))/(VLOOKUP([.G111];TRMapping;4)-VLOOKUP([.G111];TRMapping;1))" office:value-type="float" office:value="2.18661675433343" calcext:value-type="float">
            <text:p>2.187</text:p>
          </table:table-cell>
          <table:table-cell table:formula="of:=SSSmooth*[.I110]+(1-SSSmooth)*([.E111]/[.F111])" office:value-type="float" office:value="2.18815371262628" calcext:value-type="float">
            <text:p>2.188</text:p>
          </table:table-cell>
          <table:table-cell table:formula="of:=[.I111]-[.I110]" office:value-type="float" office:value="0.00011505295143488" calcext:value-type="float">
            <text:p>0.00011505295143488</text:p>
          </table:table-cell>
          <table:table-cell table:formula="of:=IF([.J111]&lt;SSThresh;[.K110]+1;IF(AND([.J111]&lt;SSReset;[.K110]&gt;0);[.K11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1]+Period" office:value-type="float" office:value="418" calcext:value-type="float">
            <text:p>418</text:p>
          </table:table-cell>
          <table:table-cell table:formula="of:=[.A112]" office:value-type="float" office:value="418" calcext:value-type="float">
            <text:p>4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2]);2)" office:value-type="float" office:value="8.1" calcext:value-type="float">
            <text:p>8.1</text:p>
          </table:table-cell>
          <table:table-cell table:formula="of:=ROUND(SQRT(CalPwr/[.H112]);2)" office:value-type="float" office:value="3.7" calcext:value-type="float">
            <text:p>3.7</text:p>
          </table:table-cell>
          <table:table-cell table:formula="of:=Tfinal-(Tfinal-Tinitial)*EXP(-[.A112]/tau)" office:value-type="float" office:value="94.7832237225023" calcext:value-type="float">
            <text:p>94.783</text:p>
          </table:table-cell>
          <table:table-cell table:formula="of:=VLOOKUP([.G112];TRMapping;3) + ([.G112]-VLOOKUP([.G112];TRMapping;1))*(VLOOKUP([.G112];TRMapping;5)-VLOOKUP([.G112];TRMapping;3))/(VLOOKUP([.G112];TRMapping;4)-VLOOKUP([.G112];TRMapping;1))" office:value-type="float" office:value="2.1866588573665" calcext:value-type="float">
            <text:p>2.187</text:p>
          </table:table-cell>
          <table:table-cell table:formula="of:=SSSmooth*[.I111]+(1-SSSmooth)*([.E112]/[.F112])" office:value-type="float" office:value="2.18825726028257" calcext:value-type="float">
            <text:p>2.188</text:p>
          </table:table-cell>
          <table:table-cell table:formula="of:=[.I112]-[.I111]" office:value-type="float" office:value="0.00010354765629117" calcext:value-type="float">
            <text:p>0.00010354765629117</text:p>
          </table:table-cell>
          <table:table-cell table:formula="of:=IF([.J112]&lt;SSThresh;[.K111]+1;IF(AND([.J112]&lt;SSReset;[.K111]&gt;0);[.K11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2]+Period" office:value-type="float" office:value="420" calcext:value-type="float">
            <text:p>420</text:p>
          </table:table-cell>
          <table:table-cell table:formula="of:=[.A113]" office:value-type="float" office:value="420" calcext:value-type="float">
            <text:p>4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3]);2)" office:value-type="float" office:value="8.1" calcext:value-type="float">
            <text:p>8.1</text:p>
          </table:table-cell>
          <table:table-cell table:formula="of:=ROUND(SQRT(CalPwr/[.H113]);2)" office:value-type="float" office:value="3.7" calcext:value-type="float">
            <text:p>3.7</text:p>
          </table:table-cell>
          <table:table-cell table:formula="of:=Tfinal-(Tfinal-Tinitial)*EXP(-[.A113]/tau)" office:value-type="float" office:value="94.7891624219731" calcext:value-type="float">
            <text:p>94.789</text:p>
          </table:table-cell>
          <table:table-cell table:formula="of:=VLOOKUP([.G113];TRMapping;3) + ([.G113]-VLOOKUP([.G113];TRMapping;1))*(VLOOKUP([.G113];TRMapping;5)-VLOOKUP([.G113];TRMapping;3))/(VLOOKUP([.G113];TRMapping;4)-VLOOKUP([.G113];TRMapping;1))" office:value-type="float" office:value="2.18669980696497" calcext:value-type="float">
            <text:p>2.187</text:p>
          </table:table-cell>
          <table:table-cell table:formula="of:=SSSmooth*[.I112]+(1-SSSmooth)*([.E113]/[.F113])" office:value-type="float" office:value="2.18835045317323" calcext:value-type="float">
            <text:p>2.188</text:p>
          </table:table-cell>
          <table:table-cell table:formula="of:=[.I113]-[.I112]" office:value-type="float" office:value="0.0000931928906622304" calcext:value-type="float">
            <text:p>9.31928906622304E-05</text:p>
          </table:table-cell>
          <table:table-cell table:formula="of:=IF([.J113]&lt;SSThresh;[.K112]+1;IF(AND([.J113]&lt;SSReset;[.K112]&gt;0);[.K112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13]+Period" office:value-type="float" office:value="422" calcext:value-type="float">
            <text:p>422</text:p>
          </table:table-cell>
          <table:table-cell table:formula="of:=[.A114]" office:value-type="float" office:value="422" calcext:value-type="float">
            <text:p>4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4]);2)" office:value-type="float" office:value="8.1" calcext:value-type="float">
            <text:p>8.1</text:p>
          </table:table-cell>
          <table:table-cell table:formula="of:=ROUND(SQRT(CalPwr/[.H114]);2)" office:value-type="float" office:value="3.7" calcext:value-type="float">
            <text:p>3.7</text:p>
          </table:table-cell>
          <table:table-cell table:formula="of:=Tfinal-(Tfinal-Tinitial)*EXP(-[.A114]/tau)" office:value-type="float" office:value="94.7949384276667" calcext:value-type="float">
            <text:p>94.795</text:p>
          </table:table-cell>
          <table:table-cell table:formula="of:=VLOOKUP([.G114];TRMapping;3) + ([.G114]-VLOOKUP([.G114];TRMapping;1))*(VLOOKUP([.G114];TRMapping;5)-VLOOKUP([.G114];TRMapping;3))/(VLOOKUP([.G114];TRMapping;4)-VLOOKUP([.G114];TRMapping;1))" office:value-type="float" office:value="2.18673963472777" calcext:value-type="float">
            <text:p>2.187</text:p>
          </table:table-cell>
          <table:table-cell table:formula="of:=SSSmooth*[.I113]+(1-SSSmooth)*([.E114]/[.F114])" office:value-type="float" office:value="2.18843432677483" calcext:value-type="float">
            <text:p>2.188</text:p>
          </table:table-cell>
          <table:table-cell table:formula="of:=[.I114]-[.I113]" office:value-type="float" office:value="0.0000838736015960073" calcext:value-type="float">
            <text:p>8.38736015960073E-05</text:p>
          </table:table-cell>
          <table:table-cell table:formula="of:=IF([.J114]&lt;SSThresh;[.K113]+1;IF(AND([.J114]&lt;SSReset;[.K113]&gt;0);[.K113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14]+Period" office:value-type="float" office:value="424" calcext:value-type="float">
            <text:p>424</text:p>
          </table:table-cell>
          <table:table-cell table:formula="of:=[.A115]" office:value-type="float" office:value="424" calcext:value-type="float">
            <text:p>4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5]);2)" office:value-type="float" office:value="8.1" calcext:value-type="float">
            <text:p>8.1</text:p>
          </table:table-cell>
          <table:table-cell office:value-type="float" office:value="3.67" calcext:value-type="float">
            <text:p>3.67</text:p>
          </table:table-cell>
          <table:table-cell table:formula="of:=Tfinal-(Tfinal-Tinitial)*EXP(-[.A115]/tau)" office:value-type="float" office:value="94.8005561966641" calcext:value-type="float">
            <text:p>94.801</text:p>
          </table:table-cell>
          <table:table-cell table:formula="of:=VLOOKUP([.G115];TRMapping;3) + ([.G115]-VLOOKUP([.G115];TRMapping;1))*(VLOOKUP([.G115];TRMapping;5)-VLOOKUP([.G115];TRMapping;3))/(VLOOKUP([.G115];TRMapping;4)-VLOOKUP([.G115];TRMapping;1))" office:value-type="float" office:value="2.18677837138819" calcext:value-type="float">
            <text:p>2.187</text:p>
          </table:table-cell>
          <table:table-cell table:formula="of:=SSSmooth*[.I114]+(1-SSSmooth)*([.E115]/[.F115])" office:value-type="float" office:value="2.19029934096383" calcext:value-type="float">
            <text:p>2.190</text:p>
          </table:table-cell>
          <table:table-cell table:formula="of:=[.I115]-[.I114]" office:value-type="float" office:value="0.00186501418900242" calcext:value-type="float">
            <text:p>0.00186501418900242</text:p>
          </table:table-cell>
          <table:table-cell table:formula="of:=IF([.J115]&lt;SSThresh;[.K114]+1;IF(AND([.J115]&lt;SSReset;[.K114]&gt;0);[.K11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5]+Period" office:value-type="float" office:value="426" calcext:value-type="float">
            <text:p>426</text:p>
          </table:table-cell>
          <table:table-cell table:formula="of:=[.A116]" office:value-type="float" office:value="426" calcext:value-type="float">
            <text:p>4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6]);2)" office:value-type="float" office:value="8.1" calcext:value-type="float">
            <text:p>8.1</text:p>
          </table:table-cell>
          <table:table-cell table:formula="of:=ROUND(SQRT(CalPwr/[.H116]);2)" office:value-type="float" office:value="3.7" calcext:value-type="float">
            <text:p>3.7</text:p>
          </table:table-cell>
          <table:table-cell table:formula="of:=Tfinal-(Tfinal-Tinitial)*EXP(-[.A116]/tau)" office:value-type="float" office:value="94.8060200639424" calcext:value-type="float">
            <text:p>94.806</text:p>
          </table:table-cell>
          <table:table-cell table:formula="of:=VLOOKUP([.G116];TRMapping;3) + ([.G116]-VLOOKUP([.G116];TRMapping;1))*(VLOOKUP([.G116];TRMapping;5)-VLOOKUP([.G116];TRMapping;3))/(VLOOKUP([.G116];TRMapping;4)-VLOOKUP([.G116];TRMapping;1))" office:value-type="float" office:value="2.18681604683754" calcext:value-type="float">
            <text:p>2.187</text:p>
          </table:table-cell>
          <table:table-cell table:formula="of:=SSSmooth*[.I115]+(1-SSSmooth)*([.E116]/[.F116])" office:value-type="float" office:value="2.19018832578636" calcext:value-type="float">
            <text:p>2.190</text:p>
          </table:table-cell>
          <table:table-cell table:formula="of:=[.I116]-[.I115]" office:value-type="float" office:value="-0.000111015177464147" calcext:value-type="float">
            <text:p>-0.000111015177464147</text:p>
          </table:table-cell>
          <table:table-cell table:formula="of:=IF([.J116]&lt;SSThresh;[.K115]+1;IF(AND([.J116]&lt;SSReset;[.K115]&gt;0);[.K115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16]+Period" office:value-type="float" office:value="428" calcext:value-type="float">
            <text:p>428</text:p>
          </table:table-cell>
          <table:table-cell table:formula="of:=[.A117]" office:value-type="float" office:value="428" calcext:value-type="float">
            <text:p>4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7]);2)" office:value-type="float" office:value="8.1" calcext:value-type="float">
            <text:p>8.1</text:p>
          </table:table-cell>
          <table:table-cell table:formula="of:=ROUND(SQRT(CalPwr/[.H117]);2)" office:value-type="float" office:value="3.7" calcext:value-type="float">
            <text:p>3.7</text:p>
          </table:table-cell>
          <table:table-cell table:formula="of:=Tfinal-(Tfinal-Tinitial)*EXP(-[.A117]/tau)" office:value-type="float" office:value="94.8113342457196" calcext:value-type="float">
            <text:p>94.811</text:p>
          </table:table-cell>
          <table:table-cell table:formula="of:=VLOOKUP([.G117];TRMapping;3) + ([.G117]-VLOOKUP([.G117];TRMapping;1))*(VLOOKUP([.G117];TRMapping;5)-VLOOKUP([.G117];TRMapping;3))/(VLOOKUP([.G117];TRMapping;4)-VLOOKUP([.G117];TRMapping;1))" office:value-type="float" office:value="2.18685269014825" calcext:value-type="float">
            <text:p>2.187</text:p>
          </table:table-cell>
          <table:table-cell table:formula="of:=SSSmooth*[.I116]+(1-SSSmooth)*([.E117]/[.F117])" office:value-type="float" office:value="2.19008841212665" calcext:value-type="float">
            <text:p>2.190</text:p>
          </table:table-cell>
          <table:table-cell table:formula="of:=[.I117]-[.I116]" office:value-type="float" office:value="-0.0000999136597177319" calcext:value-type="float">
            <text:p>-9.99136597177319E-05</text:p>
          </table:table-cell>
          <table:table-cell table:formula="of:=IF([.J117]&lt;SSThresh;[.K116]+1;IF(AND([.J117]&lt;SSReset;[.K116]&gt;0);[.K116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17]+Period" office:value-type="float" office:value="430" calcext:value-type="float">
            <text:p>430</text:p>
          </table:table-cell>
          <table:table-cell table:formula="of:=[.A118]" office:value-type="float" office:value="430" calcext:value-type="float">
            <text:p>4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8]);2)" office:value-type="float" office:value="8.1" calcext:value-type="float">
            <text:p>8.1</text:p>
          </table:table-cell>
          <table:table-cell table:formula="of:=ROUND(SQRT(CalPwr/[.H118]);2)" office:value-type="float" office:value="3.7" calcext:value-type="float">
            <text:p>3.7</text:p>
          </table:table-cell>
          <table:table-cell table:formula="of:=Tfinal-(Tfinal-Tinitial)*EXP(-[.A118]/tau)" office:value-type="float" office:value="94.8165028427084" calcext:value-type="float">
            <text:p>94.817</text:p>
          </table:table-cell>
          <table:table-cell table:formula="of:=VLOOKUP([.G118];TRMapping;3) + ([.G118]-VLOOKUP([.G118];TRMapping;1))*(VLOOKUP([.G118];TRMapping;5)-VLOOKUP([.G118];TRMapping;3))/(VLOOKUP([.G118];TRMapping;4)-VLOOKUP([.G118];TRMapping;1))" office:value-type="float" office:value="2.18688832959631" calcext:value-type="float">
            <text:p>2.187</text:p>
          </table:table-cell>
          <table:table-cell table:formula="of:=SSSmooth*[.I117]+(1-SSSmooth)*([.E118]/[.F118])" office:value-type="float" office:value="2.1899984898329" calcext:value-type="float">
            <text:p>2.190</text:p>
          </table:table-cell>
          <table:table-cell table:formula="of:=[.I118]-[.I117]" office:value-type="float" office:value="-0.0000899222937458255" calcext:value-type="float">
            <text:p>-8.99222937458255E-05</text:p>
          </table:table-cell>
          <table:table-cell table:formula="of:=IF([.J118]&lt;SSThresh;[.K117]+1;IF(AND([.J118]&lt;SSReset;[.K117]&gt;0);[.K117]+1;0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18]+Period" office:value-type="float" office:value="432" calcext:value-type="float">
            <text:p>432</text:p>
          </table:table-cell>
          <table:table-cell table:formula="of:=[.A119]" office:value-type="float" office:value="432" calcext:value-type="float">
            <text:p>4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9]);2)" office:value-type="float" office:value="8.1" calcext:value-type="float">
            <text:p>8.1</text:p>
          </table:table-cell>
          <table:table-cell table:formula="of:=ROUND(SQRT(CalPwr/[.H119]);2)" office:value-type="float" office:value="3.7" calcext:value-type="float">
            <text:p>3.7</text:p>
          </table:table-cell>
          <table:table-cell table:formula="of:=Tfinal-(Tfinal-Tinitial)*EXP(-[.A119]/tau)" office:value-type="float" office:value="94.82152984328" calcext:value-type="float">
            <text:p>94.822</text:p>
          </table:table-cell>
          <table:table-cell table:formula="of:=VLOOKUP([.G119];TRMapping;3) + ([.G119]-VLOOKUP([.G119];TRMapping;1))*(VLOOKUP([.G119];TRMapping;5)-VLOOKUP([.G119];TRMapping;3))/(VLOOKUP([.G119];TRMapping;4)-VLOOKUP([.G119];TRMapping;1))" office:value-type="float" office:value="2.18692299268305" calcext:value-type="float">
            <text:p>2.187</text:p>
          </table:table-cell>
          <table:table-cell table:formula="of:=SSSmooth*[.I118]+(1-SSSmooth)*([.E119]/[.F119])" office:value-type="float" office:value="2.18991755976853" calcext:value-type="float">
            <text:p>2.190</text:p>
          </table:table-cell>
          <table:table-cell table:formula="of:=[.I119]-[.I118]" office:value-type="float" office:value="-0.0000809300643713762" calcext:value-type="float">
            <text:p>-8.09300643713762E-05</text:p>
          </table:table-cell>
          <table:table-cell table:formula="of:=IF([.J119]&lt;SSThresh;[.K118]+1;IF(AND([.J119]&lt;SSReset;[.K118]&gt;0);[.K118]+1;0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19]+Period" office:value-type="float" office:value="434" calcext:value-type="float">
            <text:p>434</text:p>
          </table:table-cell>
          <table:table-cell table:formula="of:=[.A120]" office:value-type="float" office:value="434" calcext:value-type="float">
            <text:p>4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0]);2)" office:value-type="float" office:value="8.1" calcext:value-type="float">
            <text:p>8.1</text:p>
          </table:table-cell>
          <table:table-cell table:formula="of:=ROUND(SQRT(CalPwr/[.H120]);2)" office:value-type="float" office:value="3.7" calcext:value-type="float">
            <text:p>3.7</text:p>
          </table:table-cell>
          <table:table-cell table:formula="of:=Tfinal-(Tfinal-Tinitial)*EXP(-[.A120]/tau)" office:value-type="float" office:value="94.8264191265425" calcext:value-type="float">
            <text:p>94.826</text:p>
          </table:table-cell>
          <table:table-cell table:formula="of:=VLOOKUP([.G120];TRMapping;3) + ([.G120]-VLOOKUP([.G120];TRMapping;1))*(VLOOKUP([.G120];TRMapping;5)-VLOOKUP([.G120];TRMapping;3))/(VLOOKUP([.G120];TRMapping;4)-VLOOKUP([.G120];TRMapping;1))" office:value-type="float" office:value="2.18695670615641" calcext:value-type="float">
            <text:p>2.187</text:p>
          </table:table-cell>
          <table:table-cell table:formula="of:=SSSmooth*[.I119]+(1-SSSmooth)*([.E120]/[.F120])" office:value-type="float" office:value="2.1898447227106" calcext:value-type="float">
            <text:p>2.190</text:p>
          </table:table-cell>
          <table:table-cell table:formula="of:=[.I120]-[.I119]" office:value-type="float" office:value="-0.0000728370579339277" calcext:value-type="float">
            <text:p>-7.28370579339277E-05</text:p>
          </table:table-cell>
          <table:table-cell table:formula="of:=IF([.J120]&lt;SSThresh;[.K119]+1;IF(AND([.J120]&lt;SSReset;[.K119]&gt;0);[.K119]+1;0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20]+Period" office:value-type="float" office:value="436" calcext:value-type="float">
            <text:p>436</text:p>
          </table:table-cell>
          <table:table-cell table:formula="of:=[.A121]" office:value-type="float" office:value="436" calcext:value-type="float">
            <text:p>4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1]);2)" office:value-type="float" office:value="8.1" calcext:value-type="float">
            <text:p>8.1</text:p>
          </table:table-cell>
          <table:table-cell office:value-type="float" office:value="3.74" calcext:value-type="float">
            <text:p>3.74</text:p>
          </table:table-cell>
          <table:table-cell table:formula="of:=Tfinal-(Tfinal-Tinitial)*EXP(-[.A121]/tau)" office:value-type="float" office:value="94.8311744653335" calcext:value-type="float">
            <text:p>94.831</text:p>
          </table:table-cell>
          <table:table-cell table:formula="of:=VLOOKUP([.G121];TRMapping;3) + ([.G121]-VLOOKUP([.G121];TRMapping;1))*(VLOOKUP([.G121];TRMapping;5)-VLOOKUP([.G121];TRMapping;3))/(VLOOKUP([.G121];TRMapping;4)-VLOOKUP([.G121];TRMapping;1))" office:value-type="float" office:value="2.18698949603153" calcext:value-type="float">
            <text:p>2.187</text:p>
          </table:table-cell>
          <table:table-cell table:formula="of:=SSSmooth*[.I120]+(1-SSSmooth)*([.E121]/[.F121])" office:value-type="float" office:value="2.18743779054649" calcext:value-type="float">
            <text:p>2.187</text:p>
          </table:table-cell>
          <table:table-cell table:formula="of:=[.I121]-[.I120]" office:value-type="float" office:value="-0.00240693216410781" calcext:value-type="float">
            <text:p>-0.00240693216410781</text:p>
          </table:table-cell>
          <table:table-cell table:formula="of:=IF([.J121]&lt;SSThresh;[.K120]+1;IF(AND([.J121]&lt;SSReset;[.K120]&gt;0);[.K120]+1;0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21]+Period" office:value-type="float" office:value="438" calcext:value-type="float">
            <text:p>438</text:p>
          </table:table-cell>
          <table:table-cell table:formula="of:=[.A122]" office:value-type="float" office:value="438" calcext:value-type="float">
            <text:p>4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2]);2)" office:value-type="float" office:value="8.1" calcext:value-type="float">
            <text:p>8.1</text:p>
          </table:table-cell>
          <table:table-cell table:formula="of:=ROUND(SQRT(CalPwr/[.H122]);2)" office:value-type="float" office:value="3.7" calcext:value-type="float">
            <text:p>3.7</text:p>
          </table:table-cell>
          <table:table-cell table:formula="of:=Tfinal-(Tfinal-Tinitial)*EXP(-[.A122]/tau)" office:value-type="float" office:value="94.8357995291318" calcext:value-type="float">
            <text:p>94.836</text:p>
          </table:table-cell>
          <table:table-cell table:formula="of:=VLOOKUP([.G122];TRMapping;3) + ([.G122]-VLOOKUP([.G122];TRMapping;1))*(VLOOKUP([.G122];TRMapping;5)-VLOOKUP([.G122];TRMapping;3))/(VLOOKUP([.G122];TRMapping;4)-VLOOKUP([.G122];TRMapping;1))" office:value-type="float" office:value="2.18702138761088" calcext:value-type="float">
            <text:p>2.187</text:p>
          </table:table-cell>
          <table:table-cell table:formula="of:=SSSmooth*[.I121]+(1-SSSmooth)*([.E122]/[.F122])" office:value-type="float" office:value="2.18761293041076" calcext:value-type="float">
            <text:p>2.188</text:p>
          </table:table-cell>
          <table:table-cell table:formula="of:=[.I122]-[.I121]" office:value-type="float" office:value="0.00017513986426998" calcext:value-type="float">
            <text:p>0.00017513986426998</text:p>
          </table:table-cell>
          <table:table-cell table:formula="of:=IF([.J122]&lt;SSThresh;[.K121]+1;IF(AND([.J122]&lt;SSReset;[.K121]&gt;0);[.K12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2]+Period" office:value-type="float" office:value="440" calcext:value-type="float">
            <text:p>440</text:p>
          </table:table-cell>
          <table:table-cell table:formula="of:=[.A123]" office:value-type="float" office:value="440" calcext:value-type="float">
            <text:p>4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3]);2)" office:value-type="float" office:value="8.1" calcext:value-type="float">
            <text:p>8.1</text:p>
          </table:table-cell>
          <table:table-cell table:formula="of:=ROUND(SQRT(CalPwr/[.H123]);2)" office:value-type="float" office:value="3.7" calcext:value-type="float">
            <text:p>3.7</text:p>
          </table:table-cell>
          <table:table-cell table:formula="of:=Tfinal-(Tfinal-Tinitial)*EXP(-[.A123]/tau)" office:value-type="float" office:value="94.840297886889" calcext:value-type="float">
            <text:p>94.840</text:p>
          </table:table-cell>
          <table:table-cell table:formula="of:=VLOOKUP([.G123];TRMapping;3) + ([.G123]-VLOOKUP([.G123];TRMapping;1))*(VLOOKUP([.G123];TRMapping;5)-VLOOKUP([.G123];TRMapping;3))/(VLOOKUP([.G123];TRMapping;4)-VLOOKUP([.G123];TRMapping;1))" office:value-type="float" office:value="2.18705240550374" calcext:value-type="float">
            <text:p>2.187</text:p>
          </table:table-cell>
          <table:table-cell table:formula="of:=SSSmooth*[.I122]+(1-SSSmooth)*([.E123]/[.F123])" office:value-type="float" office:value="2.1877705562886" calcext:value-type="float">
            <text:p>2.188</text:p>
          </table:table-cell>
          <table:table-cell table:formula="of:=[.I123]-[.I122]" office:value-type="float" office:value="0.000157625877843071" calcext:value-type="float">
            <text:p>0.000157625877843071</text:p>
          </table:table-cell>
          <table:table-cell table:formula="of:=IF([.J123]&lt;SSThresh;[.K122]+1;IF(AND([.J123]&lt;SSReset;[.K122]&gt;0);[.K12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3]+Period" office:value-type="float" office:value="442" calcext:value-type="float">
            <text:p>442</text:p>
          </table:table-cell>
          <table:table-cell table:formula="of:=[.A124]" office:value-type="float" office:value="442" calcext:value-type="float">
            <text:p>4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4]);2)" office:value-type="float" office:value="8.1" calcext:value-type="float">
            <text:p>8.1</text:p>
          </table:table-cell>
          <table:table-cell table:formula="of:=ROUND(SQRT(CalPwr/[.H124]);2)" office:value-type="float" office:value="3.7" calcext:value-type="float">
            <text:p>3.7</text:p>
          </table:table-cell>
          <table:table-cell table:formula="of:=Tfinal-(Tfinal-Tinitial)*EXP(-[.A124]/tau)" office:value-type="float" office:value="94.8446730097833" calcext:value-type="float">
            <text:p>94.845</text:p>
          </table:table-cell>
          <table:table-cell table:formula="of:=VLOOKUP([.G124];TRMapping;3) + ([.G124]-VLOOKUP([.G124];TRMapping;1))*(VLOOKUP([.G124];TRMapping;5)-VLOOKUP([.G124];TRMapping;3))/(VLOOKUP([.G124];TRMapping;4)-VLOOKUP([.G124];TRMapping;1))" office:value-type="float" office:value="2.18708257364521" calcext:value-type="float">
            <text:p>2.187</text:p>
          </table:table-cell>
          <table:table-cell table:formula="of:=SSSmooth*[.I123]+(1-SSSmooth)*([.E124]/[.F124])" office:value-type="float" office:value="2.18791241957866" calcext:value-type="float">
            <text:p>2.188</text:p>
          </table:table-cell>
          <table:table-cell table:formula="of:=[.I124]-[.I123]" office:value-type="float" office:value="0.000141863290058719" calcext:value-type="float">
            <text:p>0.000141863290058719</text:p>
          </table:table-cell>
          <table:table-cell table:formula="of:=IF([.J124]&lt;SSThresh;[.K123]+1;IF(AND([.J124]&lt;SSReset;[.K123]&gt;0);[.K12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4]+Period" office:value-type="float" office:value="444" calcext:value-type="float">
            <text:p>444</text:p>
          </table:table-cell>
          <table:table-cell table:formula="of:=[.A125]" office:value-type="float" office:value="444" calcext:value-type="float">
            <text:p>4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5]);2)" office:value-type="float" office:value="8.1" calcext:value-type="float">
            <text:p>8.1</text:p>
          </table:table-cell>
          <table:table-cell table:formula="of:=ROUND(SQRT(CalPwr/[.H125]);2)" office:value-type="float" office:value="3.7" calcext:value-type="float">
            <text:p>3.7</text:p>
          </table:table-cell>
          <table:table-cell table:formula="of:=Tfinal-(Tfinal-Tinitial)*EXP(-[.A125]/tau)" office:value-type="float" office:value="94.8489282738982" calcext:value-type="float">
            <text:p>94.849</text:p>
          </table:table-cell>
          <table:table-cell table:formula="of:=VLOOKUP([.G125];TRMapping;3) + ([.G125]-VLOOKUP([.G125];TRMapping;1))*(VLOOKUP([.G125];TRMapping;5)-VLOOKUP([.G125];TRMapping;3))/(VLOOKUP([.G125];TRMapping;4)-VLOOKUP([.G125];TRMapping;1))" office:value-type="float" office:value="2.18711191531466" calcext:value-type="float">
            <text:p>2.187</text:p>
          </table:table-cell>
          <table:table-cell table:formula="of:=SSSmooth*[.I124]+(1-SSSmooth)*([.E125]/[.F125])" office:value-type="float" office:value="2.18804009653971" calcext:value-type="float">
            <text:p>2.188</text:p>
          </table:table-cell>
          <table:table-cell table:formula="of:=[.I125]-[.I124]" office:value-type="float" office:value="0.00012767696105298" calcext:value-type="float">
            <text:p>0.00012767696105298</text:p>
          </table:table-cell>
          <table:table-cell table:formula="of:=IF([.J125]&lt;SSThresh;[.K124]+1;IF(AND([.J125]&lt;SSReset;[.K124]&gt;0);[.K12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5]+Period" office:value-type="float" office:value="446" calcext:value-type="float">
            <text:p>446</text:p>
          </table:table-cell>
          <table:table-cell table:formula="of:=[.A126]" office:value-type="float" office:value="446" calcext:value-type="float">
            <text:p>4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6]);2)" office:value-type="float" office:value="8.1" calcext:value-type="float">
            <text:p>8.1</text:p>
          </table:table-cell>
          <table:table-cell table:formula="of:=ROUND(SQRT(CalPwr/[.H126]);2)" office:value-type="float" office:value="3.7" calcext:value-type="float">
            <text:p>3.7</text:p>
          </table:table-cell>
          <table:table-cell table:formula="of:=Tfinal-(Tfinal-Tinitial)*EXP(-[.A126]/tau)" office:value-type="float" office:value="94.8530669628277" calcext:value-type="float">
            <text:p>94.853</text:p>
          </table:table-cell>
          <table:table-cell table:formula="of:=VLOOKUP([.G126];TRMapping;3) + ([.G126]-VLOOKUP([.G126];TRMapping;1))*(VLOOKUP([.G126];TRMapping;5)-VLOOKUP([.G126];TRMapping;3))/(VLOOKUP([.G126];TRMapping;4)-VLOOKUP([.G126];TRMapping;1))" office:value-type="float" office:value="2.18714045315374" calcext:value-type="float">
            <text:p>2.187</text:p>
          </table:table-cell>
          <table:table-cell table:formula="of:=SSSmooth*[.I125]+(1-SSSmooth)*([.E126]/[.F126])" office:value-type="float" office:value="2.18815500580466" calcext:value-type="float">
            <text:p>2.188</text:p>
          </table:table-cell>
          <table:table-cell table:formula="of:=[.I126]-[.I125]" office:value-type="float" office:value="0.000114909264947727" calcext:value-type="float">
            <text:p>0.000114909264947727</text:p>
          </table:table-cell>
          <table:table-cell table:formula="of:=IF([.J126]&lt;SSThresh;[.K125]+1;IF(AND([.J126]&lt;SSReset;[.K125]&gt;0);[.K12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6]+Period" office:value-type="float" office:value="448" calcext:value-type="float">
            <text:p>448</text:p>
          </table:table-cell>
          <table:table-cell table:formula="of:=[.A127]" office:value-type="float" office:value="448" calcext:value-type="float">
            <text:p>4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7]);2)" office:value-type="float" office:value="8.1" calcext:value-type="float">
            <text:p>8.1</text:p>
          </table:table-cell>
          <table:table-cell table:formula="of:=ROUND(SQRT(CalPwr/[.H127]);2)" office:value-type="float" office:value="3.7" calcext:value-type="float">
            <text:p>3.7</text:p>
          </table:table-cell>
          <table:table-cell table:formula="of:=Tfinal-(Tfinal-Tinitial)*EXP(-[.A127]/tau)" office:value-type="float" office:value="94.8570922702099" calcext:value-type="float">
            <text:p>94.857</text:p>
          </table:table-cell>
          <table:table-cell table:formula="of:=VLOOKUP([.G127];TRMapping;3) + ([.G127]-VLOOKUP([.G127];TRMapping;1))*(VLOOKUP([.G127];TRMapping;5)-VLOOKUP([.G127];TRMapping;3))/(VLOOKUP([.G127];TRMapping;4)-VLOOKUP([.G127];TRMapping;1))" office:value-type="float" office:value="2.1871682091838" calcext:value-type="float">
            <text:p>2.187</text:p>
          </table:table-cell>
          <table:table-cell table:formula="of:=SSSmooth*[.I126]+(1-SSSmooth)*([.E127]/[.F127])" office:value-type="float" office:value="2.18825842414311" calcext:value-type="float">
            <text:p>2.188</text:p>
          </table:table-cell>
          <table:table-cell table:formula="of:=[.I127]-[.I126]" office:value-type="float" office:value="0.000103418338452954" calcext:value-type="float">
            <text:p>0.000103418338452954</text:p>
          </table:table-cell>
          <table:table-cell table:formula="of:=IF([.J127]&lt;SSThresh;[.K126]+1;IF(AND([.J127]&lt;SSReset;[.K126]&gt;0);[.K12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7]+Period" office:value-type="float" office:value="450" calcext:value-type="float">
            <text:p>450</text:p>
          </table:table-cell>
          <table:table-cell table:formula="of:=[.A128]" office:value-type="float" office:value="450" calcext:value-type="float">
            <text:p>4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8]);2)" office:value-type="float" office:value="8.1" calcext:value-type="float">
            <text:p>8.1</text:p>
          </table:table-cell>
          <table:table-cell table:formula="of:=ROUND(SQRT(CalPwr/[.H128]);2)" office:value-type="float" office:value="3.7" calcext:value-type="float">
            <text:p>3.7</text:p>
          </table:table-cell>
          <table:table-cell table:formula="of:=Tfinal-(Tfinal-Tinitial)*EXP(-[.A128]/tau)" office:value-type="float" office:value="94.8610073021916" calcext:value-type="float">
            <text:p>94.861</text:p>
          </table:table-cell>
          <table:table-cell table:formula="of:=VLOOKUP([.G128];TRMapping;3) + ([.G128]-VLOOKUP([.G128];TRMapping;1))*(VLOOKUP([.G128];TRMapping;5)-VLOOKUP([.G128];TRMapping;3))/(VLOOKUP([.G128];TRMapping;4)-VLOOKUP([.G128];TRMapping;1))" office:value-type="float" office:value="2.1871952048229" calcext:value-type="float">
            <text:p>2.187</text:p>
          </table:table-cell>
          <table:table-cell table:formula="of:=SSSmooth*[.I127]+(1-SSSmooth)*([.E128]/[.F128])" office:value-type="float" office:value="2.18835150064772" calcext:value-type="float">
            <text:p>2.188</text:p>
          </table:table-cell>
          <table:table-cell table:formula="of:=[.I128]-[.I127]" office:value-type="float" office:value="0.0000930765046076587" calcext:value-type="float">
            <text:p>9.30765046076587E-05</text:p>
          </table:table-cell>
          <table:table-cell table:formula="of:=IF([.J128]&lt;SSThresh;[.K127]+1;IF(AND([.J128]&lt;SSReset;[.K127]&gt;0);[.K127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8]+Period" office:value-type="float" office:value="452" calcext:value-type="float">
            <text:p>452</text:p>
          </table:table-cell>
          <table:table-cell table:formula="of:=[.A129]" office:value-type="float" office:value="452" calcext:value-type="float">
            <text:p>4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9]);2)" office:value-type="float" office:value="8.1" calcext:value-type="float">
            <text:p>8.1</text:p>
          </table:table-cell>
          <table:table-cell table:formula="of:=ROUND(SQRT(CalPwr/[.H129]);2)" office:value-type="float" office:value="3.7" calcext:value-type="float">
            <text:p>3.7</text:p>
          </table:table-cell>
          <table:table-cell table:formula="of:=Tfinal-(Tfinal-Tinitial)*EXP(-[.A129]/tau)" office:value-type="float" office:value="94.8648150798251" calcext:value-type="float">
            <text:p>94.865</text:p>
          </table:table-cell>
          <table:table-cell table:formula="of:=VLOOKUP([.G129];TRMapping;3) + ([.G129]-VLOOKUP([.G129];TRMapping;1))*(VLOOKUP([.G129];TRMapping;5)-VLOOKUP([.G129];TRMapping;3))/(VLOOKUP([.G129];TRMapping;4)-VLOOKUP([.G129];TRMapping;1))" office:value-type="float" office:value="2.18722146090235" calcext:value-type="float">
            <text:p>2.187</text:p>
          </table:table-cell>
          <table:table-cell table:formula="of:=SSSmooth*[.I128]+(1-SSSmooth)*([.E129]/[.F129])" office:value-type="float" office:value="2.18843526950187" calcext:value-type="float">
            <text:p>2.188</text:p>
          </table:table-cell>
          <table:table-cell table:formula="of:=[.I129]-[.I128]" office:value-type="float" office:value="0.0000837688541466264" calcext:value-type="float">
            <text:p>8.37688541466264E-05</text:p>
          </table:table-cell>
          <table:table-cell table:formula="of:=IF([.J129]&lt;SSThresh;[.K128]+1;IF(AND([.J129]&lt;SSReset;[.K128]&gt;0);[.K128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29]+Period" office:value-type="float" office:value="454" calcext:value-type="float">
            <text:p>454</text:p>
          </table:table-cell>
          <table:table-cell table:formula="of:=[.A130]" office:value-type="float" office:value="454" calcext:value-type="float">
            <text:p>4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0]);2)" office:value-type="float" office:value="8.1" calcext:value-type="float">
            <text:p>8.1</text:p>
          </table:table-cell>
          <table:table-cell table:formula="of:=ROUND(SQRT(CalPwr/[.H130]);2)" office:value-type="float" office:value="3.7" calcext:value-type="float">
            <text:p>3.7</text:p>
          </table:table-cell>
          <table:table-cell table:formula="of:=Tfinal-(Tfinal-Tinitial)*EXP(-[.A130]/tau)" office:value-type="float" office:value="94.8685185413993" calcext:value-type="float">
            <text:p>94.869</text:p>
          </table:table-cell>
          <table:table-cell table:formula="of:=VLOOKUP([.G130];TRMapping;3) + ([.G130]-VLOOKUP([.G130];TRMapping;1))*(VLOOKUP([.G130];TRMapping;5)-VLOOKUP([.G130];TRMapping;3))/(VLOOKUP([.G130];TRMapping;4)-VLOOKUP([.G130];TRMapping;1))" office:value-type="float" office:value="2.18724699768277" calcext:value-type="float">
            <text:p>2.187</text:p>
          </table:table-cell>
          <table:table-cell table:formula="of:=SSSmooth*[.I129]+(1-SSSmooth)*([.E130]/[.F130])" office:value-type="float" office:value="2.1885106614706" calcext:value-type="float">
            <text:p>2.189</text:p>
          </table:table-cell>
          <table:table-cell table:formula="of:=[.I130]-[.I129]" office:value-type="float" office:value="0.0000753919687319637" calcext:value-type="float">
            <text:p>7.53919687319637E-05</text:p>
          </table:table-cell>
          <table:table-cell table:formula="of:=IF([.J130]&lt;SSThresh;[.K129]+1;IF(AND([.J130]&lt;SSReset;[.K129]&gt;0);[.K129]+1;0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30]+Period" office:value-type="float" office:value="456" calcext:value-type="float">
            <text:p>456</text:p>
          </table:table-cell>
          <table:table-cell table:formula="of:=[.A131]" office:value-type="float" office:value="456" calcext:value-type="float">
            <text:p>4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1]);2)" office:value-type="float" office:value="8.1" calcext:value-type="float">
            <text:p>8.1</text:p>
          </table:table-cell>
          <table:table-cell table:formula="of:=ROUND(SQRT(CalPwr/[.H131]);2)" office:value-type="float" office:value="3.7" calcext:value-type="float">
            <text:p>3.7</text:p>
          </table:table-cell>
          <table:table-cell table:formula="of:=Tfinal-(Tfinal-Tinitial)*EXP(-[.A131]/tau)" office:value-type="float" office:value="94.8721205447071" calcext:value-type="float">
            <text:p>94.872</text:p>
          </table:table-cell>
          <table:table-cell table:formula="of:=VLOOKUP([.G131];TRMapping;3) + ([.G131]-VLOOKUP([.G131];TRMapping;1))*(VLOOKUP([.G131];TRMapping;5)-VLOOKUP([.G131];TRMapping;3))/(VLOOKUP([.G131];TRMapping;4)-VLOOKUP([.G131];TRMapping;1))" office:value-type="float" office:value="2.18727183486974" calcext:value-type="float">
            <text:p>2.187</text:p>
          </table:table-cell>
          <table:table-cell table:formula="of:=SSSmooth*[.I130]+(1-SSSmooth)*([.E131]/[.F131])" office:value-type="float" office:value="2.18857851424246" calcext:value-type="float">
            <text:p>2.189</text:p>
          </table:table-cell>
          <table:table-cell table:formula="of:=[.I131]-[.I130]" office:value-type="float" office:value="0.000067852771858945" calcext:value-type="float">
            <text:p>6.7852771858945E-05</text:p>
          </table:table-cell>
          <table:table-cell table:formula="of:=IF([.J131]&lt;SSThresh;[.K130]+1;IF(AND([.J131]&lt;SSReset;[.K130]&gt;0);[.K130]+1;0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31]+Period" office:value-type="float" office:value="458" calcext:value-type="float">
            <text:p>458</text:p>
          </table:table-cell>
          <table:table-cell table:formula="of:=[.A132]" office:value-type="float" office:value="458" calcext:value-type="float">
            <text:p>4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2]);2)" office:value-type="float" office:value="8.1" calcext:value-type="float">
            <text:p>8.1</text:p>
          </table:table-cell>
          <table:table-cell table:formula="of:=ROUND(SQRT(CalPwr/[.H132]);2)" office:value-type="float" office:value="3.7" calcext:value-type="float">
            <text:p>3.7</text:p>
          </table:table-cell>
          <table:table-cell table:formula="of:=Tfinal-(Tfinal-Tinitial)*EXP(-[.A132]/tau)" office:value-type="float" office:value="94.8756238692509" calcext:value-type="float">
            <text:p>94.876</text:p>
          </table:table-cell>
          <table:table-cell table:formula="of:=VLOOKUP([.G132];TRMapping;3) + ([.G132]-VLOOKUP([.G132];TRMapping;1))*(VLOOKUP([.G132];TRMapping;5)-VLOOKUP([.G132];TRMapping;3))/(VLOOKUP([.G132];TRMapping;4)-VLOOKUP([.G132];TRMapping;1))" office:value-type="float" office:value="2.18729599162899" calcext:value-type="float">
            <text:p>2.187</text:p>
          </table:table-cell>
          <table:table-cell table:formula="of:=SSSmooth*[.I131]+(1-SSSmooth)*([.E132]/[.F132])" office:value-type="float" office:value="2.18863958173713" calcext:value-type="float">
            <text:p>2.189</text:p>
          </table:table-cell>
          <table:table-cell table:formula="of:=[.I132]-[.I131]" office:value-type="float" office:value="0.0000610674946730505" calcext:value-type="float">
            <text:p>6.10674946730505E-05</text:p>
          </table:table-cell>
          <table:table-cell table:formula="of:=IF([.J132]&lt;SSThresh;[.K131]+1;IF(AND([.J132]&lt;SSReset;[.K131]&gt;0);[.K131]+1;0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32]+Period" office:value-type="float" office:value="460" calcext:value-type="float">
            <text:p>460</text:p>
          </table:table-cell>
          <table:table-cell table:formula="of:=[.A133]" office:value-type="float" office:value="460" calcext:value-type="float">
            <text:p>4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3]);2)" office:value-type="float" office:value="8.1" calcext:value-type="float">
            <text:p>8.1</text:p>
          </table:table-cell>
          <table:table-cell table:formula="of:=ROUND(SQRT(CalPwr/[.H133]);2)" office:value-type="float" office:value="3.7" calcext:value-type="float">
            <text:p>3.7</text:p>
          </table:table-cell>
          <table:table-cell table:formula="of:=Tfinal-(Tfinal-Tinitial)*EXP(-[.A133]/tau)" office:value-type="float" office:value="94.8790312183871" calcext:value-type="float">
            <text:p>94.879</text:p>
          </table:table-cell>
          <table:table-cell table:formula="of:=VLOOKUP([.G133];TRMapping;3) + ([.G133]-VLOOKUP([.G133];TRMapping;1))*(VLOOKUP([.G133];TRMapping;5)-VLOOKUP([.G133];TRMapping;3))/(VLOOKUP([.G133];TRMapping;4)-VLOOKUP([.G133];TRMapping;1))" office:value-type="float" office:value="2.18731948660119" calcext:value-type="float">
            <text:p>2.187</text:p>
          </table:table-cell>
          <table:table-cell table:formula="of:=SSSmooth*[.I132]+(1-SSSmooth)*([.E133]/[.F133])" office:value-type="float" office:value="2.18869454248234" calcext:value-type="float">
            <text:p>2.189</text:p>
          </table:table-cell>
          <table:table-cell table:formula="of:=[.I133]-[.I132]" office:value-type="float" office:value="0.0000549607452056122" calcext:value-type="float">
            <text:p>5.49607452056122E-05</text:p>
          </table:table-cell>
          <table:table-cell table:formula="of:=IF([.J133]&lt;SSThresh;[.K132]+1;IF(AND([.J133]&lt;SSReset;[.K132]&gt;0);[.K132]+1;0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33]+Period" office:value-type="float" office:value="462" calcext:value-type="float">
            <text:p>462</text:p>
          </table:table-cell>
          <table:table-cell table:formula="of:=[.A134]" office:value-type="float" office:value="462" calcext:value-type="float">
            <text:p>4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4]);2)" office:value-type="float" office:value="8.1" calcext:value-type="float">
            <text:p>8.1</text:p>
          </table:table-cell>
          <table:table-cell table:formula="of:=ROUND(SQRT(CalPwr/[.H134]);2)" office:value-type="float" office:value="3.7" calcext:value-type="float">
            <text:p>3.7</text:p>
          </table:table-cell>
          <table:table-cell table:formula="of:=Tfinal-(Tfinal-Tinitial)*EXP(-[.A134]/tau)" office:value-type="float" office:value="94.882345221412" calcext:value-type="float">
            <text:p>94.882</text:p>
          </table:table-cell>
          <table:table-cell table:formula="of:=VLOOKUP([.G134];TRMapping;3) + ([.G134]-VLOOKUP([.G134];TRMapping;1))*(VLOOKUP([.G134];TRMapping;5)-VLOOKUP([.G134];TRMapping;3))/(VLOOKUP([.G134];TRMapping;4)-VLOOKUP([.G134];TRMapping;1))" office:value-type="float" office:value="2.18734233791634" calcext:value-type="float">
            <text:p>2.187</text:p>
          </table:table-cell>
          <table:table-cell table:formula="of:=SSSmooth*[.I133]+(1-SSSmooth)*([.E134]/[.F134])" office:value-type="float" office:value="2.18874400715302" calcext:value-type="float">
            <text:p>2.189</text:p>
          </table:table-cell>
          <table:table-cell table:formula="of:=[.I134]-[.I133]" office:value-type="float" office:value="0.0000494646706852286" calcext:value-type="float">
            <text:p>4.94646706852286E-05</text:p>
          </table:table-cell>
          <table:table-cell table:formula="of:=IF([.J134]&lt;SSThresh;[.K133]+1;IF(AND([.J134]&lt;SSReset;[.K133]&gt;0);[.K133]+1;0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34]+Period" office:value-type="float" office:value="464" calcext:value-type="float">
            <text:p>464</text:p>
          </table:table-cell>
          <table:table-cell table:formula="of:=[.A135]" office:value-type="float" office:value="464" calcext:value-type="float">
            <text:p>4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5]);2)" office:value-type="float" office:value="8.1" calcext:value-type="float">
            <text:p>8.1</text:p>
          </table:table-cell>
          <table:table-cell table:formula="of:=ROUND(SQRT(CalPwr/[.H135]);2)" office:value-type="float" office:value="3.7" calcext:value-type="float">
            <text:p>3.7</text:p>
          </table:table-cell>
          <table:table-cell table:formula="of:=Tfinal-(Tfinal-Tinitial)*EXP(-[.A135]/tau)" office:value-type="float" office:value="94.8855684355911" calcext:value-type="float">
            <text:p>94.886</text:p>
          </table:table-cell>
          <table:table-cell table:formula="of:=VLOOKUP([.G135];TRMapping;3) + ([.G135]-VLOOKUP([.G135];TRMapping;1))*(VLOOKUP([.G135];TRMapping;5)-VLOOKUP([.G135];TRMapping;3))/(VLOOKUP([.G135];TRMapping;4)-VLOOKUP([.G135];TRMapping;1))" office:value-type="float" office:value="2.18736456320776" calcext:value-type="float">
            <text:p>2.187</text:p>
          </table:table-cell>
          <table:table-cell table:formula="of:=SSSmooth*[.I134]+(1-SSSmooth)*([.E135]/[.F135])" office:value-type="float" office:value="2.18878852535664" calcext:value-type="float">
            <text:p>2.189</text:p>
          </table:table-cell>
          <table:table-cell table:formula="of:=[.I135]-[.I134]" office:value-type="float" office:value="0.000044518203616839" calcext:value-type="float">
            <text:p>4.4518203616839E-05</text:p>
          </table:table-cell>
          <table:table-cell table:formula="of:=IF([.J135]&lt;SSThresh;[.K134]+1;IF(AND([.J135]&lt;SSReset;[.K134]&gt;0);[.K134]+1;0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35]+Period" office:value-type="float" office:value="466" calcext:value-type="float">
            <text:p>466</text:p>
          </table:table-cell>
          <table:table-cell table:formula="of:=[.A136]" office:value-type="float" office:value="466" calcext:value-type="float">
            <text:p>4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6]);2)" office:value-type="float" office:value="8.1" calcext:value-type="float">
            <text:p>8.1</text:p>
          </table:table-cell>
          <table:table-cell table:formula="of:=ROUND(SQRT(CalPwr/[.H136]);2)" office:value-type="float" office:value="3.7" calcext:value-type="float">
            <text:p>3.7</text:p>
          </table:table-cell>
          <table:table-cell table:formula="of:=Tfinal-(Tfinal-Tinitial)*EXP(-[.A136]/tau)" office:value-type="float" office:value="94.8887033481325" calcext:value-type="float">
            <text:p>94.889</text:p>
          </table:table-cell>
          <table:table-cell table:formula="of:=VLOOKUP([.G136];TRMapping;3) + ([.G136]-VLOOKUP([.G136];TRMapping;1))*(VLOOKUP([.G136];TRMapping;5)-VLOOKUP([.G136];TRMapping;3))/(VLOOKUP([.G136];TRMapping;4)-VLOOKUP([.G136];TRMapping;1))" office:value-type="float" office:value="2.1873861796257" calcext:value-type="float">
            <text:p>2.187</text:p>
          </table:table-cell>
          <table:table-cell table:formula="of:=SSSmooth*[.I135]+(1-SSSmooth)*([.E136]/[.F136])" office:value-type="float" office:value="2.18882859173989" calcext:value-type="float">
            <text:p>2.189</text:p>
          </table:table-cell>
          <table:table-cell table:formula="of:=[.I136]-[.I135]" office:value-type="float" office:value="0.0000400663832551551" calcext:value-type="float">
            <text:p>4.00663832551551E-05</text:p>
          </table:table-cell>
          <table:table-cell table:formula="of:=IF([.J136]&lt;SSThresh;[.K135]+1;IF(AND([.J136]&lt;SSReset;[.K135]&gt;0);[.K135]+1;0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36]+Period" office:value-type="float" office:value="468" calcext:value-type="float">
            <text:p>468</text:p>
          </table:table-cell>
          <table:table-cell table:formula="of:=[.A137]" office:value-type="float" office:value="468" calcext:value-type="float">
            <text:p>4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7]);2)" office:value-type="float" office:value="8.1" calcext:value-type="float">
            <text:p>8.1</text:p>
          </table:table-cell>
          <table:table-cell table:formula="of:=ROUND(SQRT(CalPwr/[.H137]);2)" office:value-type="float" office:value="3.7" calcext:value-type="float">
            <text:p>3.7</text:p>
          </table:table-cell>
          <table:table-cell table:formula="of:=Tfinal-(Tfinal-Tinitial)*EXP(-[.A137]/tau)" office:value-type="float" office:value="94.8917523781056" calcext:value-type="float">
            <text:p>94.892</text:p>
          </table:table-cell>
          <table:table-cell table:formula="of:=VLOOKUP([.G137];TRMapping;3) + ([.G137]-VLOOKUP([.G137];TRMapping;1))*(VLOOKUP([.G137];TRMapping;5)-VLOOKUP([.G137];TRMapping;3))/(VLOOKUP([.G137];TRMapping;4)-VLOOKUP([.G137];TRMapping;1))" office:value-type="float" office:value="2.18740720385057" calcext:value-type="float">
            <text:p>2.187</text:p>
          </table:table-cell>
          <table:table-cell table:formula="of:=SSSmooth*[.I136]+(1-SSSmooth)*([.E137]/[.F137])" office:value-type="float" office:value="2.18886465148482" calcext:value-type="float">
            <text:p>2.189</text:p>
          </table:table-cell>
          <table:table-cell table:formula="of:=[.I137]-[.I136]" office:value-type="float" office:value="0.0000360597449295952" calcext:value-type="float">
            <text:p>3.60597449295952E-05</text:p>
          </table:table-cell>
          <table:table-cell table:formula="of:=IF([.J137]&lt;SSThresh;[.K136]+1;IF(AND([.J137]&lt;SSReset;[.K136]&gt;0);[.K136]+1;0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37]+Period" office:value-type="float" office:value="470" calcext:value-type="float">
            <text:p>470</text:p>
          </table:table-cell>
          <table:table-cell table:formula="of:=[.A138]" office:value-type="float" office:value="470" calcext:value-type="float">
            <text:p>4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8]);2)" office:value-type="float" office:value="8.1" calcext:value-type="float">
            <text:p>8.1</text:p>
          </table:table-cell>
          <table:table-cell table:formula="of:=ROUND(SQRT(CalPwr/[.H138]);2)" office:value-type="float" office:value="3.7" calcext:value-type="float">
            <text:p>3.7</text:p>
          </table:table-cell>
          <table:table-cell table:formula="of:=Tfinal-(Tfinal-Tinitial)*EXP(-[.A138]/tau)" office:value-type="float" office:value="94.8947178783083" calcext:value-type="float">
            <text:p>94.895</text:p>
          </table:table-cell>
          <table:table-cell table:formula="of:=VLOOKUP([.G138];TRMapping;3) + ([.G138]-VLOOKUP([.G138];TRMapping;1))*(VLOOKUP([.G138];TRMapping;5)-VLOOKUP([.G138];TRMapping;3))/(VLOOKUP([.G138];TRMapping;4)-VLOOKUP([.G138];TRMapping;1))" office:value-type="float" office:value="2.18742765210581" calcext:value-type="float">
            <text:p>2.187</text:p>
          </table:table-cell>
          <table:table-cell table:formula="of:=SSSmooth*[.I137]+(1-SSSmooth)*([.E138]/[.F138])" office:value-type="float" office:value="2.18889710525526" calcext:value-type="float">
            <text:p>2.189</text:p>
          </table:table-cell>
          <table:table-cell table:formula="of:=[.I138]-[.I137]" office:value-type="float" office:value="0.0000324537704363692" calcext:value-type="float">
            <text:p>3.24537704363692E-05</text:p>
          </table:table-cell>
          <table:table-cell table:formula="of:=IF([.J138]&lt;SSThresh;[.K137]+1;IF(AND([.J138]&lt;SSReset;[.K137]&gt;0);[.K137]+1;0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138]+Period" office:value-type="float" office:value="472" calcext:value-type="float">
            <text:p>472</text:p>
          </table:table-cell>
          <table:table-cell table:formula="of:=[.A139]" office:value-type="float" office:value="472" calcext:value-type="float">
            <text:p>4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9]);2)" office:value-type="float" office:value="8.1" calcext:value-type="float">
            <text:p>8.1</text:p>
          </table:table-cell>
          <table:table-cell table:formula="of:=ROUND(SQRT(CalPwr/[.H139]);2)" office:value-type="float" office:value="3.7" calcext:value-type="float">
            <text:p>3.7</text:p>
          </table:table-cell>
          <table:table-cell table:formula="of:=Tfinal-(Tfinal-Tinitial)*EXP(-[.A139]/tau)" office:value-type="float" office:value="94.8976021370824" calcext:value-type="float">
            <text:p>94.898</text:p>
          </table:table-cell>
          <table:table-cell table:formula="of:=VLOOKUP([.G139];TRMapping;3) + ([.G139]-VLOOKUP([.G139];TRMapping;1))*(VLOOKUP([.G139];TRMapping;5)-VLOOKUP([.G139];TRMapping;3))/(VLOOKUP([.G139];TRMapping;4)-VLOOKUP([.G139];TRMapping;1))" office:value-type="float" office:value="2.1874475401704" calcext:value-type="float">
            <text:p>2.187</text:p>
          </table:table-cell>
          <table:table-cell table:formula="of:=SSSmooth*[.I138]+(1-SSSmooth)*([.E139]/[.F139])" office:value-type="float" office:value="2.18892631364865" calcext:value-type="float">
            <text:p>2.189</text:p>
          </table:table-cell>
          <table:table-cell table:formula="of:=[.I139]-[.I138]" office:value-type="float" office:value="0.0000292083933928211" calcext:value-type="float">
            <text:p>2.92083933928211E-05</text:p>
          </table:table-cell>
          <table:table-cell table:formula="of:=IF([.J139]&lt;SSThresh;[.K138]+1;IF(AND([.J139]&lt;SSReset;[.K138]&gt;0);[.K138]+1;0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39]+Period" office:value-type="float" office:value="474" calcext:value-type="float">
            <text:p>474</text:p>
          </table:table-cell>
          <table:table-cell table:formula="of:=[.A140]" office:value-type="float" office:value="474" calcext:value-type="float">
            <text:p>4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0]);2)" office:value-type="float" office:value="8.1" calcext:value-type="float">
            <text:p>8.1</text:p>
          </table:table-cell>
          <table:table-cell table:formula="of:=ROUND(SQRT(CalPwr/[.H140]);2)" office:value-type="float" office:value="3.7" calcext:value-type="float">
            <text:p>3.7</text:p>
          </table:table-cell>
          <table:table-cell table:formula="of:=Tfinal-(Tfinal-Tinitial)*EXP(-[.A140]/tau)" office:value-type="float" office:value="94.9004073800792" calcext:value-type="float">
            <text:p>94.900</text:p>
          </table:table-cell>
          <table:table-cell table:formula="of:=VLOOKUP([.G140];TRMapping;3) + ([.G140]-VLOOKUP([.G140];TRMapping;1))*(VLOOKUP([.G140];TRMapping;5)-VLOOKUP([.G140];TRMapping;3))/(VLOOKUP([.G140];TRMapping;4)-VLOOKUP([.G140];TRMapping;1))" office:value-type="float" office:value="2.18746688339106" calcext:value-type="float">
            <text:p>2.187</text:p>
          </table:table-cell>
          <table:table-cell table:formula="of:=SSSmooth*[.I139]+(1-SSSmooth)*([.E140]/[.F140])" office:value-type="float" office:value="2.18895260120271" calcext:value-type="float">
            <text:p>2.189</text:p>
          </table:table-cell>
          <table:table-cell table:formula="of:=[.I140]-[.I139]" office:value-type="float" office:value="0.000026287554053539" calcext:value-type="float">
            <text:p>2.6287554053539E-05</text:p>
          </table:table-cell>
          <table:table-cell table:formula="of:=IF([.J140]&lt;SSThresh;[.K139]+1;IF(AND([.J140]&lt;SSReset;[.K139]&gt;0);[.K139]+1;0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40]+Period" office:value-type="float" office:value="476" calcext:value-type="float">
            <text:p>476</text:p>
          </table:table-cell>
          <table:table-cell table:formula="of:=[.A141]" office:value-type="float" office:value="476" calcext:value-type="float">
            <text:p>4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1]);2)" office:value-type="float" office:value="8.1" calcext:value-type="float">
            <text:p>8.1</text:p>
          </table:table-cell>
          <table:table-cell table:formula="of:=ROUND(SQRT(CalPwr/[.H141]);2)" office:value-type="float" office:value="3.7" calcext:value-type="float">
            <text:p>3.7</text:p>
          </table:table-cell>
          <table:table-cell table:formula="of:=Tfinal-(Tfinal-Tinitial)*EXP(-[.A141]/tau)" office:value-type="float" office:value="94.9031357719773" calcext:value-type="float">
            <text:p>94.903</text:p>
          </table:table-cell>
          <table:table-cell table:formula="of:=VLOOKUP([.G141];TRMapping;3) + ([.G141]-VLOOKUP([.G141];TRMapping;1))*(VLOOKUP([.G141];TRMapping;5)-VLOOKUP([.G141];TRMapping;3))/(VLOOKUP([.G141];TRMapping;4)-VLOOKUP([.G141];TRMapping;1))" office:value-type="float" office:value="2.18748569669408" calcext:value-type="float">
            <text:p>2.187</text:p>
          </table:table-cell>
          <table:table-cell table:formula="of:=SSSmooth*[.I140]+(1-SSSmooth)*([.E141]/[.F141])" office:value-type="float" office:value="2.18897626000135" calcext:value-type="float">
            <text:p>2.189</text:p>
          </table:table-cell>
          <table:table-cell table:formula="of:=[.I141]-[.I140]" office:value-type="float" office:value="0.0000236587986481851" calcext:value-type="float">
            <text:p>2.36587986481851E-05</text:p>
          </table:table-cell>
          <table:table-cell table:formula="of:=IF([.J141]&lt;SSThresh;[.K140]+1;IF(AND([.J141]&lt;SSReset;[.K140]&gt;0);[.K140]+1;0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41]+Period" office:value-type="float" office:value="478" calcext:value-type="float">
            <text:p>478</text:p>
          </table:table-cell>
          <table:table-cell table:formula="of:=[.A142]" office:value-type="float" office:value="478" calcext:value-type="float">
            <text:p>4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2]);2)" office:value-type="float" office:value="8.1" calcext:value-type="float">
            <text:p>8.1</text:p>
          </table:table-cell>
          <table:table-cell table:formula="of:=ROUND(SQRT(CalPwr/[.H142]);2)" office:value-type="float" office:value="3.7" calcext:value-type="float">
            <text:p>3.7</text:p>
          </table:table-cell>
          <table:table-cell table:formula="of:=Tfinal-(Tfinal-Tinitial)*EXP(-[.A142]/tau)" office:value-type="float" office:value="94.9057894181527" calcext:value-type="float">
            <text:p>94.906</text:p>
          </table:table-cell>
          <table:table-cell table:formula="of:=VLOOKUP([.G142];TRMapping;3) + ([.G142]-VLOOKUP([.G142];TRMapping;1))*(VLOOKUP([.G142];TRMapping;5)-VLOOKUP([.G142];TRMapping;3))/(VLOOKUP([.G142];TRMapping;4)-VLOOKUP([.G142];TRMapping;1))" office:value-type="float" office:value="2.18750399459683" calcext:value-type="float">
            <text:p>2.188</text:p>
          </table:table-cell>
          <table:table-cell table:formula="of:=SSSmooth*[.I141]+(1-SSSmooth)*([.E142]/[.F142])" office:value-type="float" office:value="2.18899755292014" calcext:value-type="float">
            <text:p>2.189</text:p>
          </table:table-cell>
          <table:table-cell table:formula="of:=[.I142]-[.I141]" office:value-type="float" office:value="0.0000212929187832778" calcext:value-type="float">
            <text:p>2.12929187832778E-05</text:p>
          </table:table-cell>
          <table:table-cell table:formula="of:=IF([.J142]&lt;SSThresh;[.K141]+1;IF(AND([.J142]&lt;SSReset;[.K141]&gt;0);[.K141]+1;0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42]+Period" office:value-type="float" office:value="480" calcext:value-type="float">
            <text:p>480</text:p>
          </table:table-cell>
          <table:table-cell table:formula="of:=[.A143]" office:value-type="float" office:value="480" calcext:value-type="float">
            <text:p>4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3]);2)" office:value-type="float" office:value="8.1" calcext:value-type="float">
            <text:p>8.1</text:p>
          </table:table-cell>
          <table:table-cell table:formula="of:=ROUND(SQRT(CalPwr/[.H143]);2)" office:value-type="float" office:value="3.7" calcext:value-type="float">
            <text:p>3.7</text:p>
          </table:table-cell>
          <table:table-cell table:formula="of:=Tfinal-(Tfinal-Tinitial)*EXP(-[.A143]/tau)" office:value-type="float" office:value="94.9083703663035" calcext:value-type="float">
            <text:p>94.908</text:p>
          </table:table-cell>
          <table:table-cell table:formula="of:=VLOOKUP([.G143];TRMapping;3) + ([.G143]-VLOOKUP([.G143];TRMapping;1))*(VLOOKUP([.G143];TRMapping;5)-VLOOKUP([.G143];TRMapping;3))/(VLOOKUP([.G143];TRMapping;4)-VLOOKUP([.G143];TRMapping;1))" office:value-type="float" office:value="2.18752179121896" calcext:value-type="float">
            <text:p>2.188</text:p>
          </table:table-cell>
          <table:table-cell table:formula="of:=SSSmooth*[.I142]+(1-SSSmooth)*([.E143]/[.F143])" office:value-type="float" office:value="2.18901671654704" calcext:value-type="float">
            <text:p>2.189</text:p>
          </table:table-cell>
          <table:table-cell table:formula="of:=[.I143]-[.I142]" office:value-type="float" office:value="0.0000191636269049056" calcext:value-type="float">
            <text:p>1.91636269049056E-05</text:p>
          </table:table-cell>
          <table:table-cell table:formula="of:=IF([.J143]&lt;SSThresh;[.K142]+1;IF(AND([.J143]&lt;SSReset;[.K142]&gt;0);[.K142]+1;0))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104843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lowRamp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formula="of:=[$WarmUp.A1]" office:value-type="string" office:string-value="now" calcext:value-type="string">
            <text:p>now</text:p>
          </table:table-cell>
          <table:table-cell table:formula="of:=[$WarmUp.B1]" office:value-type="string" office:string-value="time" calcext:value-type="string">
            <text:p>time</text:p>
          </table:table-cell>
          <table:table-cell table:formula="of:=[$WarmUp.C1]" office:value-type="string" office:string-value="event" calcext:value-type="string">
            <text:p>event</text:p>
          </table:table-cell>
          <table:table-cell table:formula="of:=[$WarmUp.D1]" office:value-type="string" office:string-value="stage" calcext:value-type="string">
            <text:p>stage</text:p>
          </table:table-cell>
          <table:table-cell table:formula="of:=[$WarmUp.E1]" office:value-type="string" office:string-value="voltage" calcext:value-type="string">
            <text:p>voltage</text:p>
          </table:table-cell>
          <table:table-cell table:formula="of:=[$WarmUp.F1]" office:value-type="string" office:string-value="current" calcext:value-type="string">
            <text:p>current</text:p>
          </table:table-cell>
          <table:table-cell table:formula="of:=[$WarmUp.G1]" office:value-type="string" office:string-value="realtemp" calcext:value-type="string">
            <text:p>realtemp</text:p>
          </table:table-cell>
          <table:table-cell table:formula="of:=[$WarmUp.H1]" office:value-type="string" office:string-value="real resistance" calcext:value-type="string">
            <text:p>real resistance</text:p>
          </table:table-cell>
          <table:table-cell office:value-type="string" calcext:value-type="string">
            <text:p>calcTemp</text:p>
          </table:table-cell>
          <table:table-cell office:value-type="string" calcext:value-type="string">
            <text:p>calcPower</text:p>
          </table:table-cell>
        </table:table-row>
        <table:table-row table:style-name="ro1">
          <table:table-cell table:formula="of:=INDEX([$WarmUp.A:.A];warmUpRows;1)+Period" office:value-type="float" office:value="470" calcext:value-type="float">
            <text:p>470</text:p>
          </table:table-cell>
          <table:table-cell table:formula="of:=[.A2]" office:value-type="float" office:value="470" calcext:value-type="float">
            <text:p>47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]);2)" office:value-type="float" office:value="8.1" calcext:value-type="float">
            <text:p>8.1</text:p>
          </table:table-cell>
          <table:table-cell table:formula="of:=ROUND(SQRT(CalPwr/[.H2]);2)" office:value-type="float" office:value="3.7" calcext:value-type="float">
            <text:p>3.7</text:p>
          </table:table-cell>
          <table:table-cell table:formula="of:=INDEX([$WarmUp.G:.G];warmUpRows;1)" office:value-type="float" office:value="94.8917523781056" calcext:value-type="float">
            <text:p>94.892</text:p>
          </table:table-cell>
          <table:table-cell table:style-name="ce1" table:formula="of:=VLOOKUP([.G2];TRMapping;3) + ([.G2]-VLOOKUP([.G2];TRMapping;1))*(VLOOKUP([.G2];TRMapping;5)-VLOOKUP([.G2];TRMapping;3))/(VLOOKUP([.G2];TRMapping;4)-VLOOKUP([.G2];TRMapping;1))" office:value-type="float" office:value="2.18740720385057" calcext:value-type="float">
            <text:p>2.187</text:p>
          </table:table-cell>
          <table:table-cell table:formula="of:=(([.E2]/[.F2])-R0)/TCR/R0+T0" office:value-type="float" office:value="98.9076933087239" calcext:value-type="float">
            <text:p>98.9076933087239</text:p>
          </table:table-cell>
          <table:table-cell/>
        </table:table-row>
        <table:table-row table:style-name="ro1">
          <table:table-cell table:formula="of:=[.A2]+Period" office:value-type="float" office:value="472" calcext:value-type="float">
            <text:p>472</text:p>
          </table:table-cell>
          <table:table-cell table:formula="of:=[.A3]" office:value-type="float" office:value="472" calcext:value-type="float">
            <text:p>47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3]);2)" office:value-type="float" office:value="8.11" calcext:value-type="float">
            <text:p>8.11</text:p>
          </table:table-cell>
          <table:table-cell table:formula="of:=ROUND(SQRT(CalPwr/[.H3]);2)" office:value-type="float" office:value="3.7" calcext:value-type="float">
            <text:p>3.7</text:p>
          </table:table-cell>
          <table:table-cell table:formula="of:=[.G2]+([.A3]-[.A2])*rampRate" office:value-type="float" office:value="95.4917523781056" calcext:value-type="float">
            <text:p>95.492</text:p>
          </table:table-cell>
          <table:table-cell table:style-name="ce1" table:formula="of:=VLOOKUP([.G3];TRMapping;3) + ([.G3]-VLOOKUP([.G3];TRMapping;1))*(VLOOKUP([.G3];TRMapping;5)-VLOOKUP([.G3];TRMapping;3))/(VLOOKUP([.G3];TRMapping;4)-VLOOKUP([.G3];TRMapping;1))" office:value-type="float" office:value="2.19154443275057" calcext:value-type="float">
            <text:p>2.192</text:p>
          </table:table-cell>
          <table:table-cell table:formula="of:=(([.E3]/[.F3])-R0)/TCR/R0+T0" office:value-type="float" office:value="99.3192496291157" calcext:value-type="float">
            <text:p>99.319249629115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]" office:value-type="float" office:value="486" calcext:value-type="float">
            <text:p>48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4]);2)" office:value-type="float" office:value="8.16" calcext:value-type="float">
            <text:p>8.16</text:p>
          </table:table-cell>
          <table:table-cell table:formula="of:=ROUND(SQRT(CalPwr/[.H4]);2)" office:value-type="float" office:value="3.68" calcext:value-type="float">
            <text:p>3.68</text:p>
          </table:table-cell>
          <table:table-cell table:formula="of:=[.G3]+([.A4]-[.A3])*rampRate" office:value-type="float" office:value="99.6917523781056" calcext:value-type="float">
            <text:p>99.692</text:p>
          </table:table-cell>
          <table:table-cell table:style-name="ce1" table:formula="of:=VLOOKUP([.G4];TRMapping;3) + ([.G4]-VLOOKUP([.G4];TRMapping;1))*(VLOOKUP([.G4];TRMapping;5)-VLOOKUP([.G4];TRMapping;3))/(VLOOKUP([.G4];TRMapping;4)-VLOOKUP([.G4];TRMapping;1))" office:value-type="float" office:value="2.22050503505057" calcext:value-type="float">
            <text:p>2.221</text:p>
          </table:table-cell>
          <table:table-cell table:formula="of:=(([.E4]/[.F4])-R0)/TCR/R0+T0" office:value-type="float" office:value="103.202194043247" calcext:value-type="float">
            <text:p>103.202194043247</text:p>
          </table:table-cell>
          <table:table-cell/>
        </table:table-row>
        <table:table-row table:style-name="ro1">
          <table:table-cell table:formula="of:=[.A4]+Period" office:value-type="float" office:value="488" calcext:value-type="float">
            <text:p>488</text:p>
          </table:table-cell>
          <table:table-cell table:formula="of:=[.A5]" office:value-type="float" office:value="488" calcext:value-type="float">
            <text:p>48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5]);2)" office:value-type="float" office:value="8.17" calcext:value-type="float">
            <text:p>8.17</text:p>
          </table:table-cell>
          <table:table-cell table:formula="of:=ROUND(SQRT(CalPwr/[.H5]);2)" office:value-type="float" office:value="3.67" calcext:value-type="float">
            <text:p>3.67</text:p>
          </table:table-cell>
          <table:table-cell table:formula="of:=[.G4]+([.A5]-[.A4])*rampRate" office:value-type="float" office:value="100.291752378106" calcext:value-type="float">
            <text:p>100.292</text:p>
          </table:table-cell>
          <table:table-cell table:style-name="ce1" table:formula="of:=VLOOKUP([.G5];TRMapping;3) + ([.G5]-VLOOKUP([.G5];TRMapping;1))*(VLOOKUP([.G5];TRMapping;5)-VLOOKUP([.G5];TRMapping;3))/(VLOOKUP([.G5];TRMapping;4)-VLOOKUP([.G5];TRMapping;1))" office:value-type="float" office:value="2.22445066928861" calcext:value-type="float">
            <text:p>2.224</text:p>
          </table:table-cell>
          <table:table-cell table:formula="of:=(([.E5]/[.F5])-R0)/TCR/R0+T0" office:value-type="float" office:value="104.537155783838" calcext:value-type="float">
            <text:p>104.537155783838</text:p>
          </table:table-cell>
          <table:table-cell/>
        </table:table-row>
        <table:table-row table:style-name="ro1">
          <table:table-cell table:formula="of:=[.A5]+Period" office:value-type="float" office:value="490" calcext:value-type="float">
            <text:p>490</text:p>
          </table:table-cell>
          <table:table-cell table:formula="of:=[.A6]" office:value-type="float" office:value="490" calcext:value-type="float">
            <text:p>49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6]);2)" office:value-type="float" office:value="8.18" calcext:value-type="float">
            <text:p>8.18</text:p>
          </table:table-cell>
          <table:table-cell table:formula="of:=ROUND(SQRT(CalPwr/[.H6]);2)" office:value-type="float" office:value="3.67" calcext:value-type="float">
            <text:p>3.67</text:p>
          </table:table-cell>
          <table:table-cell table:formula="of:=[.G5]+([.A6]-[.A5])*rampRate" office:value-type="float" office:value="100.891752378106" calcext:value-type="float">
            <text:p>100.892</text:p>
          </table:table-cell>
          <table:table-cell table:style-name="ce1" table:formula="of:=VLOOKUP([.G6];TRMapping;3) + ([.G6]-VLOOKUP([.G6];TRMapping;1))*(VLOOKUP([.G6];TRMapping;5)-VLOOKUP([.G6];TRMapping;3))/(VLOOKUP([.G6];TRMapping;4)-VLOOKUP([.G6];TRMapping;1))" office:value-type="float" office:value="2.22819387638861" calcext:value-type="float">
            <text:p>2.228</text:p>
          </table:table-cell>
          <table:table-cell table:formula="of:=(([.E6]/[.F6])-R0)/TCR/R0+T0" office:value-type="float" office:value="104.952076324833" calcext:value-type="float">
            <text:p>104.952076324833</text:p>
          </table:table-cell>
          <table:table-cell/>
        </table:table-row>
        <table:table-row table:style-name="ro1">
          <table:table-cell table:formula="of:=[.A6]+Period" office:value-type="float" office:value="492" calcext:value-type="float">
            <text:p>492</text:p>
          </table:table-cell>
          <table:table-cell table:formula="of:=[.A7]" office:value-type="float" office:value="492" calcext:value-type="float">
            <text:p>49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7]);2)" office:value-type="float" office:value="8.18" calcext:value-type="float">
            <text:p>8.18</text:p>
          </table:table-cell>
          <table:table-cell table:formula="of:=ROUND(SQRT(CalPwr/[.H7]);2)" office:value-type="float" office:value="3.67" calcext:value-type="float">
            <text:p>3.67</text:p>
          </table:table-cell>
          <table:table-cell table:formula="of:=[.G6]+([.A7]-[.A6])*rampRate" office:value-type="float" office:value="101.491752378106" calcext:value-type="float">
            <text:p>101.492</text:p>
          </table:table-cell>
          <table:table-cell table:style-name="ce1" table:formula="of:=VLOOKUP([.G7];TRMapping;3) + ([.G7]-VLOOKUP([.G7];TRMapping;1))*(VLOOKUP([.G7];TRMapping;5)-VLOOKUP([.G7];TRMapping;3))/(VLOOKUP([.G7];TRMapping;4)-VLOOKUP([.G7];TRMapping;1))" office:value-type="float" office:value="2.23193708348861" calcext:value-type="float">
            <text:p>2.232</text:p>
          </table:table-cell>
          <table:table-cell table:formula="of:=(([.E7]/[.F7])-R0)/TCR/R0+T0" office:value-type="float" office:value="104.952076324833" calcext:value-type="float">
            <text:p>104.952076324833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8]" office:value-type="float" office:value="618" calcext:value-type="float">
            <text:p>61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8]);2)" office:value-type="float" office:value="8.6" calcext:value-type="float">
            <text:p>8.6</text:p>
          </table:table-cell>
          <table:table-cell table:formula="of:=ROUND(SQRT(CalPwr/[.H8]);2)" office:value-type="float" office:value="3.49" calcext:value-type="float">
            <text:p>3.49</text:p>
          </table:table-cell>
          <table:table-cell table:formula="of:=[.G7]+([.A8]-[.A7])*rampRate" office:value-type="float" office:value="139.291752378106" calcext:value-type="float">
            <text:p>139.292</text:p>
          </table:table-cell>
          <table:table-cell table:style-name="ce1" table:formula="of:=VLOOKUP([.G8];TRMapping;3) + ([.G8]-VLOOKUP([.G8];TRMapping;1))*(VLOOKUP([.G8];TRMapping;5)-VLOOKUP([.G8];TRMapping;3))/(VLOOKUP([.G8];TRMapping;4)-VLOOKUP([.G8];TRMapping;1))" office:value-type="float" office:value="2.46775913078861" calcext:value-type="float">
            <text:p>2.468</text:p>
          </table:table-cell>
          <table:table-cell table:formula="of:=(([.E8]/[.F8])-R0)/TCR/R0+T0" office:value-type="float" office:value="140.782664475238" calcext:value-type="float">
            <text:p>140.782664475238</text:p>
          </table:table-cell>
          <table:table-cell/>
        </table:table-row>
        <table:table-row table:style-name="ro1">
          <table:table-cell table:formula="of:=[.A8]+Period" office:value-type="float" office:value="620" calcext:value-type="float">
            <text:p>620</text:p>
          </table:table-cell>
          <table:table-cell table:formula="of:=[.A9]" office:value-type="float" office:value="620" calcext:value-type="float">
            <text:p>62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9]);2)" office:value-type="float" office:value="8.61" calcext:value-type="float">
            <text:p>8.61</text:p>
          </table:table-cell>
          <table:table-cell table:formula="of:=ROUND(SQRT(CalPwr/[.H9]);2)" office:value-type="float" office:value="3.48" calcext:value-type="float">
            <text:p>3.48</text:p>
          </table:table-cell>
          <table:table-cell table:formula="of:=[.G8]+([.A9]-[.A8])*rampRate" office:value-type="float" office:value="139.891752378106" calcext:value-type="float">
            <text:p>139.892</text:p>
          </table:table-cell>
          <table:table-cell table:style-name="ce1" table:formula="of:=VLOOKUP([.G9];TRMapping;3) + ([.G9]-VLOOKUP([.G9];TRMapping;1))*(VLOOKUP([.G9];TRMapping;5)-VLOOKUP([.G9];TRMapping;3))/(VLOOKUP([.G9];TRMapping;4)-VLOOKUP([.G9];TRMapping;1))" office:value-type="float" office:value="2.47150233788861" calcext:value-type="float">
            <text:p>2.472</text:p>
          </table:table-cell>
          <table:table-cell table:formula="of:=(([.E9]/[.F9])-R0)/TCR/R0+T0" office:value-type="float" office:value="142.298501915551" calcext:value-type="float">
            <text:p>142.298501915551</text:p>
          </table:table-cell>
          <table:table-cell/>
        </table:table-row>
        <table:table-row table:style-name="ro1">
          <table:table-cell table:formula="of:=[.A9]+Period" office:value-type="float" office:value="622" calcext:value-type="float">
            <text:p>622</text:p>
          </table:table-cell>
          <table:table-cell table:formula="of:=[.A10]" office:value-type="float" office:value="622" calcext:value-type="float">
            <text:p>62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0]);2)" office:value-type="float" office:value="8.62" calcext:value-type="float">
            <text:p>8.62</text:p>
          </table:table-cell>
          <table:table-cell table:formula="of:=ROUND(SQRT(CalPwr/[.H10]);2)" office:value-type="float" office:value="3.48" calcext:value-type="float">
            <text:p>3.48</text:p>
          </table:table-cell>
          <table:table-cell table:formula="of:=[.G9]+([.A10]-[.A9])*rampRate" office:value-type="float" office:value="140.491752378106" calcext:value-type="float">
            <text:p>140.492</text:p>
          </table:table-cell>
          <table:table-cell table:style-name="ce1" table:formula="of:=VLOOKUP([.G10];TRMapping;3) + ([.G10]-VLOOKUP([.G10];TRMapping;1))*(VLOOKUP([.G10];TRMapping;5)-VLOOKUP([.G10];TRMapping;3))/(VLOOKUP([.G10];TRMapping;4)-VLOOKUP([.G10];TRMapping;1))" office:value-type="float" office:value="2.47524554498861" calcext:value-type="float">
            <text:p>2.475</text:p>
          </table:table-cell>
          <table:table-cell table:formula="of:=(([.E10]/[.F10])-R0)/TCR/R0+T0" office:value-type="float" office:value="142.736076164244" calcext:value-type="float">
            <text:p>142.73607616424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11]" office:value-type="float" office:value="752" calcext:value-type="float">
            <text:p>75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1]);2)" office:value-type="float" office:value="9.03" calcext:value-type="float">
            <text:p>9.03</text:p>
          </table:table-cell>
          <table:table-cell table:formula="of:=ROUND(SQRT(CalPwr/[.H11]);2)" office:value-type="float" office:value="3.32" calcext:value-type="float">
            <text:p>3.32</text:p>
          </table:table-cell>
          <table:table-cell table:formula="of:=[.G10]+([.A11]-[.A10])*rampRate" office:value-type="float" office:value="179.491752378106" calcext:value-type="float">
            <text:p>179.492</text:p>
          </table:table-cell>
          <table:table-cell table:style-name="ce1" table:formula="of:=VLOOKUP([.G11];TRMapping;3) + ([.G11]-VLOOKUP([.G11];TRMapping;1))*(VLOOKUP([.G11];TRMapping;5)-VLOOKUP([.G11];TRMapping;3))/(VLOOKUP([.G11];TRMapping;4)-VLOOKUP([.G11];TRMapping;1))" office:value-type="float" office:value="2.71855400648861" calcext:value-type="float">
            <text:p>2.719</text:p>
          </table:table-cell>
          <table:table-cell table:formula="of:=(([.E11]/[.F11])-R0)/TCR/R0+T0" office:value-type="float" office:value="179.719008147106" calcext:value-type="float">
            <text:p>179.719008147106</text:p>
          </table:table-cell>
          <table:table-cell/>
        </table:table-row>
        <table:table-row table:style-name="ro1">
          <table:table-cell table:formula="of:=[.A11]+Period" office:value-type="float" office:value="754" calcext:value-type="float">
            <text:p>754</text:p>
          </table:table-cell>
          <table:table-cell table:formula="of:=[.A12]" office:value-type="float" office:value="754" calcext:value-type="float">
            <text:p>75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2]);2)" office:value-type="float" office:value="9.04" calcext:value-type="float">
            <text:p>9.04</text:p>
          </table:table-cell>
          <table:table-cell table:formula="of:=ROUND(SQRT(CalPwr/[.H12]);2)" office:value-type="float" office:value="3.32" calcext:value-type="float">
            <text:p>3.32</text:p>
          </table:table-cell>
          <table:table-cell table:formula="of:=[.G11]+([.A12]-[.A11])*rampRate" office:value-type="float" office:value="180.091752378106" calcext:value-type="float">
            <text:p>180.092</text:p>
          </table:table-cell>
          <table:table-cell table:style-name="ce1" table:formula="of:=VLOOKUP([.G12];TRMapping;3) + ([.G12]-VLOOKUP([.G12];TRMapping;1))*(VLOOKUP([.G12];TRMapping;5)-VLOOKUP([.G12];TRMapping;3))/(VLOOKUP([.G12];TRMapping;4)-VLOOKUP([.G12];TRMapping;1))" office:value-type="float" office:value="2.72229721358861" calcext:value-type="float">
            <text:p>2.722</text:p>
          </table:table-cell>
          <table:table-cell table:formula="of:=(([.E12]/[.F12])-R0)/TCR/R0+T0" office:value-type="float" office:value="180.177670311398" calcext:value-type="float">
            <text:p>180.177670311398</text:p>
          </table:table-cell>
          <table:table-cell/>
        </table:table-row>
        <table:table-row table:style-name="ro1">
          <table:table-cell table:formula="of:=[.A12]+Period" office:value-type="float" office:value="756" calcext:value-type="float">
            <text:p>756</text:p>
          </table:table-cell>
          <table:table-cell table:formula="of:=[.A13]" office:value-type="float" office:value="756" calcext:value-type="float">
            <text:p>75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3]);2)" office:value-type="float" office:value="9.04" calcext:value-type="float">
            <text:p>9.04</text:p>
          </table:table-cell>
          <table:table-cell table:formula="of:=ROUND(SQRT(CalPwr/[.H13]);2)" office:value-type="float" office:value="3.32" calcext:value-type="float">
            <text:p>3.32</text:p>
          </table:table-cell>
          <table:table-cell table:formula="of:=[.G12]+([.A13]-[.A12])*rampRate" office:value-type="float" office:value="180.691752378106" calcext:value-type="float">
            <text:p>180.692</text:p>
          </table:table-cell>
          <table:table-cell table:style-name="ce1" table:formula="of:=VLOOKUP([.G13];TRMapping;3) + ([.G13]-VLOOKUP([.G13];TRMapping;1))*(VLOOKUP([.G13];TRMapping;5)-VLOOKUP([.G13];TRMapping;3))/(VLOOKUP([.G13];TRMapping;4)-VLOOKUP([.G13];TRMapping;1))" office:value-type="float" office:value="2.72604042068861" calcext:value-type="float">
            <text:p>2.726</text:p>
          </table:table-cell>
          <table:table-cell table:formula="of:=(([.E13]/[.F13])-R0)/TCR/R0+T0" office:value-type="float" office:value="180.177670311398" calcext:value-type="float">
            <text:p>180.177670311398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14]" office:value-type="float" office:value="816" calcext:value-type="float">
            <text:p>81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4]);2)" office:value-type="float" office:value="9.23" calcext:value-type="float">
            <text:p>9.23</text:p>
          </table:table-cell>
          <table:table-cell table:formula="of:=ROUND(SQRT(CalPwr/[.H14]);2)" office:value-type="float" office:value="3.25" calcext:value-type="float">
            <text:p>3.25</text:p>
          </table:table-cell>
          <table:table-cell table:formula="of:=[.G13]+([.A14]-[.A13])*rampRate" office:value-type="float" office:value="198.691752378106" calcext:value-type="float">
            <text:p>198.692</text:p>
          </table:table-cell>
          <table:table-cell table:style-name="ce1" table:formula="of:=VLOOKUP([.G14];TRMapping;3) + ([.G14]-VLOOKUP([.G14];TRMapping;1))*(VLOOKUP([.G14];TRMapping;5)-VLOOKUP([.G14];TRMapping;3))/(VLOOKUP([.G14];TRMapping;4)-VLOOKUP([.G14];TRMapping;1))" office:value-type="float" office:value="2.83833663368861" calcext:value-type="float">
            <text:p>2.838</text:p>
          </table:table-cell>
          <table:table-cell table:formula="of:=(([.E14]/[.F14])-R0)/TCR/R0+T0" office:value-type="float" office:value="198.010455259075" calcext:value-type="float">
            <text:p>198.010455259075</text:p>
          </table:table-cell>
          <table:table-cell/>
        </table:table-row>
        <table:table-row table:style-name="ro1">
          <table:table-cell table:formula="of:=[.A14]+Period" office:value-type="float" office:value="818" calcext:value-type="float">
            <text:p>818</text:p>
          </table:table-cell>
          <table:table-cell table:formula="of:=[.A15]" office:value-type="float" office:value="818" calcext:value-type="float">
            <text:p>81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5]);2)" office:value-type="float" office:value="9.23" calcext:value-type="float">
            <text:p>9.23</text:p>
          </table:table-cell>
          <table:table-cell table:formula="of:=ROUND(SQRT(CalPwr/[.H15]);2)" office:value-type="float" office:value="3.25" calcext:value-type="float">
            <text:p>3.25</text:p>
          </table:table-cell>
          <table:table-cell table:formula="of:=[.G14]+([.A15]-[.A14])*rampRate" office:value-type="float" office:value="199.291752378106" calcext:value-type="float">
            <text:p>199.292</text:p>
          </table:table-cell>
          <table:table-cell table:style-name="ce1" table:formula="of:=VLOOKUP([.G15];TRMapping;3) + ([.G15]-VLOOKUP([.G15];TRMapping;1))*(VLOOKUP([.G15];TRMapping;5)-VLOOKUP([.G15];TRMapping;3))/(VLOOKUP([.G15];TRMapping;4)-VLOOKUP([.G15];TRMapping;1))" office:value-type="float" office:value="2.84207984078861" calcext:value-type="float">
            <text:p>2.842</text:p>
          </table:table-cell>
          <table:table-cell table:formula="of:=(([.E15]/[.F15])-R0)/TCR/R0+T0" office:value-type="float" office:value="198.010455259075" calcext:value-type="float">
            <text:p>198.010455259075</text:p>
          </table:table-cell>
          <table:table-cell/>
        </table:table-row>
        <table:table-row table:style-name="ro1">
          <table:table-cell table:formula="of:=[.A15]+Period" office:value-type="float" office:value="820" calcext:value-type="float">
            <text:p>820</text:p>
          </table:table-cell>
          <table:table-cell table:formula="of:=[.A16]" office:value-type="float" office:value="820" calcext:value-type="float">
            <text:p>82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6]);2)" office:value-type="float" office:value="9.24" calcext:value-type="float">
            <text:p>9.24</text:p>
          </table:table-cell>
          <table:table-cell table:formula="of:=ROUND(SQRT(CalPwr/[.H16]);2)" office:value-type="float" office:value="3.25" calcext:value-type="float">
            <text:p>3.25</text:p>
          </table:table-cell>
          <table:table-cell table:formula="of:=[.G15]+([.A16]-[.A15])*rampRate" office:value-type="float" office:value="199.891752378106" calcext:value-type="float">
            <text:p>199.892</text:p>
          </table:table-cell>
          <table:table-cell table:style-name="ce1" table:formula="of:=VLOOKUP([.G16];TRMapping;3) + ([.G16]-VLOOKUP([.G16];TRMapping;1))*(VLOOKUP([.G16];TRMapping;5)-VLOOKUP([.G16];TRMapping;3))/(VLOOKUP([.G16];TRMapping;4)-VLOOKUP([.G16];TRMapping;1))" office:value-type="float" office:value="2.84582304788861" calcext:value-type="float">
            <text:p>2.846</text:p>
          </table:table-cell>
          <table:table-cell table:formula="of:=(([.E16]/[.F16])-R0)/TCR/R0+T0" office:value-type="float" office:value="198.478996300751" calcext:value-type="float">
            <text:p>198.478996300751</text:p>
          </table:table-cell>
          <table:table-cell/>
        </table:table-row>
        <table:table-row table:style-name="ro1">
          <table:table-cell table:formula="of:=[.A16]+Period" office:value-type="float" office:value="822" calcext:value-type="float">
            <text:p>822</text:p>
          </table:table-cell>
          <table:table-cell table:formula="of:=[.A17]" office:value-type="float" office:value="822" calcext:value-type="float">
            <text:p>82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7]);2)" office:value-type="float" office:value="9.25" calcext:value-type="float">
            <text:p>9.25</text:p>
          </table:table-cell>
          <table:table-cell table:formula="of:=ROUND(SQRT(CalPwr/[.H17]);2)" office:value-type="float" office:value="3.24" calcext:value-type="float">
            <text:p>3.24</text:p>
          </table:table-cell>
          <table:table-cell table:formula="of:=[.G16]+([.A17]-[.A16])*rampRate" office:value-type="float" office:value="200.491752378106" calcext:value-type="float">
            <text:p>200.492</text:p>
          </table:table-cell>
          <table:table-cell table:style-name="ce1" table:formula="of:=VLOOKUP([.G17];TRMapping;3) + ([.G17]-VLOOKUP([.G17];TRMapping;1))*(VLOOKUP([.G17];TRMapping;5)-VLOOKUP([.G17];TRMapping;3))/(VLOOKUP([.G17];TRMapping;4)-VLOOKUP([.G17];TRMapping;1))" office:value-type="float" office:value="2.84956625498861" calcext:value-type="float">
            <text:p>2.850</text:p>
          </table:table-cell>
          <table:table-cell table:formula="of:=(([.E17]/[.F17])-R0)/TCR/R0+T0" office:value-type="float" office:value="200.285193094129" calcext:value-type="float">
            <text:p>200.285193094129</text:p>
          </table:table-cell>
          <table:table-cell/>
        </table:table-row>
        <table:table-row table:style-name="ro1">
          <table:table-cell table:formula="of:=[.A17]+Period" office:value-type="float" office:value="824" calcext:value-type="float">
            <text:p>824</text:p>
          </table:table-cell>
          <table:table-cell table:formula="of:=[.A18]" office:value-type="float" office:value="824" calcext:value-type="float">
            <text:p>82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8]);2)" office:value-type="float" office:value="9.25" calcext:value-type="float">
            <text:p>9.25</text:p>
          </table:table-cell>
          <table:table-cell table:formula="of:=ROUND(SQRT(CalPwr/[.H18]);2)" office:value-type="float" office:value="3.24" calcext:value-type="float">
            <text:p>3.24</text:p>
          </table:table-cell>
          <table:table-cell table:formula="of:=[.G17]+([.A18]-[.A17])*rampRate" office:value-type="float" office:value="201.091752378106" calcext:value-type="float">
            <text:p>201.092</text:p>
          </table:table-cell>
          <table:table-cell table:style-name="ce1" table:formula="of:=VLOOKUP([.G18];TRMapping;3) + ([.G18]-VLOOKUP([.G18];TRMapping;1))*(VLOOKUP([.G18];TRMapping;5)-VLOOKUP([.G18];TRMapping;3))/(VLOOKUP([.G18];TRMapping;4)-VLOOKUP([.G18];TRMapping;1))" office:value-type="float" office:value="2.85330946208861" calcext:value-type="float">
            <text:p>2.853</text:p>
          </table:table-cell>
          <table:table-cell table:formula="of:=(([.E18]/[.F18])-R0)/TCR/R0+T0" office:value-type="float" office:value="200.285193094129" calcext:value-type="float">
            <text:p>200.285193094129</text:p>
          </table:table-cell>
          <table:table-cell/>
        </table:table-row>
        <table:table-row table:style-name="ro1">
          <table:table-cell table:formula="of:=[.A18]+Period" office:value-type="float" office:value="826" calcext:value-type="float">
            <text:p>826</text:p>
          </table:table-cell>
          <table:table-cell table:formula="of:=[.A19]" office:value-type="float" office:value="826" calcext:value-type="float">
            <text:p>82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9]);2)" office:value-type="float" office:value="9.26" calcext:value-type="float">
            <text:p>9.26</text:p>
          </table:table-cell>
          <table:table-cell table:formula="of:=ROUND(SQRT(CalPwr/[.H19]);2)" office:value-type="float" office:value="3.24" calcext:value-type="float">
            <text:p>3.24</text:p>
          </table:table-cell>
          <table:table-cell table:formula="of:=[.G18]+([.A19]-[.A18])*rampRate" office:value-type="float" office:value="201.691752378106" calcext:value-type="float">
            <text:p>201.692</text:p>
          </table:table-cell>
          <table:table-cell table:style-name="ce1" table:formula="of:=VLOOKUP([.G19];TRMapping;3) + ([.G19]-VLOOKUP([.G19];TRMapping;1))*(VLOOKUP([.G19];TRMapping;5)-VLOOKUP([.G19];TRMapping;3))/(VLOOKUP([.G19];TRMapping;4)-VLOOKUP([.G19];TRMapping;1))" office:value-type="float" office:value="2.85705266918861" calcext:value-type="float">
            <text:p>2.857</text:p>
          </table:table-cell>
          <table:table-cell table:formula="of:=(([.E19]/[.F19])-R0)/TCR/R0+T0" office:value-type="float" office:value="200.755180250132" calcext:value-type="float">
            <text:p>200.755180250132</text:p>
          </table:table-cell>
          <table:table-cell/>
        </table:table-row>
        <table:table-row table:style-name="ro1">
          <table:table-cell table:formula="of:=[.A19]+Period" office:value-type="float" office:value="828" calcext:value-type="float">
            <text:p>828</text:p>
          </table:table-cell>
          <table:table-cell table:formula="of:=[.A20]" office:value-type="float" office:value="828" calcext:value-type="float">
            <text:p>82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0]);2)" office:value-type="float" office:value="9.26" calcext:value-type="float">
            <text:p>9.26</text:p>
          </table:table-cell>
          <table:table-cell table:formula="of:=ROUND(SQRT(CalPwr/[.H20]);2)" office:value-type="float" office:value="3.24" calcext:value-type="float">
            <text:p>3.24</text:p>
          </table:table-cell>
          <table:table-cell table:formula="of:=[.G19]+([.A20]-[.A19])*rampRate" office:value-type="float" office:value="202.291752378106" calcext:value-type="float">
            <text:p>202.292</text:p>
          </table:table-cell>
          <table:table-cell table:style-name="ce1" table:formula="of:=VLOOKUP([.G20];TRMapping;3) + ([.G20]-VLOOKUP([.G20];TRMapping;1))*(VLOOKUP([.G20];TRMapping;5)-VLOOKUP([.G20];TRMapping;3))/(VLOOKUP([.G20];TRMapping;4)-VLOOKUP([.G20];TRMapping;1))" office:value-type="float" office:value="2.86079587628861" calcext:value-type="float">
            <text:p>2.861</text:p>
          </table:table-cell>
          <table:table-cell table:formula="of:=(([.E20]/[.F20])-R0)/TCR/R0+T0" office:value-type="float" office:value="200.755180250132" calcext:value-type="float">
            <text:p>200.755180250132</text:p>
          </table:table-cell>
          <table:table-cell/>
        </table:table-row>
        <table:table-row table:style-name="ro1">
          <table:table-cell table:formula="of:=[.A20]+Period" office:value-type="float" office:value="830" calcext:value-type="float">
            <text:p>830</text:p>
          </table:table-cell>
          <table:table-cell table:formula="of:=[.A21]" office:value-type="float" office:value="830" calcext:value-type="float">
            <text:p>83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1]);2)" office:value-type="float" office:value="9.27" calcext:value-type="float">
            <text:p>9.27</text:p>
          </table:table-cell>
          <table:table-cell table:formula="of:=ROUND(SQRT(CalPwr/[.H21]);2)" office:value-type="float" office:value="3.24" calcext:value-type="float">
            <text:p>3.24</text:p>
          </table:table-cell>
          <table:table-cell table:formula="of:=[.G20]+([.A21]-[.A20])*rampRate" office:value-type="float" office:value="202.891752378106" calcext:value-type="float">
            <text:p>202.892</text:p>
          </table:table-cell>
          <table:table-cell table:style-name="ce1" table:formula="of:=VLOOKUP([.G21];TRMapping;3) + ([.G21]-VLOOKUP([.G21];TRMapping;1))*(VLOOKUP([.G21];TRMapping;5)-VLOOKUP([.G21];TRMapping;3))/(VLOOKUP([.G21];TRMapping;4)-VLOOKUP([.G21];TRMapping;1))" office:value-type="float" office:value="2.86453908338861" calcext:value-type="float">
            <text:p>2.865</text:p>
          </table:table-cell>
          <table:table-cell table:formula="of:=(([.E21]/[.F21])-R0)/TCR/R0+T0" office:value-type="float" office:value="201.225167406135" calcext:value-type="float">
            <text:p>201.225167406135</text:p>
          </table:table-cell>
          <table:table-cell/>
        </table:table-row>
        <table:table-row table:style-name="ro1">
          <table:table-cell table:formula="of:=[.A21]+Period" office:value-type="float" office:value="832" calcext:value-type="float">
            <text:p>832</text:p>
          </table:table-cell>
          <table:table-cell table:formula="of:=[.A22]" office:value-type="float" office:value="832" calcext:value-type="float">
            <text:p>83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2]);2)" office:value-type="float" office:value="9.28" calcext:value-type="float">
            <text:p>9.28</text:p>
          </table:table-cell>
          <table:table-cell table:formula="of:=ROUND(SQRT(CalPwr/[.H22]);2)" office:value-type="float" office:value="3.23" calcext:value-type="float">
            <text:p>3.23</text:p>
          </table:table-cell>
          <table:table-cell table:formula="of:=[.G21]+([.A22]-[.A21])*rampRate" office:value-type="float" office:value="203.491752378106" calcext:value-type="float">
            <text:p>203.492</text:p>
          </table:table-cell>
          <table:table-cell table:style-name="ce1" table:formula="of:=VLOOKUP([.G22];TRMapping;3) + ([.G22]-VLOOKUP([.G22];TRMapping;1))*(VLOOKUP([.G22];TRMapping;5)-VLOOKUP([.G22];TRMapping;3))/(VLOOKUP([.G22];TRMapping;4)-VLOOKUP([.G22];TRMapping;1))" office:value-type="float" office:value="2.86828229048861" calcext:value-type="float">
            <text:p>2.868</text:p>
          </table:table-cell>
          <table:table-cell table:formula="of:=(([.E22]/[.F22])-R0)/TCR/R0+T0" office:value-type="float" office:value="203.045458217775" calcext:value-type="float">
            <text:p>203.045458217775</text:p>
          </table:table-cell>
          <table:table-cell/>
        </table:table-row>
        <table:table-row table:style-name="ro1">
          <table:table-cell table:formula="of:=[.A22]+Period" office:value-type="float" office:value="834" calcext:value-type="float">
            <text:p>834</text:p>
          </table:table-cell>
          <table:table-cell table:formula="of:=[.A23]" office:value-type="float" office:value="834" calcext:value-type="float">
            <text:p>83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3]);2)" office:value-type="float" office:value="9.28" calcext:value-type="float">
            <text:p>9.28</text:p>
          </table:table-cell>
          <table:table-cell table:formula="of:=ROUND(SQRT(CalPwr/[.H23]);2)" office:value-type="float" office:value="3.23" calcext:value-type="float">
            <text:p>3.23</text:p>
          </table:table-cell>
          <table:table-cell table:formula="of:=[.G22]+([.A23]-[.A22])*rampRate" office:value-type="float" office:value="204.091752378106" calcext:value-type="float">
            <text:p>204.092</text:p>
          </table:table-cell>
          <table:table-cell table:style-name="ce1" table:formula="of:=VLOOKUP([.G23];TRMapping;3) + ([.G23]-VLOOKUP([.G23];TRMapping;1))*(VLOOKUP([.G23];TRMapping;5)-VLOOKUP([.G23];TRMapping;3))/(VLOOKUP([.G23];TRMapping;4)-VLOOKUP([.G23];TRMapping;1))" office:value-type="float" office:value="2.87202549758861" calcext:value-type="float">
            <text:p>2.872</text:p>
          </table:table-cell>
          <table:table-cell table:formula="of:=(([.E23]/[.F23])-R0)/TCR/R0+T0" office:value-type="float" office:value="203.045458217775" calcext:value-type="float">
            <text:p>203.045458217775</text:p>
          </table:table-cell>
          <table:table-cell/>
        </table:table-row>
        <table:table-row table:style-name="ro1">
          <table:table-cell table:formula="of:=[.A23]+Period" office:value-type="float" office:value="836" calcext:value-type="float">
            <text:p>836</text:p>
          </table:table-cell>
          <table:table-cell table:formula="of:=[.A24]" office:value-type="float" office:value="836" calcext:value-type="float">
            <text:p>83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4]);2)" office:value-type="float" office:value="9.29" calcext:value-type="float">
            <text:p>9.29</text:p>
          </table:table-cell>
          <table:table-cell table:formula="of:=ROUND(SQRT(CalPwr/[.H24]);2)" office:value-type="float" office:value="3.23" calcext:value-type="float">
            <text:p>3.23</text:p>
          </table:table-cell>
          <table:table-cell table:formula="of:=[.G23]+([.A24]-[.A23])*rampRate" office:value-type="float" office:value="204.691752378106" calcext:value-type="float">
            <text:p>204.692</text:p>
          </table:table-cell>
          <table:table-cell table:style-name="ce1" table:formula="of:=VLOOKUP([.G24];TRMapping;3) + ([.G24]-VLOOKUP([.G24];TRMapping;1))*(VLOOKUP([.G24];TRMapping;5)-VLOOKUP([.G24];TRMapping;3))/(VLOOKUP([.G24];TRMapping;4)-VLOOKUP([.G24];TRMapping;1))" office:value-type="float" office:value="2.87576870468861" calcext:value-type="float">
            <text:p>2.876</text:p>
          </table:table-cell>
          <table:table-cell table:formula="of:=(([.E24]/[.F24])-R0)/TCR/R0+T0" office:value-type="float" office:value="203.516900442373" calcext:value-type="float">
            <text:p>203.516900442373</text:p>
          </table:table-cell>
          <table:table-cell/>
        </table:table-row>
        <table:table-row table:style-name="ro1">
          <table:table-cell table:formula="of:=[.A24]+Period" office:value-type="float" office:value="838" calcext:value-type="float">
            <text:p>838</text:p>
          </table:table-cell>
          <table:table-cell table:formula="of:=[.A25]" office:value-type="float" office:value="838" calcext:value-type="float">
            <text:p>83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5]);2)" office:value-type="float" office:value="9.29" calcext:value-type="float">
            <text:p>9.29</text:p>
          </table:table-cell>
          <table:table-cell table:formula="of:=ROUND(SQRT(CalPwr/[.H25]);2)" office:value-type="float" office:value="3.23" calcext:value-type="float">
            <text:p>3.23</text:p>
          </table:table-cell>
          <table:table-cell table:formula="of:=[.G24]+([.A25]-[.A24])*rampRate" office:value-type="float" office:value="205.291752378106" calcext:value-type="float">
            <text:p>205.292</text:p>
          </table:table-cell>
          <table:table-cell table:style-name="ce1" table:formula="of:=VLOOKUP([.G25];TRMapping;3) + ([.G25]-VLOOKUP([.G25];TRMapping;1))*(VLOOKUP([.G25];TRMapping;5)-VLOOKUP([.G25];TRMapping;3))/(VLOOKUP([.G25];TRMapping;4)-VLOOKUP([.G25];TRMapping;1))" office:value-type="float" office:value="2.87951191178861" calcext:value-type="float">
            <text:p>2.880</text:p>
          </table:table-cell>
          <table:table-cell table:formula="of:=(([.E25]/[.F25])-R0)/TCR/R0+T0" office:value-type="float" office:value="203.516900442373" calcext:value-type="float">
            <text:p>203.516900442373</text:p>
          </table:table-cell>
          <table:table-cell/>
        </table:table-row>
        <table:table-row table:style-name="ro1">
          <table:table-cell table:formula="of:=[.A25]+Period" office:value-type="float" office:value="840" calcext:value-type="float">
            <text:p>840</text:p>
          </table:table-cell>
          <table:table-cell table:formula="of:=[.A26]" office:value-type="float" office:value="840" calcext:value-type="float">
            <text:p>84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6]);2)" office:value-type="float" office:value="9.3" calcext:value-type="float">
            <text:p>9.3</text:p>
          </table:table-cell>
          <table:table-cell table:formula="of:=ROUND(SQRT(CalPwr/[.H26]);2)" office:value-type="float" office:value="3.23" calcext:value-type="float">
            <text:p>3.23</text:p>
          </table:table-cell>
          <table:table-cell table:formula="of:=[.G25]+([.A26]-[.A25])*rampRate" office:value-type="float" office:value="205.891752378106" calcext:value-type="float">
            <text:p>205.892</text:p>
          </table:table-cell>
          <table:table-cell table:style-name="ce1" table:formula="of:=VLOOKUP([.G26];TRMapping;3) + ([.G26]-VLOOKUP([.G26];TRMapping;1))*(VLOOKUP([.G26];TRMapping;5)-VLOOKUP([.G26];TRMapping;3))/(VLOOKUP([.G26];TRMapping;4)-VLOOKUP([.G26];TRMapping;1))" office:value-type="float" office:value="2.88325511888861" calcext:value-type="float">
            <text:p>2.883</text:p>
          </table:table-cell>
          <table:table-cell table:formula="of:=(([.E26]/[.F26])-R0)/TCR/R0+T0" office:value-type="float" office:value="203.98834266697" calcext:value-type="float">
            <text:p>203.98834266697</text:p>
          </table:table-cell>
          <table:table-cell/>
        </table:table-row>
        <table:table-row table:style-name="ro1">
          <table:table-cell table:formula="of:=[.A26]+Period" office:value-type="float" office:value="842" calcext:value-type="float">
            <text:p>842</text:p>
          </table:table-cell>
          <table:table-cell table:formula="of:=[.A27]" office:value-type="float" office:value="842" calcext:value-type="float">
            <text:p>84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7]);2)" office:value-type="float" office:value="9.31" calcext:value-type="float">
            <text:p>9.31</text:p>
          </table:table-cell>
          <table:table-cell table:formula="of:=ROUND(SQRT(CalPwr/[.H27]);2)" office:value-type="float" office:value="3.22" calcext:value-type="float">
            <text:p>3.22</text:p>
          </table:table-cell>
          <table:table-cell table:formula="of:=[.G26]+([.A27]-[.A26])*rampRate" office:value-type="float" office:value="206.491752378106" calcext:value-type="float">
            <text:p>206.492</text:p>
          </table:table-cell>
          <table:table-cell table:style-name="ce1" table:formula="of:=VLOOKUP([.G27];TRMapping;3) + ([.G27]-VLOOKUP([.G27];TRMapping;1))*(VLOOKUP([.G27];TRMapping;5)-VLOOKUP([.G27];TRMapping;3))/(VLOOKUP([.G27];TRMapping;4)-VLOOKUP([.G27];TRMapping;1))" office:value-type="float" office:value="2.88699832598861" calcext:value-type="float">
            <text:p>2.887</text:p>
          </table:table-cell>
          <table:table-cell table:formula="of:=(([.E27]/[.F27])-R0)/TCR/R0+T0" office:value-type="float" office:value="205.822867845295" calcext:value-type="float">
            <text:p>205.822867845295</text:p>
          </table:table-cell>
          <table:table-cell/>
        </table:table-row>
        <table:table-row table:style-name="ro1">
          <table:table-cell table:formula="of:=[.A27]+Period" office:value-type="float" office:value="844" calcext:value-type="float">
            <text:p>844</text:p>
          </table:table-cell>
          <table:table-cell table:formula="of:=[.A28]" office:value-type="float" office:value="844" calcext:value-type="float">
            <text:p>84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8]);2)" office:value-type="float" office:value="9.31" calcext:value-type="float">
            <text:p>9.31</text:p>
          </table:table-cell>
          <table:table-cell table:formula="of:=ROUND(SQRT(CalPwr/[.H28]);2)" office:value-type="float" office:value="3.22" calcext:value-type="float">
            <text:p>3.22</text:p>
          </table:table-cell>
          <table:table-cell table:formula="of:=[.G27]+([.A28]-[.A27])*rampRate" office:value-type="float" office:value="207.091752378106" calcext:value-type="float">
            <text:p>207.092</text:p>
          </table:table-cell>
          <table:table-cell table:style-name="ce1" table:formula="of:=VLOOKUP([.G28];TRMapping;3) + ([.G28]-VLOOKUP([.G28];TRMapping;1))*(VLOOKUP([.G28];TRMapping;5)-VLOOKUP([.G28];TRMapping;3))/(VLOOKUP([.G28];TRMapping;4)-VLOOKUP([.G28];TRMapping;1))" office:value-type="float" office:value="2.89074153308861" calcext:value-type="float">
            <text:p>2.891</text:p>
          </table:table-cell>
          <table:table-cell table:formula="of:=(([.E28]/[.F28])-R0)/TCR/R0+T0" office:value-type="float" office:value="205.822867845295" calcext:value-type="float">
            <text:p>205.822867845295</text:p>
          </table:table-cell>
          <table:table-cell/>
        </table:table-row>
        <table:table-row table:style-name="ro1">
          <table:table-cell table:formula="of:=[.A28]+Period" office:value-type="float" office:value="846" calcext:value-type="float">
            <text:p>846</text:p>
          </table:table-cell>
          <table:table-cell table:formula="of:=[.A29]" office:value-type="float" office:value="846" calcext:value-type="float">
            <text:p>84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9]);2)" office:value-type="float" office:value="9.32" calcext:value-type="float">
            <text:p>9.32</text:p>
          </table:table-cell>
          <table:table-cell table:formula="of:=ROUND(SQRT(CalPwr/[.H29]);2)" office:value-type="float" office:value="3.22" calcext:value-type="float">
            <text:p>3.22</text:p>
          </table:table-cell>
          <table:table-cell table:formula="of:=[.G28]+([.A29]-[.A28])*rampRate" office:value-type="float" office:value="207.691752378106" calcext:value-type="float">
            <text:p>207.692</text:p>
          </table:table-cell>
          <table:table-cell table:style-name="ce1" table:formula="of:=VLOOKUP([.G29];TRMapping;3) + ([.G29]-VLOOKUP([.G29];TRMapping;1))*(VLOOKUP([.G29];TRMapping;5)-VLOOKUP([.G29];TRMapping;3))/(VLOOKUP([.G29];TRMapping;4)-VLOOKUP([.G29];TRMapping;1))" office:value-type="float" office:value="2.89448474018861" calcext:value-type="float">
            <text:p>2.894</text:p>
          </table:table-cell>
          <table:table-cell table:formula="of:=(([.E29]/[.F29])-R0)/TCR/R0+T0" office:value-type="float" office:value="206.29577417618" calcext:value-type="float">
            <text:p>206.29577417618</text:p>
          </table:table-cell>
          <table:table-cell/>
        </table:table-row>
        <table:table-row table:style-name="ro1">
          <table:table-cell table:formula="of:=[.A29]+Period" office:value-type="float" office:value="848" calcext:value-type="float">
            <text:p>848</text:p>
          </table:table-cell>
          <table:table-cell table:formula="of:=[.A30]" office:value-type="float" office:value="848" calcext:value-type="float">
            <text:p>84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30]);2)" office:value-type="float" office:value="9.32" calcext:value-type="float">
            <text:p>9.32</text:p>
          </table:table-cell>
          <table:table-cell table:formula="of:=ROUND(SQRT(CalPwr/[.H30]);2)" office:value-type="float" office:value="3.22" calcext:value-type="float">
            <text:p>3.22</text:p>
          </table:table-cell>
          <table:table-cell table:formula="of:=[.G29]+([.A30]-[.A29])*rampRate" office:value-type="float" office:value="208.291752378105" calcext:value-type="float">
            <text:p>208.292</text:p>
          </table:table-cell>
          <table:table-cell table:style-name="ce1" table:formula="of:=VLOOKUP([.G30];TRMapping;3) + ([.G30]-VLOOKUP([.G30];TRMapping;1))*(VLOOKUP([.G30];TRMapping;5)-VLOOKUP([.G30];TRMapping;3))/(VLOOKUP([.G30];TRMapping;4)-VLOOKUP([.G30];TRMapping;1))" office:value-type="float" office:value="2.89822794728861" calcext:value-type="float">
            <text:p>2.898</text:p>
          </table:table-cell>
          <table:table-cell table:formula="of:=(([.E30]/[.F30])-R0)/TCR/R0+T0" office:value-type="float" office:value="206.29577417618" calcext:value-type="float">
            <text:p>206.29577417618</text:p>
          </table:table-cell>
          <table:table-cell/>
        </table:table-row>
        <table:table-row table:style-name="ro1">
          <table:table-cell table:formula="of:=[.A30]+Period" office:value-type="float" office:value="850" calcext:value-type="float">
            <text:p>850</text:p>
          </table:table-cell>
          <table:table-cell table:formula="of:=[.A31]" office:value-type="float" office:value="850" calcext:value-type="float">
            <text:p>85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31]);2)" office:value-type="float" office:value="9.33" calcext:value-type="float">
            <text:p>9.33</text:p>
          </table:table-cell>
          <table:table-cell table:formula="of:=ROUND(SQRT(CalPwr/[.H31]);2)" office:value-type="float" office:value="3.22" calcext:value-type="float">
            <text:p>3.22</text:p>
          </table:table-cell>
          <table:table-cell table:formula="of:=[.G30]+([.A31]-[.A30])*rampRate" office:value-type="float" office:value="208.891752378105" calcext:value-type="float">
            <text:p>208.892</text:p>
          </table:table-cell>
          <table:table-cell table:style-name="ce1" table:formula="of:=VLOOKUP([.G31];TRMapping;3) + ([.G31]-VLOOKUP([.G31];TRMapping;1))*(VLOOKUP([.G31];TRMapping;5)-VLOOKUP([.G31];TRMapping;3))/(VLOOKUP([.G31];TRMapping;4)-VLOOKUP([.G31];TRMapping;1))" office:value-type="float" office:value="2.90197115438861" calcext:value-type="float">
            <text:p>2.902</text:p>
          </table:table-cell>
          <table:table-cell table:formula="of:=(([.E31]/[.F31])-R0)/TCR/R0+T0" office:value-type="float" office:value="206.768680507065" calcext:value-type="float">
            <text:p>206.768680507065</text:p>
          </table:table-cell>
          <table:table-cell/>
        </table:table-row>
        <table:table-row table:style-name="ro1" table:number-rows-repeated="38">
          <table:table-cell table:number-columns-repeated="7"/>
          <table:table-cell table:style-name="ce1"/>
          <table:table-cell table:number-columns-repeated="2"/>
        </table:table-row>
        <table:table-row table:style-name="ro1" table:number-rows-repeated="10485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ld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formula="of:=[$WarmUp.A1]" office:value-type="string" office:string-value="now" calcext:value-type="string">
            <text:p>now</text:p>
          </table:table-cell>
          <table:table-cell table:formula="of:=[$WarmUp.B1]" office:value-type="string" office:string-value="time" calcext:value-type="string">
            <text:p>time</text:p>
          </table:table-cell>
          <table:table-cell table:formula="of:=[$WarmUp.C1]" office:value-type="string" office:string-value="event" calcext:value-type="string">
            <text:p>event</text:p>
          </table:table-cell>
          <table:table-cell table:formula="of:=[$WarmUp.D1]" office:value-type="string" office:string-value="stage" calcext:value-type="string">
            <text:p>stage</text:p>
          </table:table-cell>
          <table:table-cell table:formula="of:=[$WarmUp.E1]" office:value-type="string" office:string-value="voltage" calcext:value-type="string">
            <text:p>voltage</text:p>
          </table:table-cell>
          <table:table-cell table:formula="of:=[$WarmUp.F1]" office:value-type="string" office:string-value="current" calcext:value-type="string">
            <text:p>current</text:p>
          </table:table-cell>
          <table:table-cell table:formula="of:=[$WarmUp.G1]" office:value-type="string" office:string-value="realtemp" calcext:value-type="string">
            <text:p>realtemp</text:p>
          </table:table-cell>
          <table:table-cell table:formula="of:=[$WarmUp.H1]" office:value-type="string" office:string-value="real resistance" calcext:value-type="string">
            <text:p>real resistance</text:p>
          </table:table-cell>
          <table:table-cell office:value-type="string" calcext:value-type="string">
            <text:p>calcTemp</text:p>
          </table:table-cell>
          <table:table-cell office:value-type="string" calcext:value-type="string">
            <text:p>calcPower</text:p>
          </table:table-cell>
        </table:table-row>
        <table:table-row table:style-name="ro1">
          <table:table-cell table:formula="of:=INDEX([$SlowRamp.A:.A];slowRampRows;1)+Period" office:value-type="float" office:value="844" calcext:value-type="float">
            <text:p>844</text:p>
          </table:table-cell>
          <table:table-cell table:formula="of:=[.A2]" office:value-type="float" office:value="844" calcext:value-type="float">
            <text:p>84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]);2)" office:value-type="float" office:value="8.1" calcext:value-type="float">
            <text:p>8.1</text:p>
          </table:table-cell>
          <table:table-cell table:formula="of:=ROUND(SQRT(CalPwr/[.H2]);2)" office:value-type="float" office:value="3.7" calcext:value-type="float">
            <text:p>3.7</text:p>
          </table:table-cell>
          <table:table-cell table:formula="of:=INDEX([$WarmUp.G:.G];warmUpRows;1)" office:value-type="float" office:value="94.8917523781056" calcext:value-type="float">
            <text:p>94.892</text:p>
          </table:table-cell>
          <table:table-cell table:style-name="ce1" table:formula="of:=VLOOKUP([.G2];TRMapping;3) + ([.G2]-VLOOKUP([.G2];TRMapping;1))*(VLOOKUP([.G2];TRMapping;5)-VLOOKUP([.G2];TRMapping;3))/(VLOOKUP([.G2];TRMapping;4)-VLOOKUP([.G2];TRMapping;1))" office:value-type="float" office:value="2.18740720385057" calcext:value-type="float">
            <text:p>2.187</text:p>
          </table:table-cell>
          <table:table-cell table:formula="of:=(([.E2]/[.F2])-R0)/TCR/R0+T0" office:value-type="float" office:value="98.9076933087239" calcext:value-type="float">
            <text:p>98.9076933087239</text:p>
          </table:table-cell>
          <table:table-cell/>
        </table:table-row>
        <table:table-row table:style-name="ro1">
          <table:table-cell table:formula="of:=[.A2]+Period" office:value-type="float" office:value="846" calcext:value-type="float">
            <text:p>846</text:p>
          </table:table-cell>
          <table:table-cell table:formula="of:=[.A3]" office:value-type="float" office:value="846" calcext:value-type="float">
            <text:p>846</text:p>
          </table:table-cell>
          <table:table-cell table:formula="of:=[.C2]" office:value-type="string" office:string-value="timerEvent" calcext:value-type="string">
            <text:p>timerEvent</text:p>
          </table:table-cell>
          <table:table-cell table:formula="of:=[.D2]" office:value-type="string" office:string-value="slowRamp" calcext:value-type="string">
            <text:p>slowRamp</text:p>
          </table:table-cell>
          <table:table-cell table:formula="of:=ROUND(SQRT(CalPwr*[.H3]);2)" office:value-type="float" office:value="8.11" calcext:value-type="float">
            <text:p>8.11</text:p>
          </table:table-cell>
          <table:table-cell table:formula="of:=ROUND(SQRT(CalPwr/[.H3]);2)" office:value-type="float" office:value="3.7" calcext:value-type="float">
            <text:p>3.7</text:p>
          </table:table-cell>
          <table:table-cell table:formula="of:=[.G2]+([.A3]-[.A2])*rampRate" office:value-type="float" office:value="95.4917523781056" calcext:value-type="float">
            <text:p>95.492</text:p>
          </table:table-cell>
          <table:table-cell table:style-name="ce1" table:formula="of:=VLOOKUP([.G3];TRMapping;3) + ([.G3]-VLOOKUP([.G3];TRMapping;1))*(VLOOKUP([.G3];TRMapping;5)-VLOOKUP([.G3];TRMapping;3))/(VLOOKUP([.G3];TRMapping;4)-VLOOKUP([.G3];TRMapping;1))" office:value-type="float" office:value="2.19154443275057" calcext:value-type="float">
            <text:p>2.192</text:p>
          </table:table-cell>
          <table:table-cell table:formula="of:=(([.E3]/[.F3])-R0)/TCR/R0+T0" office:value-type="float" office:value="99.3192496291157" calcext:value-type="float">
            <text:p>99.319249629115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]" office:value-type="float" office:value="486" calcext:value-type="float">
            <text:p>48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4]);2)" office:value-type="string" office:string-value="" calcext:value-type="error">
            <text:p>#N/A</text:p>
          </table:table-cell>
          <table:table-cell table:formula="of:=ROUND(SQRT(CalPwr/[.H4]);2)" office:value-type="string" office:string-value="" calcext:value-type="error">
            <text:p>#N/A</text:p>
          </table:table-cell>
          <table:table-cell table:formula="of:=[.G3]+([.A4]-[.A3])*rampRate" office:value-type="float" office:value="-12.5082476218944" calcext:value-type="float">
            <text:p>-12.508</text:p>
          </table:table-cell>
          <table:table-cell table:style-name="ce1" table:formula="of:=VLOOKUP([.G4];TRMapping;3) + ([.G4]-VLOOKUP([.G4];TRMapping;1))*(VLOOKUP([.G4];TRMapping;5)-VLOOKUP([.G4];TRMapping;3))/(VLOOKUP([.G4];TRMapping;4)-VLOOKUP([.G4];TRMapping;1))" office:value-type="string" office:string-value="" calcext:value-type="error">
            <text:p>#N/A</text:p>
          </table:table-cell>
          <table:table-cell table:formula="of:=(([.E4]/[.F4])-R0)/TCR/R0+T0"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formula="of:=[.A4]+Period" office:value-type="float" office:value="488" calcext:value-type="float">
            <text:p>488</text:p>
          </table:table-cell>
          <table:table-cell table:formula="of:=[.A5]" office:value-type="float" office:value="488" calcext:value-type="float">
            <text:p>48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5]);2)" office:value-type="string" office:string-value="" calcext:value-type="error">
            <text:p>#N/A</text:p>
          </table:table-cell>
          <table:table-cell table:formula="of:=ROUND(SQRT(CalPwr/[.H5]);2)" office:value-type="string" office:string-value="" calcext:value-type="error">
            <text:p>#N/A</text:p>
          </table:table-cell>
          <table:table-cell table:formula="of:=[.G4]+([.A5]-[.A4])*rampRate" office:value-type="float" office:value="-11.9082476218944" calcext:value-type="float">
            <text:p>-11.908</text:p>
          </table:table-cell>
          <table:table-cell table:style-name="ce1" table:formula="of:=VLOOKUP([.G5];TRMapping;3) + ([.G5]-VLOOKUP([.G5];TRMapping;1))*(VLOOKUP([.G5];TRMapping;5)-VLOOKUP([.G5];TRMapping;3))/(VLOOKUP([.G5];TRMapping;4)-VLOOKUP([.G5];TRMapping;1))" office:value-type="string" office:string-value="" calcext:value-type="error">
            <text:p>#N/A</text:p>
          </table:table-cell>
          <table:table-cell table:formula="of:=(([.E5]/[.F5])-R0)/TCR/R0+T0"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formula="of:=[.A5]+Period" office:value-type="float" office:value="490" calcext:value-type="float">
            <text:p>490</text:p>
          </table:table-cell>
          <table:table-cell table:formula="of:=[.A6]" office:value-type="float" office:value="490" calcext:value-type="float">
            <text:p>49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6]);2)" office:value-type="string" office:string-value="" calcext:value-type="error">
            <text:p>#N/A</text:p>
          </table:table-cell>
          <table:table-cell table:formula="of:=ROUND(SQRT(CalPwr/[.H6]);2)" office:value-type="string" office:string-value="" calcext:value-type="error">
            <text:p>#N/A</text:p>
          </table:table-cell>
          <table:table-cell table:formula="of:=[.G5]+([.A6]-[.A5])*rampRate" office:value-type="float" office:value="-11.3082476218944" calcext:value-type="float">
            <text:p>-11.308</text:p>
          </table:table-cell>
          <table:table-cell table:style-name="ce1" table:formula="of:=VLOOKUP([.G6];TRMapping;3) + ([.G6]-VLOOKUP([.G6];TRMapping;1))*(VLOOKUP([.G6];TRMapping;5)-VLOOKUP([.G6];TRMapping;3))/(VLOOKUP([.G6];TRMapping;4)-VLOOKUP([.G6];TRMapping;1))" office:value-type="string" office:string-value="" calcext:value-type="error">
            <text:p>#N/A</text:p>
          </table:table-cell>
          <table:table-cell table:formula="of:=(([.E6]/[.F6])-R0)/TCR/R0+T0" office:value-type="string" office:string-value="" calcext:value-type="error">
            <text:p>#N/A</text:p>
          </table:table-cell>
          <table:table-cell/>
        </table:table-row>
        <table:table-row table:style-name="ro1">
          <table:table-cell table:formula="of:=[.A6]+Period" office:value-type="float" office:value="492" calcext:value-type="float">
            <text:p>492</text:p>
          </table:table-cell>
          <table:table-cell table:formula="of:=[.A7]" office:value-type="float" office:value="492" calcext:value-type="float">
            <text:p>49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7]);2)" office:value-type="string" office:string-value="" calcext:value-type="error">
            <text:p>#N/A</text:p>
          </table:table-cell>
          <table:table-cell table:formula="of:=ROUND(SQRT(CalPwr/[.H7]);2)" office:value-type="string" office:string-value="" calcext:value-type="error">
            <text:p>#N/A</text:p>
          </table:table-cell>
          <table:table-cell table:formula="of:=[.G6]+([.A7]-[.A6])*rampRate" office:value-type="float" office:value="-10.7082476218944" calcext:value-type="float">
            <text:p>-10.708</text:p>
          </table:table-cell>
          <table:table-cell table:style-name="ce1" table:formula="of:=VLOOKUP([.G7];TRMapping;3) + ([.G7]-VLOOKUP([.G7];TRMapping;1))*(VLOOKUP([.G7];TRMapping;5)-VLOOKUP([.G7];TRMapping;3))/(VLOOKUP([.G7];TRMapping;4)-VLOOKUP([.G7];TRMapping;1))" office:value-type="string" office:string-value="" calcext:value-type="error">
            <text:p>#N/A</text:p>
          </table:table-cell>
          <table:table-cell table:formula="of:=(([.E7]/[.F7])-R0)/TCR/R0+T0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8]" office:value-type="float" office:value="618" calcext:value-type="float">
            <text:p>61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8]);2)" office:value-type="float" office:value="7.18" calcext:value-type="float">
            <text:p>7.18</text:p>
          </table:table-cell>
          <table:table-cell table:formula="of:=ROUND(SQRT(CalPwr/[.H8]);2)" office:value-type="float" office:value="4.18" calcext:value-type="float">
            <text:p>4.18</text:p>
          </table:table-cell>
          <table:table-cell table:formula="of:=[.G7]+([.A8]-[.A7])*rampRate" office:value-type="float" office:value="27.0917523781056" calcext:value-type="float">
            <text:p>27.092</text:p>
          </table:table-cell>
          <table:table-cell table:style-name="ce1" table:formula="of:=VLOOKUP([.G8];TRMapping;3) + ([.G8]-VLOOKUP([.G8];TRMapping;1))*(VLOOKUP([.G8];TRMapping;5)-VLOOKUP([.G8];TRMapping;3))/(VLOOKUP([.G8];TRMapping;4)-VLOOKUP([.G8];TRMapping;1))" office:value-type="float" office:value="1.71990033815057" calcext:value-type="float">
            <text:p>1.720</text:p>
          </table:table-cell>
          <table:table-cell table:formula="of:=(([.E8]/[.F8])-R0)/TCR/R0+T0" office:value-type="float" office:value="27.1117916748205" calcext:value-type="float">
            <text:p>27.1117916748205</text:p>
          </table:table-cell>
          <table:table-cell/>
        </table:table-row>
        <table:table-row table:style-name="ro1">
          <table:table-cell table:formula="of:=[.A8]+Period" office:value-type="float" office:value="620" calcext:value-type="float">
            <text:p>620</text:p>
          </table:table-cell>
          <table:table-cell table:formula="of:=[.A9]" office:value-type="float" office:value="620" calcext:value-type="float">
            <text:p>62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9]);2)" office:value-type="float" office:value="7.19" calcext:value-type="float">
            <text:p>7.19</text:p>
          </table:table-cell>
          <table:table-cell table:formula="of:=ROUND(SQRT(CalPwr/[.H9]);2)" office:value-type="float" office:value="4.17" calcext:value-type="float">
            <text:p>4.17</text:p>
          </table:table-cell>
          <table:table-cell table:formula="of:=[.G8]+([.A9]-[.A8])*rampRate" office:value-type="float" office:value="27.6917523781056" calcext:value-type="float">
            <text:p>27.692</text:p>
          </table:table-cell>
          <table:table-cell table:style-name="ce1" table:formula="of:=VLOOKUP([.G9];TRMapping;3) + ([.G9]-VLOOKUP([.G9];TRMapping;1))*(VLOOKUP([.G9];TRMapping;5)-VLOOKUP([.G9];TRMapping;3))/(VLOOKUP([.G9];TRMapping;4)-VLOOKUP([.G9];TRMapping;1))" office:value-type="float" office:value="1.72403756705057" calcext:value-type="float">
            <text:p>1.724</text:p>
          </table:table-cell>
          <table:table-cell table:formula="of:=(([.E9]/[.F9])-R0)/TCR/R0+T0" office:value-type="float" office:value="28.1042150715315" calcext:value-type="float">
            <text:p>28.1042150715315</text:p>
          </table:table-cell>
          <table:table-cell/>
        </table:table-row>
        <table:table-row table:style-name="ro1">
          <table:table-cell table:formula="of:=[.A9]+Period" office:value-type="float" office:value="622" calcext:value-type="float">
            <text:p>622</text:p>
          </table:table-cell>
          <table:table-cell table:formula="of:=[.A10]" office:value-type="float" office:value="622" calcext:value-type="float">
            <text:p>62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0]);2)" office:value-type="float" office:value="7.2" calcext:value-type="float">
            <text:p>7.2</text:p>
          </table:table-cell>
          <table:table-cell table:formula="of:=ROUND(SQRT(CalPwr/[.H10]);2)" office:value-type="float" office:value="4.17" calcext:value-type="float">
            <text:p>4.17</text:p>
          </table:table-cell>
          <table:table-cell table:formula="of:=[.G9]+([.A10]-[.A9])*rampRate" office:value-type="float" office:value="28.2917523781056" calcext:value-type="float">
            <text:p>28.292</text:p>
          </table:table-cell>
          <table:table-cell table:style-name="ce1" table:formula="of:=VLOOKUP([.G10];TRMapping;3) + ([.G10]-VLOOKUP([.G10];TRMapping;1))*(VLOOKUP([.G10];TRMapping;5)-VLOOKUP([.G10];TRMapping;3))/(VLOOKUP([.G10];TRMapping;4)-VLOOKUP([.G10];TRMapping;1))" office:value-type="float" office:value="1.72817479595057" calcext:value-type="float">
            <text:p>1.728</text:p>
          </table:table-cell>
          <table:table-cell table:formula="of:=(([.E10]/[.F10])-R0)/TCR/R0+T0" office:value-type="float" office:value="28.4693849481381" calcext:value-type="float">
            <text:p>28.469384948138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11]" office:value-type="float" office:value="752" calcext:value-type="float">
            <text:p>75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1]);2)" office:value-type="float" office:value="7.74" calcext:value-type="float">
            <text:p>7.74</text:p>
          </table:table-cell>
          <table:table-cell table:formula="of:=ROUND(SQRT(CalPwr/[.H11]);2)" office:value-type="float" office:value="3.88" calcext:value-type="float">
            <text:p>3.88</text:p>
          </table:table-cell>
          <table:table-cell table:formula="of:=[.G10]+([.A11]-[.A10])*rampRate" office:value-type="float" office:value="67.2917523781056" calcext:value-type="float">
            <text:p>67.292</text:p>
          </table:table-cell>
          <table:table-cell table:style-name="ce1" table:formula="of:=VLOOKUP([.G11];TRMapping;3) + ([.G11]-VLOOKUP([.G11];TRMapping;1))*(VLOOKUP([.G11];TRMapping;5)-VLOOKUP([.G11];TRMapping;3))/(VLOOKUP([.G11];TRMapping;4)-VLOOKUP([.G11];TRMapping;1))" office:value-type="float" office:value="1.99709467445057" calcext:value-type="float">
            <text:p>1.997</text:p>
          </table:table-cell>
          <table:table-cell table:formula="of:=(([.E11]/[.F11])-R0)/TCR/R0+T0" office:value-type="float" office:value="69.3138238784873" calcext:value-type="float">
            <text:p>69.3138238784873</text:p>
          </table:table-cell>
          <table:table-cell/>
        </table:table-row>
        <table:table-row table:style-name="ro1">
          <table:table-cell table:formula="of:=[.A11]+Period" office:value-type="float" office:value="754" calcext:value-type="float">
            <text:p>754</text:p>
          </table:table-cell>
          <table:table-cell table:formula="of:=[.A12]" office:value-type="float" office:value="754" calcext:value-type="float">
            <text:p>75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2]);2)" office:value-type="float" office:value="7.75" calcext:value-type="float">
            <text:p>7.75</text:p>
          </table:table-cell>
          <table:table-cell table:formula="of:=ROUND(SQRT(CalPwr/[.H12]);2)" office:value-type="float" office:value="3.87" calcext:value-type="float">
            <text:p>3.87</text:p>
          </table:table-cell>
          <table:table-cell table:formula="of:=[.G11]+([.A12]-[.A11])*rampRate" office:value-type="float" office:value="67.8917523781056" calcext:value-type="float">
            <text:p>67.892</text:p>
          </table:table-cell>
          <table:table-cell table:style-name="ce1" table:formula="of:=VLOOKUP([.G12];TRMapping;3) + ([.G12]-VLOOKUP([.G12];TRMapping;1))*(VLOOKUP([.G12];TRMapping;5)-VLOOKUP([.G12];TRMapping;3))/(VLOOKUP([.G12];TRMapping;4)-VLOOKUP([.G12];TRMapping;1))" office:value-type="float" office:value="2.00123190335057" calcext:value-type="float">
            <text:p>2.001</text:p>
          </table:table-cell>
          <table:table-cell table:formula="of:=(([.E12]/[.F12])-R0)/TCR/R0+T0" office:value-type="float" office:value="70.4922285002756" calcext:value-type="float">
            <text:p>70.4922285002756</text:p>
          </table:table-cell>
          <table:table-cell/>
        </table:table-row>
        <table:table-row table:style-name="ro1">
          <table:table-cell table:formula="of:=[.A12]+Period" office:value-type="float" office:value="756" calcext:value-type="float">
            <text:p>756</text:p>
          </table:table-cell>
          <table:table-cell table:formula="of:=[.A13]" office:value-type="float" office:value="756" calcext:value-type="float">
            <text:p>75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3]);2)" office:value-type="float" office:value="7.76" calcext:value-type="float">
            <text:p>7.76</text:p>
          </table:table-cell>
          <table:table-cell table:formula="of:=ROUND(SQRT(CalPwr/[.H13]);2)" office:value-type="float" office:value="3.87" calcext:value-type="float">
            <text:p>3.87</text:p>
          </table:table-cell>
          <table:table-cell table:formula="of:=[.G12]+([.A13]-[.A12])*rampRate" office:value-type="float" office:value="68.4917523781056" calcext:value-type="float">
            <text:p>68.492</text:p>
          </table:table-cell>
          <table:table-cell table:style-name="ce1" table:formula="of:=VLOOKUP([.G13];TRMapping;3) + ([.G13]-VLOOKUP([.G13];TRMapping;1))*(VLOOKUP([.G13];TRMapping;5)-VLOOKUP([.G13];TRMapping;3))/(VLOOKUP([.G13];TRMapping;4)-VLOOKUP([.G13];TRMapping;1))" office:value-type="float" office:value="2.00536913225057" calcext:value-type="float">
            <text:p>2.005</text:p>
          </table:table-cell>
          <table:table-cell table:formula="of:=(([.E13]/[.F13])-R0)/TCR/R0+T0" office:value-type="float" office:value="70.8857061192549" calcext:value-type="float">
            <text:p>70.8857061192549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14]" office:value-type="float" office:value="816" calcext:value-type="float">
            <text:p>81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4]);2)" office:value-type="float" office:value="7.99" calcext:value-type="float">
            <text:p>7.99</text:p>
          </table:table-cell>
          <table:table-cell table:formula="of:=ROUND(SQRT(CalPwr/[.H14]);2)" office:value-type="float" office:value="3.75" calcext:value-type="float">
            <text:p>3.75</text:p>
          </table:table-cell>
          <table:table-cell table:formula="of:=[.G13]+([.A14]-[.A13])*rampRate" office:value-type="float" office:value="86.4917523781056" calcext:value-type="float">
            <text:p>86.492</text:p>
          </table:table-cell>
          <table:table-cell table:style-name="ce1" table:formula="of:=VLOOKUP([.G14];TRMapping;3) + ([.G14]-VLOOKUP([.G14];TRMapping;1))*(VLOOKUP([.G14];TRMapping;5)-VLOOKUP([.G14];TRMapping;3))/(VLOOKUP([.G14];TRMapping;4)-VLOOKUP([.G14];TRMapping;1))" office:value-type="float" office:value="2.12948599925057" calcext:value-type="float">
            <text:p>2.129</text:p>
          </table:table-cell>
          <table:table-cell table:formula="of:=(([.E14]/[.F14])-R0)/TCR/R0+T0" office:value-type="float" office:value="89.9961271178397" calcext:value-type="float">
            <text:p>89.9961271178397</text:p>
          </table:table-cell>
          <table:table-cell/>
        </table:table-row>
        <table:table-row table:style-name="ro1">
          <table:table-cell table:formula="of:=[.A14]+Period" office:value-type="float" office:value="818" calcext:value-type="float">
            <text:p>818</text:p>
          </table:table-cell>
          <table:table-cell table:formula="of:=[.A15]" office:value-type="float" office:value="818" calcext:value-type="float">
            <text:p>81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5]);2)" office:value-type="float" office:value="8" calcext:value-type="float">
            <text:p>8</text:p>
          </table:table-cell>
          <table:table-cell table:formula="of:=ROUND(SQRT(CalPwr/[.H15]);2)" office:value-type="float" office:value="3.75" calcext:value-type="float">
            <text:p>3.75</text:p>
          </table:table-cell>
          <table:table-cell table:formula="of:=[.G14]+([.A15]-[.A14])*rampRate" office:value-type="float" office:value="87.0917523781056" calcext:value-type="float">
            <text:p>87.092</text:p>
          </table:table-cell>
          <table:table-cell table:style-name="ce1" table:formula="of:=VLOOKUP([.G15];TRMapping;3) + ([.G15]-VLOOKUP([.G15];TRMapping;1))*(VLOOKUP([.G15];TRMapping;5)-VLOOKUP([.G15];TRMapping;3))/(VLOOKUP([.G15];TRMapping;4)-VLOOKUP([.G15];TRMapping;1))" office:value-type="float" office:value="2.13362322815057" calcext:value-type="float">
            <text:p>2.134</text:p>
          </table:table-cell>
          <table:table-cell table:formula="of:=(([.E15]/[.F15])-R0)/TCR/R0+T0" office:value-type="float" office:value="90.4021960206263" calcext:value-type="float">
            <text:p>90.4021960206263</text:p>
          </table:table-cell>
          <table:table-cell/>
        </table:table-row>
        <table:table-row table:style-name="ro1">
          <table:table-cell table:formula="of:=[.A15]+Period" office:value-type="float" office:value="820" calcext:value-type="float">
            <text:p>820</text:p>
          </table:table-cell>
          <table:table-cell table:formula="of:=[.A16]" office:value-type="float" office:value="820" calcext:value-type="float">
            <text:p>82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6]);2)" office:value-type="float" office:value="8.01" calcext:value-type="float">
            <text:p>8.01</text:p>
          </table:table-cell>
          <table:table-cell table:formula="of:=ROUND(SQRT(CalPwr/[.H16]);2)" office:value-type="float" office:value="3.75" calcext:value-type="float">
            <text:p>3.75</text:p>
          </table:table-cell>
          <table:table-cell table:formula="of:=[.G15]+([.A16]-[.A15])*rampRate" office:value-type="float" office:value="87.6917523781056" calcext:value-type="float">
            <text:p>87.692</text:p>
          </table:table-cell>
          <table:table-cell table:style-name="ce1" table:formula="of:=VLOOKUP([.G16];TRMapping;3) + ([.G16]-VLOOKUP([.G16];TRMapping;1))*(VLOOKUP([.G16];TRMapping;5)-VLOOKUP([.G16];TRMapping;3))/(VLOOKUP([.G16];TRMapping;4)-VLOOKUP([.G16];TRMapping;1))" office:value-type="float" office:value="2.13776045705057" calcext:value-type="float">
            <text:p>2.138</text:p>
          </table:table-cell>
          <table:table-cell table:formula="of:=(([.E16]/[.F16])-R0)/TCR/R0+T0" office:value-type="float" office:value="90.8082649234129" calcext:value-type="float">
            <text:p>90.8082649234129</text:p>
          </table:table-cell>
          <table:table-cell/>
        </table:table-row>
        <table:table-row table:style-name="ro1">
          <table:table-cell table:formula="of:=[.A16]+Period" office:value-type="float" office:value="822" calcext:value-type="float">
            <text:p>822</text:p>
          </table:table-cell>
          <table:table-cell table:formula="of:=[.A17]" office:value-type="float" office:value="822" calcext:value-type="float">
            <text:p>82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7]);2)" office:value-type="float" office:value="8.02" calcext:value-type="float">
            <text:p>8.02</text:p>
          </table:table-cell>
          <table:table-cell table:formula="of:=ROUND(SQRT(CalPwr/[.H17]);2)" office:value-type="float" office:value="3.74" calcext:value-type="float">
            <text:p>3.74</text:p>
          </table:table-cell>
          <table:table-cell table:formula="of:=[.G16]+([.A17]-[.A16])*rampRate" office:value-type="float" office:value="88.2917523781056" calcext:value-type="float">
            <text:p>88.292</text:p>
          </table:table-cell>
          <table:table-cell table:style-name="ce1" table:formula="of:=VLOOKUP([.G17];TRMapping;3) + ([.G17]-VLOOKUP([.G17];TRMapping;1))*(VLOOKUP([.G17];TRMapping;5)-VLOOKUP([.G17];TRMapping;3))/(VLOOKUP([.G17];TRMapping;4)-VLOOKUP([.G17];TRMapping;1))" office:value-type="float" office:value="2.14189768595057" calcext:value-type="float">
            <text:p>2.142</text:p>
          </table:table-cell>
          <table:table-cell table:formula="of:=(([.E17]/[.F17])-R0)/TCR/R0+T0" office:value-type="float" office:value="92.0851019011589" calcext:value-type="float">
            <text:p>92.0851019011589</text:p>
          </table:table-cell>
          <table:table-cell/>
        </table:table-row>
        <table:table-row table:style-name="ro1">
          <table:table-cell table:formula="of:=[.A17]+Period" office:value-type="float" office:value="824" calcext:value-type="float">
            <text:p>824</text:p>
          </table:table-cell>
          <table:table-cell table:formula="of:=[.A18]" office:value-type="float" office:value="824" calcext:value-type="float">
            <text:p>82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8]);2)" office:value-type="float" office:value="8.02" calcext:value-type="float">
            <text:p>8.02</text:p>
          </table:table-cell>
          <table:table-cell table:formula="of:=ROUND(SQRT(CalPwr/[.H18]);2)" office:value-type="float" office:value="3.74" calcext:value-type="float">
            <text:p>3.74</text:p>
          </table:table-cell>
          <table:table-cell table:formula="of:=[.G17]+([.A18]-[.A17])*rampRate" office:value-type="float" office:value="88.8917523781056" calcext:value-type="float">
            <text:p>88.892</text:p>
          </table:table-cell>
          <table:table-cell table:style-name="ce1" table:formula="of:=VLOOKUP([.G18];TRMapping;3) + ([.G18]-VLOOKUP([.G18];TRMapping;1))*(VLOOKUP([.G18];TRMapping;5)-VLOOKUP([.G18];TRMapping;3))/(VLOOKUP([.G18];TRMapping;4)-VLOOKUP([.G18];TRMapping;1))" office:value-type="float" office:value="2.14603491485057" calcext:value-type="float">
            <text:p>2.146</text:p>
          </table:table-cell>
          <table:table-cell table:formula="of:=(([.E18]/[.F18])-R0)/TCR/R0+T0" office:value-type="float" office:value="92.0851019011589" calcext:value-type="float">
            <text:p>92.0851019011589</text:p>
          </table:table-cell>
          <table:table-cell/>
        </table:table-row>
        <table:table-row table:style-name="ro1">
          <table:table-cell table:formula="of:=[.A18]+Period" office:value-type="float" office:value="826" calcext:value-type="float">
            <text:p>826</text:p>
          </table:table-cell>
          <table:table-cell table:formula="of:=[.A19]" office:value-type="float" office:value="826" calcext:value-type="float">
            <text:p>82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19]);2)" office:value-type="float" office:value="8.03" calcext:value-type="float">
            <text:p>8.03</text:p>
          </table:table-cell>
          <table:table-cell table:formula="of:=ROUND(SQRT(CalPwr/[.H19]);2)" office:value-type="float" office:value="3.74" calcext:value-type="float">
            <text:p>3.74</text:p>
          </table:table-cell>
          <table:table-cell table:formula="of:=[.G18]+([.A19]-[.A18])*rampRate" office:value-type="float" office:value="89.4917523781056" calcext:value-type="float">
            <text:p>89.492</text:p>
          </table:table-cell>
          <table:table-cell table:style-name="ce1" table:formula="of:=VLOOKUP([.G19];TRMapping;3) + ([.G19]-VLOOKUP([.G19];TRMapping;1))*(VLOOKUP([.G19];TRMapping;5)-VLOOKUP([.G19];TRMapping;3))/(VLOOKUP([.G19];TRMapping;4)-VLOOKUP([.G19];TRMapping;1))" office:value-type="float" office:value="2.15017214375057" calcext:value-type="float">
            <text:p>2.150</text:p>
          </table:table-cell>
          <table:table-cell table:formula="of:=(([.E19]/[.F19])-R0)/TCR/R0+T0" office:value-type="float" office:value="92.4922565496749" calcext:value-type="float">
            <text:p>92.4922565496749</text:p>
          </table:table-cell>
          <table:table-cell/>
        </table:table-row>
        <table:table-row table:style-name="ro1">
          <table:table-cell table:formula="of:=[.A19]+Period" office:value-type="float" office:value="828" calcext:value-type="float">
            <text:p>828</text:p>
          </table:table-cell>
          <table:table-cell table:formula="of:=[.A20]" office:value-type="float" office:value="828" calcext:value-type="float">
            <text:p>82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0]);2)" office:value-type="float" office:value="8.04" calcext:value-type="float">
            <text:p>8.04</text:p>
          </table:table-cell>
          <table:table-cell table:formula="of:=ROUND(SQRT(CalPwr/[.H20]);2)" office:value-type="float" office:value="3.73" calcext:value-type="float">
            <text:p>3.73</text:p>
          </table:table-cell>
          <table:table-cell table:formula="of:=[.G19]+([.A20]-[.A19])*rampRate" office:value-type="float" office:value="90.0917523781056" calcext:value-type="float">
            <text:p>90.092</text:p>
          </table:table-cell>
          <table:table-cell table:style-name="ce1" table:formula="of:=VLOOKUP([.G20];TRMapping;3) + ([.G20]-VLOOKUP([.G20];TRMapping;1))*(VLOOKUP([.G20];TRMapping;5)-VLOOKUP([.G20];TRMapping;3))/(VLOOKUP([.G20];TRMapping;4)-VLOOKUP([.G20];TRMapping;1))" office:value-type="float" office:value="2.15430937265057" calcext:value-type="float">
            <text:p>2.154</text:p>
          </table:table-cell>
          <table:table-cell table:formula="of:=(([.E20]/[.F20])-R0)/TCR/R0+T0" office:value-type="float" office:value="93.7770314057159" calcext:value-type="float">
            <text:p>93.7770314057159</text:p>
          </table:table-cell>
          <table:table-cell/>
        </table:table-row>
        <table:table-row table:style-name="ro1">
          <table:table-cell table:formula="of:=[.A20]+Period" office:value-type="float" office:value="830" calcext:value-type="float">
            <text:p>830</text:p>
          </table:table-cell>
          <table:table-cell table:formula="of:=[.A21]" office:value-type="float" office:value="830" calcext:value-type="float">
            <text:p>83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1]);2)" office:value-type="float" office:value="8.05" calcext:value-type="float">
            <text:p>8.05</text:p>
          </table:table-cell>
          <table:table-cell table:formula="of:=ROUND(SQRT(CalPwr/[.H21]);2)" office:value-type="float" office:value="3.73" calcext:value-type="float">
            <text:p>3.73</text:p>
          </table:table-cell>
          <table:table-cell table:formula="of:=[.G20]+([.A21]-[.A20])*rampRate" office:value-type="float" office:value="90.6917523781056" calcext:value-type="float">
            <text:p>90.692</text:p>
          </table:table-cell>
          <table:table-cell table:style-name="ce1" table:formula="of:=VLOOKUP([.G21];TRMapping;3) + ([.G21]-VLOOKUP([.G21];TRMapping;1))*(VLOOKUP([.G21];TRMapping;5)-VLOOKUP([.G21];TRMapping;3))/(VLOOKUP([.G21];TRMapping;4)-VLOOKUP([.G21];TRMapping;1))" office:value-type="float" office:value="2.15844660155057" calcext:value-type="float">
            <text:p>2.158</text:p>
          </table:table-cell>
          <table:table-cell table:formula="of:=(([.E21]/[.F21])-R0)/TCR/R0+T0" office:value-type="float" office:value="94.1852776216543" calcext:value-type="float">
            <text:p>94.1852776216543</text:p>
          </table:table-cell>
          <table:table-cell/>
        </table:table-row>
        <table:table-row table:style-name="ro1">
          <table:table-cell table:formula="of:=[.A21]+Period" office:value-type="float" office:value="832" calcext:value-type="float">
            <text:p>832</text:p>
          </table:table-cell>
          <table:table-cell table:formula="of:=[.A22]" office:value-type="float" office:value="832" calcext:value-type="float">
            <text:p>83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2]);2)" office:value-type="float" office:value="8.05" calcext:value-type="float">
            <text:p>8.05</text:p>
          </table:table-cell>
          <table:table-cell table:formula="of:=ROUND(SQRT(CalPwr/[.H22]);2)" office:value-type="float" office:value="3.72" calcext:value-type="float">
            <text:p>3.72</text:p>
          </table:table-cell>
          <table:table-cell table:formula="of:=[.G21]+([.A22]-[.A21])*rampRate" office:value-type="float" office:value="91.2917523781056" calcext:value-type="float">
            <text:p>91.292</text:p>
          </table:table-cell>
          <table:table-cell table:style-name="ce1" table:formula="of:=VLOOKUP([.G22];TRMapping;3) + ([.G22]-VLOOKUP([.G22];TRMapping;1))*(VLOOKUP([.G22];TRMapping;5)-VLOOKUP([.G22];TRMapping;3))/(VLOOKUP([.G22];TRMapping;4)-VLOOKUP([.G22];TRMapping;1))" office:value-type="float" office:value="2.16258383045057" calcext:value-type="float">
            <text:p>2.163</text:p>
          </table:table-cell>
          <table:table-cell table:formula="of:=(([.E22]/[.F22])-R0)/TCR/R0+T0" office:value-type="float" office:value="95.0687136534561" calcext:value-type="float">
            <text:p>95.0687136534561</text:p>
          </table:table-cell>
          <table:table-cell/>
        </table:table-row>
        <table:table-row table:style-name="ro1">
          <table:table-cell table:formula="of:=[.A22]+Period" office:value-type="float" office:value="834" calcext:value-type="float">
            <text:p>834</text:p>
          </table:table-cell>
          <table:table-cell table:formula="of:=[.A23]" office:value-type="float" office:value="834" calcext:value-type="float">
            <text:p>83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3]);2)" office:value-type="float" office:value="8.06" calcext:value-type="float">
            <text:p>8.06</text:p>
          </table:table-cell>
          <table:table-cell table:formula="of:=ROUND(SQRT(CalPwr/[.H23]);2)" office:value-type="float" office:value="3.72" calcext:value-type="float">
            <text:p>3.72</text:p>
          </table:table-cell>
          <table:table-cell table:formula="of:=[.G22]+([.A23]-[.A22])*rampRate" office:value-type="float" office:value="91.8917523781056" calcext:value-type="float">
            <text:p>91.892</text:p>
          </table:table-cell>
          <table:table-cell table:style-name="ce1" table:formula="of:=VLOOKUP([.G23];TRMapping;3) + ([.G23]-VLOOKUP([.G23];TRMapping;1))*(VLOOKUP([.G23];TRMapping;5)-VLOOKUP([.G23];TRMapping;3))/(VLOOKUP([.G23];TRMapping;4)-VLOOKUP([.G23];TRMapping;1))" office:value-type="float" office:value="2.16672105935057" calcext:value-type="float">
            <text:p>2.167</text:p>
          </table:table-cell>
          <table:table-cell table:formula="of:=(([.E23]/[.F23])-R0)/TCR/R0+T0" office:value-type="float" office:value="95.4780573054587" calcext:value-type="float">
            <text:p>95.4780573054587</text:p>
          </table:table-cell>
          <table:table-cell/>
        </table:table-row>
        <table:table-row table:style-name="ro1">
          <table:table-cell table:formula="of:=[.A23]+Period" office:value-type="float" office:value="836" calcext:value-type="float">
            <text:p>836</text:p>
          </table:table-cell>
          <table:table-cell table:formula="of:=[.A24]" office:value-type="float" office:value="836" calcext:value-type="float">
            <text:p>83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4]);2)" office:value-type="float" office:value="8.07" calcext:value-type="float">
            <text:p>8.07</text:p>
          </table:table-cell>
          <table:table-cell table:formula="of:=ROUND(SQRT(CalPwr/[.H24]);2)" office:value-type="float" office:value="3.72" calcext:value-type="float">
            <text:p>3.72</text:p>
          </table:table-cell>
          <table:table-cell table:formula="of:=[.G23]+([.A24]-[.A23])*rampRate" office:value-type="float" office:value="92.4917523781056" calcext:value-type="float">
            <text:p>92.492</text:p>
          </table:table-cell>
          <table:table-cell table:style-name="ce1" table:formula="of:=VLOOKUP([.G24];TRMapping;3) + ([.G24]-VLOOKUP([.G24];TRMapping;1))*(VLOOKUP([.G24];TRMapping;5)-VLOOKUP([.G24];TRMapping;3))/(VLOOKUP([.G24];TRMapping;4)-VLOOKUP([.G24];TRMapping;1))" office:value-type="float" office:value="2.17085828825057" calcext:value-type="float">
            <text:p>2.171</text:p>
          </table:table-cell>
          <table:table-cell table:formula="of:=(([.E24]/[.F24])-R0)/TCR/R0+T0" office:value-type="float" office:value="95.8874009574614" calcext:value-type="float">
            <text:p>95.8874009574614</text:p>
          </table:table-cell>
          <table:table-cell/>
        </table:table-row>
        <table:table-row table:style-name="ro1">
          <table:table-cell table:formula="of:=[.A24]+Period" office:value-type="float" office:value="838" calcext:value-type="float">
            <text:p>838</text:p>
          </table:table-cell>
          <table:table-cell table:formula="of:=[.A25]" office:value-type="float" office:value="838" calcext:value-type="float">
            <text:p>83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5]);2)" office:value-type="float" office:value="8.08" calcext:value-type="float">
            <text:p>8.08</text:p>
          </table:table-cell>
          <table:table-cell table:formula="of:=ROUND(SQRT(CalPwr/[.H25]);2)" office:value-type="float" office:value="3.71" calcext:value-type="float">
            <text:p>3.71</text:p>
          </table:table-cell>
          <table:table-cell table:formula="of:=[.G24]+([.A25]-[.A24])*rampRate" office:value-type="float" office:value="93.0917523781055" calcext:value-type="float">
            <text:p>93.092</text:p>
          </table:table-cell>
          <table:table-cell table:style-name="ce1" table:formula="of:=VLOOKUP([.G25];TRMapping;3) + ([.G25]-VLOOKUP([.G25];TRMapping;1))*(VLOOKUP([.G25];TRMapping;5)-VLOOKUP([.G25];TRMapping;3))/(VLOOKUP([.G25];TRMapping;4)-VLOOKUP([.G25];TRMapping;1))" office:value-type="float" office:value="2.17499551715057" calcext:value-type="float">
            <text:p>2.175</text:p>
          </table:table-cell>
          <table:table-cell table:formula="of:=(([.E25]/[.F25])-R0)/TCR/R0+T0" office:value-type="float" office:value="97.1882531561436" calcext:value-type="float">
            <text:p>97.1882531561436</text:p>
          </table:table-cell>
          <table:table-cell/>
        </table:table-row>
        <table:table-row table:style-name="ro1">
          <table:table-cell table:formula="of:=[.A25]+Period" office:value-type="float" office:value="840" calcext:value-type="float">
            <text:p>840</text:p>
          </table:table-cell>
          <table:table-cell table:formula="of:=[.A26]" office:value-type="float" office:value="840" calcext:value-type="float">
            <text:p>84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6]);2)" office:value-type="float" office:value="8.09" calcext:value-type="float">
            <text:p>8.09</text:p>
          </table:table-cell>
          <table:table-cell table:formula="of:=ROUND(SQRT(CalPwr/[.H26]);2)" office:value-type="float" office:value="3.71" calcext:value-type="float">
            <text:p>3.71</text:p>
          </table:table-cell>
          <table:table-cell table:formula="of:=[.G25]+([.A26]-[.A25])*rampRate" office:value-type="float" office:value="93.6917523781055" calcext:value-type="float">
            <text:p>93.692</text:p>
          </table:table-cell>
          <table:table-cell table:style-name="ce1" table:formula="of:=VLOOKUP([.G26];TRMapping;3) + ([.G26]-VLOOKUP([.G26];TRMapping;1))*(VLOOKUP([.G26];TRMapping;5)-VLOOKUP([.G26];TRMapping;3))/(VLOOKUP([.G26];TRMapping;4)-VLOOKUP([.G26];TRMapping;1))" office:value-type="float" office:value="2.17913274605057" calcext:value-type="float">
            <text:p>2.179</text:p>
          </table:table-cell>
          <table:table-cell table:formula="of:=(([.E26]/[.F26])-R0)/TCR/R0+T0" office:value-type="float" office:value="97.5987001603079" calcext:value-type="float">
            <text:p>97.5987001603079</text:p>
          </table:table-cell>
          <table:table-cell/>
        </table:table-row>
        <table:table-row table:style-name="ro1">
          <table:table-cell table:formula="of:=[.A26]+Period" office:value-type="float" office:value="842" calcext:value-type="float">
            <text:p>842</text:p>
          </table:table-cell>
          <table:table-cell table:formula="of:=[.A27]" office:value-type="float" office:value="842" calcext:value-type="float">
            <text:p>842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7]);2)" office:value-type="float" office:value="8.09" calcext:value-type="float">
            <text:p>8.09</text:p>
          </table:table-cell>
          <table:table-cell table:formula="of:=ROUND(SQRT(CalPwr/[.H27]);2)" office:value-type="float" office:value="3.71" calcext:value-type="float">
            <text:p>3.71</text:p>
          </table:table-cell>
          <table:table-cell table:formula="of:=[.G26]+([.A27]-[.A26])*rampRate" office:value-type="float" office:value="94.2917523781055" calcext:value-type="float">
            <text:p>94.292</text:p>
          </table:table-cell>
          <table:table-cell table:style-name="ce1" table:formula="of:=VLOOKUP([.G27];TRMapping;3) + ([.G27]-VLOOKUP([.G27];TRMapping;1))*(VLOOKUP([.G27];TRMapping;5)-VLOOKUP([.G27];TRMapping;3))/(VLOOKUP([.G27];TRMapping;4)-VLOOKUP([.G27];TRMapping;1))" office:value-type="float" office:value="2.18326997495057" calcext:value-type="float">
            <text:p>2.183</text:p>
          </table:table-cell>
          <table:table-cell table:formula="of:=(([.E27]/[.F27])-R0)/TCR/R0+T0" office:value-type="float" office:value="97.5987001603079" calcext:value-type="float">
            <text:p>97.5987001603079</text:p>
          </table:table-cell>
          <table:table-cell/>
        </table:table-row>
        <table:table-row table:style-name="ro1">
          <table:table-cell table:formula="of:=[.A27]+Period" office:value-type="float" office:value="844" calcext:value-type="float">
            <text:p>844</text:p>
          </table:table-cell>
          <table:table-cell table:formula="of:=[.A28]" office:value-type="float" office:value="844" calcext:value-type="float">
            <text:p>844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8]);2)" office:value-type="float" office:value="8.1" calcext:value-type="float">
            <text:p>8.1</text:p>
          </table:table-cell>
          <table:table-cell table:formula="of:=ROUND(SQRT(CalPwr/[.H28]);2)" office:value-type="float" office:value="3.7" calcext:value-type="float">
            <text:p>3.7</text:p>
          </table:table-cell>
          <table:table-cell table:formula="of:=[.G27]+([.A28]-[.A27])*rampRate" office:value-type="float" office:value="94.8917523781055" calcext:value-type="float">
            <text:p>94.892</text:p>
          </table:table-cell>
          <table:table-cell table:style-name="ce1" table:formula="of:=VLOOKUP([.G28];TRMapping;3) + ([.G28]-VLOOKUP([.G28];TRMapping;1))*(VLOOKUP([.G28];TRMapping;5)-VLOOKUP([.G28];TRMapping;3))/(VLOOKUP([.G28];TRMapping;4)-VLOOKUP([.G28];TRMapping;1))" office:value-type="float" office:value="2.18740720385057" calcext:value-type="float">
            <text:p>2.187</text:p>
          </table:table-cell>
          <table:table-cell table:formula="of:=(([.E28]/[.F28])-R0)/TCR/R0+T0" office:value-type="float" office:value="98.9076933087239" calcext:value-type="float">
            <text:p>98.9076933087239</text:p>
          </table:table-cell>
          <table:table-cell/>
        </table:table-row>
        <table:table-row table:style-name="ro1">
          <table:table-cell table:formula="of:=[.A28]+Period" office:value-type="float" office:value="846" calcext:value-type="float">
            <text:p>846</text:p>
          </table:table-cell>
          <table:table-cell table:formula="of:=[.A29]" office:value-type="float" office:value="846" calcext:value-type="float">
            <text:p>846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29]);2)" office:value-type="float" office:value="8.11" calcext:value-type="float">
            <text:p>8.11</text:p>
          </table:table-cell>
          <table:table-cell table:formula="of:=ROUND(SQRT(CalPwr/[.H29]);2)" office:value-type="float" office:value="3.7" calcext:value-type="float">
            <text:p>3.7</text:p>
          </table:table-cell>
          <table:table-cell table:formula="of:=[.G28]+([.A29]-[.A28])*rampRate" office:value-type="float" office:value="95.4917523781055" calcext:value-type="float">
            <text:p>95.492</text:p>
          </table:table-cell>
          <table:table-cell table:style-name="ce1" table:formula="of:=VLOOKUP([.G29];TRMapping;3) + ([.G29]-VLOOKUP([.G29];TRMapping;1))*(VLOOKUP([.G29];TRMapping;5)-VLOOKUP([.G29];TRMapping;3))/(VLOOKUP([.G29];TRMapping;4)-VLOOKUP([.G29];TRMapping;1))" office:value-type="float" office:value="2.19154443275057" calcext:value-type="float">
            <text:p>2.192</text:p>
          </table:table-cell>
          <table:table-cell table:formula="of:=(([.E29]/[.F29])-R0)/TCR/R0+T0" office:value-type="float" office:value="99.3192496291157" calcext:value-type="float">
            <text:p>99.3192496291157</text:p>
          </table:table-cell>
          <table:table-cell/>
        </table:table-row>
        <table:table-row table:style-name="ro1">
          <table:table-cell table:formula="of:=[.A29]+Period" office:value-type="float" office:value="848" calcext:value-type="float">
            <text:p>848</text:p>
          </table:table-cell>
          <table:table-cell table:formula="of:=[.A30]" office:value-type="float" office:value="848" calcext:value-type="float">
            <text:p>848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30]);2)" office:value-type="float" office:value="8.12" calcext:value-type="float">
            <text:p>8.12</text:p>
          </table:table-cell>
          <table:table-cell table:formula="of:=ROUND(SQRT(CalPwr/[.H30]);2)" office:value-type="float" office:value="3.7" calcext:value-type="float">
            <text:p>3.7</text:p>
          </table:table-cell>
          <table:table-cell table:formula="of:=[.G29]+([.A30]-[.A29])*rampRate" office:value-type="float" office:value="96.0917523781055" calcext:value-type="float">
            <text:p>96.092</text:p>
          </table:table-cell>
          <table:table-cell table:style-name="ce1" table:formula="of:=VLOOKUP([.G30];TRMapping;3) + ([.G30]-VLOOKUP([.G30];TRMapping;1))*(VLOOKUP([.G30];TRMapping;5)-VLOOKUP([.G30];TRMapping;3))/(VLOOKUP([.G30];TRMapping;4)-VLOOKUP([.G30];TRMapping;1))" office:value-type="float" office:value="2.19568166165057" calcext:value-type="float">
            <text:p>2.196</text:p>
          </table:table-cell>
          <table:table-cell table:formula="of:=(([.E30]/[.F30])-R0)/TCR/R0+T0" office:value-type="float" office:value="99.7308059495075" calcext:value-type="float">
            <text:p>99.7308059495075</text:p>
          </table:table-cell>
          <table:table-cell/>
        </table:table-row>
        <table:table-row table:style-name="ro1">
          <table:table-cell table:formula="of:=[.A30]+Period" office:value-type="float" office:value="850" calcext:value-type="float">
            <text:p>850</text:p>
          </table:table-cell>
          <table:table-cell table:formula="of:=[.A31]" office:value-type="float" office:value="850" calcext:value-type="float">
            <text:p>850</text:p>
          </table:table-cell>
          <table:table-cell table:formula="of:=INDEX([$WarmUp.C:.C];warmUpRows;1)" office:value-type="string" office:string-value="timerEvent" calcext:value-type="string">
            <text:p>timerEvent</text:p>
          </table:table-cell>
          <table:table-cell office:value-type="string" calcext:value-type="string">
            <text:p>slowRamp</text:p>
          </table:table-cell>
          <table:table-cell table:formula="of:=ROUND(SQRT(CalPwr*[.H31]);2)" office:value-type="float" office:value="8.12" calcext:value-type="float">
            <text:p>8.12</text:p>
          </table:table-cell>
          <table:table-cell table:formula="of:=ROUND(SQRT(CalPwr/[.H31]);2)" office:value-type="float" office:value="3.69" calcext:value-type="float">
            <text:p>3.69</text:p>
          </table:table-cell>
          <table:table-cell table:formula="of:=[.G30]+([.A31]-[.A30])*rampRate" office:value-type="float" office:value="96.6917523781055" calcext:value-type="float">
            <text:p>96.692</text:p>
          </table:table-cell>
          <table:table-cell table:style-name="ce1" table:formula="of:=VLOOKUP([.G31];TRMapping;3) + ([.G31]-VLOOKUP([.G31];TRMapping;1))*(VLOOKUP([.G31];TRMapping;5)-VLOOKUP([.G31];TRMapping;3))/(VLOOKUP([.G31];TRMapping;4)-VLOOKUP([.G31];TRMapping;1))" office:value-type="float" office:value="2.19981889055057" calcext:value-type="float">
            <text:p>2.200</text:p>
          </table:table-cell>
          <table:table-cell table:formula="of:=(([.E31]/[.F31])-R0)/TCR/R0+T0" office:value-type="float" office:value="100.636452920126" calcext:value-type="float">
            <text:p>100.636452920126</text:p>
          </table:table-cell>
          <table:table-cell/>
        </table:table-row>
        <table:table-row table:style-name="ro1" table:number-rows-repeated="38">
          <table:table-cell table:number-columns-repeated="7"/>
          <table:table-cell table:style-name="ce1"/>
          <table:table-cell table:number-columns-repeated="2"/>
        </table:table-row>
        <table:table-row table:style-name="ro1" table:number-rows-repeated="10485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olDown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altemp</text:p>
          </table:table-cell>
          <table:table-cell office:value-type="string" calcext:value-type="string">
            <text:p>real resistance</text:p>
          </table:table-cell>
          <table:table-cell office:value-type="string" calcext:value-type="string">
            <text:p>IIRres</text:p>
          </table:table-cell>
          <table:table-cell office:value-type="string" calcext:value-type="string">
            <text:p>deltaIIRres</text:p>
          </table:table-cell>
          <table:table-cell office:value-type="string" calcext:value-type="string">
            <text:p>SSSamples</text:p>
          </table:table-cell>
          <table:table-cell/>
          <table:table-cell table:formula="of:=MAX([.K:.K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]);2)" office:value-type="float" office:value="7.12" calcext:value-type="float">
            <text:p>7.12</text:p>
          </table:table-cell>
          <table:table-cell table:formula="of:=ROUND(SQRT(CalPwr/[.H2]);2)" office:value-type="float" office:value="4.21" calcext:value-type="float">
            <text:p>4.21</text:p>
          </table:table-cell>
          <table:table-cell table:formula="of:=Tfinal-(Tfinal-Tinitial)*EXP(-[.A2]/tau)" office:value-type="float" office:value="23" calcext:value-type="float">
            <text:p>23.000</text:p>
          </table:table-cell>
          <table:table-cell table:formula="of:=VLOOKUP([.G2];TRMapping;3) + ([.G2]-VLOOKUP([.G2];TRMapping;1))*(VLOOKUP([.G2];TRMapping;5)-VLOOKUP([.G2];TRMapping;3))/(VLOOKUP([.G2];TRMapping;4)-VLOOKUP([.G2];TRMapping;1))" office:value-type="float" office:value="1.6916861445" calcext:value-type="float">
            <text:p>1.692</text:p>
          </table:table-cell>
          <table:table-cell table:formula="of:=[.H2]" office:value-type="float" office:value="1.6916861445" calcext:value-type="float">
            <text:p>1.692</text:p>
          </table:table-cell>
          <table:table-cell table:style-name="ce1" table:formula="of:=[.I2]" office:value-type="float" office:value="1.6916861445" calcext:value-type="float">
            <text:p>1.692</text:p>
          </table:table-cell>
          <table:table-cell table:formula="of:=IF([.J2]&lt;SSThresh;[.K1]+1;IF(AND([.J2]&lt;SSReset;[.K1]&gt;0);[.K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]+Period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]);2)" office:value-type="float" office:value="7.15" calcext:value-type="float">
            <text:p>7.15</text:p>
          </table:table-cell>
          <table:table-cell table:formula="of:=ROUND(SQRT(CalPwr/[.H3]);2)" office:value-type="float" office:value="4.19" calcext:value-type="float">
            <text:p>4.19</text:p>
          </table:table-cell>
          <table:table-cell table:formula="of:=Tfinal-(Tfinal-Tinitial)*EXP(-[.A3]/tau)" office:value-type="float" office:value="24.9724776476229" calcext:value-type="float">
            <text:p>24.972</text:p>
          </table:table-cell>
          <table:table-cell table:formula="of:=VLOOKUP([.G3];TRMapping;3) + ([.G3]-VLOOKUP([.G3];TRMapping;1))*(VLOOKUP([.G3];TRMapping;5)-VLOOKUP([.G3];TRMapping;3))/(VLOOKUP([.G3];TRMapping;4)-VLOOKUP([.G3];TRMapping;1))" office:value-type="float" office:value="1.70528713038058" calcext:value-type="float">
            <text:p>1.705</text:p>
          </table:table-cell>
          <table:table-cell table:formula="of:=SSSmooth*[.I2]+(1-SSSmooth)*([.E3]/[.F3])" office:value-type="float" office:value="1.69316192145811" calcext:value-type="float">
            <text:p>1.693</text:p>
          </table:table-cell>
          <table:table-cell table:formula="of:=[.I3]-[.I2]" office:value-type="float" office:value="0.00147577695811463" calcext:value-type="float">
            <text:p>0.00147577695811463</text:p>
          </table:table-cell>
          <table:table-cell table:formula="of:=IF([.J3]&lt;SSThresh;[.K2]+1;IF(AND([.J3]&lt;SSReset;[.K2]&gt;0);[.K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]+Period" office:value-type="float" office:value="4" calcext:value-type="float">
            <text:p>4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]);2)" office:value-type="float" office:value="7.18" calcext:value-type="float">
            <text:p>7.18</text:p>
          </table:table-cell>
          <table:table-cell table:formula="of:=ROUND(SQRT(CalPwr/[.H4]);2)" office:value-type="float" office:value="4.18" calcext:value-type="float">
            <text:p>4.18</text:p>
          </table:table-cell>
          <table:table-cell table:formula="of:=Tfinal-(Tfinal-Tinitial)*EXP(-[.A4]/tau)" office:value-type="float" office:value="26.8909182387129" calcext:value-type="float">
            <text:p>26.891</text:p>
          </table:table-cell>
          <table:table-cell table:formula="of:=VLOOKUP([.G4];TRMapping;3) + ([.G4]-VLOOKUP([.G4];TRMapping;1))*(VLOOKUP([.G4];TRMapping;5)-VLOOKUP([.G4];TRMapping;3))/(VLOOKUP([.G4];TRMapping;4)-VLOOKUP([.G4];TRMapping;1))" office:value-type="float" office:value="1.71851551014123" calcext:value-type="float">
            <text:p>1.719</text:p>
          </table:table-cell>
          <table:table-cell table:formula="of:=SSSmooth*[.I3]+(1-SSSmooth)*([.E4]/[.F4])" office:value-type="float" office:value="1.69561606424053" calcext:value-type="float">
            <text:p>1.696</text:p>
          </table:table-cell>
          <table:table-cell table:formula="of:=[.I4]-[.I3]" office:value-type="float" office:value="0.00245414278241807" calcext:value-type="float">
            <text:p>0.00245414278241807</text:p>
          </table:table-cell>
          <table:table-cell table:formula="of:=IF([.J4]&lt;SSThresh;[.K3]+1;IF(AND([.J4]&lt;SSReset;[.K3]&gt;0);[.K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]+Period" office:value-type="float" office:value="6" calcext:value-type="float">
            <text:p>6</text:p>
          </table:table-cell>
          <table:table-cell table:formula="of:=[.A5]" office:value-type="float" office:value="6" calcext:value-type="float">
            <text:p>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]);2)" office:value-type="float" office:value="7.21" calcext:value-type="float">
            <text:p>7.21</text:p>
          </table:table-cell>
          <table:table-cell table:formula="of:=ROUND(SQRT(CalPwr/[.H5]);2)" office:value-type="float" office:value="4.16" calcext:value-type="float">
            <text:p>4.16</text:p>
          </table:table-cell>
          <table:table-cell table:formula="of:=Tfinal-(Tfinal-Tinitial)*EXP(-[.A5]/tau)" office:value-type="float" office:value="28.7568021466887" calcext:value-type="float">
            <text:p>28.757</text:p>
          </table:table-cell>
          <table:table-cell table:formula="of:=VLOOKUP([.G5];TRMapping;3) + ([.G5]-VLOOKUP([.G5];TRMapping;1))*(VLOOKUP([.G5];TRMapping;5)-VLOOKUP([.G5];TRMapping;3))/(VLOOKUP([.G5];TRMapping;4)-VLOOKUP([.G5];TRMapping;1))" office:value-type="float" office:value="1.73138149152144" calcext:value-type="float">
            <text:p>1.731</text:p>
          </table:table-cell>
          <table:table-cell table:formula="of:=SSSmooth*[.I4]+(1-SSSmooth)*([.E5]/[.F5])" office:value-type="float" office:value="1.69937176550879" calcext:value-type="float">
            <text:p>1.699</text:p>
          </table:table-cell>
          <table:table-cell table:formula="of:=[.I5]-[.I4]" office:value-type="float" office:value="0.00375570126825431" calcext:value-type="float">
            <text:p>0.00375570126825431</text:p>
          </table:table-cell>
          <table:table-cell table:formula="of:=IF([.J5]&lt;SSThresh;[.K4]+1;IF(AND([.J5]&lt;SSReset;[.K4]&gt;0);[.K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]+Period" office:value-type="float" office:value="8" calcext:value-type="float">
            <text:p>8</text:p>
          </table:table-cell>
          <table:table-cell table:formula="of:=[.A6]" office:value-type="float" office:value="8" calcext:value-type="float">
            <text:p>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]);2)" office:value-type="float" office:value="7.23" calcext:value-type="float">
            <text:p>7.23</text:p>
          </table:table-cell>
          <table:table-cell table:formula="of:=ROUND(SQRT(CalPwr/[.H6]);2)" office:value-type="float" office:value="4.15" calcext:value-type="float">
            <text:p>4.15</text:p>
          </table:table-cell>
          <table:table-cell table:formula="of:=Tfinal-(Tfinal-Tinitial)*EXP(-[.A6]/tau)" office:value-type="float" office:value="30.5715691893654" calcext:value-type="float">
            <text:p>30.572</text:p>
          </table:table-cell>
          <table:table-cell table:formula="of:=VLOOKUP([.G6];TRMapping;3) + ([.G6]-VLOOKUP([.G6];TRMapping;1))*(VLOOKUP([.G6];TRMapping;5)-VLOOKUP([.G6];TRMapping;3))/(VLOOKUP([.G6];TRMapping;4)-VLOOKUP([.G6];TRMapping;1))" office:value-type="float" office:value="1.74389500261432" calcext:value-type="float">
            <text:p>1.744</text:p>
          </table:table-cell>
          <table:table-cell table:formula="of:=SSSmooth*[.I5]+(1-SSSmooth)*([.E6]/[.F6])" office:value-type="float" office:value="1.70365145642779" calcext:value-type="float">
            <text:p>1.704</text:p>
          </table:table-cell>
          <table:table-cell table:formula="of:=[.I6]-[.I5]" office:value-type="float" office:value="0.00427969091900082" calcext:value-type="float">
            <text:p>0.00427969091900082</text:p>
          </table:table-cell>
          <table:table-cell table:formula="of:=IF([.J6]&lt;SSThresh;[.K5]+1;IF(AND([.J6]&lt;SSReset;[.K5]&gt;0);[.K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Period" office:value-type="float" office:value="10" calcext:value-type="float">
            <text:p>10</text:p>
          </table:table-cell>
          <table:table-cell table:formula="of:=[.A7]" office:value-type="float" office:value="10" calcext:value-type="float">
            <text:p>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]);2)" office:value-type="float" office:value="7.26" calcext:value-type="float">
            <text:p>7.26</text:p>
          </table:table-cell>
          <table:table-cell table:formula="of:=ROUND(SQRT(CalPwr/[.H7]);2)" office:value-type="float" office:value="4.13" calcext:value-type="float">
            <text:p>4.13</text:p>
          </table:table-cell>
          <table:table-cell table:formula="of:=Tfinal-(Tfinal-Tinitial)*EXP(-[.A7]/tau)" office:value-type="float" office:value="32.3366197399959" calcext:value-type="float">
            <text:p>32.337</text:p>
          </table:table-cell>
          <table:table-cell table:formula="of:=VLOOKUP([.G7];TRMapping;3) + ([.G7]-VLOOKUP([.G7];TRMapping;1))*(VLOOKUP([.G7];TRMapping;5)-VLOOKUP([.G7];TRMapping;3))/(VLOOKUP([.G7];TRMapping;4)-VLOOKUP([.G7];TRMapping;1))" office:value-type="float" office:value="1.7560656995277" calcext:value-type="float">
            <text:p>1.756</text:p>
          </table:table-cell>
          <table:table-cell table:formula="of:=SSSmooth*[.I6]+(1-SSSmooth)*([.E7]/[.F7])" office:value-type="float" office:value="1.70907323572448" calcext:value-type="float">
            <text:p>1.709</text:p>
          </table:table-cell>
          <table:table-cell table:formula="of:=[.I7]-[.I6]" office:value-type="float" office:value="0.00542177929668841" calcext:value-type="float">
            <text:p>0.00542177929668841</text:p>
          </table:table-cell>
          <table:table-cell table:formula="of:=IF([.J7]&lt;SSThresh;[.K6]+1;IF(AND([.J7]&lt;SSReset;[.K6]&gt;0);[.K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Period" office:value-type="float" office:value="12" calcext:value-type="float">
            <text:p>12</text:p>
          </table:table-cell>
          <table:table-cell table:formula="of:=[.A8]" office:value-type="float" office:value="12" calcext:value-type="float">
            <text:p>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]);2)" office:value-type="float" office:value="7.28" calcext:value-type="float">
            <text:p>7.28</text:p>
          </table:table-cell>
          <table:table-cell table:formula="of:=ROUND(SQRT(CalPwr/[.H8]);2)" office:value-type="float" office:value="4.12" calcext:value-type="float">
            <text:p>4.12</text:p>
          </table:table-cell>
          <table:table-cell table:formula="of:=Tfinal-(Tfinal-Tinitial)*EXP(-[.A8]/tau)" office:value-type="float" office:value="34.0533158078758" calcext:value-type="float">
            <text:p>34.053</text:p>
          </table:table-cell>
          <table:table-cell table:formula="of:=VLOOKUP([.G8];TRMapping;3) + ([.G8]-VLOOKUP([.G8];TRMapping;1))*(VLOOKUP([.G8];TRMapping;5)-VLOOKUP([.G8];TRMapping;3))/(VLOOKUP([.G8];TRMapping;4)-VLOOKUP([.G8];TRMapping;1))" office:value-type="float" office:value="1.76790297383528" calcext:value-type="float">
            <text:p>1.768</text:p>
          </table:table-cell>
          <table:table-cell table:formula="of:=SSSmooth*[.I7]+(1-SSSmooth)*([.E8]/[.F8])" office:value-type="float" office:value="1.71486494127824" calcext:value-type="float">
            <text:p>1.715</text:p>
          </table:table-cell>
          <table:table-cell table:formula="of:=[.I8]-[.I7]" office:value-type="float" office:value="0.00579170555376596" calcext:value-type="float">
            <text:p>0.00579170555376596</text:p>
          </table:table-cell>
          <table:table-cell table:formula="of:=IF([.J8]&lt;SSThresh;[.K7]+1;IF(AND([.J8]&lt;SSReset;[.K7]&gt;0);[.K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Period" office:value-type="float" office:value="14" calcext:value-type="float">
            <text:p>14</text:p>
          </table:table-cell>
          <table:table-cell table:formula="of:=[.A9]" office:value-type="float" office:value="14" calcext:value-type="float">
            <text:p>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]);2)" office:value-type="float" office:value="7.31" calcext:value-type="float">
            <text:p>7.31</text:p>
          </table:table-cell>
          <table:table-cell table:formula="of:=ROUND(SQRT(CalPwr/[.H9]);2)" office:value-type="float" office:value="4.11" calcext:value-type="float">
            <text:p>4.11</text:p>
          </table:table-cell>
          <table:table-cell table:formula="of:=Tfinal-(Tfinal-Tinitial)*EXP(-[.A9]/tau)" office:value-type="float" office:value="35.7229820893438" calcext:value-type="float">
            <text:p>35.723</text:p>
          </table:table-cell>
          <table:table-cell table:formula="of:=VLOOKUP([.G9];TRMapping;3) + ([.G9]-VLOOKUP([.G9];TRMapping;1))*(VLOOKUP([.G9];TRMapping;5)-VLOOKUP([.G9];TRMapping;3))/(VLOOKUP([.G9];TRMapping;4)-VLOOKUP([.G9];TRMapping;1))" office:value-type="float" office:value="1.77941595982369" calcext:value-type="float">
            <text:p>1.779</text:p>
          </table:table-cell>
          <table:table-cell table:formula="of:=SSSmooth*[.I8]+(1-SSSmooth)*([.E9]/[.F9])" office:value-type="float" office:value="1.72123732792901" calcext:value-type="float">
            <text:p>1.721</text:p>
          </table:table-cell>
          <table:table-cell table:formula="of:=[.I9]-[.I8]" office:value-type="float" office:value="0.00637238665076456" calcext:value-type="float">
            <text:p>0.00637238665076456</text:p>
          </table:table-cell>
          <table:table-cell table:formula="of:=IF([.J9]&lt;SSThresh;[.K8]+1;IF(AND([.J9]&lt;SSReset;[.K8]&gt;0);[.K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Period"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]);2)" office:value-type="float" office:value="7.33" calcext:value-type="float">
            <text:p>7.33</text:p>
          </table:table-cell>
          <table:table-cell table:formula="of:=ROUND(SQRT(CalPwr/[.H10]);2)" office:value-type="float" office:value="4.09" calcext:value-type="float">
            <text:p>4.09</text:p>
          </table:table-cell>
          <table:table-cell table:formula="of:=Tfinal-(Tfinal-Tinitial)*EXP(-[.A10]/tau)" office:value-type="float" office:value="37.3469069899898" calcext:value-type="float">
            <text:p>37.347</text:p>
          </table:table-cell>
          <table:table-cell table:formula="of:=VLOOKUP([.G10];TRMapping;3) + ([.G10]-VLOOKUP([.G10];TRMapping;1))*(VLOOKUP([.G10];TRMapping;5)-VLOOKUP([.G10];TRMapping;3))/(VLOOKUP([.G10];TRMapping;4)-VLOOKUP([.G10];TRMapping;1))" office:value-type="float" office:value="1.790613541541" calcext:value-type="float">
            <text:p>1.791</text:p>
          </table:table-cell>
          <table:table-cell table:formula="of:=SSSmooth*[.I9]+(1-SSSmooth)*([.E10]/[.F10])" office:value-type="float" office:value="1.72833119904809" calcext:value-type="float">
            <text:p>1.728</text:p>
          </table:table-cell>
          <table:table-cell table:formula="of:=[.I10]-[.I9]" office:value-type="float" office:value="0.00709387111907978" calcext:value-type="float">
            <text:p>0.00709387111907978</text:p>
          </table:table-cell>
          <table:table-cell table:formula="of:=IF([.J10]&lt;SSThresh;[.K9]+1;IF(AND([.J10]&lt;SSReset;[.K9]&gt;0);[.K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Period" office:value-type="float" office:value="18" calcext:value-type="float">
            <text:p>18</text:p>
          </table:table-cell>
          <table:table-cell table:formula="of:=[.A11]" office:value-type="float" office:value="18" calcext:value-type="float">
            <text:p>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]);2)" office:value-type="float" office:value="7.35" calcext:value-type="float">
            <text:p>7.35</text:p>
          </table:table-cell>
          <table:table-cell table:formula="of:=ROUND(SQRT(CalPwr/[.H11]);2)" office:value-type="float" office:value="4.08" calcext:value-type="float">
            <text:p>4.08</text:p>
          </table:table-cell>
          <table:table-cell table:formula="of:=Tfinal-(Tfinal-Tinitial)*EXP(-[.A11]/tau)" office:value-type="float" office:value="38.9263436188589" calcext:value-type="float">
            <text:p>38.926</text:p>
          </table:table-cell>
          <table:table-cell table:formula="of:=VLOOKUP([.G11];TRMapping;3) + ([.G11]-VLOOKUP([.G11];TRMapping;1))*(VLOOKUP([.G11];TRMapping;5)-VLOOKUP([.G11];TRMapping;3))/(VLOOKUP([.G11];TRMapping;4)-VLOOKUP([.G11];TRMapping;1))" office:value-type="float" office:value="1.80150435965212" calcext:value-type="float">
            <text:p>1.802</text:p>
          </table:table-cell>
          <table:table-cell table:formula="of:=SSSmooth*[.I10]+(1-SSSmooth)*([.E11]/[.F11])" office:value-type="float" office:value="1.73564513796681" calcext:value-type="float">
            <text:p>1.736</text:p>
          </table:table-cell>
          <table:table-cell table:formula="of:=[.I11]-[.I10]" office:value-type="float" office:value="0.0073139389187209" calcext:value-type="float">
            <text:p>0.0073139389187209</text:p>
          </table:table-cell>
          <table:table-cell table:formula="of:=IF([.J11]&lt;SSThresh;[.K10]+1;IF(AND([.J11]&lt;SSReset;[.K10]&gt;0);[.K1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Period" office:value-type="float" office:value="20" calcext:value-type="float">
            <text:p>20</text:p>
          </table:table-cell>
          <table:table-cell table:formula="of:=[.A12]" office:value-type="float" office:value="20" calcext:value-type="float">
            <text:p>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]);2)" office:value-type="float" office:value="7.37" calcext:value-type="float">
            <text:p>7.37</text:p>
          </table:table-cell>
          <table:table-cell table:formula="of:=ROUND(SQRT(CalPwr/[.H12]);2)" office:value-type="float" office:value="4.07" calcext:value-type="float">
            <text:p>4.07</text:p>
          </table:table-cell>
          <table:table-cell table:formula="of:=Tfinal-(Tfinal-Tinitial)*EXP(-[.A12]/tau)" office:value-type="float" office:value="40.4625107554184" calcext:value-type="float">
            <text:p>40.463</text:p>
          </table:table-cell>
          <table:table-cell table:formula="of:=VLOOKUP([.G12];TRMapping;3) + ([.G12]-VLOOKUP([.G12];TRMapping;1))*(VLOOKUP([.G12];TRMapping;5)-VLOOKUP([.G12];TRMapping;3))/(VLOOKUP([.G12];TRMapping;4)-VLOOKUP([.G12];TRMapping;1))" office:value-type="float" office:value="1.81209681810646" calcext:value-type="float">
            <text:p>1.812</text:p>
          </table:table-cell>
          <table:table-cell table:formula="of:=SSSmooth*[.I11]+(1-SSSmooth)*([.E12]/[.F12])" office:value-type="float" office:value="1.74316170525121" calcext:value-type="float">
            <text:p>1.743</text:p>
          </table:table-cell>
          <table:table-cell table:formula="of:=[.I12]-[.I11]" office:value-type="float" office:value="0.0075165672844002" calcext:value-type="float">
            <text:p>0.0075165672844002</text:p>
          </table:table-cell>
          <table:table-cell table:formula="of:=IF([.J12]&lt;SSThresh;[.K11]+1;IF(AND([.J12]&lt;SSReset;[.K11]&gt;0);[.K1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Period" office:value-type="float" office:value="22" calcext:value-type="float">
            <text:p>22</text:p>
          </table:table-cell>
          <table:table-cell table:formula="of:=[.A13]" office:value-type="float" office:value="22" calcext:value-type="float">
            <text:p>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]);2)" office:value-type="float" office:value="7.39" calcext:value-type="float">
            <text:p>7.39</text:p>
          </table:table-cell>
          <table:table-cell table:formula="of:=ROUND(SQRT(CalPwr/[.H13]);2)" office:value-type="float" office:value="4.06" calcext:value-type="float">
            <text:p>4.06</text:p>
          </table:table-cell>
          <table:table-cell table:formula="of:=Tfinal-(Tfinal-Tinitial)*EXP(-[.A13]/tau)" office:value-type="float" office:value="41.9565937900353" calcext:value-type="float">
            <text:p>41.957</text:p>
          </table:table-cell>
          <table:table-cell table:formula="of:=VLOOKUP([.G13];TRMapping;3) + ([.G13]-VLOOKUP([.G13];TRMapping;1))*(VLOOKUP([.G13];TRMapping;5)-VLOOKUP([.G13];TRMapping;3))/(VLOOKUP([.G13];TRMapping;4)-VLOOKUP([.G13];TRMapping;1))" office:value-type="float" office:value="1.82239909062282" calcext:value-type="float">
            <text:p>1.822</text:p>
          </table:table-cell>
          <table:table-cell table:formula="of:=SSSmooth*[.I12]+(1-SSSmooth)*([.E13]/[.F13])" office:value-type="float" office:value="1.75086523915958" calcext:value-type="float">
            <text:p>1.751</text:p>
          </table:table-cell>
          <table:table-cell table:formula="of:=[.I13]-[.I12]" office:value-type="float" office:value="0.00770353390837664" calcext:value-type="float">
            <text:p>0.00770353390837664</text:p>
          </table:table-cell>
          <table:table-cell table:formula="of:=IF([.J13]&lt;SSThresh;[.K12]+1;IF(AND([.J13]&lt;SSReset;[.K12]&gt;0);[.K1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Period" office:value-type="float" office:value="24" calcext:value-type="float">
            <text:p>24</text:p>
          </table:table-cell>
          <table:table-cell table:formula="of:=[.A14]" office:value-type="float" office:value="24" calcext:value-type="float">
            <text:p>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]);2)" office:value-type="float" office:value="7.41" calcext:value-type="float">
            <text:p>7.41</text:p>
          </table:table-cell>
          <table:table-cell table:formula="of:=ROUND(SQRT(CalPwr/[.H14]);2)" office:value-type="float" office:value="4.05" calcext:value-type="float">
            <text:p>4.05</text:p>
          </table:table-cell>
          <table:table-cell table:formula="of:=Tfinal-(Tfinal-Tinitial)*EXP(-[.A14]/tau)" office:value-type="float" office:value="43.4097456386872" calcext:value-type="float">
            <text:p>43.410</text:p>
          </table:table-cell>
          <table:table-cell table:formula="of:=VLOOKUP([.G14];TRMapping;3) + ([.G14]-VLOOKUP([.G14];TRMapping;1))*(VLOOKUP([.G14];TRMapping;5)-VLOOKUP([.G14];TRMapping;3))/(VLOOKUP([.G14];TRMapping;4)-VLOOKUP([.G14];TRMapping;1))" office:value-type="float" office:value="1.83241912699671" calcext:value-type="float">
            <text:p>1.832</text:p>
          </table:table-cell>
          <table:table-cell table:formula="of:=SSSmooth*[.I13]+(1-SSSmooth)*([.E14]/[.F14])" office:value-type="float" office:value="1.75874167820659" calcext:value-type="float">
            <text:p>1.759</text:p>
          </table:table-cell>
          <table:table-cell table:formula="of:=[.I14]-[.I13]" office:value-type="float" office:value="0.00787643904700452" calcext:value-type="float">
            <text:p>0.00787643904700452</text:p>
          </table:table-cell>
          <table:table-cell table:formula="of:=IF([.J14]&lt;SSThresh;[.K13]+1;IF(AND([.J14]&lt;SSReset;[.K13]&gt;0);[.K1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Period" office:value-type="float" office:value="26" calcext:value-type="float">
            <text:p>26</text:p>
          </table:table-cell>
          <table:table-cell table:formula="of:=[.A15]" office:value-type="float" office:value="26" calcext:value-type="float">
            <text:p>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5]);2)" office:value-type="float" office:value="7.43" calcext:value-type="float">
            <text:p>7.43</text:p>
          </table:table-cell>
          <table:table-cell table:formula="of:=ROUND(SQRT(CalPwr/[.H15]);2)" office:value-type="float" office:value="4.04" calcext:value-type="float">
            <text:p>4.04</text:p>
          </table:table-cell>
          <table:table-cell table:formula="of:=Tfinal-(Tfinal-Tinitial)*EXP(-[.A15]/tau)" office:value-type="float" office:value="44.8230876326159" calcext:value-type="float">
            <text:p>44.823</text:p>
          </table:table-cell>
          <table:table-cell table:formula="of:=VLOOKUP([.G15];TRMapping;3) + ([.G15]-VLOOKUP([.G15];TRMapping;1))*(VLOOKUP([.G15];TRMapping;5)-VLOOKUP([.G15];TRMapping;3))/(VLOOKUP([.G15];TRMapping;4)-VLOOKUP([.G15];TRMapping;1))" office:value-type="float" office:value="1.84216465923482" calcext:value-type="float">
            <text:p>1.842</text:p>
          </table:table-cell>
          <table:table-cell table:formula="of:=SSSmooth*[.I14]+(1-SSSmooth)*([.E15]/[.F15])" office:value-type="float" office:value="1.76677840147504" calcext:value-type="float">
            <text:p>1.767</text:p>
          </table:table-cell>
          <table:table-cell table:formula="of:=[.I15]-[.I14]" office:value-type="float" office:value="0.00803672326845017" calcext:value-type="float">
            <text:p>0.00803672326845017</text:p>
          </table:table-cell>
          <table:table-cell table:formula="of:=IF([.J15]&lt;SSThresh;[.K14]+1;IF(AND([.J15]&lt;SSReset;[.K14]&gt;0);[.K1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Period" office:value-type="float" office:value="28" calcext:value-type="float">
            <text:p>28</text:p>
          </table:table-cell>
          <table:table-cell table:formula="of:=[.A16]" office:value-type="float" office:value="28" calcext:value-type="float">
            <text:p>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6]);2)" office:value-type="float" office:value="7.45" calcext:value-type="float">
            <text:p>7.45</text:p>
          </table:table-cell>
          <table:table-cell table:formula="of:=ROUND(SQRT(CalPwr/[.H16]);2)" office:value-type="float" office:value="4.03" calcext:value-type="float">
            <text:p>4.03</text:p>
          </table:table-cell>
          <table:table-cell table:formula="of:=Tfinal-(Tfinal-Tinitial)*EXP(-[.A16]/tau)" office:value-type="float" office:value="46.1977103836076" calcext:value-type="float">
            <text:p>46.198</text:p>
          </table:table-cell>
          <table:table-cell table:formula="of:=VLOOKUP([.G16];TRMapping;3) + ([.G16]-VLOOKUP([.G16];TRMapping;1))*(VLOOKUP([.G16];TRMapping;5)-VLOOKUP([.G16];TRMapping;3))/(VLOOKUP([.G16];TRMapping;4)-VLOOKUP([.G16];TRMapping;1))" office:value-type="float" office:value="1.85164320752149" calcext:value-type="float">
            <text:p>1.852</text:p>
          </table:table-cell>
          <table:table-cell table:formula="of:=SSSmooth*[.I15]+(1-SSSmooth)*([.E16]/[.F16])" office:value-type="float" office:value="1.77496408490074" calcext:value-type="float">
            <text:p>1.775</text:p>
          </table:table-cell>
          <table:table-cell table:formula="of:=[.I16]-[.I15]" office:value-type="float" office:value="0.00818568342569725" calcext:value-type="float">
            <text:p>0.00818568342569725</text:p>
          </table:table-cell>
          <table:table-cell table:formula="of:=IF([.J16]&lt;SSThresh;[.K15]+1;IF(AND([.J16]&lt;SSReset;[.K15]&gt;0);[.K1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Period" office:value-type="float" office:value="30" calcext:value-type="float">
            <text:p>30</text:p>
          </table:table-cell>
          <table:table-cell table:formula="of:=[.A17]" office:value-type="float" office:value="30" calcext:value-type="float">
            <text:p>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7]);2)" office:value-type="float" office:value="7.47" calcext:value-type="float">
            <text:p>7.47</text:p>
          </table:table-cell>
          <table:table-cell table:formula="of:=ROUND(SQRT(CalPwr/[.H17]);2)" office:value-type="float" office:value="4.02" calcext:value-type="float">
            <text:p>4.02</text:p>
          </table:table-cell>
          <table:table-cell table:formula="of:=Tfinal-(Tfinal-Tinitial)*EXP(-[.A17]/tau)" office:value-type="float" office:value="47.5346746255681" calcext:value-type="float">
            <text:p>47.535</text:p>
          </table:table-cell>
          <table:table-cell table:formula="of:=VLOOKUP([.G17];TRMapping;3) + ([.G17]-VLOOKUP([.G17];TRMapping;1))*(VLOOKUP([.G17];TRMapping;5)-VLOOKUP([.G17];TRMapping;3))/(VLOOKUP([.G17];TRMapping;4)-VLOOKUP([.G17];TRMapping;1))" office:value-type="float" office:value="1.86086208602166" calcext:value-type="float">
            <text:p>1.861</text:p>
          </table:table-cell>
          <table:table-cell table:formula="of:=SSSmooth*[.I16]+(1-SSSmooth)*([.E17]/[.F17])" office:value-type="float" office:value="1.78328857193305" calcext:value-type="float">
            <text:p>1.783</text:p>
          </table:table-cell>
          <table:table-cell table:formula="of:=[.I17]-[.I16]" office:value-type="float" office:value="0.00832448703231448" calcext:value-type="float">
            <text:p>0.00832448703231448</text:p>
          </table:table-cell>
          <table:table-cell table:formula="of:=IF([.J17]&lt;SSThresh;[.K16]+1;IF(AND([.J17]&lt;SSReset;[.K16]&gt;0);[.K1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Period" office:value-type="float" office:value="32" calcext:value-type="float">
            <text:p>32</text:p>
          </table:table-cell>
          <table:table-cell table:formula="of:=[.A18]" office:value-type="float" office:value="32" calcext:value-type="float">
            <text:p>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8]);2)" office:value-type="float" office:value="7.49" calcext:value-type="float">
            <text:p>7.49</text:p>
          </table:table-cell>
          <table:table-cell table:formula="of:=ROUND(SQRT(CalPwr/[.H18]);2)" office:value-type="float" office:value="4.01" calcext:value-type="float">
            <text:p>4.01</text:p>
          </table:table-cell>
          <table:table-cell table:formula="of:=Tfinal-(Tfinal-Tinitial)*EXP(-[.A18]/tau)" office:value-type="float" office:value="48.8350120330433" calcext:value-type="float">
            <text:p>48.835</text:p>
          </table:table-cell>
          <table:table-cell table:formula="of:=VLOOKUP([.G18];TRMapping;3) + ([.G18]-VLOOKUP([.G18];TRMapping;1))*(VLOOKUP([.G18];TRMapping;5)-VLOOKUP([.G18];TRMapping;3))/(VLOOKUP([.G18];TRMapping;4)-VLOOKUP([.G18];TRMapping;1))" office:value-type="float" office:value="1.86982840852492" calcext:value-type="float">
            <text:p>1.870</text:p>
          </table:table-cell>
          <table:table-cell table:formula="of:=SSSmooth*[.I17]+(1-SSSmooth)*([.E18]/[.F18])" office:value-type="float" office:value="1.79174275713376" calcext:value-type="float">
            <text:p>1.792</text:p>
          </table:table-cell>
          <table:table-cell table:formula="of:=[.I18]-[.I17]" office:value-type="float" office:value="0.00845418520070984" calcext:value-type="float">
            <text:p>0.00845418520070984</text:p>
          </table:table-cell>
          <table:table-cell table:formula="of:=IF([.J18]&lt;SSThresh;[.K17]+1;IF(AND([.J18]&lt;SSReset;[.K17]&gt;0);[.K1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Period" office:value-type="float" office:value="34" calcext:value-type="float">
            <text:p>34</text:p>
          </table:table-cell>
          <table:table-cell table:formula="of:=[.A19]" office:value-type="float" office:value="34" calcext:value-type="float">
            <text:p>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9]);2)" office:value-type="float" office:value="7.51" calcext:value-type="float">
            <text:p>7.51</text:p>
          </table:table-cell>
          <table:table-cell table:formula="of:=ROUND(SQRT(CalPwr/[.H19]);2)" office:value-type="float" office:value="4" calcext:value-type="float">
            <text:p>4</text:p>
          </table:table-cell>
          <table:table-cell table:formula="of:=Tfinal-(Tfinal-Tinitial)*EXP(-[.A19]/tau)" office:value-type="float" office:value="50.0997260173155" calcext:value-type="float">
            <text:p>50.100</text:p>
          </table:table-cell>
          <table:table-cell table:formula="of:=VLOOKUP([.G19];TRMapping;3) + ([.G19]-VLOOKUP([.G19];TRMapping;1))*(VLOOKUP([.G19];TRMapping;5)-VLOOKUP([.G19];TRMapping;3))/(VLOOKUP([.G19];TRMapping;4)-VLOOKUP([.G19];TRMapping;1))" office:value-type="float" office:value="1.87854909393487" calcext:value-type="float">
            <text:p>1.879</text:p>
          </table:table-cell>
          <table:table-cell table:formula="of:=SSSmooth*[.I18]+(1-SSSmooth)*([.E19]/[.F19])" office:value-type="float" office:value="1.80031848142038" calcext:value-type="float">
            <text:p>1.800</text:p>
          </table:table-cell>
          <table:table-cell table:formula="of:=[.I19]-[.I18]" office:value-type="float" office:value="0.00857572428662379" calcext:value-type="float">
            <text:p>0.00857572428662379</text:p>
          </table:table-cell>
          <table:table-cell table:formula="of:=IF([.J19]&lt;SSThresh;[.K18]+1;IF(AND([.J19]&lt;SSReset;[.K18]&gt;0);[.K1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Period" office:value-type="float" office:value="36" calcext:value-type="float">
            <text:p>36</text:p>
          </table:table-cell>
          <table:table-cell table:formula="of:=[.A20]" office:value-type="float" office:value="36" calcext:value-type="float">
            <text:p>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0]);2)" office:value-type="float" office:value="7.52" calcext:value-type="float">
            <text:p>7.52</text:p>
          </table:table-cell>
          <table:table-cell table:formula="of:=ROUND(SQRT(CalPwr/[.H20]);2)" office:value-type="float" office:value="3.99" calcext:value-type="float">
            <text:p>3.99</text:p>
          </table:table-cell>
          <table:table-cell table:formula="of:=Tfinal-(Tfinal-Tinitial)*EXP(-[.A20]/tau)" office:value-type="float" office:value="51.3297925006904" calcext:value-type="float">
            <text:p>51.330</text:p>
          </table:table-cell>
          <table:table-cell table:formula="of:=VLOOKUP([.G20];TRMapping;3) + ([.G20]-VLOOKUP([.G20];TRMapping;1))*(VLOOKUP([.G20];TRMapping;5)-VLOOKUP([.G20];TRMapping;3))/(VLOOKUP([.G20];TRMapping;4)-VLOOKUP([.G20];TRMapping;1))" office:value-type="float" office:value="1.8870308716081" calcext:value-type="float">
            <text:p>1.887</text:p>
          </table:table-cell>
          <table:table-cell table:formula="of:=SSSmooth*[.I19]+(1-SSSmooth)*([.E20]/[.F20])" office:value-type="float" office:value="1.80875781122321" calcext:value-type="float">
            <text:p>1.809</text:p>
          </table:table-cell>
          <table:table-cell table:formula="of:=[.I20]-[.I19]" office:value-type="float" office:value="0.00843932980282358" calcext:value-type="float">
            <text:p>0.00843932980282358</text:p>
          </table:table-cell>
          <table:table-cell table:formula="of:=IF([.J20]&lt;SSThresh;[.K19]+1;IF(AND([.J20]&lt;SSReset;[.K19]&gt;0);[.K1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Period" office:value-type="float" office:value="38" calcext:value-type="float">
            <text:p>38</text:p>
          </table:table-cell>
          <table:table-cell table:formula="of:=[.A21]" office:value-type="float" office:value="38" calcext:value-type="float">
            <text:p>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1]);2)" office:value-type="float" office:value="7.54" calcext:value-type="float">
            <text:p>7.54</text:p>
          </table:table-cell>
          <table:table-cell table:formula="of:=ROUND(SQRT(CalPwr/[.H21]);2)" office:value-type="float" office:value="3.98" calcext:value-type="float">
            <text:p>3.98</text:p>
          </table:table-cell>
          <table:table-cell table:formula="of:=Tfinal-(Tfinal-Tinitial)*EXP(-[.A21]/tau)" office:value-type="float" office:value="52.5261606695715" calcext:value-type="float">
            <text:p>52.526</text:p>
          </table:table-cell>
          <table:table-cell table:formula="of:=VLOOKUP([.G21];TRMapping;3) + ([.G21]-VLOOKUP([.G21];TRMapping;1))*(VLOOKUP([.G21];TRMapping;5)-VLOOKUP([.G21];TRMapping;3))/(VLOOKUP([.G21];TRMapping;4)-VLOOKUP([.G21];TRMapping;1))" office:value-type="float" office:value="1.89528028654699" calcext:value-type="float">
            <text:p>1.895</text:p>
          </table:table-cell>
          <table:table-cell table:formula="of:=SSSmooth*[.I20]+(1-SSSmooth)*([.E21]/[.F21])" office:value-type="float" office:value="1.81732926628179" calcext:value-type="float">
            <text:p>1.817</text:p>
          </table:table-cell>
          <table:table-cell table:formula="of:=[.I21]-[.I20]" office:value-type="float" office:value="0.00857145505858381" calcext:value-type="float">
            <text:p>0.00857145505858381</text:p>
          </table:table-cell>
          <table:table-cell table:formula="of:=IF([.J21]&lt;SSThresh;[.K20]+1;IF(AND([.J21]&lt;SSReset;[.K20]&gt;0);[.K2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Period" office:value-type="float" office:value="40" calcext:value-type="float">
            <text:p>40</text:p>
          </table:table-cell>
          <table:table-cell table:formula="of:=[.A22]" office:value-type="float" office:value="40" calcext:value-type="float">
            <text:p>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2]);2)" office:value-type="float" office:value="7.56" calcext:value-type="float">
            <text:p>7.56</text:p>
          </table:table-cell>
          <table:table-cell table:formula="of:=ROUND(SQRT(CalPwr/[.H22]);2)" office:value-type="float" office:value="3.97" calcext:value-type="float">
            <text:p>3.97</text:p>
          </table:table-cell>
          <table:table-cell table:formula="of:=Tfinal-(Tfinal-Tinitial)*EXP(-[.A22]/tau)" office:value-type="float" office:value="53.6897537069048" calcext:value-type="float">
            <text:p>53.690</text:p>
          </table:table-cell>
          <table:table-cell table:formula="of:=VLOOKUP([.G22];TRMapping;3) + ([.G22]-VLOOKUP([.G22];TRMapping;1))*(VLOOKUP([.G22];TRMapping;5)-VLOOKUP([.G22];TRMapping;3))/(VLOOKUP([.G22];TRMapping;4)-VLOOKUP([.G22];TRMapping;1))" office:value-type="float" office:value="1.90330370445015" calcext:value-type="float">
            <text:p>1.903</text:p>
          </table:table-cell>
          <table:table-cell table:formula="of:=SSSmooth*[.I21]+(1-SSSmooth)*([.E22]/[.F22])" office:value-type="float" office:value="1.82602455124051" calcext:value-type="float">
            <text:p>1.826</text:p>
          </table:table-cell>
          <table:table-cell table:formula="of:=[.I22]-[.I21]" office:value-type="float" office:value="0.00869528495872274" calcext:value-type="float">
            <text:p>0.00869528495872274</text:p>
          </table:table-cell>
          <table:table-cell table:formula="of:=IF([.J22]&lt;SSThresh;[.K21]+1;IF(AND([.J22]&lt;SSReset;[.K21]&gt;0);[.K2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Period" office:value-type="float" office:value="42" calcext:value-type="float">
            <text:p>42</text:p>
          </table:table-cell>
          <table:table-cell table:formula="of:=[.A23]" office:value-type="float" office:value="42" calcext:value-type="float">
            <text:p>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3]);2)" office:value-type="float" office:value="7.57" calcext:value-type="float">
            <text:p>7.57</text:p>
          </table:table-cell>
          <table:table-cell table:formula="of:=ROUND(SQRT(CalPwr/[.H23]);2)" office:value-type="float" office:value="3.96" calcext:value-type="float">
            <text:p>3.96</text:p>
          </table:table-cell>
          <table:table-cell table:formula="of:=Tfinal-(Tfinal-Tinitial)*EXP(-[.A23]/tau)" office:value-type="float" office:value="54.8214695045566" calcext:value-type="float">
            <text:p>54.821</text:p>
          </table:table-cell>
          <table:table-cell table:formula="of:=VLOOKUP([.G23];TRMapping;3) + ([.G23]-VLOOKUP([.G23];TRMapping;1))*(VLOOKUP([.G23];TRMapping;5)-VLOOKUP([.G23];TRMapping;3))/(VLOOKUP([.G23];TRMapping;4)-VLOOKUP([.G23];TRMapping;1))" office:value-type="float" office:value="1.91110731662453" calcext:value-type="float">
            <text:p>1.911</text:p>
          </table:table-cell>
          <table:table-cell table:formula="of:=SSSmooth*[.I22]+(1-SSSmooth)*([.E23]/[.F23])" office:value-type="float" office:value="1.83458371227808" calcext:value-type="float">
            <text:p>1.835</text:p>
          </table:table-cell>
          <table:table-cell table:formula="of:=[.I23]-[.I22]" office:value-type="float" office:value="0.0085591610375646" calcext:value-type="float">
            <text:p>0.0085591610375646</text:p>
          </table:table-cell>
          <table:table-cell table:formula="of:=IF([.J23]&lt;SSThresh;[.K22]+1;IF(AND([.J23]&lt;SSReset;[.K22]&gt;0);[.K2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Period" office:value-type="float" office:value="44" calcext:value-type="float">
            <text:p>44</text:p>
          </table:table-cell>
          <table:table-cell table:formula="of:=[.A24]" office:value-type="float" office:value="44" calcext:value-type="float">
            <text:p>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4]);2)" office:value-type="float" office:value="7.59" calcext:value-type="float">
            <text:p>7.59</text:p>
          </table:table-cell>
          <table:table-cell table:formula="of:=ROUND(SQRT(CalPwr/[.H24]);2)" office:value-type="float" office:value="3.95" calcext:value-type="float">
            <text:p>3.95</text:p>
          </table:table-cell>
          <table:table-cell table:formula="of:=Tfinal-(Tfinal-Tinitial)*EXP(-[.A24]/tau)" office:value-type="float" office:value="55.922181356176" calcext:value-type="float">
            <text:p>55.922</text:p>
          </table:table-cell>
          <table:table-cell table:formula="of:=VLOOKUP([.G24];TRMapping;3) + ([.G24]-VLOOKUP([.G24];TRMapping;1))*(VLOOKUP([.G24];TRMapping;5)-VLOOKUP([.G24];TRMapping;3))/(VLOOKUP([.G24];TRMapping;4)-VLOOKUP([.G24];TRMapping;1))" office:value-type="float" office:value="1.91869714476302" calcext:value-type="float">
            <text:p>1.919</text:p>
          </table:table-cell>
          <table:table-cell table:formula="of:=SSSmooth*[.I23]+(1-SSSmooth)*([.E24]/[.F24])" office:value-type="float" office:value="1.84327723978445" calcext:value-type="float">
            <text:p>1.843</text:p>
          </table:table-cell>
          <table:table-cell table:formula="of:=[.I24]-[.I23]" office:value-type="float" office:value="0.00869352750636931" calcext:value-type="float">
            <text:p>0.00869352750636931</text:p>
          </table:table-cell>
          <table:table-cell table:formula="of:=IF([.J24]&lt;SSThresh;[.K23]+1;IF(AND([.J24]&lt;SSReset;[.K23]&gt;0);[.K2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Period" office:value-type="float" office:value="46" calcext:value-type="float">
            <text:p>46</text:p>
          </table:table-cell>
          <table:table-cell table:formula="of:=[.A25]" office:value-type="float" office:value="46" calcext:value-type="float">
            <text:p>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5]);2)" office:value-type="float" office:value="7.6" calcext:value-type="float">
            <text:p>7.6</text:p>
          </table:table-cell>
          <table:table-cell table:formula="of:=ROUND(SQRT(CalPwr/[.H25]);2)" office:value-type="float" office:value="3.95" calcext:value-type="float">
            <text:p>3.95</text:p>
          </table:table-cell>
          <table:table-cell table:formula="of:=Tfinal-(Tfinal-Tinitial)*EXP(-[.A25]/tau)" office:value-type="float" office:value="56.9927386310761" calcext:value-type="float">
            <text:p>56.993</text:p>
          </table:table-cell>
          <table:table-cell table:formula="of:=VLOOKUP([.G25];TRMapping;3) + ([.G25]-VLOOKUP([.G25];TRMapping;1))*(VLOOKUP([.G25];TRMapping;5)-VLOOKUP([.G25];TRMapping;3))/(VLOOKUP([.G25];TRMapping;4)-VLOOKUP([.G25];TRMapping;1))" office:value-type="float" office:value="1.92607904559106" calcext:value-type="float">
            <text:p>1.926</text:p>
          </table:table-cell>
          <table:table-cell table:formula="of:=SSSmooth*[.I24]+(1-SSSmooth)*([.E25]/[.F25])" office:value-type="float" office:value="1.85135457909714" calcext:value-type="float">
            <text:p>1.851</text:p>
          </table:table-cell>
          <table:table-cell table:formula="of:=[.I25]-[.I24]" office:value-type="float" office:value="0.00807733931269428" calcext:value-type="float">
            <text:p>0.00807733931269428</text:p>
          </table:table-cell>
          <table:table-cell table:formula="of:=IF([.J25]&lt;SSThresh;[.K24]+1;IF(AND([.J25]&lt;SSReset;[.K24]&gt;0);[.K2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Period" office:value-type="float" office:value="48" calcext:value-type="float">
            <text:p>48</text:p>
          </table:table-cell>
          <table:table-cell table:formula="of:=[.A26]" office:value-type="float" office:value="48" calcext:value-type="float">
            <text:p>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6]);2)" office:value-type="float" office:value="7.62" calcext:value-type="float">
            <text:p>7.62</text:p>
          </table:table-cell>
          <table:table-cell table:formula="of:=ROUND(SQRT(CalPwr/[.H26]);2)" office:value-type="float" office:value="3.94" calcext:value-type="float">
            <text:p>3.94</text:p>
          </table:table-cell>
          <table:table-cell table:formula="of:=Tfinal-(Tfinal-Tinitial)*EXP(-[.A26]/tau)" office:value-type="float" office:value="58.0339674296534" calcext:value-type="float">
            <text:p>58.034</text:p>
          </table:table-cell>
          <table:table-cell table:formula="of:=VLOOKUP([.G26];TRMapping;3) + ([.G26]-VLOOKUP([.G26];TRMapping;1))*(VLOOKUP([.G26];TRMapping;5)-VLOOKUP([.G26];TRMapping;3))/(VLOOKUP([.G26];TRMapping;4)-VLOOKUP([.G26];TRMapping;1))" office:value-type="float" office:value="1.93325871538603" calcext:value-type="float">
            <text:p>1.933</text:p>
          </table:table-cell>
          <table:table-cell table:formula="of:=SSSmooth*[.I25]+(1-SSSmooth)*([.E26]/[.F26])" office:value-type="float" office:value="1.85962013641585" calcext:value-type="float">
            <text:p>1.860</text:p>
          </table:table-cell>
          <table:table-cell table:formula="of:=[.I26]-[.I25]" office:value-type="float" office:value="0.00826555731871226" calcext:value-type="float">
            <text:p>0.00826555731871226</text:p>
          </table:table-cell>
          <table:table-cell table:formula="of:=IF([.J26]&lt;SSThresh;[.K25]+1;IF(AND([.J26]&lt;SSReset;[.K25]&gt;0);[.K2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Period" office:value-type="float" office:value="50" calcext:value-type="float">
            <text:p>50</text:p>
          </table:table-cell>
          <table:table-cell table:formula="of:=[.A27]" office:value-type="float" office:value="50" calcext:value-type="float">
            <text:p>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7]);2)" office:value-type="float" office:value="7.63" calcext:value-type="float">
            <text:p>7.63</text:p>
          </table:table-cell>
          <table:table-cell table:formula="of:=ROUND(SQRT(CalPwr/[.H27]);2)" office:value-type="float" office:value="3.93" calcext:value-type="float">
            <text:p>3.93</text:p>
          </table:table-cell>
          <table:table-cell table:formula="of:=Tfinal-(Tfinal-Tinitial)*EXP(-[.A27]/tau)" office:value-type="float" office:value="59.0466712208521" calcext:value-type="float">
            <text:p>59.047</text:p>
          </table:table-cell>
          <table:table-cell table:formula="of:=VLOOKUP([.G27];TRMapping;3) + ([.G27]-VLOOKUP([.G27];TRMapping;1))*(VLOOKUP([.G27];TRMapping;5)-VLOOKUP([.G27];TRMapping;3))/(VLOOKUP([.G27];TRMapping;4)-VLOOKUP([.G27];TRMapping;1))" office:value-type="float" office:value="1.94024169437285" calcext:value-type="float">
            <text:p>1.940</text:p>
          </table:table-cell>
          <table:table-cell table:formula="of:=SSSmooth*[.I26]+(1-SSSmooth)*([.E27]/[.F27])" office:value-type="float" office:value="1.86780570547147" calcext:value-type="float">
            <text:p>1.868</text:p>
          </table:table-cell>
          <table:table-cell table:formula="of:=[.I27]-[.I26]" office:value-type="float" office:value="0.00818556905561563" calcext:value-type="float">
            <text:p>0.00818556905561563</text:p>
          </table:table-cell>
          <table:table-cell table:formula="of:=IF([.J27]&lt;SSThresh;[.K26]+1;IF(AND([.J27]&lt;SSReset;[.K26]&gt;0);[.K2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Period" office:value-type="float" office:value="52" calcext:value-type="float">
            <text:p>52</text:p>
          </table:table-cell>
          <table:table-cell table:formula="of:=[.A28]" office:value-type="float" office:value="52" calcext:value-type="float">
            <text:p>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8]);2)" office:value-type="float" office:value="7.64" calcext:value-type="float">
            <text:p>7.64</text:p>
          </table:table-cell>
          <table:table-cell table:formula="of:=ROUND(SQRT(CalPwr/[.H28]);2)" office:value-type="float" office:value="3.93" calcext:value-type="float">
            <text:p>3.93</text:p>
          </table:table-cell>
          <table:table-cell table:formula="of:=Tfinal-(Tfinal-Tinitial)*EXP(-[.A28]/tau)" office:value-type="float" office:value="60.0316314621647" calcext:value-type="float">
            <text:p>60.032</text:p>
          </table:table-cell>
          <table:table-cell table:formula="of:=VLOOKUP([.G28];TRMapping;3) + ([.G28]-VLOOKUP([.G28];TRMapping;1))*(VLOOKUP([.G28];TRMapping;5)-VLOOKUP([.G28];TRMapping;3))/(VLOOKUP([.G28];TRMapping;4)-VLOOKUP([.G28];TRMapping;1))" office:value-type="float" office:value="1.94703337099903" calcext:value-type="float">
            <text:p>1.947</text:p>
          </table:table-cell>
          <table:table-cell table:formula="of:=SSSmooth*[.I27]+(1-SSSmooth)*([.E28]/[.F28])" office:value-type="float" office:value="1.87542717054773" calcext:value-type="float">
            <text:p>1.875</text:p>
          </table:table-cell>
          <table:table-cell table:formula="of:=[.I28]-[.I27]" office:value-type="float" office:value="0.00762146507626249" calcext:value-type="float">
            <text:p>0.00762146507626249</text:p>
          </table:table-cell>
          <table:table-cell table:formula="of:=IF([.J28]&lt;SSThresh;[.K27]+1;IF(AND([.J28]&lt;SSReset;[.K27]&gt;0);[.K2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Period" office:value-type="float" office:value="54" calcext:value-type="float">
            <text:p>54</text:p>
          </table:table-cell>
          <table:table-cell table:formula="of:=[.A29]" office:value-type="float" office:value="54" calcext:value-type="float">
            <text:p>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29]);2)" office:value-type="float" office:value="7.66" calcext:value-type="float">
            <text:p>7.66</text:p>
          </table:table-cell>
          <table:table-cell table:formula="of:=ROUND(SQRT(CalPwr/[.H29]);2)" office:value-type="float" office:value="3.92" calcext:value-type="float">
            <text:p>3.92</text:p>
          </table:table-cell>
          <table:table-cell table:formula="of:=Tfinal-(Tfinal-Tinitial)*EXP(-[.A29]/tau)" office:value-type="float" office:value="60.9896082026469" calcext:value-type="float">
            <text:p>60.990</text:p>
          </table:table-cell>
          <table:table-cell table:formula="of:=VLOOKUP([.G29];TRMapping;3) + ([.G29]-VLOOKUP([.G29];TRMapping;1))*(VLOOKUP([.G29];TRMapping;5)-VLOOKUP([.G29];TRMapping;3))/(VLOOKUP([.G29];TRMapping;4)-VLOOKUP([.G29];TRMapping;1))" office:value-type="float" office:value="1.95363898609278" calcext:value-type="float">
            <text:p>1.954</text:p>
          </table:table-cell>
          <table:table-cell table:formula="of:=SSSmooth*[.I28]+(1-SSSmooth)*([.E29]/[.F29])" office:value-type="float" office:value="1.88329261675827" calcext:value-type="float">
            <text:p>1.883</text:p>
          </table:table-cell>
          <table:table-cell table:formula="of:=[.I29]-[.I28]" office:value-type="float" office:value="0.00786544621053276" calcext:value-type="float">
            <text:p>0.00786544621053276</text:p>
          </table:table-cell>
          <table:table-cell table:formula="of:=IF([.J29]&lt;SSThresh;[.K28]+1;IF(AND([.J29]&lt;SSReset;[.K28]&gt;0);[.K2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Period" office:value-type="float" office:value="56" calcext:value-type="float">
            <text:p>56</text:p>
          </table:table-cell>
          <table:table-cell table:formula="of:=[.A30]" office:value-type="float" office:value="56" calcext:value-type="float">
            <text:p>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0]);2)" office:value-type="float" office:value="7.67" calcext:value-type="float">
            <text:p>7.67</text:p>
          </table:table-cell>
          <table:table-cell table:formula="of:=ROUND(SQRT(CalPwr/[.H30]);2)" office:value-type="float" office:value="3.91" calcext:value-type="float">
            <text:p>3.91</text:p>
          </table:table-cell>
          <table:table-cell table:formula="of:=Tfinal-(Tfinal-Tinitial)*EXP(-[.A30]/tau)" office:value-type="float" office:value="61.9213406694133" calcext:value-type="float">
            <text:p>61.921</text:p>
          </table:table-cell>
          <table:table-cell table:formula="of:=VLOOKUP([.G30];TRMapping;3) + ([.G30]-VLOOKUP([.G30];TRMapping;1))*(VLOOKUP([.G30];TRMapping;5)-VLOOKUP([.G30];TRMapping;3))/(VLOOKUP([.G30];TRMapping;4)-VLOOKUP([.G30];TRMapping;1))" office:value-type="float" office:value="1.96006363690707" calcext:value-type="float">
            <text:p>1.960</text:p>
          </table:table-cell>
          <table:table-cell table:formula="of:=SSSmooth*[.I29]+(1-SSSmooth)*([.E30]/[.F30])" office:value-type="float" office:value="1.89112703794689" calcext:value-type="float">
            <text:p>1.891</text:p>
          </table:table-cell>
          <table:table-cell table:formula="of:=[.I30]-[.I29]" office:value-type="float" office:value="0.00783442118862343" calcext:value-type="float">
            <text:p>0.00783442118862343</text:p>
          </table:table-cell>
          <table:table-cell table:formula="of:=IF([.J30]&lt;SSThresh;[.K29]+1;IF(AND([.J30]&lt;SSReset;[.K29]&gt;0);[.K2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Period" office:value-type="float" office:value="58" calcext:value-type="float">
            <text:p>58</text:p>
          </table:table-cell>
          <table:table-cell table:formula="of:=[.A31]" office:value-type="float" office:value="58" calcext:value-type="float">
            <text:p>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1]);2)" office:value-type="float" office:value="7.68" calcext:value-type="float">
            <text:p>7.68</text:p>
          </table:table-cell>
          <table:table-cell table:formula="of:=ROUND(SQRT(CalPwr/[.H31]);2)" office:value-type="float" office:value="3.91" calcext:value-type="float">
            <text:p>3.91</text:p>
          </table:table-cell>
          <table:table-cell table:formula="of:=Tfinal-(Tfinal-Tinitial)*EXP(-[.A31]/tau)" office:value-type="float" office:value="62.8275478380649" calcext:value-type="float">
            <text:p>62.828</text:p>
          </table:table-cell>
          <table:table-cell table:formula="of:=VLOOKUP([.G31];TRMapping;3) + ([.G31]-VLOOKUP([.G31];TRMapping;1))*(VLOOKUP([.G31];TRMapping;5)-VLOOKUP([.G31];TRMapping;3))/(VLOOKUP([.G31];TRMapping;4)-VLOOKUP([.G31];TRMapping;1))" office:value-type="float" office:value="1.96631228105296" calcext:value-type="float">
            <text:p>1.966</text:p>
          </table:table-cell>
          <table:table-cell table:formula="of:=SSSmooth*[.I30]+(1-SSSmooth)*([.E31]/[.F31])" office:value-type="float" office:value="1.89843377149235" calcext:value-type="float">
            <text:p>1.898</text:p>
          </table:table-cell>
          <table:table-cell table:formula="of:=[.I31]-[.I30]" office:value-type="float" office:value="0.00730673354546441" calcext:value-type="float">
            <text:p>0.00730673354546441</text:p>
          </table:table-cell>
          <table:table-cell table:formula="of:=IF([.J31]&lt;SSThresh;[.K30]+1;IF(AND([.J31]&lt;SSReset;[.K30]&gt;0);[.K3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Period" office:value-type="float" office:value="60" calcext:value-type="float">
            <text:p>60</text:p>
          </table:table-cell>
          <table:table-cell table:formula="of:=[.A32]" office:value-type="float" office:value="60" calcext:value-type="float">
            <text:p>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2]);2)" office:value-type="float" office:value="7.69" calcext:value-type="float">
            <text:p>7.69</text:p>
          </table:table-cell>
          <table:table-cell table:formula="of:=ROUND(SQRT(CalPwr/[.H32]);2)" office:value-type="float" office:value="3.9" calcext:value-type="float">
            <text:p>3.9</text:p>
          </table:table-cell>
          <table:table-cell table:formula="of:=Tfinal-(Tfinal-Tinitial)*EXP(-[.A32]/tau)" office:value-type="float" office:value="63.7089289874904" calcext:value-type="float">
            <text:p>63.709</text:p>
          </table:table-cell>
          <table:table-cell table:formula="of:=VLOOKUP([.G32];TRMapping;3) + ([.G32]-VLOOKUP([.G32];TRMapping;1))*(VLOOKUP([.G32];TRMapping;5)-VLOOKUP([.G32];TRMapping;3))/(VLOOKUP([.G32];TRMapping;4)-VLOOKUP([.G32];TRMapping;1))" office:value-type="float" office:value="1.97238974032516" calcext:value-type="float">
            <text:p>1.972</text:p>
          </table:table-cell>
          <table:table-cell table:formula="of:=SSSmooth*[.I31]+(1-SSSmooth)*([.E32]/[.F32])" office:value-type="float" office:value="1.90576988152261" calcext:value-type="float">
            <text:p>1.906</text:p>
          </table:table-cell>
          <table:table-cell table:formula="of:=[.I32]-[.I31]" office:value-type="float" office:value="0.00733611003025181" calcext:value-type="float">
            <text:p>0.00733611003025181</text:p>
          </table:table-cell>
          <table:table-cell table:formula="of:=IF([.J32]&lt;SSThresh;[.K31]+1;IF(AND([.J32]&lt;SSReset;[.K31]&gt;0);[.K3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2]+Period" office:value-type="float" office:value="62" calcext:value-type="float">
            <text:p>62</text:p>
          </table:table-cell>
          <table:table-cell table:formula="of:=[.A33]" office:value-type="float" office:value="62" calcext:value-type="float">
            <text:p>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3]);2)" office:value-type="float" office:value="7.7" calcext:value-type="float">
            <text:p>7.7</text:p>
          </table:table-cell>
          <table:table-cell table:formula="of:=ROUND(SQRT(CalPwr/[.H33]);2)" office:value-type="float" office:value="3.89" calcext:value-type="float">
            <text:p>3.89</text:p>
          </table:table-cell>
          <table:table-cell table:formula="of:=Tfinal-(Tfinal-Tinitial)*EXP(-[.A33]/tau)" office:value-type="float" office:value="64.5661642394675" calcext:value-type="float">
            <text:p>64.566</text:p>
          </table:table-cell>
          <table:table-cell table:formula="of:=VLOOKUP([.G33];TRMapping;3) + ([.G33]-VLOOKUP([.G33];TRMapping;1))*(VLOOKUP([.G33];TRMapping;5)-VLOOKUP([.G33];TRMapping;3))/(VLOOKUP([.G33];TRMapping;4)-VLOOKUP([.G33];TRMapping;1))" office:value-type="float" office:value="1.97830070442279" calcext:value-type="float">
            <text:p>1.978</text:p>
          </table:table-cell>
          <table:table-cell table:formula="of:=SSSmooth*[.I32]+(1-SSSmooth)*([.E33]/[.F33])" office:value-type="float" office:value="1.91313633810042" calcext:value-type="float">
            <text:p>1.913</text:p>
          </table:table-cell>
          <table:table-cell table:formula="of:=[.I33]-[.I32]" office:value-type="float" office:value="0.00736645657781665" calcext:value-type="float">
            <text:p>0.00736645657781665</text:p>
          </table:table-cell>
          <table:table-cell table:formula="of:=IF([.J33]&lt;SSThresh;[.K32]+1;IF(AND([.J33]&lt;SSReset;[.K32]&gt;0);[.K3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Period" office:value-type="float" office:value="64" calcext:value-type="float">
            <text:p>64</text:p>
          </table:table-cell>
          <table:table-cell table:formula="of:=[.A34]" office:value-type="float" office:value="64" calcext:value-type="float">
            <text:p>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4]);2)" office:value-type="float" office:value="7.72" calcext:value-type="float">
            <text:p>7.72</text:p>
          </table:table-cell>
          <table:table-cell table:formula="of:=ROUND(SQRT(CalPwr/[.H34]);2)" office:value-type="float" office:value="3.89" calcext:value-type="float">
            <text:p>3.89</text:p>
          </table:table-cell>
          <table:table-cell table:formula="of:=Tfinal-(Tfinal-Tinitial)*EXP(-[.A34]/tau)" office:value-type="float" office:value="65.3999150834825" calcext:value-type="float">
            <text:p>65.400</text:p>
          </table:table-cell>
          <table:table-cell table:formula="of:=VLOOKUP([.G34];TRMapping;3) + ([.G34]-VLOOKUP([.G34];TRMapping;1))*(VLOOKUP([.G34];TRMapping;5)-VLOOKUP([.G34];TRMapping;3))/(VLOOKUP([.G34];TRMapping;4)-VLOOKUP([.G34];TRMapping;1))" office:value-type="float" office:value="1.98404973456822" calcext:value-type="float">
            <text:p>1.984</text:p>
          </table:table-cell>
          <table:table-cell table:formula="of:=SSSmooth*[.I33]+(1-SSSmooth)*([.E34]/[.F34])" office:value-type="float" office:value="1.92028028783794" calcext:value-type="float">
            <text:p>1.920</text:p>
          </table:table-cell>
          <table:table-cell table:formula="of:=[.I34]-[.I33]" office:value-type="float" office:value="0.00714394973751564" calcext:value-type="float">
            <text:p>0.00714394973751564</text:p>
          </table:table-cell>
          <table:table-cell table:formula="of:=IF([.J34]&lt;SSThresh;[.K33]+1;IF(AND([.J34]&lt;SSReset;[.K33]&gt;0);[.K3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4]+Period" office:value-type="float" office:value="66" calcext:value-type="float">
            <text:p>66</text:p>
          </table:table-cell>
          <table:table-cell table:formula="of:=[.A35]" office:value-type="float" office:value="66" calcext:value-type="float">
            <text:p>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5]);2)" office:value-type="float" office:value="7.73" calcext:value-type="float">
            <text:p>7.73</text:p>
          </table:table-cell>
          <table:table-cell table:formula="of:=ROUND(SQRT(CalPwr/[.H35]);2)" office:value-type="float" office:value="3.88" calcext:value-type="float">
            <text:p>3.88</text:p>
          </table:table-cell>
          <table:table-cell table:formula="of:=Tfinal-(Tfinal-Tinitial)*EXP(-[.A35]/tau)" office:value-type="float" office:value="66.210824887171" calcext:value-type="float">
            <text:p>66.211</text:p>
          </table:table-cell>
          <table:table-cell table:formula="of:=VLOOKUP([.G35];TRMapping;3) + ([.G35]-VLOOKUP([.G35];TRMapping;1))*(VLOOKUP([.G35];TRMapping;5)-VLOOKUP([.G35];TRMapping;3))/(VLOOKUP([.G35];TRMapping;4)-VLOOKUP([.G35];TRMapping;1))" office:value-type="float" office:value="1.98964126702674" calcext:value-type="float">
            <text:p>1.990</text:p>
          </table:table-cell>
          <table:table-cell table:formula="of:=SSSmooth*[.I34]+(1-SSSmooth)*([.E35]/[.F35])" office:value-type="float" office:value="1.92747906317786" calcext:value-type="float">
            <text:p>1.927</text:p>
          </table:table-cell>
          <table:table-cell table:formula="of:=[.I35]-[.I34]" office:value-type="float" office:value="0.00719877533991764" calcext:value-type="float">
            <text:p>0.00719877533991764</text:p>
          </table:table-cell>
          <table:table-cell table:formula="of:=IF([.J35]&lt;SSThresh;[.K34]+1;IF(AND([.J35]&lt;SSReset;[.K34]&gt;0);[.K3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Period" office:value-type="float" office:value="68" calcext:value-type="float">
            <text:p>68</text:p>
          </table:table-cell>
          <table:table-cell table:formula="of:=[.A36]" office:value-type="float" office:value="68" calcext:value-type="float">
            <text:p>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6]);2)" office:value-type="float" office:value="7.74" calcext:value-type="float">
            <text:p>7.74</text:p>
          </table:table-cell>
          <table:table-cell table:formula="of:=ROUND(SQRT(CalPwr/[.H36]);2)" office:value-type="float" office:value="3.88" calcext:value-type="float">
            <text:p>3.88</text:p>
          </table:table-cell>
          <table:table-cell table:formula="of:=Tfinal-(Tfinal-Tinitial)*EXP(-[.A36]/tau)" office:value-type="float" office:value="66.999519392776" calcext:value-type="float">
            <text:p>67.000</text:p>
          </table:table-cell>
          <table:table-cell table:formula="of:=VLOOKUP([.G36];TRMapping;3) + ([.G36]-VLOOKUP([.G36];TRMapping;1))*(VLOOKUP([.G36];TRMapping;5)-VLOOKUP([.G36];TRMapping;3))/(VLOOKUP([.G36];TRMapping;4)-VLOOKUP([.G36];TRMapping;1))" office:value-type="float" office:value="1.99507961652984" calcext:value-type="float">
            <text:p>1.995</text:p>
          </table:table-cell>
          <table:table-cell table:formula="of:=SSSmooth*[.I35]+(1-SSSmooth)*([.E36]/[.F36])" office:value-type="float" office:value="1.93421569294254" calcext:value-type="float">
            <text:p>1.934</text:p>
          </table:table-cell>
          <table:table-cell table:formula="of:=[.I36]-[.I35]" office:value-type="float" office:value="0.0067366297646887" calcext:value-type="float">
            <text:p>0.0067366297646887</text:p>
          </table:table-cell>
          <table:table-cell table:formula="of:=IF([.J36]&lt;SSThresh;[.K35]+1;IF(AND([.J36]&lt;SSReset;[.K35]&gt;0);[.K3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]+Period" office:value-type="float" office:value="70" calcext:value-type="float">
            <text:p>70</text:p>
          </table:table-cell>
          <table:table-cell table:formula="of:=[.A37]" office:value-type="float" office:value="70" calcext:value-type="float">
            <text:p>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7]);2)" office:value-type="float" office:value="7.75" calcext:value-type="float">
            <text:p>7.75</text:p>
          </table:table-cell>
          <table:table-cell table:formula="of:=ROUND(SQRT(CalPwr/[.H37]);2)" office:value-type="float" office:value="3.87" calcext:value-type="float">
            <text:p>3.87</text:p>
          </table:table-cell>
          <table:table-cell table:formula="of:=Tfinal-(Tfinal-Tinitial)*EXP(-[.A37]/tau)" office:value-type="float" office:value="67.7666072000044" calcext:value-type="float">
            <text:p>67.767</text:p>
          </table:table-cell>
          <table:table-cell table:formula="of:=VLOOKUP([.G37];TRMapping;3) + ([.G37]-VLOOKUP([.G37];TRMapping;1))*(VLOOKUP([.G37];TRMapping;5)-VLOOKUP([.G37];TRMapping;3))/(VLOOKUP([.G37];TRMapping;4)-VLOOKUP([.G37];TRMapping;1))" office:value-type="float" office:value="2.00036897960468" calcext:value-type="float">
            <text:p>2.000</text:p>
          </table:table-cell>
          <table:table-cell table:formula="of:=SSSmooth*[.I36]+(1-SSSmooth)*([.E37]/[.F37])" office:value-type="float" office:value="1.94105252158111" calcext:value-type="float">
            <text:p>1.941</text:p>
          </table:table-cell>
          <table:table-cell table:formula="of:=[.I37]-[.I36]" office:value-type="float" office:value="0.00683682863856205" calcext:value-type="float">
            <text:p>0.00683682863856205</text:p>
          </table:table-cell>
          <table:table-cell table:formula="of:=IF([.J37]&lt;SSThresh;[.K36]+1;IF(AND([.J37]&lt;SSReset;[.K36]&gt;0);[.K3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Period" office:value-type="float" office:value="72" calcext:value-type="float">
            <text:p>72</text:p>
          </table:table-cell>
          <table:table-cell table:formula="of:=[.A38]" office:value-type="float" office:value="72" calcext:value-type="float">
            <text:p>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8]);2)" office:value-type="float" office:value="7.76" calcext:value-type="float">
            <text:p>7.76</text:p>
          </table:table-cell>
          <table:table-cell table:formula="of:=ROUND(SQRT(CalPwr/[.H38]);2)" office:value-type="float" office:value="3.87" calcext:value-type="float">
            <text:p>3.87</text:p>
          </table:table-cell>
          <table:table-cell table:formula="of:=Tfinal-(Tfinal-Tinitial)*EXP(-[.A38]/tau)" office:value-type="float" office:value="68.5126802356562" calcext:value-type="float">
            <text:p>68.513</text:p>
          </table:table-cell>
          <table:table-cell table:formula="of:=VLOOKUP([.G38];TRMapping;3) + ([.G38]-VLOOKUP([.G38];TRMapping;1))*(VLOOKUP([.G38];TRMapping;5)-VLOOKUP([.G38];TRMapping;3))/(VLOOKUP([.G38];TRMapping;4)-VLOOKUP([.G38];TRMapping;1))" office:value-type="float" office:value="2.00551343781236" calcext:value-type="float">
            <text:p>2.006</text:p>
          </table:table-cell>
          <table:table-cell table:formula="of:=SSSmooth*[.I37]+(1-SSSmooth)*([.E38]/[.F38])" office:value-type="float" office:value="1.94746406528863" calcext:value-type="float">
            <text:p>1.947</text:p>
          </table:table-cell>
          <table:table-cell table:formula="of:=[.I38]-[.I37]" office:value-type="float" office:value="0.00641154370752251" calcext:value-type="float">
            <text:p>0.00641154370752251</text:p>
          </table:table-cell>
          <table:table-cell table:formula="of:=IF([.J38]&lt;SSThresh;[.K37]+1;IF(AND([.J38]&lt;SSReset;[.K37]&gt;0);[.K3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8]+Period" office:value-type="float" office:value="74" calcext:value-type="float">
            <text:p>74</text:p>
          </table:table-cell>
          <table:table-cell table:formula="of:=[.A39]" office:value-type="float" office:value="74" calcext:value-type="float">
            <text:p>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39]);2)" office:value-type="float" office:value="7.77" calcext:value-type="float">
            <text:p>7.77</text:p>
          </table:table-cell>
          <table:table-cell table:formula="of:=ROUND(SQRT(CalPwr/[.H39]);2)" office:value-type="float" office:value="3.86" calcext:value-type="float">
            <text:p>3.86</text:p>
          </table:table-cell>
          <table:table-cell table:formula="of:=Tfinal-(Tfinal-Tinitial)*EXP(-[.A39]/tau)" office:value-type="float" office:value="69.2383142103868" calcext:value-type="float">
            <text:p>69.238</text:p>
          </table:table-cell>
          <table:table-cell table:formula="of:=VLOOKUP([.G39];TRMapping;3) + ([.G39]-VLOOKUP([.G39];TRMapping;1))*(VLOOKUP([.G39];TRMapping;5)-VLOOKUP([.G39];TRMapping;3))/(VLOOKUP([.G39];TRMapping;4)-VLOOKUP([.G39];TRMapping;1))" office:value-type="float" office:value="2.01051696089749" calcext:value-type="float">
            <text:p>2.011</text:p>
          </table:table-cell>
          <table:table-cell table:formula="of:=SSSmooth*[.I38]+(1-SSSmooth)*([.E39]/[.F39])" office:value-type="float" office:value="1.95401299554733" calcext:value-type="float">
            <text:p>1.954</text:p>
          </table:table-cell>
          <table:table-cell table:formula="of:=[.I39]-[.I38]" office:value-type="float" office:value="0.00654893025870185" calcext:value-type="float">
            <text:p>0.00654893025870185</text:p>
          </table:table-cell>
          <table:table-cell table:formula="of:=IF([.J39]&lt;SSThresh;[.K38]+1;IF(AND([.J39]&lt;SSReset;[.K38]&gt;0);[.K3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Period" office:value-type="float" office:value="76" calcext:value-type="float">
            <text:p>76</text:p>
          </table:table-cell>
          <table:table-cell table:formula="of:=[.A40]" office:value-type="float" office:value="76" calcext:value-type="float">
            <text:p>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0]);2)" office:value-type="float" office:value="7.78" calcext:value-type="float">
            <text:p>7.78</text:p>
          </table:table-cell>
          <table:table-cell table:formula="of:=ROUND(SQRT(CalPwr/[.H40]);2)" office:value-type="float" office:value="3.86" calcext:value-type="float">
            <text:p>3.86</text:p>
          </table:table-cell>
          <table:table-cell table:formula="of:=Tfinal-(Tfinal-Tinitial)*EXP(-[.A40]/tau)" office:value-type="float" office:value="69.9440690629576" calcext:value-type="float">
            <text:p>69.944</text:p>
          </table:table-cell>
          <table:table-cell table:formula="of:=VLOOKUP([.G40];TRMapping;3) + ([.G40]-VLOOKUP([.G40];TRMapping;1))*(VLOOKUP([.G40];TRMapping;5)-VLOOKUP([.G40];TRMapping;3))/(VLOOKUP([.G40];TRMapping;4)-VLOOKUP([.G40];TRMapping;1))" office:value-type="float" office:value="2.01538340985144" calcext:value-type="float">
            <text:p>2.015</text:p>
          </table:table-cell>
          <table:table-cell table:formula="of:=SSSmooth*[.I39]+(1-SSSmooth)*([.E40]/[.F40])" office:value-type="float" office:value="1.96016610013768" calcext:value-type="float">
            <text:p>1.960</text:p>
          </table:table-cell>
          <table:table-cell table:formula="of:=[.I40]-[.I39]" office:value-type="float" office:value="0.00615310459034468" calcext:value-type="float">
            <text:p>0.00615310459034468</text:p>
          </table:table-cell>
          <table:table-cell table:formula="of:=IF([.J40]&lt;SSThresh;[.K39]+1;IF(AND([.J40]&lt;SSReset;[.K39]&gt;0);[.K3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Period" office:value-type="float" office:value="78" calcext:value-type="float">
            <text:p>78</text:p>
          </table:table-cell>
          <table:table-cell table:formula="of:=[.A41]" office:value-type="float" office:value="78" calcext:value-type="float">
            <text:p>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1]);2)" office:value-type="float" office:value="7.78" calcext:value-type="float">
            <text:p>7.78</text:p>
          </table:table-cell>
          <table:table-cell table:formula="of:=ROUND(SQRT(CalPwr/[.H41]);2)" office:value-type="float" office:value="3.85" calcext:value-type="float">
            <text:p>3.85</text:p>
          </table:table-cell>
          <table:table-cell table:formula="of:=Tfinal-(Tfinal-Tinitial)*EXP(-[.A41]/tau)" office:value-type="float" office:value="70.6304893923146" calcext:value-type="float">
            <text:p>70.630</text:p>
          </table:table-cell>
          <table:table-cell table:formula="of:=VLOOKUP([.G41];TRMapping;3) + ([.G41]-VLOOKUP([.G41];TRMapping;1))*(VLOOKUP([.G41];TRMapping;5)-VLOOKUP([.G41];TRMapping;3))/(VLOOKUP([.G41];TRMapping;4)-VLOOKUP([.G41];TRMapping;1))" office:value-type="float" office:value="2.02011653989171" calcext:value-type="float">
            <text:p>2.020</text:p>
          </table:table-cell>
          <table:table-cell table:formula="of:=SSSmooth*[.I40]+(1-SSSmooth)*([.E41]/[.F41])" office:value-type="float" office:value="1.96622741220183" calcext:value-type="float">
            <text:p>1.966</text:p>
          </table:table-cell>
          <table:table-cell table:formula="of:=[.I41]-[.I40]" office:value-type="float" office:value="0.00606131206415461" calcext:value-type="float">
            <text:p>0.00606131206415461</text:p>
          </table:table-cell>
          <table:table-cell table:formula="of:=IF([.J41]&lt;SSThresh;[.K40]+1;IF(AND([.J41]&lt;SSReset;[.K40]&gt;0);[.K4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1]+Period" office:value-type="float" office:value="80" calcext:value-type="float">
            <text:p>80</text:p>
          </table:table-cell>
          <table:table-cell table:formula="of:=[.A42]" office:value-type="float" office:value="80" calcext:value-type="float">
            <text:p>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2]);2)" office:value-type="float" office:value="7.79" calcext:value-type="float">
            <text:p>7.79</text:p>
          </table:table-cell>
          <table:table-cell table:formula="of:=ROUND(SQRT(CalPwr/[.H42]);2)" office:value-type="float" office:value="3.85" calcext:value-type="float">
            <text:p>3.85</text:p>
          </table:table-cell>
          <table:table-cell table:formula="of:=Tfinal-(Tfinal-Tinitial)*EXP(-[.A42]/tau)" office:value-type="float" office:value="71.2981048778308" calcext:value-type="float">
            <text:p>71.298</text:p>
          </table:table-cell>
          <table:table-cell table:formula="of:=VLOOKUP([.G42];TRMapping;3) + ([.G42]-VLOOKUP([.G42];TRMapping;1))*(VLOOKUP([.G42];TRMapping;5)-VLOOKUP([.G42];TRMapping;3))/(VLOOKUP([.G42];TRMapping;4)-VLOOKUP([.G42];TRMapping;1))" office:value-type="float" office:value="2.02472000335965" calcext:value-type="float">
            <text:p>2.025</text:p>
          </table:table-cell>
          <table:table-cell table:formula="of:=SSSmooth*[.I41]+(1-SSSmooth)*([.E42]/[.F42])" office:value-type="float" office:value="1.97194233331931" calcext:value-type="float">
            <text:p>1.972</text:p>
          </table:table-cell>
          <table:table-cell table:formula="of:=[.I42]-[.I41]" office:value-type="float" office:value="0.0057149211174794" calcext:value-type="float">
            <text:p>0.0057149211174794</text:p>
          </table:table-cell>
          <table:table-cell table:formula="of:=IF([.J42]&lt;SSThresh;[.K41]+1;IF(AND([.J42]&lt;SSReset;[.K41]&gt;0);[.K4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Period" office:value-type="float" office:value="82" calcext:value-type="float">
            <text:p>82</text:p>
          </table:table-cell>
          <table:table-cell table:formula="of:=[.A43]" office:value-type="float" office:value="82" calcext:value-type="float">
            <text:p>8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3]);2)" office:value-type="float" office:value="7.8" calcext:value-type="float">
            <text:p>7.8</text:p>
          </table:table-cell>
          <table:table-cell table:formula="of:=ROUND(SQRT(CalPwr/[.H43]);2)" office:value-type="float" office:value="3.85" calcext:value-type="float">
            <text:p>3.85</text:p>
          </table:table-cell>
          <table:table-cell table:formula="of:=Tfinal-(Tfinal-Tinitial)*EXP(-[.A43]/tau)" office:value-type="float" office:value="71.9474306880361" calcext:value-type="float">
            <text:p>71.947</text:p>
          </table:table-cell>
          <table:table-cell table:formula="of:=VLOOKUP([.G43];TRMapping;3) + ([.G43]-VLOOKUP([.G43];TRMapping;1))*(VLOOKUP([.G43];TRMapping;5)-VLOOKUP([.G43];TRMapping;3))/(VLOOKUP([.G43];TRMapping;4)-VLOOKUP([.G43];TRMapping;1))" office:value-type="float" office:value="2.02919735253882" calcext:value-type="float">
            <text:p>2.029</text:p>
          </table:table-cell>
          <table:table-cell table:formula="of:=SSSmooth*[.I42]+(1-SSSmooth)*([.E43]/[.F43])" office:value-type="float" office:value="1.97734550258478" calcext:value-type="float">
            <text:p>1.977</text:p>
          </table:table-cell>
          <table:table-cell table:formula="of:=[.I43]-[.I42]" office:value-type="float" office:value="0.00540316926547146" calcext:value-type="float">
            <text:p>0.00540316926547146</text:p>
          </table:table-cell>
          <table:table-cell table:formula="of:=IF([.J43]&lt;SSThresh;[.K42]+1;IF(AND([.J43]&lt;SSReset;[.K42]&gt;0);[.K4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3]+Period" office:value-type="float" office:value="84" calcext:value-type="float">
            <text:p>84</text:p>
          </table:table-cell>
          <table:table-cell table:formula="of:=[.A44]" office:value-type="float" office:value="84" calcext:value-type="float">
            <text:p>8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4]);2)" office:value-type="float" office:value="7.81" calcext:value-type="float">
            <text:p>7.81</text:p>
          </table:table-cell>
          <table:table-cell table:formula="of:=ROUND(SQRT(CalPwr/[.H44]);2)" office:value-type="float" office:value="3.84" calcext:value-type="float">
            <text:p>3.84</text:p>
          </table:table-cell>
          <table:table-cell table:formula="of:=Tfinal-(Tfinal-Tinitial)*EXP(-[.A44]/tau)" office:value-type="float" office:value="72.578967878149" calcext:value-type="float">
            <text:p>72.579</text:p>
          </table:table-cell>
          <table:table-cell table:formula="of:=VLOOKUP([.G44];TRMapping;3) + ([.G44]-VLOOKUP([.G44];TRMapping;1))*(VLOOKUP([.G44];TRMapping;5)-VLOOKUP([.G44];TRMapping;3))/(VLOOKUP([.G44];TRMapping;4)-VLOOKUP([.G44];TRMapping;1))" office:value-type="float" office:value="2.03355204239608" calcext:value-type="float">
            <text:p>2.034</text:p>
          </table:table-cell>
          <table:table-cell table:formula="of:=SSSmooth*[.I43]+(1-SSSmooth)*([.E44]/[.F44])" office:value-type="float" office:value="1.98299636899297" calcext:value-type="float">
            <text:p>1.983</text:p>
          </table:table-cell>
          <table:table-cell table:formula="of:=[.I44]-[.I43]" office:value-type="float" office:value="0.00565086640818868" calcext:value-type="float">
            <text:p>0.00565086640818868</text:p>
          </table:table-cell>
          <table:table-cell table:formula="of:=IF([.J44]&lt;SSThresh;[.K43]+1;IF(AND([.J44]&lt;SSReset;[.K43]&gt;0);[.K4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4]+Period" office:value-type="float" office:value="86" calcext:value-type="float">
            <text:p>86</text:p>
          </table:table-cell>
          <table:table-cell table:formula="of:=[.A45]" office:value-type="float" office:value="86" calcext:value-type="float">
            <text:p>8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5]);2)" office:value-type="float" office:value="7.82" calcext:value-type="float">
            <text:p>7.82</text:p>
          </table:table-cell>
          <table:table-cell table:formula="of:=ROUND(SQRT(CalPwr/[.H45]);2)" office:value-type="float" office:value="3.84" calcext:value-type="float">
            <text:p>3.84</text:p>
          </table:table-cell>
          <table:table-cell table:formula="of:=Tfinal-(Tfinal-Tinitial)*EXP(-[.A45]/tau)" office:value-type="float" office:value="73.1932037767182" calcext:value-type="float">
            <text:p>73.193</text:p>
          </table:table-cell>
          <table:table-cell table:formula="of:=VLOOKUP([.G45];TRMapping;3) + ([.G45]-VLOOKUP([.G45];TRMapping;1))*(VLOOKUP([.G45];TRMapping;5)-VLOOKUP([.G45];TRMapping;3))/(VLOOKUP([.G45];TRMapping;4)-VLOOKUP([.G45];TRMapping;1))" office:value-type="float" office:value="2.03778743324771" calcext:value-type="float">
            <text:p>2.038</text:p>
          </table:table-cell>
          <table:table-cell table:formula="of:=SSSmooth*[.I44]+(1-SSSmooth)*([.E45]/[.F45])" office:value-type="float" office:value="1.98834256542701" calcext:value-type="float">
            <text:p>1.988</text:p>
          </table:table-cell>
          <table:table-cell table:formula="of:=[.I45]-[.I44]" office:value-type="float" office:value="0.00534619643403644" calcext:value-type="float">
            <text:p>0.00534619643403644</text:p>
          </table:table-cell>
          <table:table-cell table:formula="of:=IF([.J45]&lt;SSThresh;[.K44]+1;IF(AND([.J45]&lt;SSReset;[.K44]&gt;0);[.K4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5]+Period" office:value-type="float" office:value="88" calcext:value-type="float">
            <text:p>88</text:p>
          </table:table-cell>
          <table:table-cell table:formula="of:=[.A46]" office:value-type="float" office:value="88" calcext:value-type="float">
            <text:p>8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6]);2)" office:value-type="float" office:value="7.83" calcext:value-type="float">
            <text:p>7.83</text:p>
          </table:table-cell>
          <table:table-cell table:formula="of:=ROUND(SQRT(CalPwr/[.H46]);2)" office:value-type="float" office:value="3.83" calcext:value-type="float">
            <text:p>3.83</text:p>
          </table:table-cell>
          <table:table-cell table:formula="of:=Tfinal-(Tfinal-Tinitial)*EXP(-[.A46]/tau)" office:value-type="float" office:value="73.7906123616723" calcext:value-type="float">
            <text:p>73.791</text:p>
          </table:table-cell>
          <table:table-cell table:formula="of:=VLOOKUP([.G46];TRMapping;3) + ([.G46]-VLOOKUP([.G46];TRMapping;1))*(VLOOKUP([.G46];TRMapping;5)-VLOOKUP([.G46];TRMapping;3))/(VLOOKUP([.G46];TRMapping;4)-VLOOKUP([.G46];TRMapping;1))" office:value-type="float" office:value="2.04190679335235" calcext:value-type="float">
            <text:p>2.042</text:p>
          </table:table-cell>
          <table:table-cell table:formula="of:=SSSmooth*[.I45]+(1-SSSmooth)*([.E46]/[.F46])" office:value-type="float" office:value="1.99394695118196" calcext:value-type="float">
            <text:p>1.994</text:p>
          </table:table-cell>
          <table:table-cell table:formula="of:=[.I46]-[.I45]" office:value-type="float" office:value="0.00560438575494948" calcext:value-type="float">
            <text:p>0.00560438575494948</text:p>
          </table:table-cell>
          <table:table-cell table:formula="of:=IF([.J46]&lt;SSThresh;[.K45]+1;IF(AND([.J46]&lt;SSReset;[.K45]&gt;0);[.K4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6]+Period" office:value-type="float" office:value="90" calcext:value-type="float">
            <text:p>90</text:p>
          </table:table-cell>
          <table:table-cell table:formula="of:=[.A47]" office:value-type="float" office:value="90" calcext:value-type="float">
            <text:p>9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7]);2)" office:value-type="float" office:value="7.83" calcext:value-type="float">
            <text:p>7.83</text:p>
          </table:table-cell>
          <table:table-cell table:formula="of:=ROUND(SQRT(CalPwr/[.H47]);2)" office:value-type="float" office:value="3.83" calcext:value-type="float">
            <text:p>3.83</text:p>
          </table:table-cell>
          <table:table-cell table:formula="of:=Tfinal-(Tfinal-Tinitial)*EXP(-[.A47]/tau)" office:value-type="float" office:value="74.3716546260663" calcext:value-type="float">
            <text:p>74.372</text:p>
          </table:table-cell>
          <table:table-cell table:formula="of:=VLOOKUP([.G47];TRMapping;3) + ([.G47]-VLOOKUP([.G47];TRMapping;1))*(VLOOKUP([.G47];TRMapping;5)-VLOOKUP([.G47];TRMapping;3))/(VLOOKUP([.G47];TRMapping;4)-VLOOKUP([.G47];TRMapping;1))" office:value-type="float" office:value="2.04591330143297" calcext:value-type="float">
            <text:p>2.046</text:p>
          </table:table-cell>
          <table:table-cell table:formula="of:=SSSmooth*[.I46]+(1-SSSmooth)*([.E47]/[.F47])" office:value-type="float" office:value="1.99899089836141" calcext:value-type="float">
            <text:p>1.999</text:p>
          </table:table-cell>
          <table:table-cell table:formula="of:=[.I47]-[.I46]" office:value-type="float" office:value="0.00504394717945456" calcext:value-type="float">
            <text:p>0.00504394717945456</text:p>
          </table:table-cell>
          <table:table-cell table:formula="of:=IF([.J47]&lt;SSThresh;[.K46]+1;IF(AND([.J47]&lt;SSReset;[.K46]&gt;0);[.K4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]+Period" office:value-type="float" office:value="92" calcext:value-type="float">
            <text:p>92</text:p>
          </table:table-cell>
          <table:table-cell table:formula="of:=[.A48]" office:value-type="float" office:value="92" calcext:value-type="float">
            <text:p>9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8]);2)" office:value-type="float" office:value="7.84" calcext:value-type="float">
            <text:p>7.84</text:p>
          </table:table-cell>
          <table:table-cell table:formula="of:=ROUND(SQRT(CalPwr/[.H48]);2)" office:value-type="float" office:value="3.83" calcext:value-type="float">
            <text:p>3.83</text:p>
          </table:table-cell>
          <table:table-cell table:formula="of:=Tfinal-(Tfinal-Tinitial)*EXP(-[.A48]/tau)" office:value-type="float" office:value="74.9367789338098" calcext:value-type="float">
            <text:p>74.937</text:p>
          </table:table-cell>
          <table:table-cell table:formula="of:=VLOOKUP([.G48];TRMapping;3) + ([.G48]-VLOOKUP([.G48];TRMapping;1))*(VLOOKUP([.G48];TRMapping;5)-VLOOKUP([.G48];TRMapping;3))/(VLOOKUP([.G48];TRMapping;4)-VLOOKUP([.G48];TRMapping;1))" office:value-type="float" office:value="2.04981004912978" calcext:value-type="float">
            <text:p>2.050</text:p>
          </table:table-cell>
          <table:table-cell table:formula="of:=SSSmooth*[.I47]+(1-SSSmooth)*([.E48]/[.F48])" office:value-type="float" office:value="2.00379154742866" calcext:value-type="float">
            <text:p>2.004</text:p>
          </table:table-cell>
          <table:table-cell table:formula="of:=[.I48]-[.I47]" office:value-type="float" office:value="0.00480064906725319" calcext:value-type="float">
            <text:p>0.00480064906725319</text:p>
          </table:table-cell>
          <table:table-cell table:formula="of:=IF([.J48]&lt;SSThresh;[.K47]+1;IF(AND([.J48]&lt;SSReset;[.K47]&gt;0);[.K4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8]+Period" office:value-type="float" office:value="94" calcext:value-type="float">
            <text:p>94</text:p>
          </table:table-cell>
          <table:table-cell table:formula="of:=[.A49]" office:value-type="float" office:value="94" calcext:value-type="float">
            <text:p>9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49]);2)" office:value-type="float" office:value="7.85" calcext:value-type="float">
            <text:p>7.85</text:p>
          </table:table-cell>
          <table:table-cell table:formula="of:=ROUND(SQRT(CalPwr/[.H49]);2)" office:value-type="float" office:value="3.82" calcext:value-type="float">
            <text:p>3.82</text:p>
          </table:table-cell>
          <table:table-cell table:formula="of:=Tfinal-(Tfinal-Tinitial)*EXP(-[.A49]/tau)" office:value-type="float" office:value="75.4864213656484" calcext:value-type="float">
            <text:p>75.486</text:p>
          </table:table-cell>
          <table:table-cell table:formula="of:=VLOOKUP([.G49];TRMapping;3) + ([.G49]-VLOOKUP([.G49];TRMapping;1))*(VLOOKUP([.G49];TRMapping;5)-VLOOKUP([.G49];TRMapping;3))/(VLOOKUP([.G49];TRMapping;4)-VLOOKUP([.G49];TRMapping;1))" office:value-type="float" office:value="2.0536000433859" calcext:value-type="float">
            <text:p>2.054</text:p>
          </table:table-cell>
          <table:table-cell table:formula="of:=SSSmooth*[.I48]+(1-SSSmooth)*([.E49]/[.F49])" office:value-type="float" office:value="2.00890977488475" calcext:value-type="float">
            <text:p>2.009</text:p>
          </table:table-cell>
          <table:table-cell table:formula="of:=[.I49]-[.I48]" office:value-type="float" office:value="0.00511822745608681" calcext:value-type="float">
            <text:p>0.00511822745608681</text:p>
          </table:table-cell>
          <table:table-cell table:formula="of:=IF([.J49]&lt;SSThresh;[.K48]+1;IF(AND([.J49]&lt;SSReset;[.K48]&gt;0);[.K4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9]+Period" office:value-type="float" office:value="96" calcext:value-type="float">
            <text:p>96</text:p>
          </table:table-cell>
          <table:table-cell table:formula="of:=[.A50]" office:value-type="float" office:value="96" calcext:value-type="float">
            <text:p>9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0]);2)" office:value-type="float" office:value="7.86" calcext:value-type="float">
            <text:p>7.86</text:p>
          </table:table-cell>
          <table:table-cell table:formula="of:=ROUND(SQRT(CalPwr/[.H50]);2)" office:value-type="float" office:value="3.82" calcext:value-type="float">
            <text:p>3.82</text:p>
          </table:table-cell>
          <table:table-cell table:formula="of:=Tfinal-(Tfinal-Tinitial)*EXP(-[.A50]/tau)" office:value-type="float" office:value="76.0210060556677" calcext:value-type="float">
            <text:p>76.021</text:p>
          </table:table-cell>
          <table:table-cell table:formula="of:=VLOOKUP([.G50];TRMapping;3) + ([.G50]-VLOOKUP([.G50];TRMapping;1))*(VLOOKUP([.G50];TRMapping;5)-VLOOKUP([.G50];TRMapping;3))/(VLOOKUP([.G50];TRMapping;4)-VLOOKUP([.G50];TRMapping;1))" office:value-type="float" office:value="2.05728620876764" calcext:value-type="float">
            <text:p>2.057</text:p>
          </table:table-cell>
          <table:table-cell table:formula="of:=SSSmooth*[.I49]+(1-SSSmooth)*([.E50]/[.F50])" office:value-type="float" office:value="2.01377795969994" calcext:value-type="float">
            <text:p>2.014</text:p>
          </table:table-cell>
          <table:table-cell table:formula="of:=[.I50]-[.I49]" office:value-type="float" office:value="0.00486818481518991" calcext:value-type="float">
            <text:p>0.00486818481518991</text:p>
          </table:table-cell>
          <table:table-cell table:formula="of:=IF([.J50]&lt;SSThresh;[.K49]+1;IF(AND([.J50]&lt;SSReset;[.K49]&gt;0);[.K4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0]+Period" office:value-type="float" office:value="98" calcext:value-type="float">
            <text:p>98</text:p>
          </table:table-cell>
          <table:table-cell table:formula="of:=[.A51]" office:value-type="float" office:value="98" calcext:value-type="float">
            <text:p>9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1]);2)" office:value-type="float" office:value="7.86" calcext:value-type="float">
            <text:p>7.86</text:p>
          </table:table-cell>
          <table:table-cell table:formula="of:=ROUND(SQRT(CalPwr/[.H51]);2)" office:value-type="float" office:value="3.82" calcext:value-type="float">
            <text:p>3.82</text:p>
          </table:table-cell>
          <table:table-cell table:formula="of:=Tfinal-(Tfinal-Tinitial)*EXP(-[.A51]/tau)" office:value-type="float" office:value="76.5409455185783" calcext:value-type="float">
            <text:p>76.541</text:p>
          </table:table-cell>
          <table:table-cell table:formula="of:=VLOOKUP([.G51];TRMapping;3) + ([.G51]-VLOOKUP([.G51];TRMapping;1))*(VLOOKUP([.G51];TRMapping;5)-VLOOKUP([.G51];TRMapping;3))/(VLOOKUP([.G51];TRMapping;4)-VLOOKUP([.G51];TRMapping;1))" office:value-type="float" office:value="2.06087138972131" calcext:value-type="float">
            <text:p>2.061</text:p>
          </table:table-cell>
          <table:table-cell table:formula="of:=SSSmooth*[.I50]+(1-SSSmooth)*([.E51]/[.F51])" office:value-type="float" office:value="2.01815932603361" calcext:value-type="float">
            <text:p>2.018</text:p>
          </table:table-cell>
          <table:table-cell table:formula="of:=[.I51]-[.I50]" office:value-type="float" office:value="0.00438136633367092" calcext:value-type="float">
            <text:p>0.00438136633367092</text:p>
          </table:table-cell>
          <table:table-cell table:formula="of:=IF([.J51]&lt;SSThresh;[.K50]+1;IF(AND([.J51]&lt;SSReset;[.K50]&gt;0);[.K5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1]+Period" office:value-type="float" office:value="100" calcext:value-type="float">
            <text:p>100</text:p>
          </table:table-cell>
          <table:table-cell table:formula="of:=[.A52]" office:value-type="float" office:value="100" calcext:value-type="float">
            <text:p>1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2]);2)" office:value-type="float" office:value="7.87" calcext:value-type="float">
            <text:p>7.87</text:p>
          </table:table-cell>
          <table:table-cell table:formula="of:=ROUND(SQRT(CalPwr/[.H52]);2)" office:value-type="float" office:value="3.81" calcext:value-type="float">
            <text:p>3.81</text:p>
          </table:table-cell>
          <table:table-cell table:formula="of:=Tfinal-(Tfinal-Tinitial)*EXP(-[.A52]/tau)" office:value-type="float" office:value="77.0466409680347" calcext:value-type="float">
            <text:p>77.047</text:p>
          </table:table-cell>
          <table:table-cell table:formula="of:=VLOOKUP([.G52];TRMapping;3) + ([.G52]-VLOOKUP([.G52];TRMapping;1))*(VLOOKUP([.G52];TRMapping;5)-VLOOKUP([.G52];TRMapping;3))/(VLOOKUP([.G52];TRMapping;4)-VLOOKUP([.G52];TRMapping;1))" office:value-type="float" office:value="2.06435835276813" calcext:value-type="float">
            <text:p>2.064</text:p>
          </table:table-cell>
          <table:table-cell table:formula="of:=SSSmooth*[.I51]+(1-SSSmooth)*([.E52]/[.F52])" office:value-type="float" office:value="2.02290507322028" calcext:value-type="float">
            <text:p>2.023</text:p>
          </table:table-cell>
          <table:table-cell table:formula="of:=[.I52]-[.I51]" office:value-type="float" office:value="0.00474574718666521" calcext:value-type="float">
            <text:p>0.00474574718666521</text:p>
          </table:table-cell>
          <table:table-cell table:formula="of:=IF([.J52]&lt;SSThresh;[.K51]+1;IF(AND([.J52]&lt;SSReset;[.K51]&gt;0);[.K5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53]" office:value-type="float" office:value="300" calcext:value-type="float">
            <text:p>3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3]);2)" office:value-type="float" office:value="8.09" calcext:value-type="float">
            <text:p>8.09</text:p>
          </table:table-cell>
          <table:table-cell table:formula="of:=ROUND(SQRT(CalPwr/[.H53]);2)" office:value-type="float" office:value="3.71" calcext:value-type="float">
            <text:p>3.71</text:p>
          </table:table-cell>
          <table:table-cell table:formula="of:=Tfinal-(Tfinal-Tinitial)*EXP(-[.A53]/tau)" office:value-type="float" office:value="93.8837225408713" calcext:value-type="float">
            <text:p>93.884</text:p>
          </table:table-cell>
          <table:table-cell table:formula="of:=VLOOKUP([.G53];TRMapping;3) + ([.G53]-VLOOKUP([.G53];TRMapping;1))*(VLOOKUP([.G53];TRMapping;5)-VLOOKUP([.G53];TRMapping;3))/(VLOOKUP([.G53];TRMapping;4)-VLOOKUP([.G53];TRMapping;1))" office:value-type="float" office:value="2.18045645355946" calcext:value-type="float">
            <text:p>2.180</text:p>
          </table:table-cell>
          <table:table-cell table:formula="of:=SSSmooth*[.I52]+(1-SSSmooth)*([.E53]/[.F53])" office:value-type="float" office:value="2.03867386508962" calcext:value-type="float">
            <text:p>2.039</text:p>
          </table:table-cell>
          <table:table-cell table:formula="of:=[.I53]-[.I52]" office:value-type="float" office:value="0.015768791869347" calcext:value-type="float">
            <text:p>0.015768791869347</text:p>
          </table:table-cell>
          <table:table-cell table:formula="of:=IF([.J53]&lt;SSThresh;[.K52]+1;IF(AND([.J53]&lt;SSReset;[.K52]&gt;0);[.K5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3]+Period" office:value-type="float" office:value="302" calcext:value-type="float">
            <text:p>302</text:p>
          </table:table-cell>
          <table:table-cell table:formula="of:=[.A54]" office:value-type="float" office:value="302" calcext:value-type="float">
            <text:p>30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4]);2)" office:value-type="float" office:value="8.09" calcext:value-type="float">
            <text:p>8.09</text:p>
          </table:table-cell>
          <table:table-cell table:formula="of:=ROUND(SQRT(CalPwr/[.H54]);2)" office:value-type="float" office:value="3.71" calcext:value-type="float">
            <text:p>3.71</text:p>
          </table:table-cell>
          <table:table-cell table:formula="of:=Tfinal-(Tfinal-Tinitial)*EXP(-[.A54]/tau)" office:value-type="float" office:value="93.9143035455474" calcext:value-type="float">
            <text:p>93.914</text:p>
          </table:table-cell>
          <table:table-cell table:formula="of:=VLOOKUP([.G54];TRMapping;3) + ([.G54]-VLOOKUP([.G54];TRMapping;1))*(VLOOKUP([.G54];TRMapping;5)-VLOOKUP([.G54];TRMapping;3))/(VLOOKUP([.G54];TRMapping;4)-VLOOKUP([.G54];TRMapping;1))" office:value-type="float" office:value="2.18066732125335" calcext:value-type="float">
            <text:p>2.181</text:p>
          </table:table-cell>
          <table:table-cell table:formula="of:=SSSmooth*[.I53]+(1-SSSmooth)*([.E54]/[.F54])" office:value-type="float" office:value="2.05286577777204" calcext:value-type="float">
            <text:p>2.053</text:p>
          </table:table-cell>
          <table:table-cell table:formula="of:=[.I54]-[.I53]" office:value-type="float" office:value="0.0141919126824126" calcext:value-type="float">
            <text:p>0.0141919126824126</text:p>
          </table:table-cell>
          <table:table-cell table:formula="of:=IF([.J54]&lt;SSThresh;[.K53]+1;IF(AND([.J54]&lt;SSReset;[.K53]&gt;0);[.K5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4]+Period" office:value-type="float" office:value="304" calcext:value-type="float">
            <text:p>304</text:p>
          </table:table-cell>
          <table:table-cell table:formula="of:=[.A55]" office:value-type="float" office:value="304" calcext:value-type="float">
            <text:p>30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5]);2)" office:value-type="float" office:value="8.09" calcext:value-type="float">
            <text:p>8.09</text:p>
          </table:table-cell>
          <table:table-cell table:formula="of:=ROUND(SQRT(CalPwr/[.H55]);2)" office:value-type="float" office:value="3.71" calcext:value-type="float">
            <text:p>3.71</text:p>
          </table:table-cell>
          <table:table-cell table:formula="of:=Tfinal-(Tfinal-Tinitial)*EXP(-[.A55]/tau)" office:value-type="float" office:value="93.9440467676101" calcext:value-type="float">
            <text:p>93.944</text:p>
          </table:table-cell>
          <table:table-cell table:formula="of:=VLOOKUP([.G55];TRMapping;3) + ([.G55]-VLOOKUP([.G55];TRMapping;1))*(VLOOKUP([.G55];TRMapping;5)-VLOOKUP([.G55];TRMapping;3))/(VLOOKUP([.G55];TRMapping;4)-VLOOKUP([.G55];TRMapping;1))" office:value-type="float" office:value="2.18087241211651" calcext:value-type="float">
            <text:p>2.181</text:p>
          </table:table-cell>
          <table:table-cell table:formula="of:=SSSmooth*[.I54]+(1-SSSmooth)*([.E55]/[.F55])" office:value-type="float" office:value="2.06563849918621" calcext:value-type="float">
            <text:p>2.066</text:p>
          </table:table-cell>
          <table:table-cell table:formula="of:=[.I55]-[.I54]" office:value-type="float" office:value="0.0127727214141711" calcext:value-type="float">
            <text:p>0.0127727214141711</text:p>
          </table:table-cell>
          <table:table-cell table:formula="of:=IF([.J55]&lt;SSThresh;[.K54]+1;IF(AND([.J55]&lt;SSReset;[.K54]&gt;0);[.K5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5]+Period" office:value-type="float" office:value="306" calcext:value-type="float">
            <text:p>306</text:p>
          </table:table-cell>
          <table:table-cell table:formula="of:=[.A56]" office:value-type="float" office:value="306" calcext:value-type="float">
            <text:p>30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6]);2)" office:value-type="float" office:value="8.09" calcext:value-type="float">
            <text:p>8.09</text:p>
          </table:table-cell>
          <table:table-cell table:formula="of:=ROUND(SQRT(CalPwr/[.H56]);2)" office:value-type="float" office:value="3.71" calcext:value-type="float">
            <text:p>3.71</text:p>
          </table:table-cell>
          <table:table-cell table:formula="of:=Tfinal-(Tfinal-Tinitial)*EXP(-[.A56]/tau)" office:value-type="float" office:value="93.9729751585521" calcext:value-type="float">
            <text:p>93.973</text:p>
          </table:table-cell>
          <table:table-cell table:formula="of:=VLOOKUP([.G56];TRMapping;3) + ([.G56]-VLOOKUP([.G56];TRMapping;1))*(VLOOKUP([.G56];TRMapping;5)-VLOOKUP([.G56];TRMapping;3))/(VLOOKUP([.G56];TRMapping;4)-VLOOKUP([.G56];TRMapping;1))" office:value-type="float" office:value="2.18107188440824" calcext:value-type="float">
            <text:p>2.181</text:p>
          </table:table-cell>
          <table:table-cell table:formula="of:=SSSmooth*[.I55]+(1-SSSmooth)*([.E56]/[.F56])" office:value-type="float" office:value="2.07713394845896" calcext:value-type="float">
            <text:p>2.077</text:p>
          </table:table-cell>
          <table:table-cell table:formula="of:=[.I56]-[.I55]" office:value-type="float" office:value="0.0114954492727541" calcext:value-type="float">
            <text:p>0.0114954492727541</text:p>
          </table:table-cell>
          <table:table-cell table:formula="of:=IF([.J56]&lt;SSThresh;[.K55]+1;IF(AND([.J56]&lt;SSReset;[.K55]&gt;0);[.K5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Period" office:value-type="float" office:value="308" calcext:value-type="float">
            <text:p>308</text:p>
          </table:table-cell>
          <table:table-cell table:formula="of:=[.A57]" office:value-type="float" office:value="308" calcext:value-type="float">
            <text:p>30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7]);2)" office:value-type="float" office:value="8.09" calcext:value-type="float">
            <text:p>8.09</text:p>
          </table:table-cell>
          <table:table-cell table:formula="of:=ROUND(SQRT(CalPwr/[.H57]);2)" office:value-type="float" office:value="3.71" calcext:value-type="float">
            <text:p>3.71</text:p>
          </table:table-cell>
          <table:table-cell table:formula="of:=Tfinal-(Tfinal-Tinitial)*EXP(-[.A57]/tau)" office:value-type="float" office:value="94.001111041098" calcext:value-type="float">
            <text:p>94.001</text:p>
          </table:table-cell>
          <table:table-cell table:formula="of:=VLOOKUP([.G57];TRMapping;3) + ([.G57]-VLOOKUP([.G57];TRMapping;1))*(VLOOKUP([.G57];TRMapping;5)-VLOOKUP([.G57];TRMapping;3))/(VLOOKUP([.G57];TRMapping;4)-VLOOKUP([.G57];TRMapping;1))" office:value-type="float" office:value="2.18126589205223" calcext:value-type="float">
            <text:p>2.181</text:p>
          </table:table-cell>
          <table:table-cell table:formula="of:=SSSmooth*[.I56]+(1-SSSmooth)*([.E57]/[.F57])" office:value-type="float" office:value="2.08747985280444" calcext:value-type="float">
            <text:p>2.087</text:p>
          </table:table-cell>
          <table:table-cell table:formula="of:=[.I57]-[.I56]" office:value-type="float" office:value="0.0103459043454786" calcext:value-type="float">
            <text:p>0.0103459043454786</text:p>
          </table:table-cell>
          <table:table-cell table:formula="of:=IF([.J57]&lt;SSThresh;[.K56]+1;IF(AND([.J57]&lt;SSReset;[.K56]&gt;0);[.K5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Period" office:value-type="float" office:value="310" calcext:value-type="float">
            <text:p>310</text:p>
          </table:table-cell>
          <table:table-cell table:formula="of:=[.A58]" office:value-type="float" office:value="310" calcext:value-type="float">
            <text:p>3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8]);2)" office:value-type="float" office:value="8.09" calcext:value-type="float">
            <text:p>8.09</text:p>
          </table:table-cell>
          <table:table-cell table:formula="of:=ROUND(SQRT(CalPwr/[.H58]);2)" office:value-type="float" office:value="3.71" calcext:value-type="float">
            <text:p>3.71</text:p>
          </table:table-cell>
          <table:table-cell table:formula="of:=Tfinal-(Tfinal-Tinitial)*EXP(-[.A58]/tau)" office:value-type="float" office:value="94.0284761264299" calcext:value-type="float">
            <text:p>94.028</text:p>
          </table:table-cell>
          <table:table-cell table:formula="of:=VLOOKUP([.G58];TRMapping;3) + ([.G58]-VLOOKUP([.G58];TRMapping;1))*(VLOOKUP([.G58];TRMapping;5)-VLOOKUP([.G58];TRMapping;3))/(VLOOKUP([.G58];TRMapping;4)-VLOOKUP([.G58];TRMapping;1))" office:value-type="float" office:value="2.18145458475538" calcext:value-type="float">
            <text:p>2.181</text:p>
          </table:table-cell>
          <table:table-cell table:formula="of:=SSSmooth*[.I57]+(1-SSSmooth)*([.E58]/[.F58])" office:value-type="float" office:value="2.09679116671537" calcext:value-type="float">
            <text:p>2.097</text:p>
          </table:table-cell>
          <table:table-cell table:formula="of:=[.I58]-[.I57]" office:value-type="float" office:value="0.00931131391093087" calcext:value-type="float">
            <text:p>0.00931131391093087</text:p>
          </table:table-cell>
          <table:table-cell table:formula="of:=IF([.J58]&lt;SSThresh;[.K57]+1;IF(AND([.J58]&lt;SSReset;[.K57]&gt;0);[.K5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Period" office:value-type="float" office:value="312" calcext:value-type="float">
            <text:p>312</text:p>
          </table:table-cell>
          <table:table-cell table:formula="of:=[.A59]" office:value-type="float" office:value="312" calcext:value-type="float">
            <text:p>3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59]);2)" office:value-type="float" office:value="8.09" calcext:value-type="float">
            <text:p>8.09</text:p>
          </table:table-cell>
          <table:table-cell table:formula="of:=ROUND(SQRT(CalPwr/[.H59]);2)" office:value-type="float" office:value="3.71" calcext:value-type="float">
            <text:p>3.71</text:p>
          </table:table-cell>
          <table:table-cell table:formula="of:=Tfinal-(Tfinal-Tinitial)*EXP(-[.A59]/tau)" office:value-type="float" office:value="94.0550915309403" calcext:value-type="float">
            <text:p>94.055</text:p>
          </table:table-cell>
          <table:table-cell table:formula="of:=VLOOKUP([.G59];TRMapping;3) + ([.G59]-VLOOKUP([.G59];TRMapping;1))*(VLOOKUP([.G59];TRMapping;5)-VLOOKUP([.G59];TRMapping;3))/(VLOOKUP([.G59];TRMapping;4)-VLOOKUP([.G59];TRMapping;1))" office:value-type="float" office:value="2.18163810812325" calcext:value-type="float">
            <text:p>2.182</text:p>
          </table:table-cell>
          <table:table-cell table:formula="of:=SSSmooth*[.I58]+(1-SSSmooth)*([.E59]/[.F59])" office:value-type="float" office:value="2.10517134923521" calcext:value-type="float">
            <text:p>2.105</text:p>
          </table:table-cell>
          <table:table-cell table:formula="of:=[.I59]-[.I58]" office:value-type="float" office:value="0.00838018251983774" calcext:value-type="float">
            <text:p>0.00838018251983774</text:p>
          </table:table-cell>
          <table:table-cell table:formula="of:=IF([.J59]&lt;SSThresh;[.K58]+1;IF(AND([.J59]&lt;SSReset;[.K58]&gt;0);[.K5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Period" office:value-type="float" office:value="314" calcext:value-type="float">
            <text:p>314</text:p>
          </table:table-cell>
          <table:table-cell table:formula="of:=[.A60]" office:value-type="float" office:value="314" calcext:value-type="float">
            <text:p>3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0]);2)" office:value-type="float" office:value="8.09" calcext:value-type="float">
            <text:p>8.09</text:p>
          </table:table-cell>
          <table:table-cell table:formula="of:=ROUND(SQRT(CalPwr/[.H60]);2)" office:value-type="float" office:value="3.71" calcext:value-type="float">
            <text:p>3.71</text:p>
          </table:table-cell>
          <table:table-cell table:formula="of:=Tfinal-(Tfinal-Tinitial)*EXP(-[.A60]/tau)" office:value-type="float" office:value="94.0809777925273" calcext:value-type="float">
            <text:p>94.081</text:p>
          </table:table-cell>
          <table:table-cell table:formula="of:=VLOOKUP([.G60];TRMapping;3) + ([.G60]-VLOOKUP([.G60];TRMapping;1))*(VLOOKUP([.G60];TRMapping;5)-VLOOKUP([.G60];TRMapping;3))/(VLOOKUP([.G60];TRMapping;4)-VLOOKUP([.G60];TRMapping;1))" office:value-type="float" office:value="2.1818166037725" calcext:value-type="float">
            <text:p>2.182</text:p>
          </table:table-cell>
          <table:table-cell table:formula="of:=SSSmooth*[.I59]+(1-SSSmooth)*([.E60]/[.F60])" office:value-type="float" office:value="2.11271351350306" calcext:value-type="float">
            <text:p>2.113</text:p>
          </table:table-cell>
          <table:table-cell table:formula="of:=[.I60]-[.I59]" office:value-type="float" office:value="0.00754216426785392" calcext:value-type="float">
            <text:p>0.00754216426785392</text:p>
          </table:table-cell>
          <table:table-cell table:formula="of:=IF([.J60]&lt;SSThresh;[.K59]+1;IF(AND([.J60]&lt;SSReset;[.K59]&gt;0);[.K5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Period" office:value-type="float" office:value="316" calcext:value-type="float">
            <text:p>316</text:p>
          </table:table-cell>
          <table:table-cell table:formula="of:=[.A61]" office:value-type="float" office:value="316" calcext:value-type="float">
            <text:p>3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1]);2)" office:value-type="float" office:value="8.09" calcext:value-type="float">
            <text:p>8.09</text:p>
          </table:table-cell>
          <table:table-cell table:formula="of:=ROUND(SQRT(CalPwr/[.H61]);2)" office:value-type="float" office:value="3.71" calcext:value-type="float">
            <text:p>3.71</text:p>
          </table:table-cell>
          <table:table-cell table:formula="of:=Tfinal-(Tfinal-Tinitial)*EXP(-[.A61]/tau)" office:value-type="float" office:value="94.1061548864427" calcext:value-type="float">
            <text:p>94.106</text:p>
          </table:table-cell>
          <table:table-cell table:formula="of:=VLOOKUP([.G61];TRMapping;3) + ([.G61]-VLOOKUP([.G61];TRMapping;1))*(VLOOKUP([.G61];TRMapping;5)-VLOOKUP([.G61];TRMapping;3))/(VLOOKUP([.G61];TRMapping;4)-VLOOKUP([.G61];TRMapping;1))" office:value-type="float" office:value="2.18199020944011" calcext:value-type="float">
            <text:p>2.182</text:p>
          </table:table-cell>
          <table:table-cell table:formula="of:=SSSmooth*[.I60]+(1-SSSmooth)*([.E61]/[.F61])" office:value-type="float" office:value="2.11950146134413" calcext:value-type="float">
            <text:p>2.120</text:p>
          </table:table-cell>
          <table:table-cell table:formula="of:=[.I61]-[.I60]" office:value-type="float" office:value="0.0067879478410684" calcext:value-type="float">
            <text:p>0.0067879478410684</text:p>
          </table:table-cell>
          <table:table-cell table:formula="of:=IF([.J61]&lt;SSThresh;[.K60]+1;IF(AND([.J61]&lt;SSReset;[.K60]&gt;0);[.K6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Period" office:value-type="float" office:value="318" calcext:value-type="float">
            <text:p>318</text:p>
          </table:table-cell>
          <table:table-cell table:formula="of:=[.A62]" office:value-type="float" office:value="318" calcext:value-type="float">
            <text:p>3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2]);2)" office:value-type="float" office:value="8.09" calcext:value-type="float">
            <text:p>8.09</text:p>
          </table:table-cell>
          <table:table-cell table:formula="of:=ROUND(SQRT(CalPwr/[.H62]);2)" office:value-type="float" office:value="3.71" calcext:value-type="float">
            <text:p>3.71</text:p>
          </table:table-cell>
          <table:table-cell table:formula="of:=Tfinal-(Tfinal-Tinitial)*EXP(-[.A62]/tau)" office:value-type="float" office:value="94.1306422407056" calcext:value-type="float">
            <text:p>94.131</text:p>
          </table:table-cell>
          <table:table-cell table:formula="of:=VLOOKUP([.G62];TRMapping;3) + ([.G62]-VLOOKUP([.G62];TRMapping;1))*(VLOOKUP([.G62];TRMapping;5)-VLOOKUP([.G62];TRMapping;3))/(VLOOKUP([.G62];TRMapping;4)-VLOOKUP([.G62];TRMapping;1))" office:value-type="float" office:value="2.18215905908968" calcext:value-type="float">
            <text:p>2.182</text:p>
          </table:table-cell>
          <table:table-cell table:formula="of:=SSSmooth*[.I61]+(1-SSSmooth)*([.E62]/[.F62])" office:value-type="float" office:value="2.12561061440109" calcext:value-type="float">
            <text:p>2.126</text:p>
          </table:table-cell>
          <table:table-cell table:formula="of:=[.I62]-[.I61]" office:value-type="float" office:value="0.00610915305696169" calcext:value-type="float">
            <text:p>0.00610915305696169</text:p>
          </table:table-cell>
          <table:table-cell table:formula="of:=IF([.J62]&lt;SSThresh;[.K61]+1;IF(AND([.J62]&lt;SSReset;[.K61]&gt;0);[.K6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Period" office:value-type="float" office:value="320" calcext:value-type="float">
            <text:p>320</text:p>
          </table:table-cell>
          <table:table-cell table:formula="of:=[.A63]" office:value-type="float" office:value="320" calcext:value-type="float">
            <text:p>3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3]);2)" office:value-type="float" office:value="8.09" calcext:value-type="float">
            <text:p>8.09</text:p>
          </table:table-cell>
          <table:table-cell table:formula="of:=ROUND(SQRT(CalPwr/[.H63]);2)" office:value-type="float" office:value="3.71" calcext:value-type="float">
            <text:p>3.71</text:p>
          </table:table-cell>
          <table:table-cell table:formula="of:=Tfinal-(Tfinal-Tinitial)*EXP(-[.A63]/tau)" office:value-type="float" office:value="94.1544587510945" calcext:value-type="float">
            <text:p>94.154</text:p>
          </table:table-cell>
          <table:table-cell table:formula="of:=VLOOKUP([.G63];TRMapping;3) + ([.G63]-VLOOKUP([.G63];TRMapping;1))*(VLOOKUP([.G63];TRMapping;5)-VLOOKUP([.G63];TRMapping;3))/(VLOOKUP([.G63];TRMapping;4)-VLOOKUP([.G63];TRMapping;1))" office:value-type="float" office:value="2.18232328301481" calcext:value-type="float">
            <text:p>2.182</text:p>
          </table:table-cell>
          <table:table-cell table:formula="of:=SSSmooth*[.I62]+(1-SSSmooth)*([.E63]/[.F63])" office:value-type="float" office:value="2.13110885215236" calcext:value-type="float">
            <text:p>2.131</text:p>
          </table:table-cell>
          <table:table-cell table:formula="of:=[.I63]-[.I62]" office:value-type="float" office:value="0.00549823775126557" calcext:value-type="float">
            <text:p>0.00549823775126557</text:p>
          </table:table-cell>
          <table:table-cell table:formula="of:=IF([.J63]&lt;SSThresh;[.K62]+1;IF(AND([.J63]&lt;SSReset;[.K62]&gt;0);[.K6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Period" office:value-type="float" office:value="322" calcext:value-type="float">
            <text:p>322</text:p>
          </table:table-cell>
          <table:table-cell table:formula="of:=[.A64]" office:value-type="float" office:value="322" calcext:value-type="float">
            <text:p>3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4]);2)" office:value-type="float" office:value="8.09" calcext:value-type="float">
            <text:p>8.09</text:p>
          </table:table-cell>
          <table:table-cell table:formula="of:=ROUND(SQRT(CalPwr/[.H64]);2)" office:value-type="float" office:value="3.71" calcext:value-type="float">
            <text:p>3.71</text:p>
          </table:table-cell>
          <table:table-cell table:formula="of:=Tfinal-(Tfinal-Tinitial)*EXP(-[.A64]/tau)" office:value-type="float" office:value="94.1776227957279" calcext:value-type="float">
            <text:p>94.178</text:p>
          </table:table-cell>
          <table:table-cell table:formula="of:=VLOOKUP([.G64];TRMapping;3) + ([.G64]-VLOOKUP([.G64];TRMapping;1))*(VLOOKUP([.G64];TRMapping;5)-VLOOKUP([.G64];TRMapping;3))/(VLOOKUP([.G64];TRMapping;4)-VLOOKUP([.G64];TRMapping;1))" office:value-type="float" office:value="2.18248300793964" calcext:value-type="float">
            <text:p>2.182</text:p>
          </table:table-cell>
          <table:table-cell table:formula="of:=SSSmooth*[.I63]+(1-SSSmooth)*([.E64]/[.F64])" office:value-type="float" office:value="2.1360572661285" calcext:value-type="float">
            <text:p>2.136</text:p>
          </table:table-cell>
          <table:table-cell table:formula="of:=[.I64]-[.I63]" office:value-type="float" office:value="0.00494841397613888" calcext:value-type="float">
            <text:p>0.00494841397613888</text:p>
          </table:table-cell>
          <table:table-cell table:formula="of:=IF([.J64]&lt;SSThresh;[.K63]+1;IF(AND([.J64]&lt;SSReset;[.K63]&gt;0);[.K6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Period" office:value-type="float" office:value="324" calcext:value-type="float">
            <text:p>324</text:p>
          </table:table-cell>
          <table:table-cell table:formula="of:=[.A65]" office:value-type="float" office:value="324" calcext:value-type="float">
            <text:p>3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5]);2)" office:value-type="float" office:value="8.09" calcext:value-type="float">
            <text:p>8.09</text:p>
          </table:table-cell>
          <table:table-cell table:formula="of:=ROUND(SQRT(CalPwr/[.H65]);2)" office:value-type="float" office:value="3.71" calcext:value-type="float">
            <text:p>3.71</text:p>
          </table:table-cell>
          <table:table-cell table:formula="of:=Tfinal-(Tfinal-Tinitial)*EXP(-[.A65]/tau)" office:value-type="float" office:value="94.2001522492466" calcext:value-type="float">
            <text:p>94.200</text:p>
          </table:table-cell>
          <table:table-cell table:formula="of:=VLOOKUP([.G65];TRMapping;3) + ([.G65]-VLOOKUP([.G65];TRMapping;1))*(VLOOKUP([.G65];TRMapping;5)-VLOOKUP([.G65];TRMapping;3))/(VLOOKUP([.G65];TRMapping;4)-VLOOKUP([.G65];TRMapping;1))" office:value-type="float" office:value="2.18263835711664" calcext:value-type="float">
            <text:p>2.183</text:p>
          </table:table-cell>
          <table:table-cell table:formula="of:=SSSmooth*[.I64]+(1-SSSmooth)*([.E65]/[.F65])" office:value-type="float" office:value="2.14051083870702" calcext:value-type="float">
            <text:p>2.141</text:p>
          </table:table-cell>
          <table:table-cell table:formula="of:=[.I65]-[.I64]" office:value-type="float" office:value="0.0044535725785253" calcext:value-type="float">
            <text:p>0.0044535725785253</text:p>
          </table:table-cell>
          <table:table-cell table:formula="of:=IF([.J65]&lt;SSThresh;[.K64]+1;IF(AND([.J65]&lt;SSReset;[.K64]&gt;0);[.K6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Period" office:value-type="float" office:value="326" calcext:value-type="float">
            <text:p>326</text:p>
          </table:table-cell>
          <table:table-cell table:formula="of:=[.A66]" office:value-type="float" office:value="326" calcext:value-type="float">
            <text:p>3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6]);2)" office:value-type="float" office:value="8.09" calcext:value-type="float">
            <text:p>8.09</text:p>
          </table:table-cell>
          <table:table-cell table:formula="of:=ROUND(SQRT(CalPwr/[.H66]);2)" office:value-type="float" office:value="3.71" calcext:value-type="float">
            <text:p>3.71</text:p>
          </table:table-cell>
          <table:table-cell table:formula="of:=Tfinal-(Tfinal-Tinitial)*EXP(-[.A66]/tau)" office:value-type="float" office:value="94.2220644966058" calcext:value-type="float">
            <text:p>94.222</text:p>
          </table:table-cell>
          <table:table-cell table:formula="of:=VLOOKUP([.G66];TRMapping;3) + ([.G66]-VLOOKUP([.G66];TRMapping;1))*(VLOOKUP([.G66];TRMapping;5)-VLOOKUP([.G66];TRMapping;3))/(VLOOKUP([.G66];TRMapping;4)-VLOOKUP([.G66];TRMapping;1))" office:value-type="float" office:value="2.1827894504217" calcext:value-type="float">
            <text:p>2.183</text:p>
          </table:table-cell>
          <table:table-cell table:formula="of:=SSSmooth*[.I65]+(1-SSSmooth)*([.E66]/[.F66])" office:value-type="float" office:value="2.14451905402769" calcext:value-type="float">
            <text:p>2.145</text:p>
          </table:table-cell>
          <table:table-cell table:formula="of:=[.I66]-[.I65]" office:value-type="float" office:value="0.00400821532067264" calcext:value-type="float">
            <text:p>0.00400821532067264</text:p>
          </table:table-cell>
          <table:table-cell table:formula="of:=IF([.J66]&lt;SSThresh;[.K65]+1;IF(AND([.J66]&lt;SSReset;[.K65]&gt;0);[.K6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Period" office:value-type="float" office:value="328" calcext:value-type="float">
            <text:p>328</text:p>
          </table:table-cell>
          <table:table-cell table:formula="of:=[.A67]" office:value-type="float" office:value="328" calcext:value-type="float">
            <text:p>3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7]);2)" office:value-type="float" office:value="8.09" calcext:value-type="float">
            <text:p>8.09</text:p>
          </table:table-cell>
          <table:table-cell table:formula="of:=ROUND(SQRT(CalPwr/[.H67]);2)" office:value-type="float" office:value="3.71" calcext:value-type="float">
            <text:p>3.71</text:p>
          </table:table-cell>
          <table:table-cell table:formula="of:=Tfinal-(Tfinal-Tinitial)*EXP(-[.A67]/tau)" office:value-type="float" office:value="94.243376446491" calcext:value-type="float">
            <text:p>94.243</text:p>
          </table:table-cell>
          <table:table-cell table:formula="of:=VLOOKUP([.G67];TRMapping;3) + ([.G67]-VLOOKUP([.G67];TRMapping;1))*(VLOOKUP([.G67];TRMapping;5)-VLOOKUP([.G67];TRMapping;3))/(VLOOKUP([.G67];TRMapping;4)-VLOOKUP([.G67];TRMapping;1))" office:value-type="float" office:value="2.18293640444667" calcext:value-type="float">
            <text:p>2.183</text:p>
          </table:table-cell>
          <table:table-cell table:formula="of:=SSSmooth*[.I66]+(1-SSSmooth)*([.E67]/[.F67])" office:value-type="float" office:value="2.1481264478163" calcext:value-type="float">
            <text:p>2.148</text:p>
          </table:table-cell>
          <table:table-cell table:formula="of:=[.I67]-[.I66]" office:value-type="float" office:value="0.00360739378860542" calcext:value-type="float">
            <text:p>0.00360739378860542</text:p>
          </table:table-cell>
          <table:table-cell table:formula="of:=IF([.J67]&lt;SSThresh;[.K66]+1;IF(AND([.J67]&lt;SSReset;[.K66]&gt;0);[.K6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Period" office:value-type="float" office:value="330" calcext:value-type="float">
            <text:p>330</text:p>
          </table:table-cell>
          <table:table-cell table:formula="of:=[.A68]" office:value-type="float" office:value="330" calcext:value-type="float">
            <text:p>3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8]);2)" office:value-type="float" office:value="8.09" calcext:value-type="float">
            <text:p>8.09</text:p>
          </table:table-cell>
          <table:table-cell table:formula="of:=ROUND(SQRT(CalPwr/[.H68]);2)" office:value-type="float" office:value="3.71" calcext:value-type="float">
            <text:p>3.71</text:p>
          </table:table-cell>
          <table:table-cell table:formula="of:=Tfinal-(Tfinal-Tinitial)*EXP(-[.A68]/tau)" office:value-type="float" office:value="94.2641045443655" calcext:value-type="float">
            <text:p>94.264</text:p>
          </table:table-cell>
          <table:table-cell table:formula="of:=VLOOKUP([.G68];TRMapping;3) + ([.G68]-VLOOKUP([.G68];TRMapping;1))*(VLOOKUP([.G68];TRMapping;5)-VLOOKUP([.G68];TRMapping;3))/(VLOOKUP([.G68];TRMapping;4)-VLOOKUP([.G68];TRMapping;1))" office:value-type="float" office:value="2.18307933258928" calcext:value-type="float">
            <text:p>2.183</text:p>
          </table:table-cell>
          <table:table-cell table:formula="of:=SSSmooth*[.I67]+(1-SSSmooth)*([.E68]/[.F68])" office:value-type="float" office:value="2.15137310222604" calcext:value-type="float">
            <text:p>2.151</text:p>
          </table:table-cell>
          <table:table-cell table:formula="of:=[.I68]-[.I67]" office:value-type="float" office:value="0.00324665440974492" calcext:value-type="float">
            <text:p>0.00324665440974492</text:p>
          </table:table-cell>
          <table:table-cell table:formula="of:=IF([.J68]&lt;SSThresh;[.K67]+1;IF(AND([.J68]&lt;SSReset;[.K67]&gt;0);[.K6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Period" office:value-type="float" office:value="332" calcext:value-type="float">
            <text:p>332</text:p>
          </table:table-cell>
          <table:table-cell table:formula="of:=[.A69]" office:value-type="float" office:value="332" calcext:value-type="float">
            <text:p>3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69]);2)" office:value-type="float" office:value="8.09" calcext:value-type="float">
            <text:p>8.09</text:p>
          </table:table-cell>
          <table:table-cell table:formula="of:=ROUND(SQRT(CalPwr/[.H69]);2)" office:value-type="float" office:value="3.71" calcext:value-type="float">
            <text:p>3.71</text:p>
          </table:table-cell>
          <table:table-cell table:formula="of:=Tfinal-(Tfinal-Tinitial)*EXP(-[.A69]/tau)" office:value-type="float" office:value="94.2842647851603" calcext:value-type="float">
            <text:p>94.284</text:p>
          </table:table-cell>
          <table:table-cell table:formula="of:=VLOOKUP([.G69];TRMapping;3) + ([.G69]-VLOOKUP([.G69];TRMapping;1))*(VLOOKUP([.G69];TRMapping;5)-VLOOKUP([.G69];TRMapping;3))/(VLOOKUP([.G69];TRMapping;4)-VLOOKUP([.G69];TRMapping;1))" office:value-type="float" office:value="2.1832183451407" calcext:value-type="float">
            <text:p>2.183</text:p>
          </table:table-cell>
          <table:table-cell table:formula="of:=SSSmooth*[.I68]+(1-SSSmooth)*([.E69]/[.F69])" office:value-type="float" office:value="2.15429509119481" calcext:value-type="float">
            <text:p>2.154</text:p>
          </table:table-cell>
          <table:table-cell table:formula="of:=[.I69]-[.I68]" office:value-type="float" office:value="0.00292198896877016" calcext:value-type="float">
            <text:p>0.00292198896877016</text:p>
          </table:table-cell>
          <table:table-cell table:formula="of:=IF([.J69]&lt;SSThresh;[.K68]+1;IF(AND([.J69]&lt;SSReset;[.K68]&gt;0);[.K6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Period" office:value-type="float" office:value="334" calcext:value-type="float">
            <text:p>334</text:p>
          </table:table-cell>
          <table:table-cell table:formula="of:=[.A70]" office:value-type="float" office:value="334" calcext:value-type="float">
            <text:p>3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0]);2)" office:value-type="float" office:value="8.09" calcext:value-type="float">
            <text:p>8.09</text:p>
          </table:table-cell>
          <table:table-cell table:formula="of:=ROUND(SQRT(CalPwr/[.H70]);2)" office:value-type="float" office:value="3.71" calcext:value-type="float">
            <text:p>3.71</text:p>
          </table:table-cell>
          <table:table-cell table:formula="of:=Tfinal-(Tfinal-Tinitial)*EXP(-[.A70]/tau)" office:value-type="float" office:value="94.3038727256171" calcext:value-type="float">
            <text:p>94.304</text:p>
          </table:table-cell>
          <table:table-cell table:formula="of:=VLOOKUP([.G70];TRMapping;3) + ([.G70]-VLOOKUP([.G70];TRMapping;1))*(VLOOKUP([.G70];TRMapping;5)-VLOOKUP([.G70];TRMapping;3))/(VLOOKUP([.G70];TRMapping;4)-VLOOKUP([.G70];TRMapping;1))" office:value-type="float" office:value="2.18335354937057" calcext:value-type="float">
            <text:p>2.183</text:p>
          </table:table-cell>
          <table:table-cell table:formula="of:=SSSmooth*[.I69]+(1-SSSmooth)*([.E70]/[.F70])" office:value-type="float" office:value="2.15692488126671" calcext:value-type="float">
            <text:p>2.157</text:p>
          </table:table-cell>
          <table:table-cell table:formula="of:=[.I70]-[.I69]" office:value-type="float" office:value="0.00262979007189346" calcext:value-type="float">
            <text:p>0.00262979007189346</text:p>
          </table:table-cell>
          <table:table-cell table:formula="of:=IF([.J70]&lt;SSThresh;[.K69]+1;IF(AND([.J70]&lt;SSReset;[.K69]&gt;0);[.K6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0]+Period" office:value-type="float" office:value="336" calcext:value-type="float">
            <text:p>336</text:p>
          </table:table-cell>
          <table:table-cell table:formula="of:=[.A71]" office:value-type="float" office:value="336" calcext:value-type="float">
            <text:p>3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1]);2)" office:value-type="float" office:value="8.09" calcext:value-type="float">
            <text:p>8.09</text:p>
          </table:table-cell>
          <table:table-cell table:formula="of:=ROUND(SQRT(CalPwr/[.H71]);2)" office:value-type="float" office:value="3.71" calcext:value-type="float">
            <text:p>3.71</text:p>
          </table:table-cell>
          <table:table-cell table:formula="of:=Tfinal-(Tfinal-Tinitial)*EXP(-[.A71]/tau)" office:value-type="float" office:value="94.3229434962923" calcext:value-type="float">
            <text:p>94.323</text:p>
          </table:table-cell>
          <table:table-cell table:formula="of:=VLOOKUP([.G71];TRMapping;3) + ([.G71]-VLOOKUP([.G71];TRMapping;1))*(VLOOKUP([.G71];TRMapping;5)-VLOOKUP([.G71];TRMapping;3))/(VLOOKUP([.G71];TRMapping;4)-VLOOKUP([.G71];TRMapping;1))" office:value-type="float" office:value="2.18348504960988" calcext:value-type="float">
            <text:p>2.183</text:p>
          </table:table-cell>
          <table:table-cell table:formula="of:=SSSmooth*[.I70]+(1-SSSmooth)*([.E71]/[.F71])" office:value-type="float" office:value="2.15929169233141" calcext:value-type="float">
            <text:p>2.159</text:p>
          </table:table-cell>
          <table:table-cell table:formula="of:=[.I71]-[.I70]" office:value-type="float" office:value="0.00236681106470371" calcext:value-type="float">
            <text:p>0.00236681106470371</text:p>
          </table:table-cell>
          <table:table-cell table:formula="of:=IF([.J71]&lt;SSThresh;[.K70]+1;IF(AND([.J71]&lt;SSReset;[.K70]&gt;0);[.K7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1]+Period" office:value-type="float" office:value="338" calcext:value-type="float">
            <text:p>338</text:p>
          </table:table-cell>
          <table:table-cell table:formula="of:=[.A72]" office:value-type="float" office:value="338" calcext:value-type="float">
            <text:p>3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2]);2)" office:value-type="float" office:value="8.09" calcext:value-type="float">
            <text:p>8.09</text:p>
          </table:table-cell>
          <table:table-cell table:formula="of:=ROUND(SQRT(CalPwr/[.H72]);2)" office:value-type="float" office:value="3.71" calcext:value-type="float">
            <text:p>3.71</text:p>
          </table:table-cell>
          <table:table-cell table:formula="of:=Tfinal-(Tfinal-Tinitial)*EXP(-[.A72]/tau)" office:value-type="float" office:value="94.3414918132332" calcext:value-type="float">
            <text:p>94.341</text:p>
          </table:table-cell>
          <table:table-cell table:formula="of:=VLOOKUP([.G72];TRMapping;3) + ([.G72]-VLOOKUP([.G72];TRMapping;1))*(VLOOKUP([.G72];TRMapping;5)-VLOOKUP([.G72];TRMapping;3))/(VLOOKUP([.G72];TRMapping;4)-VLOOKUP([.G72];TRMapping;1))" office:value-type="float" office:value="2.18361294733137" calcext:value-type="float">
            <text:p>2.184</text:p>
          </table:table-cell>
          <table:table-cell table:formula="of:=SSSmooth*[.I71]+(1-SSSmooth)*([.E72]/[.F72])" office:value-type="float" office:value="2.16142182228965" calcext:value-type="float">
            <text:p>2.161</text:p>
          </table:table-cell>
          <table:table-cell table:formula="of:=[.I72]-[.I71]" office:value-type="float" office:value="0.0021301299582337" calcext:value-type="float">
            <text:p>0.0021301299582337</text:p>
          </table:table-cell>
          <table:table-cell table:formula="of:=IF([.J72]&lt;SSThresh;[.K71]+1;IF(AND([.J72]&lt;SSReset;[.K71]&gt;0);[.K7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2]+Period" office:value-type="float" office:value="340" calcext:value-type="float">
            <text:p>340</text:p>
          </table:table-cell>
          <table:table-cell table:formula="of:=[.A73]" office:value-type="float" office:value="340" calcext:value-type="float">
            <text:p>3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3]);2)" office:value-type="float" office:value="8.09" calcext:value-type="float">
            <text:p>8.09</text:p>
          </table:table-cell>
          <table:table-cell table:formula="of:=ROUND(SQRT(CalPwr/[.H73]);2)" office:value-type="float" office:value="3.71" calcext:value-type="float">
            <text:p>3.71</text:p>
          </table:table-cell>
          <table:table-cell table:formula="of:=Tfinal-(Tfinal-Tinitial)*EXP(-[.A73]/tau)" office:value-type="float" office:value="94.3595319893328" calcext:value-type="float">
            <text:p>94.360</text:p>
          </table:table-cell>
          <table:table-cell table:formula="of:=VLOOKUP([.G73];TRMapping;3) + ([.G73]-VLOOKUP([.G73];TRMapping;1))*(VLOOKUP([.G73];TRMapping;5)-VLOOKUP([.G73];TRMapping;3))/(VLOOKUP([.G73];TRMapping;4)-VLOOKUP([.G73];TRMapping;1))" office:value-type="float" office:value="2.1837373412279" calcext:value-type="float">
            <text:p>2.184</text:p>
          </table:table-cell>
          <table:table-cell table:formula="of:=SSSmooth*[.I72]+(1-SSSmooth)*([.E73]/[.F73])" office:value-type="float" office:value="2.16333893925206" calcext:value-type="float">
            <text:p>2.163</text:p>
          </table:table-cell>
          <table:table-cell table:formula="of:=[.I73]-[.I72]" office:value-type="float" office:value="0.00191711696241015" calcext:value-type="float">
            <text:p>0.00191711696241015</text:p>
          </table:table-cell>
          <table:table-cell table:formula="of:=IF([.J73]&lt;SSThresh;[.K72]+1;IF(AND([.J73]&lt;SSReset;[.K72]&gt;0);[.K7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3]+Period" office:value-type="float" office:value="342" calcext:value-type="float">
            <text:p>342</text:p>
          </table:table-cell>
          <table:table-cell table:formula="of:=[.A74]" office:value-type="float" office:value="342" calcext:value-type="float">
            <text:p>3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4]);2)" office:value-type="float" office:value="8.09" calcext:value-type="float">
            <text:p>8.09</text:p>
          </table:table-cell>
          <table:table-cell table:formula="of:=ROUND(SQRT(CalPwr/[.H74]);2)" office:value-type="float" office:value="3.71" calcext:value-type="float">
            <text:p>3.71</text:p>
          </table:table-cell>
          <table:table-cell table:formula="of:=Tfinal-(Tfinal-Tinitial)*EXP(-[.A74]/tau)" office:value-type="float" office:value="94.3770779453753" calcext:value-type="float">
            <text:p>94.377</text:p>
          </table:table-cell>
          <table:table-cell table:formula="of:=VLOOKUP([.G74];TRMapping;3) + ([.G74]-VLOOKUP([.G74];TRMapping;1))*(VLOOKUP([.G74];TRMapping;5)-VLOOKUP([.G74];TRMapping;3))/(VLOOKUP([.G74];TRMapping;4)-VLOOKUP([.G74];TRMapping;1))" office:value-type="float" office:value="2.1838583272886" calcext:value-type="float">
            <text:p>2.184</text:p>
          </table:table-cell>
          <table:table-cell table:formula="of:=SSSmooth*[.I73]+(1-SSSmooth)*([.E74]/[.F74])" office:value-type="float" office:value="2.16506434451822" calcext:value-type="float">
            <text:p>2.165</text:p>
          </table:table-cell>
          <table:table-cell table:formula="of:=[.I74]-[.I73]" office:value-type="float" office:value="0.00172540526616904" calcext:value-type="float">
            <text:p>0.00172540526616904</text:p>
          </table:table-cell>
          <table:table-cell table:formula="of:=IF([.J74]&lt;SSThresh;[.K73]+1;IF(AND([.J74]&lt;SSReset;[.K73]&gt;0);[.K7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4]+Period" office:value-type="float" office:value="344" calcext:value-type="float">
            <text:p>344</text:p>
          </table:table-cell>
          <table:table-cell table:formula="of:=[.A75]" office:value-type="float" office:value="344" calcext:value-type="float">
            <text:p>3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5]);2)" office:value-type="float" office:value="8.09" calcext:value-type="float">
            <text:p>8.09</text:p>
          </table:table-cell>
          <table:table-cell table:formula="of:=ROUND(SQRT(CalPwr/[.H75]);2)" office:value-type="float" office:value="3.71" calcext:value-type="float">
            <text:p>3.71</text:p>
          </table:table-cell>
          <table:table-cell table:formula="of:=Tfinal-(Tfinal-Tinitial)*EXP(-[.A75]/tau)" office:value-type="float" office:value="94.3941432207775" calcext:value-type="float">
            <text:p>94.394</text:p>
          </table:table-cell>
          <table:table-cell table:formula="of:=VLOOKUP([.G75];TRMapping;3) + ([.G75]-VLOOKUP([.G75];TRMapping;1))*(VLOOKUP([.G75];TRMapping;5)-VLOOKUP([.G75];TRMapping;3))/(VLOOKUP([.G75];TRMapping;4)-VLOOKUP([.G75];TRMapping;1))" office:value-type="float" office:value="2.1839759988729" calcext:value-type="float">
            <text:p>2.184</text:p>
          </table:table-cell>
          <table:table-cell table:formula="of:=SSSmooth*[.I74]+(1-SSSmooth)*([.E75]/[.F75])" office:value-type="float" office:value="2.16661720925778" calcext:value-type="float">
            <text:p>2.167</text:p>
          </table:table-cell>
          <table:table-cell table:formula="of:=[.I75]-[.I74]" office:value-type="float" office:value="0.00155286473955218" calcext:value-type="float">
            <text:p>0.00155286473955218</text:p>
          </table:table-cell>
          <table:table-cell table:formula="of:=IF([.J75]&lt;SSThresh;[.K74]+1;IF(AND([.J75]&lt;SSReset;[.K74]&gt;0);[.K7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5]+Period" office:value-type="float" office:value="346" calcext:value-type="float">
            <text:p>346</text:p>
          </table:table-cell>
          <table:table-cell table:formula="of:=[.A76]" office:value-type="float" office:value="346" calcext:value-type="float">
            <text:p>3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6]);2)" office:value-type="float" office:value="8.09" calcext:value-type="float">
            <text:p>8.09</text:p>
          </table:table-cell>
          <table:table-cell table:formula="of:=ROUND(SQRT(CalPwr/[.H76]);2)" office:value-type="float" office:value="3.71" calcext:value-type="float">
            <text:p>3.71</text:p>
          </table:table-cell>
          <table:table-cell table:formula="of:=Tfinal-(Tfinal-Tinitial)*EXP(-[.A76]/tau)" office:value-type="float" office:value="94.4107409840369" calcext:value-type="float">
            <text:p>94.411</text:p>
          </table:table-cell>
          <table:table-cell table:formula="of:=VLOOKUP([.G76];TRMapping;3) + ([.G76]-VLOOKUP([.G76];TRMapping;1))*(VLOOKUP([.G76];TRMapping;5)-VLOOKUP([.G76];TRMapping;3))/(VLOOKUP([.G76];TRMapping;4)-VLOOKUP([.G76];TRMapping;1))" office:value-type="float" office:value="2.18409044678262" calcext:value-type="float">
            <text:p>2.184</text:p>
          </table:table-cell>
          <table:table-cell table:formula="of:=SSSmooth*[.I75]+(1-SSSmooth)*([.E76]/[.F76])" office:value-type="float" office:value="2.16801478752337" calcext:value-type="float">
            <text:p>2.168</text:p>
          </table:table-cell>
          <table:table-cell table:formula="of:=[.I76]-[.I75]" office:value-type="float" office:value="0.00139757826559705" calcext:value-type="float">
            <text:p>0.00139757826559705</text:p>
          </table:table-cell>
          <table:table-cell table:formula="of:=IF([.J76]&lt;SSThresh;[.K75]+1;IF(AND([.J76]&lt;SSReset;[.K75]&gt;0);[.K7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6]+Period" office:value-type="float" office:value="348" calcext:value-type="float">
            <text:p>348</text:p>
          </table:table-cell>
          <table:table-cell table:formula="of:=[.A77]" office:value-type="float" office:value="348" calcext:value-type="float">
            <text:p>3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7]);2)" office:value-type="float" office:value="8.09" calcext:value-type="float">
            <text:p>8.09</text:p>
          </table:table-cell>
          <table:table-cell table:formula="of:=ROUND(SQRT(CalPwr/[.H77]);2)" office:value-type="float" office:value="3.71" calcext:value-type="float">
            <text:p>3.71</text:p>
          </table:table-cell>
          <table:table-cell table:formula="of:=Tfinal-(Tfinal-Tinitial)*EXP(-[.A77]/tau)" office:value-type="float" office:value="94.4268840428931" calcext:value-type="float">
            <text:p>94.427</text:p>
          </table:table-cell>
          <table:table-cell table:formula="of:=VLOOKUP([.G77];TRMapping;3) + ([.G77]-VLOOKUP([.G77];TRMapping;1))*(VLOOKUP([.G77];TRMapping;5)-VLOOKUP([.G77];TRMapping;3))/(VLOOKUP([.G77];TRMapping;4)-VLOOKUP([.G77];TRMapping;1))" office:value-type="float" office:value="2.18420175933201" calcext:value-type="float">
            <text:p>2.184</text:p>
          </table:table-cell>
          <table:table-cell table:formula="of:=SSSmooth*[.I76]+(1-SSSmooth)*([.E77]/[.F77])" office:value-type="float" office:value="2.16927260796241" calcext:value-type="float">
            <text:p>2.169</text:p>
          </table:table-cell>
          <table:table-cell table:formula="of:=[.I77]-[.I76]" office:value-type="float" office:value="0.00125782043903744" calcext:value-type="float">
            <text:p>0.00125782043903744</text:p>
          </table:table-cell>
          <table:table-cell table:formula="of:=IF([.J77]&lt;SSThresh;[.K76]+1;IF(AND([.J77]&lt;SSReset;[.K76]&gt;0);[.K7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7]+Period" office:value-type="float" office:value="350" calcext:value-type="float">
            <text:p>350</text:p>
          </table:table-cell>
          <table:table-cell table:formula="of:=[.A78]" office:value-type="float" office:value="350" calcext:value-type="float">
            <text:p>3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8]);2)" office:value-type="float" office:value="8.1" calcext:value-type="float">
            <text:p>8.1</text:p>
          </table:table-cell>
          <table:table-cell table:formula="of:=ROUND(SQRT(CalPwr/[.H78]);2)" office:value-type="float" office:value="3.71" calcext:value-type="float">
            <text:p>3.71</text:p>
          </table:table-cell>
          <table:table-cell table:formula="of:=Tfinal-(Tfinal-Tinitial)*EXP(-[.A78]/tau)" office:value-type="float" office:value="94.4425848542111" calcext:value-type="float">
            <text:p>94.443</text:p>
          </table:table-cell>
          <table:table-cell table:formula="of:=VLOOKUP([.G78];TRMapping;3) + ([.G78]-VLOOKUP([.G78];TRMapping;1))*(VLOOKUP([.G78];TRMapping;5)-VLOOKUP([.G78];TRMapping;3))/(VLOOKUP([.G78];TRMapping;4)-VLOOKUP([.G78];TRMapping;1))" office:value-type="float" office:value="2.18431002241591" calcext:value-type="float">
            <text:p>2.184</text:p>
          </table:table-cell>
          <table:table-cell table:formula="of:=SSSmooth*[.I77]+(1-SSSmooth)*([.E78]/[.F78])" office:value-type="float" office:value="2.17067418813652" calcext:value-type="float">
            <text:p>2.171</text:p>
          </table:table-cell>
          <table:table-cell table:formula="of:=[.I78]-[.I77]" office:value-type="float" office:value="0.00140158017410919" calcext:value-type="float">
            <text:p>0.00140158017410919</text:p>
          </table:table-cell>
          <table:table-cell table:formula="of:=IF([.J78]&lt;SSThresh;[.K77]+1;IF(AND([.J78]&lt;SSReset;[.K77]&gt;0);[.K7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8]+Period" office:value-type="float" office:value="352" calcext:value-type="float">
            <text:p>352</text:p>
          </table:table-cell>
          <table:table-cell table:formula="of:=[.A79]" office:value-type="float" office:value="352" calcext:value-type="float">
            <text:p>3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79]);2)" office:value-type="float" office:value="8.1" calcext:value-type="float">
            <text:p>8.1</text:p>
          </table:table-cell>
          <table:table-cell table:formula="of:=ROUND(SQRT(CalPwr/[.H79]);2)" office:value-type="float" office:value="3.71" calcext:value-type="float">
            <text:p>3.71</text:p>
          </table:table-cell>
          <table:table-cell table:formula="of:=Tfinal-(Tfinal-Tinitial)*EXP(-[.A79]/tau)" office:value-type="float" office:value="94.4578555335932" calcext:value-type="float">
            <text:p>94.458</text:p>
          </table:table-cell>
          <table:table-cell table:formula="of:=VLOOKUP([.G79];TRMapping;3) + ([.G79]-VLOOKUP([.G79];TRMapping;1))*(VLOOKUP([.G79];TRMapping;5)-VLOOKUP([.G79];TRMapping;3))/(VLOOKUP([.G79];TRMapping;4)-VLOOKUP([.G79];TRMapping;1))" office:value-type="float" office:value="2.18441531957601" calcext:value-type="float">
            <text:p>2.184</text:p>
          </table:table-cell>
          <table:table-cell table:formula="of:=SSSmooth*[.I78]+(1-SSSmooth)*([.E79]/[.F79])" office:value-type="float" office:value="2.17193561029322" calcext:value-type="float">
            <text:p>2.172</text:p>
          </table:table-cell>
          <table:table-cell table:formula="of:=[.I79]-[.I78]" office:value-type="float" office:value="0.00126142215669844" calcext:value-type="float">
            <text:p>0.00126142215669844</text:p>
          </table:table-cell>
          <table:table-cell table:formula="of:=IF([.J79]&lt;SSThresh;[.K78]+1;IF(AND([.J79]&lt;SSReset;[.K78]&gt;0);[.K7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9]+Period" office:value-type="float" office:value="354" calcext:value-type="float">
            <text:p>354</text:p>
          </table:table-cell>
          <table:table-cell table:formula="of:=[.A80]" office:value-type="float" office:value="354" calcext:value-type="float">
            <text:p>3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0]);2)" office:value-type="float" office:value="8.1" calcext:value-type="float">
            <text:p>8.1</text:p>
          </table:table-cell>
          <table:table-cell table:formula="of:=ROUND(SQRT(CalPwr/[.H80]);2)" office:value-type="float" office:value="3.71" calcext:value-type="float">
            <text:p>3.71</text:p>
          </table:table-cell>
          <table:table-cell table:formula="of:=Tfinal-(Tfinal-Tinitial)*EXP(-[.A80]/tau)" office:value-type="float" office:value="94.4727078647289" calcext:value-type="float">
            <text:p>94.473</text:p>
          </table:table-cell>
          <table:table-cell table:formula="of:=VLOOKUP([.G80];TRMapping;3) + ([.G80]-VLOOKUP([.G80];TRMapping;1))*(VLOOKUP([.G80];TRMapping;5)-VLOOKUP([.G80];TRMapping;3))/(VLOOKUP([.G80];TRMapping;4)-VLOOKUP([.G80];TRMapping;1))" office:value-type="float" office:value="2.18451773206536" calcext:value-type="float">
            <text:p>2.185</text:p>
          </table:table-cell>
          <table:table-cell table:formula="of:=SSSmooth*[.I79]+(1-SSSmooth)*([.E80]/[.F80])" office:value-type="float" office:value="2.17307089023425" calcext:value-type="float">
            <text:p>2.173</text:p>
          </table:table-cell>
          <table:table-cell table:formula="of:=[.I80]-[.I79]" office:value-type="float" office:value="0.00113527994102869" calcext:value-type="float">
            <text:p>0.00113527994102869</text:p>
          </table:table-cell>
          <table:table-cell table:formula="of:=IF([.J80]&lt;SSThresh;[.K79]+1;IF(AND([.J80]&lt;SSReset;[.K79]&gt;0);[.K7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0]+Period" office:value-type="float" office:value="356" calcext:value-type="float">
            <text:p>356</text:p>
          </table:table-cell>
          <table:table-cell table:formula="of:=[.A81]" office:value-type="float" office:value="356" calcext:value-type="float">
            <text:p>3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1]);2)" office:value-type="float" office:value="8.1" calcext:value-type="float">
            <text:p>8.1</text:p>
          </table:table-cell>
          <table:table-cell table:formula="of:=ROUND(SQRT(CalPwr/[.H81]);2)" office:value-type="float" office:value="3.71" calcext:value-type="float">
            <text:p>3.71</text:p>
          </table:table-cell>
          <table:table-cell table:formula="of:=Tfinal-(Tfinal-Tinitial)*EXP(-[.A81]/tau)" office:value-type="float" office:value="94.4871533084871" calcext:value-type="float">
            <text:p>94.487</text:p>
          </table:table-cell>
          <table:table-cell table:formula="of:=VLOOKUP([.G81];TRMapping;3) + ([.G81]-VLOOKUP([.G81];TRMapping;1))*(VLOOKUP([.G81];TRMapping;5)-VLOOKUP([.G81];TRMapping;3))/(VLOOKUP([.G81];TRMapping;4)-VLOOKUP([.G81];TRMapping;1))" office:value-type="float" office:value="2.18461733891101" calcext:value-type="float">
            <text:p>2.185</text:p>
          </table:table-cell>
          <table:table-cell table:formula="of:=SSSmooth*[.I80]+(1-SSSmooth)*([.E81]/[.F81])" office:value-type="float" office:value="2.17409264218117" calcext:value-type="float">
            <text:p>2.174</text:p>
          </table:table-cell>
          <table:table-cell table:formula="of:=[.I81]-[.I80]" office:value-type="float" office:value="0.00102175194692578" calcext:value-type="float">
            <text:p>0.00102175194692578</text:p>
          </table:table-cell>
          <table:table-cell table:formula="of:=IF([.J81]&lt;SSThresh;[.K80]+1;IF(AND([.J81]&lt;SSReset;[.K80]&gt;0);[.K8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1]+Period" office:value-type="float" office:value="358" calcext:value-type="float">
            <text:p>358</text:p>
          </table:table-cell>
          <table:table-cell table:formula="of:=[.A82]" office:value-type="float" office:value="358" calcext:value-type="float">
            <text:p>3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2]);2)" office:value-type="float" office:value="8.1" calcext:value-type="float">
            <text:p>8.1</text:p>
          </table:table-cell>
          <table:table-cell table:formula="of:=ROUND(SQRT(CalPwr/[.H82]);2)" office:value-type="float" office:value="3.71" calcext:value-type="float">
            <text:p>3.71</text:p>
          </table:table-cell>
          <table:table-cell table:formula="of:=Tfinal-(Tfinal-Tinitial)*EXP(-[.A82]/tau)" office:value-type="float" office:value="94.5012030117602" calcext:value-type="float">
            <text:p>94.501</text:p>
          </table:table-cell>
          <table:table-cell table:formula="of:=VLOOKUP([.G82];TRMapping;3) + ([.G82]-VLOOKUP([.G82];TRMapping;1))*(VLOOKUP([.G82];TRMapping;5)-VLOOKUP([.G82];TRMapping;3))/(VLOOKUP([.G82];TRMapping;4)-VLOOKUP([.G82];TRMapping;1))" office:value-type="float" office:value="2.18471421697504" calcext:value-type="float">
            <text:p>2.185</text:p>
          </table:table-cell>
          <table:table-cell table:formula="of:=SSSmooth*[.I81]+(1-SSSmooth)*([.E82]/[.F82])" office:value-type="float" office:value="2.17501221893341" calcext:value-type="float">
            <text:p>2.175</text:p>
          </table:table-cell>
          <table:table-cell table:formula="of:=[.I82]-[.I81]" office:value-type="float" office:value="0.000919576752233198" calcext:value-type="float">
            <text:p>0.000919576752233198</text:p>
          </table:table-cell>
          <table:table-cell table:formula="of:=IF([.J82]&lt;SSThresh;[.K81]+1;IF(AND([.J82]&lt;SSReset;[.K81]&gt;0);[.K8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2]+Period" office:value-type="float" office:value="360" calcext:value-type="float">
            <text:p>360</text:p>
          </table:table-cell>
          <table:table-cell table:formula="of:=[.A83]" office:value-type="float" office:value="360" calcext:value-type="float">
            <text:p>3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3]);2)" office:value-type="float" office:value="8.1" calcext:value-type="float">
            <text:p>8.1</text:p>
          </table:table-cell>
          <table:table-cell table:formula="of:=ROUND(SQRT(CalPwr/[.H83]);2)" office:value-type="float" office:value="3.71" calcext:value-type="float">
            <text:p>3.71</text:p>
          </table:table-cell>
          <table:table-cell table:formula="of:=Tfinal-(Tfinal-Tinitial)*EXP(-[.A83]/tau)" office:value-type="float" office:value="94.5148678160658" calcext:value-type="float">
            <text:p>94.515</text:p>
          </table:table-cell>
          <table:table-cell table:formula="of:=VLOOKUP([.G83];TRMapping;3) + ([.G83]-VLOOKUP([.G83];TRMapping;1))*(VLOOKUP([.G83];TRMapping;5)-VLOOKUP([.G83];TRMapping;3))/(VLOOKUP([.G83];TRMapping;4)-VLOOKUP([.G83];TRMapping;1))" office:value-type="float" office:value="2.18480844101385" calcext:value-type="float">
            <text:p>2.185</text:p>
          </table:table-cell>
          <table:table-cell table:formula="of:=SSSmooth*[.I82]+(1-SSSmooth)*([.E83]/[.F83])" office:value-type="float" office:value="2.17583983801042" calcext:value-type="float">
            <text:p>2.176</text:p>
          </table:table-cell>
          <table:table-cell table:formula="of:=[.I83]-[.I82]" office:value-type="float" office:value="0.000827619077009789" calcext:value-type="float">
            <text:p>0.000827619077009789</text:p>
          </table:table-cell>
          <table:table-cell table:formula="of:=IF([.J83]&lt;SSThresh;[.K82]+1;IF(AND([.J83]&lt;SSReset;[.K82]&gt;0);[.K8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3]+Period" office:value-type="float" office:value="362" calcext:value-type="float">
            <text:p>362</text:p>
          </table:table-cell>
          <table:table-cell table:formula="of:=[.A84]" office:value-type="float" office:value="362" calcext:value-type="float">
            <text:p>3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4]);2)" office:value-type="float" office:value="8.1" calcext:value-type="float">
            <text:p>8.1</text:p>
          </table:table-cell>
          <table:table-cell table:formula="of:=ROUND(SQRT(CalPwr/[.H84]);2)" office:value-type="float" office:value="3.71" calcext:value-type="float">
            <text:p>3.71</text:p>
          </table:table-cell>
          <table:table-cell table:formula="of:=Tfinal-(Tfinal-Tinitial)*EXP(-[.A84]/tau)" office:value-type="float" office:value="94.5281582659124" calcext:value-type="float">
            <text:p>94.528</text:p>
          </table:table-cell>
          <table:table-cell table:formula="of:=VLOOKUP([.G84];TRMapping;3) + ([.G84]-VLOOKUP([.G84];TRMapping;1))*(VLOOKUP([.G84];TRMapping;5)-VLOOKUP([.G84];TRMapping;3))/(VLOOKUP([.G84];TRMapping;4)-VLOOKUP([.G84];TRMapping;1))" office:value-type="float" office:value="2.18490008373584" calcext:value-type="float">
            <text:p>2.185</text:p>
          </table:table-cell>
          <table:table-cell table:formula="of:=SSSmooth*[.I83]+(1-SSSmooth)*([.E84]/[.F84])" office:value-type="float" office:value="2.17658469517973" calcext:value-type="float">
            <text:p>2.177</text:p>
          </table:table-cell>
          <table:table-cell table:formula="of:=[.I84]-[.I83]" office:value-type="float" office:value="0.000744857169308943" calcext:value-type="float">
            <text:p>0.000744857169308943</text:p>
          </table:table-cell>
          <table:table-cell table:formula="of:=IF([.J84]&lt;SSThresh;[.K83]+1;IF(AND([.J84]&lt;SSReset;[.K83]&gt;0);[.K8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4]+Period" office:value-type="float" office:value="364" calcext:value-type="float">
            <text:p>364</text:p>
          </table:table-cell>
          <table:table-cell table:formula="of:=[.A85]" office:value-type="float" office:value="364" calcext:value-type="float">
            <text:p>3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5]);2)" office:value-type="float" office:value="8.1" calcext:value-type="float">
            <text:p>8.1</text:p>
          </table:table-cell>
          <table:table-cell table:formula="of:=ROUND(SQRT(CalPwr/[.H85]);2)" office:value-type="float" office:value="3.71" calcext:value-type="float">
            <text:p>3.71</text:p>
          </table:table-cell>
          <table:table-cell table:formula="of:=Tfinal-(Tfinal-Tinitial)*EXP(-[.A85]/tau)" office:value-type="float" office:value="94.5410846169361" calcext:value-type="float">
            <text:p>94.541</text:p>
          </table:table-cell>
          <table:table-cell table:formula="of:=VLOOKUP([.G85];TRMapping;3) + ([.G85]-VLOOKUP([.G85];TRMapping;1))*(VLOOKUP([.G85];TRMapping;5)-VLOOKUP([.G85];TRMapping;3))/(VLOOKUP([.G85];TRMapping;4)-VLOOKUP([.G85];TRMapping;1))" office:value-type="float" office:value="2.18498921585756" calcext:value-type="float">
            <text:p>2.185</text:p>
          </table:table-cell>
          <table:table-cell table:formula="of:=SSSmooth*[.I84]+(1-SSSmooth)*([.E85]/[.F85])" office:value-type="float" office:value="2.1772550666321" calcext:value-type="float">
            <text:p>2.177</text:p>
          </table:table-cell>
          <table:table-cell table:formula="of:=[.I85]-[.I84]" office:value-type="float" office:value="0.000670371452378138" calcext:value-type="float">
            <text:p>0.000670371452378138</text:p>
          </table:table-cell>
          <table:table-cell table:formula="of:=IF([.J85]&lt;SSThresh;[.K84]+1;IF(AND([.J85]&lt;SSReset;[.K84]&gt;0);[.K8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5]+Period" office:value-type="float" office:value="366" calcext:value-type="float">
            <text:p>366</text:p>
          </table:table-cell>
          <table:table-cell table:formula="of:=[.A86]" office:value-type="float" office:value="366" calcext:value-type="float">
            <text:p>3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6]);2)" office:value-type="float" office:value="8.1" calcext:value-type="float">
            <text:p>8.1</text:p>
          </table:table-cell>
          <table:table-cell table:formula="of:=ROUND(SQRT(CalPwr/[.H86]);2)" office:value-type="float" office:value="3.71" calcext:value-type="float">
            <text:p>3.71</text:p>
          </table:table-cell>
          <table:table-cell table:formula="of:=Tfinal-(Tfinal-Tinitial)*EXP(-[.A86]/tau)" office:value-type="float" office:value="94.5536568438145" calcext:value-type="float">
            <text:p>94.554</text:p>
          </table:table-cell>
          <table:table-cell table:formula="of:=VLOOKUP([.G86];TRMapping;3) + ([.G86]-VLOOKUP([.G86];TRMapping;1))*(VLOOKUP([.G86];TRMapping;5)-VLOOKUP([.G86];TRMapping;3))/(VLOOKUP([.G86];TRMapping;4)-VLOOKUP([.G86];TRMapping;1))" office:value-type="float" office:value="2.18507590615819" calcext:value-type="float">
            <text:p>2.185</text:p>
          </table:table-cell>
          <table:table-cell table:formula="of:=SSSmooth*[.I85]+(1-SSSmooth)*([.E86]/[.F86])" office:value-type="float" office:value="2.17785840093924" calcext:value-type="float">
            <text:p>2.178</text:p>
          </table:table-cell>
          <table:table-cell table:formula="of:=[.I86]-[.I85]" office:value-type="float" office:value="0.000603334307140102" calcext:value-type="float">
            <text:p>0.000603334307140102</text:p>
          </table:table-cell>
          <table:table-cell table:formula="of:=IF([.J86]&lt;SSThresh;[.K85]+1;IF(AND([.J86]&lt;SSReset;[.K85]&gt;0);[.K8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6]+Period" office:value-type="float" office:value="368" calcext:value-type="float">
            <text:p>368</text:p>
          </table:table-cell>
          <table:table-cell table:formula="of:=[.A87]" office:value-type="float" office:value="368" calcext:value-type="float">
            <text:p>3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7]);2)" office:value-type="float" office:value="8.1" calcext:value-type="float">
            <text:p>8.1</text:p>
          </table:table-cell>
          <table:table-cell table:formula="of:=ROUND(SQRT(CalPwr/[.H87]);2)" office:value-type="float" office:value="3.71" calcext:value-type="float">
            <text:p>3.71</text:p>
          </table:table-cell>
          <table:table-cell table:formula="of:=Tfinal-(Tfinal-Tinitial)*EXP(-[.A87]/tau)" office:value-type="float" office:value="94.5658846479637" calcext:value-type="float">
            <text:p>94.566</text:p>
          </table:table-cell>
          <table:table-cell table:formula="of:=VLOOKUP([.G87];TRMapping;3) + ([.G87]-VLOOKUP([.G87];TRMapping;1))*(VLOOKUP([.G87];TRMapping;5)-VLOOKUP([.G87];TRMapping;3))/(VLOOKUP([.G87];TRMapping;4)-VLOOKUP([.G87];TRMapping;1))" office:value-type="float" office:value="2.1851602215327" calcext:value-type="float">
            <text:p>2.185</text:p>
          </table:table-cell>
          <table:table-cell table:formula="of:=SSSmooth*[.I86]+(1-SSSmooth)*([.E87]/[.F87])" office:value-type="float" office:value="2.17840140181567" calcext:value-type="float">
            <text:p>2.178</text:p>
          </table:table-cell>
          <table:table-cell table:formula="of:=[.I87]-[.I86]" office:value-type="float" office:value="0.000543000876426003" calcext:value-type="float">
            <text:p>0.000543000876426003</text:p>
          </table:table-cell>
          <table:table-cell table:formula="of:=IF([.J87]&lt;SSThresh;[.K86]+1;IF(AND([.J87]&lt;SSReset;[.K86]&gt;0);[.K8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7]+Period" office:value-type="float" office:value="370" calcext:value-type="float">
            <text:p>370</text:p>
          </table:table-cell>
          <table:table-cell table:formula="of:=[.A88]" office:value-type="float" office:value="370" calcext:value-type="float">
            <text:p>3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8]);2)" office:value-type="float" office:value="8.1" calcext:value-type="float">
            <text:p>8.1</text:p>
          </table:table-cell>
          <table:table-cell table:formula="of:=ROUND(SQRT(CalPwr/[.H88]);2)" office:value-type="float" office:value="3.71" calcext:value-type="float">
            <text:p>3.71</text:p>
          </table:table-cell>
          <table:table-cell table:formula="of:=Tfinal-(Tfinal-Tinitial)*EXP(-[.A88]/tau)" office:value-type="float" office:value="94.5777774650246" calcext:value-type="float">
            <text:p>94.578</text:p>
          </table:table-cell>
          <table:table-cell table:formula="of:=VLOOKUP([.G88];TRMapping;3) + ([.G88]-VLOOKUP([.G88];TRMapping;1))*(VLOOKUP([.G88];TRMapping;5)-VLOOKUP([.G88];TRMapping;3))/(VLOOKUP([.G88];TRMapping;4)-VLOOKUP([.G88];TRMapping;1))" office:value-type="float" office:value="2.18524222704345" calcext:value-type="float">
            <text:p>2.185</text:p>
          </table:table-cell>
          <table:table-cell table:formula="of:=SSSmooth*[.I87]+(1-SSSmooth)*([.E88]/[.F88])" office:value-type="float" office:value="2.17889010260445" calcext:value-type="float">
            <text:p>2.179</text:p>
          </table:table-cell>
          <table:table-cell table:formula="of:=[.I88]-[.I87]" office:value-type="float" office:value="0.000488700788783714" calcext:value-type="float">
            <text:p>0.000488700788783714</text:p>
          </table:table-cell>
          <table:table-cell table:formula="of:=IF([.J88]&lt;SSThresh;[.K87]+1;IF(AND([.J88]&lt;SSReset;[.K87]&gt;0);[.K8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8]+Period" office:value-type="float" office:value="372" calcext:value-type="float">
            <text:p>372</text:p>
          </table:table-cell>
          <table:table-cell table:formula="of:=[.A89]" office:value-type="float" office:value="372" calcext:value-type="float">
            <text:p>3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89]);2)" office:value-type="float" office:value="8.1" calcext:value-type="float">
            <text:p>8.1</text:p>
          </table:table-cell>
          <table:table-cell table:formula="of:=ROUND(SQRT(CalPwr/[.H89]);2)" office:value-type="float" office:value="3.71" calcext:value-type="float">
            <text:p>3.71</text:p>
          </table:table-cell>
          <table:table-cell table:formula="of:=Tfinal-(Tfinal-Tinitial)*EXP(-[.A89]/tau)" office:value-type="float" office:value="94.5893444721435" calcext:value-type="float">
            <text:p>94.589</text:p>
          </table:table-cell>
          <table:table-cell table:formula="of:=VLOOKUP([.G89];TRMapping;3) + ([.G89]-VLOOKUP([.G89];TRMapping;1))*(VLOOKUP([.G89];TRMapping;5)-VLOOKUP([.G89];TRMapping;3))/(VLOOKUP([.G89];TRMapping;4)-VLOOKUP([.G89];TRMapping;1))" office:value-type="float" office:value="2.18532198597035" calcext:value-type="float">
            <text:p>2.185</text:p>
          </table:table-cell>
          <table:table-cell table:formula="of:=SSSmooth*[.I88]+(1-SSSmooth)*([.E89]/[.F89])" office:value-type="float" office:value="2.17932993331436" calcext:value-type="float">
            <text:p>2.179</text:p>
          </table:table-cell>
          <table:table-cell table:formula="of:=[.I89]-[.I88]" office:value-type="float" office:value="0.000439830709904943" calcext:value-type="float">
            <text:p>0.000439830709904943</text:p>
          </table:table-cell>
          <table:table-cell table:formula="of:=IF([.J89]&lt;SSThresh;[.K88]+1;IF(AND([.J89]&lt;SSReset;[.K88]&gt;0);[.K8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9]+Period" office:value-type="float" office:value="374" calcext:value-type="float">
            <text:p>374</text:p>
          </table:table-cell>
          <table:table-cell table:formula="of:=[.A90]" office:value-type="float" office:value="374" calcext:value-type="float">
            <text:p>3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0]);2)" office:value-type="float" office:value="8.1" calcext:value-type="float">
            <text:p>8.1</text:p>
          </table:table-cell>
          <table:table-cell table:formula="of:=ROUND(SQRT(CalPwr/[.H90]);2)" office:value-type="float" office:value="3.71" calcext:value-type="float">
            <text:p>3.71</text:p>
          </table:table-cell>
          <table:table-cell table:formula="of:=Tfinal-(Tfinal-Tinitial)*EXP(-[.A90]/tau)" office:value-type="float" office:value="94.6005945950542" calcext:value-type="float">
            <text:p>94.601</text:p>
          </table:table-cell>
          <table:table-cell table:formula="of:=VLOOKUP([.G90];TRMapping;3) + ([.G90]-VLOOKUP([.G90];TRMapping;1))*(VLOOKUP([.G90];TRMapping;5)-VLOOKUP([.G90];TRMapping;3))/(VLOOKUP([.G90];TRMapping;4)-VLOOKUP([.G90];TRMapping;1))" office:value-type="float" office:value="2.18539955985974" calcext:value-type="float">
            <text:p>2.185</text:p>
          </table:table-cell>
          <table:table-cell table:formula="of:=SSSmooth*[.I89]+(1-SSSmooth)*([.E90]/[.F90])" office:value-type="float" office:value="2.17972578095327" calcext:value-type="float">
            <text:p>2.180</text:p>
          </table:table-cell>
          <table:table-cell table:formula="of:=[.I90]-[.I89]" office:value-type="float" office:value="0.000395847638914759" calcext:value-type="float">
            <text:p>0.000395847638914759</text:p>
          </table:table-cell>
          <table:table-cell table:formula="of:=IF([.J90]&lt;SSThresh;[.K89]+1;IF(AND([.J90]&lt;SSReset;[.K89]&gt;0);[.K8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0]+Period" office:value-type="float" office:value="376" calcext:value-type="float">
            <text:p>376</text:p>
          </table:table-cell>
          <table:table-cell table:formula="of:=[.A91]" office:value-type="float" office:value="376" calcext:value-type="float">
            <text:p>3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1]);2)" office:value-type="float" office:value="8.1" calcext:value-type="float">
            <text:p>8.1</text:p>
          </table:table-cell>
          <table:table-cell table:formula="of:=ROUND(SQRT(CalPwr/[.H91]);2)" office:value-type="float" office:value="3.7" calcext:value-type="float">
            <text:p>3.7</text:p>
          </table:table-cell>
          <table:table-cell table:formula="of:=Tfinal-(Tfinal-Tinitial)*EXP(-[.A91]/tau)" office:value-type="float" office:value="94.6115365149652" calcext:value-type="float">
            <text:p>94.612</text:p>
          </table:table-cell>
          <table:table-cell table:formula="of:=VLOOKUP([.G91];TRMapping;3) + ([.G91]-VLOOKUP([.G91];TRMapping;1))*(VLOOKUP([.G91];TRMapping;5)-VLOOKUP([.G91];TRMapping;3))/(VLOOKUP([.G91];TRMapping;4)-VLOOKUP([.G91];TRMapping;1))" office:value-type="float" office:value="2.18547500857187" calcext:value-type="float">
            <text:p>2.185</text:p>
          </table:table-cell>
          <table:table-cell table:formula="of:=SSSmooth*[.I90]+(1-SSSmooth)*([.E91]/[.F91])" office:value-type="float" office:value="2.18067212177686" calcext:value-type="float">
            <text:p>2.181</text:p>
          </table:table-cell>
          <table:table-cell table:formula="of:=[.I91]-[.I90]" office:value-type="float" office:value="0.000946340823591463" calcext:value-type="float">
            <text:p>0.000946340823591463</text:p>
          </table:table-cell>
          <table:table-cell table:formula="of:=IF([.J91]&lt;SSThresh;[.K90]+1;IF(AND([.J91]&lt;SSReset;[.K90]&gt;0);[.K9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1]+Period" office:value-type="float" office:value="378" calcext:value-type="float">
            <text:p>378</text:p>
          </table:table-cell>
          <table:table-cell table:formula="of:=[.A92]" office:value-type="float" office:value="378" calcext:value-type="float">
            <text:p>3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2]);2)" office:value-type="float" office:value="8.1" calcext:value-type="float">
            <text:p>8.1</text:p>
          </table:table-cell>
          <table:table-cell table:formula="of:=ROUND(SQRT(CalPwr/[.H92]);2)" office:value-type="float" office:value="3.7" calcext:value-type="float">
            <text:p>3.7</text:p>
          </table:table-cell>
          <table:table-cell table:formula="of:=Tfinal-(Tfinal-Tinitial)*EXP(-[.A92]/tau)" office:value-type="float" office:value="94.6221786752589" calcext:value-type="float">
            <text:p>94.622</text:p>
          </table:table-cell>
          <table:table-cell table:formula="of:=VLOOKUP([.G92];TRMapping;3) + ([.G92]-VLOOKUP([.G92];TRMapping;1))*(VLOOKUP([.G92];TRMapping;5)-VLOOKUP([.G92];TRMapping;3))/(VLOOKUP([.G92];TRMapping;4)-VLOOKUP([.G92];TRMapping;1))" office:value-type="float" office:value="2.18554839032708" calcext:value-type="float">
            <text:p>2.186</text:p>
          </table:table-cell>
          <table:table-cell table:formula="of:=SSSmooth*[.I91]+(1-SSSmooth)*([.E92]/[.F92])" office:value-type="float" office:value="2.1815238285181" calcext:value-type="float">
            <text:p>2.182</text:p>
          </table:table-cell>
          <table:table-cell table:formula="of:=[.I92]-[.I91]" office:value-type="float" office:value="0.000851706741232583" calcext:value-type="float">
            <text:p>0.000851706741232583</text:p>
          </table:table-cell>
          <table:table-cell table:formula="of:=IF([.J92]&lt;SSThresh;[.K91]+1;IF(AND([.J92]&lt;SSReset;[.K91]&gt;0);[.K9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2]+Period" office:value-type="float" office:value="380" calcext:value-type="float">
            <text:p>380</text:p>
          </table:table-cell>
          <table:table-cell table:formula="of:=[.A93]" office:value-type="float" office:value="380" calcext:value-type="float">
            <text:p>3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3]);2)" office:value-type="float" office:value="8.1" calcext:value-type="float">
            <text:p>8.1</text:p>
          </table:table-cell>
          <table:table-cell table:formula="of:=ROUND(SQRT(CalPwr/[.H93]);2)" office:value-type="float" office:value="3.7" calcext:value-type="float">
            <text:p>3.7</text:p>
          </table:table-cell>
          <table:table-cell table:formula="of:=Tfinal-(Tfinal-Tinitial)*EXP(-[.A93]/tau)" office:value-type="float" office:value="94.6325292880068" calcext:value-type="float">
            <text:p>94.633</text:p>
          </table:table-cell>
          <table:table-cell table:formula="of:=VLOOKUP([.G93];TRMapping;3) + ([.G93]-VLOOKUP([.G93];TRMapping;1))*(VLOOKUP([.G93];TRMapping;5)-VLOOKUP([.G93];TRMapping;3))/(VLOOKUP([.G93];TRMapping;4)-VLOOKUP([.G93];TRMapping;1))" office:value-type="float" office:value="2.18561976175073" calcext:value-type="float">
            <text:p>2.186</text:p>
          </table:table-cell>
          <table:table-cell table:formula="of:=SSSmooth*[.I92]+(1-SSSmooth)*([.E93]/[.F93])" office:value-type="float" office:value="2.18229036458521" calcext:value-type="float">
            <text:p>2.182</text:p>
          </table:table-cell>
          <table:table-cell table:formula="of:=[.I93]-[.I92]" office:value-type="float" office:value="0.000766536067108969" calcext:value-type="float">
            <text:p>0.000766536067108969</text:p>
          </table:table-cell>
          <table:table-cell table:formula="of:=IF([.J93]&lt;SSThresh;[.K92]+1;IF(AND([.J93]&lt;SSReset;[.K92]&gt;0);[.K9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3]+Period" office:value-type="float" office:value="382" calcext:value-type="float">
            <text:p>382</text:p>
          </table:table-cell>
          <table:table-cell table:formula="of:=[.A94]" office:value-type="float" office:value="382" calcext:value-type="float">
            <text:p>38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4]);2)" office:value-type="float" office:value="8.1" calcext:value-type="float">
            <text:p>8.1</text:p>
          </table:table-cell>
          <table:table-cell table:formula="of:=ROUND(SQRT(CalPwr/[.H94]);2)" office:value-type="float" office:value="3.7" calcext:value-type="float">
            <text:p>3.7</text:p>
          </table:table-cell>
          <table:table-cell table:formula="of:=Tfinal-(Tfinal-Tinitial)*EXP(-[.A94]/tau)" office:value-type="float" office:value="94.6425963403063" calcext:value-type="float">
            <text:p>94.643</text:p>
          </table:table-cell>
          <table:table-cell table:formula="of:=VLOOKUP([.G94];TRMapping;3) + ([.G94]-VLOOKUP([.G94];TRMapping;1))*(VLOOKUP([.G94];TRMapping;5)-VLOOKUP([.G94];TRMapping;3))/(VLOOKUP([.G94];TRMapping;4)-VLOOKUP([.G94];TRMapping;1))" office:value-type="float" office:value="2.18568917791692" calcext:value-type="float">
            <text:p>2.186</text:p>
          </table:table-cell>
          <table:table-cell table:formula="of:=SSSmooth*[.I93]+(1-SSSmooth)*([.E94]/[.F94])" office:value-type="float" office:value="2.1829802470456" calcext:value-type="float">
            <text:p>2.183</text:p>
          </table:table-cell>
          <table:table-cell table:formula="of:=[.I94]-[.I93]" office:value-type="float" office:value="0.000689882460398028" calcext:value-type="float">
            <text:p>0.000689882460398028</text:p>
          </table:table-cell>
          <table:table-cell table:formula="of:=IF([.J94]&lt;SSThresh;[.K93]+1;IF(AND([.J94]&lt;SSReset;[.K93]&gt;0);[.K9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4]+Period" office:value-type="float" office:value="384" calcext:value-type="float">
            <text:p>384</text:p>
          </table:table-cell>
          <table:table-cell table:formula="of:=[.A95]" office:value-type="float" office:value="384" calcext:value-type="float">
            <text:p>38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5]);2)" office:value-type="float" office:value="8.1" calcext:value-type="float">
            <text:p>8.1</text:p>
          </table:table-cell>
          <table:table-cell table:formula="of:=ROUND(SQRT(CalPwr/[.H95]);2)" office:value-type="float" office:value="3.7" calcext:value-type="float">
            <text:p>3.7</text:p>
          </table:table-cell>
          <table:table-cell table:formula="of:=Tfinal-(Tfinal-Tinitial)*EXP(-[.A95]/tau)" office:value-type="float" office:value="94.6523876004441" calcext:value-type="float">
            <text:p>94.652</text:p>
          </table:table-cell>
          <table:table-cell table:formula="of:=VLOOKUP([.G95];TRMapping;3) + ([.G95]-VLOOKUP([.G95];TRMapping;1))*(VLOOKUP([.G95];TRMapping;5)-VLOOKUP([.G95];TRMapping;3))/(VLOOKUP([.G95];TRMapping;4)-VLOOKUP([.G95];TRMapping;1))" office:value-type="float" office:value="2.18575669239093" calcext:value-type="float">
            <text:p>2.186</text:p>
          </table:table-cell>
          <table:table-cell table:formula="of:=SSSmooth*[.I94]+(1-SSSmooth)*([.E95]/[.F95])" office:value-type="float" office:value="2.18360114125996" calcext:value-type="float">
            <text:p>2.184</text:p>
          </table:table-cell>
          <table:table-cell table:formula="of:=[.I95]-[.I94]" office:value-type="float" office:value="0.000620894214358625" calcext:value-type="float">
            <text:p>0.000620894214358625</text:p>
          </table:table-cell>
          <table:table-cell table:formula="of:=IF([.J95]&lt;SSThresh;[.K94]+1;IF(AND([.J95]&lt;SSReset;[.K94]&gt;0);[.K9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5]+Period" office:value-type="float" office:value="386" calcext:value-type="float">
            <text:p>386</text:p>
          </table:table-cell>
          <table:table-cell table:formula="of:=[.A96]" office:value-type="float" office:value="386" calcext:value-type="float">
            <text:p>38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6]);2)" office:value-type="float" office:value="8.1" calcext:value-type="float">
            <text:p>8.1</text:p>
          </table:table-cell>
          <table:table-cell table:formula="of:=ROUND(SQRT(CalPwr/[.H96]);2)" office:value-type="float" office:value="3.7" calcext:value-type="float">
            <text:p>3.7</text:p>
          </table:table-cell>
          <table:table-cell table:formula="of:=Tfinal-(Tfinal-Tinitial)*EXP(-[.A96]/tau)" office:value-type="float" office:value="94.6619106238908" calcext:value-type="float">
            <text:p>94.662</text:p>
          </table:table-cell>
          <table:table-cell table:formula="of:=VLOOKUP([.G96];TRMapping;3) + ([.G96]-VLOOKUP([.G96];TRMapping;1))*(VLOOKUP([.G96];TRMapping;5)-VLOOKUP([.G96];TRMapping;3))/(VLOOKUP([.G96];TRMapping;4)-VLOOKUP([.G96];TRMapping;1))" office:value-type="float" office:value="2.18582235727063" calcext:value-type="float">
            <text:p>2.186</text:p>
          </table:table-cell>
          <table:table-cell table:formula="of:=SSSmooth*[.I95]+(1-SSSmooth)*([.E96]/[.F96])" office:value-type="float" office:value="2.18415994605289" calcext:value-type="float">
            <text:p>2.184</text:p>
          </table:table-cell>
          <table:table-cell table:formula="of:=[.I96]-[.I95]" office:value-type="float" office:value="0.000558804792922363" calcext:value-type="float">
            <text:p>0.000558804792922363</text:p>
          </table:table-cell>
          <table:table-cell table:formula="of:=IF([.J96]&lt;SSThresh;[.K95]+1;IF(AND([.J96]&lt;SSReset;[.K95]&gt;0);[.K9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6]+Period" office:value-type="float" office:value="388" calcext:value-type="float">
            <text:p>388</text:p>
          </table:table-cell>
          <table:table-cell table:formula="of:=[.A97]" office:value-type="float" office:value="388" calcext:value-type="float">
            <text:p>38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7]);2)" office:value-type="float" office:value="8.1" calcext:value-type="float">
            <text:p>8.1</text:p>
          </table:table-cell>
          <table:table-cell table:formula="of:=ROUND(SQRT(CalPwr/[.H97]);2)" office:value-type="float" office:value="3.7" calcext:value-type="float">
            <text:p>3.7</text:p>
          </table:table-cell>
          <table:table-cell table:formula="of:=Tfinal-(Tfinal-Tinitial)*EXP(-[.A97]/tau)" office:value-type="float" office:value="94.6711727591307" calcext:value-type="float">
            <text:p>94.671</text:p>
          </table:table-cell>
          <table:table-cell table:formula="of:=VLOOKUP([.G97];TRMapping;3) + ([.G97]-VLOOKUP([.G97];TRMapping;1))*(VLOOKUP([.G97];TRMapping;5)-VLOOKUP([.G97];TRMapping;3))/(VLOOKUP([.G97];TRMapping;4)-VLOOKUP([.G97];TRMapping;1))" office:value-type="float" office:value="2.18588622322661" calcext:value-type="float">
            <text:p>2.186</text:p>
          </table:table-cell>
          <table:table-cell table:formula="of:=SSSmooth*[.I96]+(1-SSSmooth)*([.E97]/[.F97])" office:value-type="float" office:value="2.18466287036652" calcext:value-type="float">
            <text:p>2.185</text:p>
          </table:table-cell>
          <table:table-cell table:formula="of:=[.I97]-[.I96]" office:value-type="float" office:value="0.000502924313630526" calcext:value-type="float">
            <text:p>0.000502924313630526</text:p>
          </table:table-cell>
          <table:table-cell table:formula="of:=IF([.J97]&lt;SSThresh;[.K96]+1;IF(AND([.J97]&lt;SSReset;[.K96]&gt;0);[.K9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7]+Period" office:value-type="float" office:value="390" calcext:value-type="float">
            <text:p>390</text:p>
          </table:table-cell>
          <table:table-cell table:formula="of:=[.A98]" office:value-type="float" office:value="390" calcext:value-type="float">
            <text:p>39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8]);2)" office:value-type="float" office:value="8.1" calcext:value-type="float">
            <text:p>8.1</text:p>
          </table:table-cell>
          <table:table-cell table:formula="of:=ROUND(SQRT(CalPwr/[.H98]);2)" office:value-type="float" office:value="3.7" calcext:value-type="float">
            <text:p>3.7</text:p>
          </table:table-cell>
          <table:table-cell table:formula="of:=Tfinal-(Tfinal-Tinitial)*EXP(-[.A98]/tau)" office:value-type="float" office:value="94.6801811533327" calcext:value-type="float">
            <text:p>94.680</text:p>
          </table:table-cell>
          <table:table-cell table:formula="of:=VLOOKUP([.G98];TRMapping;3) + ([.G98]-VLOOKUP([.G98];TRMapping;1))*(VLOOKUP([.G98];TRMapping;5)-VLOOKUP([.G98];TRMapping;3))/(VLOOKUP([.G98];TRMapping;4)-VLOOKUP([.G98];TRMapping;1))" office:value-type="float" office:value="2.18594833954134" calcext:value-type="float">
            <text:p>2.186</text:p>
          </table:table-cell>
          <table:table-cell table:formula="of:=SSSmooth*[.I97]+(1-SSSmooth)*([.E98]/[.F98])" office:value-type="float" office:value="2.18511550224878" calcext:value-type="float">
            <text:p>2.185</text:p>
          </table:table-cell>
          <table:table-cell table:formula="of:=[.I98]-[.I97]" office:value-type="float" office:value="0.000452631882267074" calcext:value-type="float">
            <text:p>0.000452631882267074</text:p>
          </table:table-cell>
          <table:table-cell table:formula="of:=IF([.J98]&lt;SSThresh;[.K97]+1;IF(AND([.J98]&lt;SSReset;[.K97]&gt;0);[.K9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8]+Period" office:value-type="float" office:value="392" calcext:value-type="float">
            <text:p>392</text:p>
          </table:table-cell>
          <table:table-cell table:formula="of:=[.A99]" office:value-type="float" office:value="392" calcext:value-type="float">
            <text:p>39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99]);2)" office:value-type="float" office:value="8.1" calcext:value-type="float">
            <text:p>8.1</text:p>
          </table:table-cell>
          <table:table-cell table:formula="of:=ROUND(SQRT(CalPwr/[.H99]);2)" office:value-type="float" office:value="3.7" calcext:value-type="float">
            <text:p>3.7</text:p>
          </table:table-cell>
          <table:table-cell table:formula="of:=Tfinal-(Tfinal-Tinitial)*EXP(-[.A99]/tau)" office:value-type="float" office:value="94.6889427578652" calcext:value-type="float">
            <text:p>94.689</text:p>
          </table:table-cell>
          <table:table-cell table:formula="of:=VLOOKUP([.G99];TRMapping;3) + ([.G99]-VLOOKUP([.G99];TRMapping;1))*(VLOOKUP([.G99];TRMapping;5)-VLOOKUP([.G99];TRMapping;3))/(VLOOKUP([.G99];TRMapping;4)-VLOOKUP([.G99];TRMapping;1))" office:value-type="float" office:value="2.18600875414714" calcext:value-type="float">
            <text:p>2.186</text:p>
          </table:table-cell>
          <table:table-cell table:formula="of:=SSSmooth*[.I98]+(1-SSSmooth)*([.E99]/[.F99])" office:value-type="float" office:value="2.18552287094282" calcext:value-type="float">
            <text:p>2.186</text:p>
          </table:table-cell>
          <table:table-cell table:formula="of:=[.I99]-[.I98]" office:value-type="float" office:value="0.000407368694040677" calcext:value-type="float">
            <text:p>0.000407368694040677</text:p>
          </table:table-cell>
          <table:table-cell table:formula="of:=IF([.J99]&lt;SSThresh;[.K98]+1;IF(AND([.J99]&lt;SSReset;[.K98]&gt;0);[.K9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9]+Period" office:value-type="float" office:value="394" calcext:value-type="float">
            <text:p>394</text:p>
          </table:table-cell>
          <table:table-cell table:formula="of:=[.A100]" office:value-type="float" office:value="394" calcext:value-type="float">
            <text:p>39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0]);2)" office:value-type="float" office:value="8.1" calcext:value-type="float">
            <text:p>8.1</text:p>
          </table:table-cell>
          <table:table-cell table:formula="of:=ROUND(SQRT(CalPwr/[.H100]);2)" office:value-type="float" office:value="3.7" calcext:value-type="float">
            <text:p>3.7</text:p>
          </table:table-cell>
          <table:table-cell table:formula="of:=Tfinal-(Tfinal-Tinitial)*EXP(-[.A100]/tau)" office:value-type="float" office:value="94.6974643336603" calcext:value-type="float">
            <text:p>94.697</text:p>
          </table:table-cell>
          <table:table-cell table:formula="of:=VLOOKUP([.G100];TRMapping;3) + ([.G100]-VLOOKUP([.G100];TRMapping;1))*(VLOOKUP([.G100];TRMapping;5)-VLOOKUP([.G100];TRMapping;3))/(VLOOKUP([.G100];TRMapping;4)-VLOOKUP([.G100];TRMapping;1))" office:value-type="float" office:value="2.18606751366323" calcext:value-type="float">
            <text:p>2.186</text:p>
          </table:table-cell>
          <table:table-cell table:formula="of:=SSSmooth*[.I99]+(1-SSSmooth)*([.E100]/[.F100])" office:value-type="float" office:value="2.18588950276746" calcext:value-type="float">
            <text:p>2.186</text:p>
          </table:table-cell>
          <table:table-cell table:formula="of:=[.I100]-[.I99]" office:value-type="float" office:value="0.000366631824636698" calcext:value-type="float">
            <text:p>0.000366631824636698</text:p>
          </table:table-cell>
          <table:table-cell table:formula="of:=IF([.J100]&lt;SSThresh;[.K99]+1;IF(AND([.J100]&lt;SSReset;[.K99]&gt;0);[.K9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0]+Period" office:value-type="float" office:value="396" calcext:value-type="float">
            <text:p>396</text:p>
          </table:table-cell>
          <table:table-cell table:formula="of:=[.A101]" office:value-type="float" office:value="396" calcext:value-type="float">
            <text:p>39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1]);2)" office:value-type="float" office:value="8.1" calcext:value-type="float">
            <text:p>8.1</text:p>
          </table:table-cell>
          <table:table-cell table:formula="of:=ROUND(SQRT(CalPwr/[.H101]);2)" office:value-type="float" office:value="3.7" calcext:value-type="float">
            <text:p>3.7</text:p>
          </table:table-cell>
          <table:table-cell table:formula="of:=Tfinal-(Tfinal-Tinitial)*EXP(-[.A101]/tau)" office:value-type="float" office:value="94.7057524564306" calcext:value-type="float">
            <text:p>94.706</text:p>
          </table:table-cell>
          <table:table-cell table:formula="of:=VLOOKUP([.G101];TRMapping;3) + ([.G101]-VLOOKUP([.G101];TRMapping;1))*(VLOOKUP([.G101];TRMapping;5)-VLOOKUP([.G101];TRMapping;3))/(VLOOKUP([.G101];TRMapping;4)-VLOOKUP([.G101];TRMapping;1))" office:value-type="float" office:value="2.18612466343165" calcext:value-type="float">
            <text:p>2.186</text:p>
          </table:table-cell>
          <table:table-cell table:formula="of:=SSSmooth*[.I100]+(1-SSSmooth)*([.E101]/[.F101])" office:value-type="float" office:value="2.18621947140963" calcext:value-type="float">
            <text:p>2.186</text:p>
          </table:table-cell>
          <table:table-cell table:formula="of:=[.I101]-[.I100]" office:value-type="float" office:value="0.00032996864217294" calcext:value-type="float">
            <text:p>0.00032996864217294</text:p>
          </table:table-cell>
          <table:table-cell table:formula="of:=IF([.J101]&lt;SSThresh;[.K100]+1;IF(AND([.J101]&lt;SSReset;[.K100]&gt;0);[.K10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1]+Period" office:value-type="float" office:value="398" calcext:value-type="float">
            <text:p>398</text:p>
          </table:table-cell>
          <table:table-cell table:formula="of:=[.A102]" office:value-type="float" office:value="398" calcext:value-type="float">
            <text:p>39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2]);2)" office:value-type="float" office:value="8.1" calcext:value-type="float">
            <text:p>8.1</text:p>
          </table:table-cell>
          <table:table-cell table:formula="of:=ROUND(SQRT(CalPwr/[.H102]);2)" office:value-type="float" office:value="3.7" calcext:value-type="float">
            <text:p>3.7</text:p>
          </table:table-cell>
          <table:table-cell table:formula="of:=Tfinal-(Tfinal-Tinitial)*EXP(-[.A102]/tau)" office:value-type="float" office:value="94.7138135217439" calcext:value-type="float">
            <text:p>94.714</text:p>
          </table:table-cell>
          <table:table-cell table:formula="of:=VLOOKUP([.G102];TRMapping;3) + ([.G102]-VLOOKUP([.G102];TRMapping;1))*(VLOOKUP([.G102];TRMapping;5)-VLOOKUP([.G102];TRMapping;3))/(VLOOKUP([.G102];TRMapping;4)-VLOOKUP([.G102];TRMapping;1))" office:value-type="float" office:value="2.18618024755228" calcext:value-type="float">
            <text:p>2.186</text:p>
          </table:table-cell>
          <table:table-cell table:formula="of:=SSSmooth*[.I101]+(1-SSSmooth)*([.E102]/[.F102])" office:value-type="float" office:value="2.18651644318759" calcext:value-type="float">
            <text:p>2.187</text:p>
          </table:table-cell>
          <table:table-cell table:formula="of:=[.I102]-[.I101]" office:value-type="float" office:value="0.000296971777955513" calcext:value-type="float">
            <text:p>0.000296971777955513</text:p>
          </table:table-cell>
          <table:table-cell table:formula="of:=IF([.J102]&lt;SSThresh;[.K101]+1;IF(AND([.J102]&lt;SSReset;[.K101]&gt;0);[.K10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2]+Period" office:value-type="float" office:value="400" calcext:value-type="float">
            <text:p>400</text:p>
          </table:table-cell>
          <table:table-cell table:formula="of:=[.A103]" office:value-type="float" office:value="400" calcext:value-type="float">
            <text:p>40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3]);2)" office:value-type="float" office:value="8.1" calcext:value-type="float">
            <text:p>8.1</text:p>
          </table:table-cell>
          <table:table-cell table:formula="of:=ROUND(SQRT(CalPwr/[.H103]);2)" office:value-type="float" office:value="3.7" calcext:value-type="float">
            <text:p>3.7</text:p>
          </table:table-cell>
          <table:table-cell table:formula="of:=Tfinal-(Tfinal-Tinitial)*EXP(-[.A103]/tau)" office:value-type="float" office:value="94.721653749958" calcext:value-type="float">
            <text:p>94.722</text:p>
          </table:table-cell>
          <table:table-cell table:formula="of:=VLOOKUP([.G103];TRMapping;3) + ([.G103]-VLOOKUP([.G103];TRMapping;1))*(VLOOKUP([.G103];TRMapping;5)-VLOOKUP([.G103];TRMapping;3))/(VLOOKUP([.G103];TRMapping;4)-VLOOKUP([.G103];TRMapping;1))" office:value-type="float" office:value="2.18623430891687" calcext:value-type="float">
            <text:p>2.186</text:p>
          </table:table-cell>
          <table:table-cell table:formula="of:=SSSmooth*[.I102]+(1-SSSmooth)*([.E103]/[.F103])" office:value-type="float" office:value="2.18678371778775" calcext:value-type="float">
            <text:p>2.187</text:p>
          </table:table-cell>
          <table:table-cell table:formula="of:=[.I103]-[.I102]" office:value-type="float" office:value="0.000267274600159961" calcext:value-type="float">
            <text:p>0.000267274600159961</text:p>
          </table:table-cell>
          <table:table-cell table:formula="of:=IF([.J103]&lt;SSThresh;[.K102]+1;IF(AND([.J103]&lt;SSReset;[.K102]&gt;0);[.K10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3]+Period" office:value-type="float" office:value="402" calcext:value-type="float">
            <text:p>402</text:p>
          </table:table-cell>
          <table:table-cell table:formula="of:=[.A104]" office:value-type="float" office:value="402" calcext:value-type="float">
            <text:p>40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4]);2)" office:value-type="float" office:value="8.1" calcext:value-type="float">
            <text:p>8.1</text:p>
          </table:table-cell>
          <table:table-cell table:formula="of:=ROUND(SQRT(CalPwr/[.H104]);2)" office:value-type="float" office:value="3.7" calcext:value-type="float">
            <text:p>3.7</text:p>
          </table:table-cell>
          <table:table-cell table:formula="of:=Tfinal-(Tfinal-Tinitial)*EXP(-[.A104]/tau)" office:value-type="float" office:value="94.7292791910206" calcext:value-type="float">
            <text:p>94.729</text:p>
          </table:table-cell>
          <table:table-cell table:formula="of:=VLOOKUP([.G104];TRMapping;3) + ([.G104]-VLOOKUP([.G104];TRMapping;1))*(VLOOKUP([.G104];TRMapping;5)-VLOOKUP([.G104];TRMapping;3))/(VLOOKUP([.G104];TRMapping;4)-VLOOKUP([.G104];TRMapping;1))" office:value-type="float" office:value="2.1862868892421" calcext:value-type="float">
            <text:p>2.186</text:p>
          </table:table-cell>
          <table:table-cell table:formula="of:=SSSmooth*[.I103]+(1-SSSmooth)*([.E104]/[.F104])" office:value-type="float" office:value="2.18702426492789" calcext:value-type="float">
            <text:p>2.187</text:p>
          </table:table-cell>
          <table:table-cell table:formula="of:=[.I104]-[.I103]" office:value-type="float" office:value="0.000240547140144098" calcext:value-type="float">
            <text:p>0.000240547140144098</text:p>
          </table:table-cell>
          <table:table-cell table:formula="of:=IF([.J104]&lt;SSThresh;[.K103]+1;IF(AND([.J104]&lt;SSReset;[.K103]&gt;0);[.K10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4]+Period" office:value-type="float" office:value="404" calcext:value-type="float">
            <text:p>404</text:p>
          </table:table-cell>
          <table:table-cell table:formula="of:=[.A105]" office:value-type="float" office:value="404" calcext:value-type="float">
            <text:p>40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5]);2)" office:value-type="float" office:value="8.1" calcext:value-type="float">
            <text:p>8.1</text:p>
          </table:table-cell>
          <table:table-cell table:formula="of:=ROUND(SQRT(CalPwr/[.H105]);2)" office:value-type="float" office:value="3.7" calcext:value-type="float">
            <text:p>3.7</text:p>
          </table:table-cell>
          <table:table-cell table:formula="of:=Tfinal-(Tfinal-Tinitial)*EXP(-[.A105]/tau)" office:value-type="float" office:value="94.736695729138" calcext:value-type="float">
            <text:p>94.737</text:p>
          </table:table-cell>
          <table:table-cell table:formula="of:=VLOOKUP([.G105];TRMapping;3) + ([.G105]-VLOOKUP([.G105];TRMapping;1))*(VLOOKUP([.G105];TRMapping;5)-VLOOKUP([.G105];TRMapping;3))/(VLOOKUP([.G105];TRMapping;4)-VLOOKUP([.G105];TRMapping;1))" office:value-type="float" office:value="2.18633802910183" calcext:value-type="float">
            <text:p>2.186</text:p>
          </table:table-cell>
          <table:table-cell table:formula="of:=SSSmooth*[.I104]+(1-SSSmooth)*([.E105]/[.F105])" office:value-type="float" office:value="2.18724075735402" calcext:value-type="float">
            <text:p>2.187</text:p>
          </table:table-cell>
          <table:table-cell table:formula="of:=[.I105]-[.I104]" office:value-type="float" office:value="0.000216492426129644" calcext:value-type="float">
            <text:p>0.000216492426129644</text:p>
          </table:table-cell>
          <table:table-cell table:formula="of:=IF([.J105]&lt;SSThresh;[.K104]+1;IF(AND([.J105]&lt;SSReset;[.K104]&gt;0);[.K10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5]+Period" office:value-type="float" office:value="406" calcext:value-type="float">
            <text:p>406</text:p>
          </table:table-cell>
          <table:table-cell table:formula="of:=[.A106]" office:value-type="float" office:value="406" calcext:value-type="float">
            <text:p>40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6]);2)" office:value-type="float" office:value="8.1" calcext:value-type="float">
            <text:p>8.1</text:p>
          </table:table-cell>
          <table:table-cell table:formula="of:=ROUND(SQRT(CalPwr/[.H106]);2)" office:value-type="float" office:value="3.7" calcext:value-type="float">
            <text:p>3.7</text:p>
          </table:table-cell>
          <table:table-cell table:formula="of:=Tfinal-(Tfinal-Tinitial)*EXP(-[.A106]/tau)" office:value-type="float" office:value="94.7439090873158" calcext:value-type="float">
            <text:p>94.744</text:p>
          </table:table-cell>
          <table:table-cell table:formula="of:=VLOOKUP([.G106];TRMapping;3) + ([.G106]-VLOOKUP([.G106];TRMapping;1))*(VLOOKUP([.G106];TRMapping;5)-VLOOKUP([.G106];TRMapping;3))/(VLOOKUP([.G106];TRMapping;4)-VLOOKUP([.G106];TRMapping;1))" office:value-type="float" office:value="2.18638776795836" calcext:value-type="float">
            <text:p>2.186</text:p>
          </table:table-cell>
          <table:table-cell table:formula="of:=SSSmooth*[.I105]+(1-SSSmooth)*([.E106]/[.F106])" office:value-type="float" office:value="2.18743560053754" calcext:value-type="float">
            <text:p>2.187</text:p>
          </table:table-cell>
          <table:table-cell table:formula="of:=[.I106]-[.I105]" office:value-type="float" office:value="0.000194843183516813" calcext:value-type="float">
            <text:p>0.000194843183516813</text:p>
          </table:table-cell>
          <table:table-cell table:formula="of:=IF([.J106]&lt;SSThresh;[.K105]+1;IF(AND([.J106]&lt;SSReset;[.K105]&gt;0);[.K10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6]+Period" office:value-type="float" office:value="408" calcext:value-type="float">
            <text:p>408</text:p>
          </table:table-cell>
          <table:table-cell table:formula="of:=[.A107]" office:value-type="float" office:value="408" calcext:value-type="float">
            <text:p>40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7]);2)" office:value-type="float" office:value="8.1" calcext:value-type="float">
            <text:p>8.1</text:p>
          </table:table-cell>
          <table:table-cell table:formula="of:=ROUND(SQRT(CalPwr/[.H107]);2)" office:value-type="float" office:value="3.7" calcext:value-type="float">
            <text:p>3.7</text:p>
          </table:table-cell>
          <table:table-cell table:formula="of:=Tfinal-(Tfinal-Tinitial)*EXP(-[.A107]/tau)" office:value-type="float" office:value="94.7509248317745" calcext:value-type="float">
            <text:p>94.751</text:p>
          </table:table-cell>
          <table:table-cell table:formula="of:=VLOOKUP([.G107];TRMapping;3) + ([.G107]-VLOOKUP([.G107];TRMapping;1))*(VLOOKUP([.G107];TRMapping;5)-VLOOKUP([.G107];TRMapping;3))/(VLOOKUP([.G107];TRMapping;4)-VLOOKUP([.G107];TRMapping;1))" office:value-type="float" office:value="2.18643614419291" calcext:value-type="float">
            <text:p>2.186</text:p>
          </table:table-cell>
          <table:table-cell table:formula="of:=SSSmooth*[.I106]+(1-SSSmooth)*([.E107]/[.F107])" office:value-type="float" office:value="2.1876109594027" calcext:value-type="float">
            <text:p>2.188</text:p>
          </table:table-cell>
          <table:table-cell table:formula="of:=[.I107]-[.I106]" office:value-type="float" office:value="0.000175358865164732" calcext:value-type="float">
            <text:p>0.000175358865164732</text:p>
          </table:table-cell>
          <table:table-cell table:formula="of:=IF([.J107]&lt;SSThresh;[.K106]+1;IF(AND([.J107]&lt;SSReset;[.K106]&gt;0);[.K10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7]+Period" office:value-type="float" office:value="410" calcext:value-type="float">
            <text:p>410</text:p>
          </table:table-cell>
          <table:table-cell table:formula="of:=[.A108]" office:value-type="float" office:value="410" calcext:value-type="float">
            <text:p>41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8]);2)" office:value-type="float" office:value="8.1" calcext:value-type="float">
            <text:p>8.1</text:p>
          </table:table-cell>
          <table:table-cell table:formula="of:=ROUND(SQRT(CalPwr/[.H108]);2)" office:value-type="float" office:value="3.7" calcext:value-type="float">
            <text:p>3.7</text:p>
          </table:table-cell>
          <table:table-cell table:formula="of:=Tfinal-(Tfinal-Tinitial)*EXP(-[.A108]/tau)" office:value-type="float" office:value="94.7577483762454" calcext:value-type="float">
            <text:p>94.758</text:p>
          </table:table-cell>
          <table:table-cell table:formula="of:=VLOOKUP([.G108];TRMapping;3) + ([.G108]-VLOOKUP([.G108];TRMapping;1))*(VLOOKUP([.G108];TRMapping;5)-VLOOKUP([.G108];TRMapping;3))/(VLOOKUP([.G108];TRMapping;4)-VLOOKUP([.G108];TRMapping;1))" office:value-type="float" office:value="2.18648319513522" calcext:value-type="float">
            <text:p>2.186</text:p>
          </table:table-cell>
          <table:table-cell table:formula="of:=SSSmooth*[.I107]+(1-SSSmooth)*([.E108]/[.F108])" office:value-type="float" office:value="2.18776878238135" calcext:value-type="float">
            <text:p>2.188</text:p>
          </table:table-cell>
          <table:table-cell table:formula="of:=[.I108]-[.I107]" office:value-type="float" office:value="0.000157822978648525" calcext:value-type="float">
            <text:p>0.000157822978648525</text:p>
          </table:table-cell>
          <table:table-cell table:formula="of:=IF([.J108]&lt;SSThresh;[.K107]+1;IF(AND([.J108]&lt;SSReset;[.K107]&gt;0);[.K107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8]+Period" office:value-type="float" office:value="412" calcext:value-type="float">
            <text:p>412</text:p>
          </table:table-cell>
          <table:table-cell table:formula="of:=[.A109]" office:value-type="float" office:value="412" calcext:value-type="float">
            <text:p>41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09]);2)" office:value-type="float" office:value="8.1" calcext:value-type="float">
            <text:p>8.1</text:p>
          </table:table-cell>
          <table:table-cell table:formula="of:=ROUND(SQRT(CalPwr/[.H109]);2)" office:value-type="float" office:value="3.7" calcext:value-type="float">
            <text:p>3.7</text:p>
          </table:table-cell>
          <table:table-cell table:formula="of:=Tfinal-(Tfinal-Tinitial)*EXP(-[.A109]/tau)" office:value-type="float" office:value="94.7643849861476" calcext:value-type="float">
            <text:p>94.764</text:p>
          </table:table-cell>
          <table:table-cell table:formula="of:=VLOOKUP([.G109];TRMapping;3) + ([.G109]-VLOOKUP([.G109];TRMapping;1))*(VLOOKUP([.G109];TRMapping;5)-VLOOKUP([.G109];TRMapping;3))/(VLOOKUP([.G109];TRMapping;4)-VLOOKUP([.G109];TRMapping;1))" office:value-type="float" office:value="2.18652895709236" calcext:value-type="float">
            <text:p>2.187</text:p>
          </table:table-cell>
          <table:table-cell table:formula="of:=SSSmooth*[.I108]+(1-SSSmooth)*([.E109]/[.F109])" office:value-type="float" office:value="2.18791082306214" calcext:value-type="float">
            <text:p>2.188</text:p>
          </table:table-cell>
          <table:table-cell table:formula="of:=[.I109]-[.I108]" office:value-type="float" office:value="0.000142040680783495" calcext:value-type="float">
            <text:p>0.000142040680783495</text:p>
          </table:table-cell>
          <table:table-cell table:formula="of:=IF([.J109]&lt;SSThresh;[.K108]+1;IF(AND([.J109]&lt;SSReset;[.K108]&gt;0);[.K108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9]+Period" office:value-type="float" office:value="414" calcext:value-type="float">
            <text:p>414</text:p>
          </table:table-cell>
          <table:table-cell table:formula="of:=[.A110]" office:value-type="float" office:value="414" calcext:value-type="float">
            <text:p>41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0]);2)" office:value-type="float" office:value="8.1" calcext:value-type="float">
            <text:p>8.1</text:p>
          </table:table-cell>
          <table:table-cell table:formula="of:=ROUND(SQRT(CalPwr/[.H110]);2)" office:value-type="float" office:value="3.7" calcext:value-type="float">
            <text:p>3.7</text:p>
          </table:table-cell>
          <table:table-cell table:formula="of:=Tfinal-(Tfinal-Tinitial)*EXP(-[.A110]/tau)" office:value-type="float" office:value="94.7708397826513" calcext:value-type="float">
            <text:p>94.771</text:p>
          </table:table-cell>
          <table:table-cell table:formula="of:=VLOOKUP([.G110];TRMapping;3) + ([.G110]-VLOOKUP([.G110];TRMapping;1))*(VLOOKUP([.G110];TRMapping;5)-VLOOKUP([.G110];TRMapping;3))/(VLOOKUP([.G110];TRMapping;4)-VLOOKUP([.G110];TRMapping;1))" office:value-type="float" office:value="2.18657346537676" calcext:value-type="float">
            <text:p>2.187</text:p>
          </table:table-cell>
          <table:table-cell table:formula="of:=SSSmooth*[.I109]+(1-SSSmooth)*([.E110]/[.F110])" office:value-type="float" office:value="2.18803865967484" calcext:value-type="float">
            <text:p>2.188</text:p>
          </table:table-cell>
          <table:table-cell table:formula="of:=[.I110]-[.I109]" office:value-type="float" office:value="0.000127836612705323" calcext:value-type="float">
            <text:p>0.000127836612705323</text:p>
          </table:table-cell>
          <table:table-cell table:formula="of:=IF([.J110]&lt;SSThresh;[.K109]+1;IF(AND([.J110]&lt;SSReset;[.K109]&gt;0);[.K109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0]+Period" office:value-type="float" office:value="416" calcext:value-type="float">
            <text:p>416</text:p>
          </table:table-cell>
          <table:table-cell table:formula="of:=[.A111]" office:value-type="float" office:value="416" calcext:value-type="float">
            <text:p>41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1]);2)" office:value-type="float" office:value="8.1" calcext:value-type="float">
            <text:p>8.1</text:p>
          </table:table-cell>
          <table:table-cell table:formula="of:=ROUND(SQRT(CalPwr/[.H111]);2)" office:value-type="float" office:value="3.7" calcext:value-type="float">
            <text:p>3.7</text:p>
          </table:table-cell>
          <table:table-cell table:formula="of:=Tfinal-(Tfinal-Tinitial)*EXP(-[.A111]/tau)" office:value-type="float" office:value="94.7771177466297" calcext:value-type="float">
            <text:p>94.777</text:p>
          </table:table-cell>
          <table:table-cell table:formula="of:=VLOOKUP([.G111];TRMapping;3) + ([.G111]-VLOOKUP([.G111];TRMapping;1))*(VLOOKUP([.G111];TRMapping;5)-VLOOKUP([.G111];TRMapping;3))/(VLOOKUP([.G111];TRMapping;4)-VLOOKUP([.G111];TRMapping;1))" office:value-type="float" office:value="2.18661675433343" calcext:value-type="float">
            <text:p>2.187</text:p>
          </table:table-cell>
          <table:table-cell table:formula="of:=SSSmooth*[.I110]+(1-SSSmooth)*([.E111]/[.F111])" office:value-type="float" office:value="2.18815371262628" calcext:value-type="float">
            <text:p>2.188</text:p>
          </table:table-cell>
          <table:table-cell table:formula="of:=[.I111]-[.I110]" office:value-type="float" office:value="0.00011505295143488" calcext:value-type="float">
            <text:p>0.00011505295143488</text:p>
          </table:table-cell>
          <table:table-cell table:formula="of:=IF([.J111]&lt;SSThresh;[.K110]+1;IF(AND([.J111]&lt;SSReset;[.K110]&gt;0);[.K110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1]+Period" office:value-type="float" office:value="418" calcext:value-type="float">
            <text:p>418</text:p>
          </table:table-cell>
          <table:table-cell table:formula="of:=[.A112]" office:value-type="float" office:value="418" calcext:value-type="float">
            <text:p>41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2]);2)" office:value-type="float" office:value="8.1" calcext:value-type="float">
            <text:p>8.1</text:p>
          </table:table-cell>
          <table:table-cell table:formula="of:=ROUND(SQRT(CalPwr/[.H112]);2)" office:value-type="float" office:value="3.7" calcext:value-type="float">
            <text:p>3.7</text:p>
          </table:table-cell>
          <table:table-cell table:formula="of:=Tfinal-(Tfinal-Tinitial)*EXP(-[.A112]/tau)" office:value-type="float" office:value="94.7832237225023" calcext:value-type="float">
            <text:p>94.783</text:p>
          </table:table-cell>
          <table:table-cell table:formula="of:=VLOOKUP([.G112];TRMapping;3) + ([.G112]-VLOOKUP([.G112];TRMapping;1))*(VLOOKUP([.G112];TRMapping;5)-VLOOKUP([.G112];TRMapping;3))/(VLOOKUP([.G112];TRMapping;4)-VLOOKUP([.G112];TRMapping;1))" office:value-type="float" office:value="2.1866588573665" calcext:value-type="float">
            <text:p>2.187</text:p>
          </table:table-cell>
          <table:table-cell table:formula="of:=SSSmooth*[.I111]+(1-SSSmooth)*([.E112]/[.F112])" office:value-type="float" office:value="2.18825726028257" calcext:value-type="float">
            <text:p>2.188</text:p>
          </table:table-cell>
          <table:table-cell table:formula="of:=[.I112]-[.I111]" office:value-type="float" office:value="0.00010354765629117" calcext:value-type="float">
            <text:p>0.00010354765629117</text:p>
          </table:table-cell>
          <table:table-cell table:formula="of:=IF([.J112]&lt;SSThresh;[.K111]+1;IF(AND([.J112]&lt;SSReset;[.K111]&gt;0);[.K11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2]+Period" office:value-type="float" office:value="420" calcext:value-type="float">
            <text:p>420</text:p>
          </table:table-cell>
          <table:table-cell table:formula="of:=[.A113]" office:value-type="float" office:value="420" calcext:value-type="float">
            <text:p>42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3]);2)" office:value-type="float" office:value="8.1" calcext:value-type="float">
            <text:p>8.1</text:p>
          </table:table-cell>
          <table:table-cell table:formula="of:=ROUND(SQRT(CalPwr/[.H113]);2)" office:value-type="float" office:value="3.7" calcext:value-type="float">
            <text:p>3.7</text:p>
          </table:table-cell>
          <table:table-cell table:formula="of:=Tfinal-(Tfinal-Tinitial)*EXP(-[.A113]/tau)" office:value-type="float" office:value="94.7891624219731" calcext:value-type="float">
            <text:p>94.789</text:p>
          </table:table-cell>
          <table:table-cell table:formula="of:=VLOOKUP([.G113];TRMapping;3) + ([.G113]-VLOOKUP([.G113];TRMapping;1))*(VLOOKUP([.G113];TRMapping;5)-VLOOKUP([.G113];TRMapping;3))/(VLOOKUP([.G113];TRMapping;4)-VLOOKUP([.G113];TRMapping;1))" office:value-type="float" office:value="2.18669980696497" calcext:value-type="float">
            <text:p>2.187</text:p>
          </table:table-cell>
          <table:table-cell table:formula="of:=SSSmooth*[.I112]+(1-SSSmooth)*([.E113]/[.F113])" office:value-type="float" office:value="2.18835045317323" calcext:value-type="float">
            <text:p>2.188</text:p>
          </table:table-cell>
          <table:table-cell table:formula="of:=[.I113]-[.I112]" office:value-type="float" office:value="0.0000931928906622304" calcext:value-type="float">
            <text:p>9.31928906622304E-05</text:p>
          </table:table-cell>
          <table:table-cell table:formula="of:=IF([.J113]&lt;SSThresh;[.K112]+1;IF(AND([.J113]&lt;SSReset;[.K112]&gt;0);[.K112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13]+Period" office:value-type="float" office:value="422" calcext:value-type="float">
            <text:p>422</text:p>
          </table:table-cell>
          <table:table-cell table:formula="of:=[.A114]" office:value-type="float" office:value="422" calcext:value-type="float">
            <text:p>42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4]);2)" office:value-type="float" office:value="8.1" calcext:value-type="float">
            <text:p>8.1</text:p>
          </table:table-cell>
          <table:table-cell table:formula="of:=ROUND(SQRT(CalPwr/[.H114]);2)" office:value-type="float" office:value="3.7" calcext:value-type="float">
            <text:p>3.7</text:p>
          </table:table-cell>
          <table:table-cell table:formula="of:=Tfinal-(Tfinal-Tinitial)*EXP(-[.A114]/tau)" office:value-type="float" office:value="94.7949384276667" calcext:value-type="float">
            <text:p>94.795</text:p>
          </table:table-cell>
          <table:table-cell table:formula="of:=VLOOKUP([.G114];TRMapping;3) + ([.G114]-VLOOKUP([.G114];TRMapping;1))*(VLOOKUP([.G114];TRMapping;5)-VLOOKUP([.G114];TRMapping;3))/(VLOOKUP([.G114];TRMapping;4)-VLOOKUP([.G114];TRMapping;1))" office:value-type="float" office:value="2.18673963472777" calcext:value-type="float">
            <text:p>2.187</text:p>
          </table:table-cell>
          <table:table-cell table:formula="of:=SSSmooth*[.I113]+(1-SSSmooth)*([.E114]/[.F114])" office:value-type="float" office:value="2.18843432677483" calcext:value-type="float">
            <text:p>2.188</text:p>
          </table:table-cell>
          <table:table-cell table:formula="of:=[.I114]-[.I113]" office:value-type="float" office:value="0.0000838736015960073" calcext:value-type="float">
            <text:p>8.38736015960073E-05</text:p>
          </table:table-cell>
          <table:table-cell table:formula="of:=IF([.J114]&lt;SSThresh;[.K113]+1;IF(AND([.J114]&lt;SSReset;[.K113]&gt;0);[.K113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14]+Period" office:value-type="float" office:value="424" calcext:value-type="float">
            <text:p>424</text:p>
          </table:table-cell>
          <table:table-cell table:formula="of:=[.A115]" office:value-type="float" office:value="424" calcext:value-type="float">
            <text:p>42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5]);2)" office:value-type="float" office:value="8.1" calcext:value-type="float">
            <text:p>8.1</text:p>
          </table:table-cell>
          <table:table-cell office:value-type="float" office:value="3.67" calcext:value-type="float">
            <text:p>3.67</text:p>
          </table:table-cell>
          <table:table-cell table:formula="of:=Tfinal-(Tfinal-Tinitial)*EXP(-[.A115]/tau)" office:value-type="float" office:value="94.8005561966641" calcext:value-type="float">
            <text:p>94.801</text:p>
          </table:table-cell>
          <table:table-cell table:formula="of:=VLOOKUP([.G115];TRMapping;3) + ([.G115]-VLOOKUP([.G115];TRMapping;1))*(VLOOKUP([.G115];TRMapping;5)-VLOOKUP([.G115];TRMapping;3))/(VLOOKUP([.G115];TRMapping;4)-VLOOKUP([.G115];TRMapping;1))" office:value-type="float" office:value="2.18677837138819" calcext:value-type="float">
            <text:p>2.187</text:p>
          </table:table-cell>
          <table:table-cell table:formula="of:=SSSmooth*[.I114]+(1-SSSmooth)*([.E115]/[.F115])" office:value-type="float" office:value="2.19029934096383" calcext:value-type="float">
            <text:p>2.190</text:p>
          </table:table-cell>
          <table:table-cell table:formula="of:=[.I115]-[.I114]" office:value-type="float" office:value="0.00186501418900242" calcext:value-type="float">
            <text:p>0.00186501418900242</text:p>
          </table:table-cell>
          <table:table-cell table:formula="of:=IF([.J115]&lt;SSThresh;[.K114]+1;IF(AND([.J115]&lt;SSReset;[.K114]&gt;0);[.K11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5]+Period" office:value-type="float" office:value="426" calcext:value-type="float">
            <text:p>426</text:p>
          </table:table-cell>
          <table:table-cell table:formula="of:=[.A116]" office:value-type="float" office:value="426" calcext:value-type="float">
            <text:p>42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6]);2)" office:value-type="float" office:value="8.1" calcext:value-type="float">
            <text:p>8.1</text:p>
          </table:table-cell>
          <table:table-cell table:formula="of:=ROUND(SQRT(CalPwr/[.H116]);2)" office:value-type="float" office:value="3.7" calcext:value-type="float">
            <text:p>3.7</text:p>
          </table:table-cell>
          <table:table-cell table:formula="of:=Tfinal-(Tfinal-Tinitial)*EXP(-[.A116]/tau)" office:value-type="float" office:value="94.8060200639424" calcext:value-type="float">
            <text:p>94.806</text:p>
          </table:table-cell>
          <table:table-cell table:formula="of:=VLOOKUP([.G116];TRMapping;3) + ([.G116]-VLOOKUP([.G116];TRMapping;1))*(VLOOKUP([.G116];TRMapping;5)-VLOOKUP([.G116];TRMapping;3))/(VLOOKUP([.G116];TRMapping;4)-VLOOKUP([.G116];TRMapping;1))" office:value-type="float" office:value="2.18681604683754" calcext:value-type="float">
            <text:p>2.187</text:p>
          </table:table-cell>
          <table:table-cell table:formula="of:=SSSmooth*[.I115]+(1-SSSmooth)*([.E116]/[.F116])" office:value-type="float" office:value="2.19018832578636" calcext:value-type="float">
            <text:p>2.190</text:p>
          </table:table-cell>
          <table:table-cell table:formula="of:=[.I116]-[.I115]" office:value-type="float" office:value="-0.000111015177464147" calcext:value-type="float">
            <text:p>-0.000111015177464147</text:p>
          </table:table-cell>
          <table:table-cell table:formula="of:=IF([.J116]&lt;SSThresh;[.K115]+1;IF(AND([.J116]&lt;SSReset;[.K115]&gt;0);[.K115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16]+Period" office:value-type="float" office:value="428" calcext:value-type="float">
            <text:p>428</text:p>
          </table:table-cell>
          <table:table-cell table:formula="of:=[.A117]" office:value-type="float" office:value="428" calcext:value-type="float">
            <text:p>42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7]);2)" office:value-type="float" office:value="8.1" calcext:value-type="float">
            <text:p>8.1</text:p>
          </table:table-cell>
          <table:table-cell table:formula="of:=ROUND(SQRT(CalPwr/[.H117]);2)" office:value-type="float" office:value="3.7" calcext:value-type="float">
            <text:p>3.7</text:p>
          </table:table-cell>
          <table:table-cell table:formula="of:=Tfinal-(Tfinal-Tinitial)*EXP(-[.A117]/tau)" office:value-type="float" office:value="94.8113342457196" calcext:value-type="float">
            <text:p>94.811</text:p>
          </table:table-cell>
          <table:table-cell table:formula="of:=VLOOKUP([.G117];TRMapping;3) + ([.G117]-VLOOKUP([.G117];TRMapping;1))*(VLOOKUP([.G117];TRMapping;5)-VLOOKUP([.G117];TRMapping;3))/(VLOOKUP([.G117];TRMapping;4)-VLOOKUP([.G117];TRMapping;1))" office:value-type="float" office:value="2.18685269014825" calcext:value-type="float">
            <text:p>2.187</text:p>
          </table:table-cell>
          <table:table-cell table:formula="of:=SSSmooth*[.I116]+(1-SSSmooth)*([.E117]/[.F117])" office:value-type="float" office:value="2.19008841212665" calcext:value-type="float">
            <text:p>2.190</text:p>
          </table:table-cell>
          <table:table-cell table:formula="of:=[.I117]-[.I116]" office:value-type="float" office:value="-0.0000999136597177319" calcext:value-type="float">
            <text:p>-9.99136597177319E-05</text:p>
          </table:table-cell>
          <table:table-cell table:formula="of:=IF([.J117]&lt;SSThresh;[.K116]+1;IF(AND([.J117]&lt;SSReset;[.K116]&gt;0);[.K116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17]+Period" office:value-type="float" office:value="430" calcext:value-type="float">
            <text:p>430</text:p>
          </table:table-cell>
          <table:table-cell table:formula="of:=[.A118]" office:value-type="float" office:value="430" calcext:value-type="float">
            <text:p>43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8]);2)" office:value-type="float" office:value="8.1" calcext:value-type="float">
            <text:p>8.1</text:p>
          </table:table-cell>
          <table:table-cell table:formula="of:=ROUND(SQRT(CalPwr/[.H118]);2)" office:value-type="float" office:value="3.7" calcext:value-type="float">
            <text:p>3.7</text:p>
          </table:table-cell>
          <table:table-cell table:formula="of:=Tfinal-(Tfinal-Tinitial)*EXP(-[.A118]/tau)" office:value-type="float" office:value="94.8165028427084" calcext:value-type="float">
            <text:p>94.817</text:p>
          </table:table-cell>
          <table:table-cell table:formula="of:=VLOOKUP([.G118];TRMapping;3) + ([.G118]-VLOOKUP([.G118];TRMapping;1))*(VLOOKUP([.G118];TRMapping;5)-VLOOKUP([.G118];TRMapping;3))/(VLOOKUP([.G118];TRMapping;4)-VLOOKUP([.G118];TRMapping;1))" office:value-type="float" office:value="2.18688832959631" calcext:value-type="float">
            <text:p>2.187</text:p>
          </table:table-cell>
          <table:table-cell table:formula="of:=SSSmooth*[.I117]+(1-SSSmooth)*([.E118]/[.F118])" office:value-type="float" office:value="2.1899984898329" calcext:value-type="float">
            <text:p>2.190</text:p>
          </table:table-cell>
          <table:table-cell table:formula="of:=[.I118]-[.I117]" office:value-type="float" office:value="-0.0000899222937458255" calcext:value-type="float">
            <text:p>-8.99222937458255E-05</text:p>
          </table:table-cell>
          <table:table-cell table:formula="of:=IF([.J118]&lt;SSThresh;[.K117]+1;IF(AND([.J118]&lt;SSReset;[.K117]&gt;0);[.K117]+1;0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18]+Period" office:value-type="float" office:value="432" calcext:value-type="float">
            <text:p>432</text:p>
          </table:table-cell>
          <table:table-cell table:formula="of:=[.A119]" office:value-type="float" office:value="432" calcext:value-type="float">
            <text:p>43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19]);2)" office:value-type="float" office:value="8.1" calcext:value-type="float">
            <text:p>8.1</text:p>
          </table:table-cell>
          <table:table-cell table:formula="of:=ROUND(SQRT(CalPwr/[.H119]);2)" office:value-type="float" office:value="3.7" calcext:value-type="float">
            <text:p>3.7</text:p>
          </table:table-cell>
          <table:table-cell table:formula="of:=Tfinal-(Tfinal-Tinitial)*EXP(-[.A119]/tau)" office:value-type="float" office:value="94.82152984328" calcext:value-type="float">
            <text:p>94.822</text:p>
          </table:table-cell>
          <table:table-cell table:formula="of:=VLOOKUP([.G119];TRMapping;3) + ([.G119]-VLOOKUP([.G119];TRMapping;1))*(VLOOKUP([.G119];TRMapping;5)-VLOOKUP([.G119];TRMapping;3))/(VLOOKUP([.G119];TRMapping;4)-VLOOKUP([.G119];TRMapping;1))" office:value-type="float" office:value="2.18692299268305" calcext:value-type="float">
            <text:p>2.187</text:p>
          </table:table-cell>
          <table:table-cell table:formula="of:=SSSmooth*[.I118]+(1-SSSmooth)*([.E119]/[.F119])" office:value-type="float" office:value="2.18991755976853" calcext:value-type="float">
            <text:p>2.190</text:p>
          </table:table-cell>
          <table:table-cell table:formula="of:=[.I119]-[.I118]" office:value-type="float" office:value="-0.0000809300643713762" calcext:value-type="float">
            <text:p>-8.09300643713762E-05</text:p>
          </table:table-cell>
          <table:table-cell table:formula="of:=IF([.J119]&lt;SSThresh;[.K118]+1;IF(AND([.J119]&lt;SSReset;[.K118]&gt;0);[.K118]+1;0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19]+Period" office:value-type="float" office:value="434" calcext:value-type="float">
            <text:p>434</text:p>
          </table:table-cell>
          <table:table-cell table:formula="of:=[.A120]" office:value-type="float" office:value="434" calcext:value-type="float">
            <text:p>43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0]);2)" office:value-type="float" office:value="8.1" calcext:value-type="float">
            <text:p>8.1</text:p>
          </table:table-cell>
          <table:table-cell table:formula="of:=ROUND(SQRT(CalPwr/[.H120]);2)" office:value-type="float" office:value="3.7" calcext:value-type="float">
            <text:p>3.7</text:p>
          </table:table-cell>
          <table:table-cell table:formula="of:=Tfinal-(Tfinal-Tinitial)*EXP(-[.A120]/tau)" office:value-type="float" office:value="94.8264191265425" calcext:value-type="float">
            <text:p>94.826</text:p>
          </table:table-cell>
          <table:table-cell table:formula="of:=VLOOKUP([.G120];TRMapping;3) + ([.G120]-VLOOKUP([.G120];TRMapping;1))*(VLOOKUP([.G120];TRMapping;5)-VLOOKUP([.G120];TRMapping;3))/(VLOOKUP([.G120];TRMapping;4)-VLOOKUP([.G120];TRMapping;1))" office:value-type="float" office:value="2.18695670615641" calcext:value-type="float">
            <text:p>2.187</text:p>
          </table:table-cell>
          <table:table-cell table:formula="of:=SSSmooth*[.I119]+(1-SSSmooth)*([.E120]/[.F120])" office:value-type="float" office:value="2.1898447227106" calcext:value-type="float">
            <text:p>2.190</text:p>
          </table:table-cell>
          <table:table-cell table:formula="of:=[.I120]-[.I119]" office:value-type="float" office:value="-0.0000728370579339277" calcext:value-type="float">
            <text:p>-7.28370579339277E-05</text:p>
          </table:table-cell>
          <table:table-cell table:formula="of:=IF([.J120]&lt;SSThresh;[.K119]+1;IF(AND([.J120]&lt;SSReset;[.K119]&gt;0);[.K119]+1;0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20]+Period" office:value-type="float" office:value="436" calcext:value-type="float">
            <text:p>436</text:p>
          </table:table-cell>
          <table:table-cell table:formula="of:=[.A121]" office:value-type="float" office:value="436" calcext:value-type="float">
            <text:p>43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1]);2)" office:value-type="float" office:value="8.1" calcext:value-type="float">
            <text:p>8.1</text:p>
          </table:table-cell>
          <table:table-cell office:value-type="float" office:value="3.74" calcext:value-type="float">
            <text:p>3.74</text:p>
          </table:table-cell>
          <table:table-cell table:formula="of:=Tfinal-(Tfinal-Tinitial)*EXP(-[.A121]/tau)" office:value-type="float" office:value="94.8311744653335" calcext:value-type="float">
            <text:p>94.831</text:p>
          </table:table-cell>
          <table:table-cell table:formula="of:=VLOOKUP([.G121];TRMapping;3) + ([.G121]-VLOOKUP([.G121];TRMapping;1))*(VLOOKUP([.G121];TRMapping;5)-VLOOKUP([.G121];TRMapping;3))/(VLOOKUP([.G121];TRMapping;4)-VLOOKUP([.G121];TRMapping;1))" office:value-type="float" office:value="2.18698949603153" calcext:value-type="float">
            <text:p>2.187</text:p>
          </table:table-cell>
          <table:table-cell table:formula="of:=SSSmooth*[.I120]+(1-SSSmooth)*([.E121]/[.F121])" office:value-type="float" office:value="2.18743779054649" calcext:value-type="float">
            <text:p>2.187</text:p>
          </table:table-cell>
          <table:table-cell table:formula="of:=[.I121]-[.I120]" office:value-type="float" office:value="-0.00240693216410781" calcext:value-type="float">
            <text:p>-0.00240693216410781</text:p>
          </table:table-cell>
          <table:table-cell table:formula="of:=IF([.J121]&lt;SSThresh;[.K120]+1;IF(AND([.J121]&lt;SSReset;[.K120]&gt;0);[.K120]+1;0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21]+Period" office:value-type="float" office:value="438" calcext:value-type="float">
            <text:p>438</text:p>
          </table:table-cell>
          <table:table-cell table:formula="of:=[.A122]" office:value-type="float" office:value="438" calcext:value-type="float">
            <text:p>43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2]);2)" office:value-type="float" office:value="8.1" calcext:value-type="float">
            <text:p>8.1</text:p>
          </table:table-cell>
          <table:table-cell table:formula="of:=ROUND(SQRT(CalPwr/[.H122]);2)" office:value-type="float" office:value="3.7" calcext:value-type="float">
            <text:p>3.7</text:p>
          </table:table-cell>
          <table:table-cell table:formula="of:=Tfinal-(Tfinal-Tinitial)*EXP(-[.A122]/tau)" office:value-type="float" office:value="94.8357995291318" calcext:value-type="float">
            <text:p>94.836</text:p>
          </table:table-cell>
          <table:table-cell table:formula="of:=VLOOKUP([.G122];TRMapping;3) + ([.G122]-VLOOKUP([.G122];TRMapping;1))*(VLOOKUP([.G122];TRMapping;5)-VLOOKUP([.G122];TRMapping;3))/(VLOOKUP([.G122];TRMapping;4)-VLOOKUP([.G122];TRMapping;1))" office:value-type="float" office:value="2.18702138761088" calcext:value-type="float">
            <text:p>2.187</text:p>
          </table:table-cell>
          <table:table-cell table:formula="of:=SSSmooth*[.I121]+(1-SSSmooth)*([.E122]/[.F122])" office:value-type="float" office:value="2.18761293041076" calcext:value-type="float">
            <text:p>2.188</text:p>
          </table:table-cell>
          <table:table-cell table:formula="of:=[.I122]-[.I121]" office:value-type="float" office:value="0.00017513986426998" calcext:value-type="float">
            <text:p>0.00017513986426998</text:p>
          </table:table-cell>
          <table:table-cell table:formula="of:=IF([.J122]&lt;SSThresh;[.K121]+1;IF(AND([.J122]&lt;SSReset;[.K121]&gt;0);[.K121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2]+Period" office:value-type="float" office:value="440" calcext:value-type="float">
            <text:p>440</text:p>
          </table:table-cell>
          <table:table-cell table:formula="of:=[.A123]" office:value-type="float" office:value="440" calcext:value-type="float">
            <text:p>44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3]);2)" office:value-type="float" office:value="8.1" calcext:value-type="float">
            <text:p>8.1</text:p>
          </table:table-cell>
          <table:table-cell table:formula="of:=ROUND(SQRT(CalPwr/[.H123]);2)" office:value-type="float" office:value="3.7" calcext:value-type="float">
            <text:p>3.7</text:p>
          </table:table-cell>
          <table:table-cell table:formula="of:=Tfinal-(Tfinal-Tinitial)*EXP(-[.A123]/tau)" office:value-type="float" office:value="94.840297886889" calcext:value-type="float">
            <text:p>94.840</text:p>
          </table:table-cell>
          <table:table-cell table:formula="of:=VLOOKUP([.G123];TRMapping;3) + ([.G123]-VLOOKUP([.G123];TRMapping;1))*(VLOOKUP([.G123];TRMapping;5)-VLOOKUP([.G123];TRMapping;3))/(VLOOKUP([.G123];TRMapping;4)-VLOOKUP([.G123];TRMapping;1))" office:value-type="float" office:value="2.18705240550374" calcext:value-type="float">
            <text:p>2.187</text:p>
          </table:table-cell>
          <table:table-cell table:formula="of:=SSSmooth*[.I122]+(1-SSSmooth)*([.E123]/[.F123])" office:value-type="float" office:value="2.1877705562886" calcext:value-type="float">
            <text:p>2.188</text:p>
          </table:table-cell>
          <table:table-cell table:formula="of:=[.I123]-[.I122]" office:value-type="float" office:value="0.000157625877843071" calcext:value-type="float">
            <text:p>0.000157625877843071</text:p>
          </table:table-cell>
          <table:table-cell table:formula="of:=IF([.J123]&lt;SSThresh;[.K122]+1;IF(AND([.J123]&lt;SSReset;[.K122]&gt;0);[.K122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3]+Period" office:value-type="float" office:value="442" calcext:value-type="float">
            <text:p>442</text:p>
          </table:table-cell>
          <table:table-cell table:formula="of:=[.A124]" office:value-type="float" office:value="442" calcext:value-type="float">
            <text:p>44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4]);2)" office:value-type="float" office:value="8.1" calcext:value-type="float">
            <text:p>8.1</text:p>
          </table:table-cell>
          <table:table-cell table:formula="of:=ROUND(SQRT(CalPwr/[.H124]);2)" office:value-type="float" office:value="3.7" calcext:value-type="float">
            <text:p>3.7</text:p>
          </table:table-cell>
          <table:table-cell table:formula="of:=Tfinal-(Tfinal-Tinitial)*EXP(-[.A124]/tau)" office:value-type="float" office:value="94.8446730097833" calcext:value-type="float">
            <text:p>94.845</text:p>
          </table:table-cell>
          <table:table-cell table:formula="of:=VLOOKUP([.G124];TRMapping;3) + ([.G124]-VLOOKUP([.G124];TRMapping;1))*(VLOOKUP([.G124];TRMapping;5)-VLOOKUP([.G124];TRMapping;3))/(VLOOKUP([.G124];TRMapping;4)-VLOOKUP([.G124];TRMapping;1))" office:value-type="float" office:value="2.18708257364521" calcext:value-type="float">
            <text:p>2.187</text:p>
          </table:table-cell>
          <table:table-cell table:formula="of:=SSSmooth*[.I123]+(1-SSSmooth)*([.E124]/[.F124])" office:value-type="float" office:value="2.18791241957866" calcext:value-type="float">
            <text:p>2.188</text:p>
          </table:table-cell>
          <table:table-cell table:formula="of:=[.I124]-[.I123]" office:value-type="float" office:value="0.000141863290058719" calcext:value-type="float">
            <text:p>0.000141863290058719</text:p>
          </table:table-cell>
          <table:table-cell table:formula="of:=IF([.J124]&lt;SSThresh;[.K123]+1;IF(AND([.J124]&lt;SSReset;[.K123]&gt;0);[.K123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4]+Period" office:value-type="float" office:value="444" calcext:value-type="float">
            <text:p>444</text:p>
          </table:table-cell>
          <table:table-cell table:formula="of:=[.A125]" office:value-type="float" office:value="444" calcext:value-type="float">
            <text:p>44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5]);2)" office:value-type="float" office:value="8.1" calcext:value-type="float">
            <text:p>8.1</text:p>
          </table:table-cell>
          <table:table-cell table:formula="of:=ROUND(SQRT(CalPwr/[.H125]);2)" office:value-type="float" office:value="3.7" calcext:value-type="float">
            <text:p>3.7</text:p>
          </table:table-cell>
          <table:table-cell table:formula="of:=Tfinal-(Tfinal-Tinitial)*EXP(-[.A125]/tau)" office:value-type="float" office:value="94.8489282738982" calcext:value-type="float">
            <text:p>94.849</text:p>
          </table:table-cell>
          <table:table-cell table:formula="of:=VLOOKUP([.G125];TRMapping;3) + ([.G125]-VLOOKUP([.G125];TRMapping;1))*(VLOOKUP([.G125];TRMapping;5)-VLOOKUP([.G125];TRMapping;3))/(VLOOKUP([.G125];TRMapping;4)-VLOOKUP([.G125];TRMapping;1))" office:value-type="float" office:value="2.18711191531466" calcext:value-type="float">
            <text:p>2.187</text:p>
          </table:table-cell>
          <table:table-cell table:formula="of:=SSSmooth*[.I124]+(1-SSSmooth)*([.E125]/[.F125])" office:value-type="float" office:value="2.18804009653971" calcext:value-type="float">
            <text:p>2.188</text:p>
          </table:table-cell>
          <table:table-cell table:formula="of:=[.I125]-[.I124]" office:value-type="float" office:value="0.00012767696105298" calcext:value-type="float">
            <text:p>0.00012767696105298</text:p>
          </table:table-cell>
          <table:table-cell table:formula="of:=IF([.J125]&lt;SSThresh;[.K124]+1;IF(AND([.J125]&lt;SSReset;[.K124]&gt;0);[.K124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5]+Period" office:value-type="float" office:value="446" calcext:value-type="float">
            <text:p>446</text:p>
          </table:table-cell>
          <table:table-cell table:formula="of:=[.A126]" office:value-type="float" office:value="446" calcext:value-type="float">
            <text:p>44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6]);2)" office:value-type="float" office:value="8.1" calcext:value-type="float">
            <text:p>8.1</text:p>
          </table:table-cell>
          <table:table-cell table:formula="of:=ROUND(SQRT(CalPwr/[.H126]);2)" office:value-type="float" office:value="3.7" calcext:value-type="float">
            <text:p>3.7</text:p>
          </table:table-cell>
          <table:table-cell table:formula="of:=Tfinal-(Tfinal-Tinitial)*EXP(-[.A126]/tau)" office:value-type="float" office:value="94.8530669628277" calcext:value-type="float">
            <text:p>94.853</text:p>
          </table:table-cell>
          <table:table-cell table:formula="of:=VLOOKUP([.G126];TRMapping;3) + ([.G126]-VLOOKUP([.G126];TRMapping;1))*(VLOOKUP([.G126];TRMapping;5)-VLOOKUP([.G126];TRMapping;3))/(VLOOKUP([.G126];TRMapping;4)-VLOOKUP([.G126];TRMapping;1))" office:value-type="float" office:value="2.18714045315374" calcext:value-type="float">
            <text:p>2.187</text:p>
          </table:table-cell>
          <table:table-cell table:formula="of:=SSSmooth*[.I125]+(1-SSSmooth)*([.E126]/[.F126])" office:value-type="float" office:value="2.18815500580466" calcext:value-type="float">
            <text:p>2.188</text:p>
          </table:table-cell>
          <table:table-cell table:formula="of:=[.I126]-[.I125]" office:value-type="float" office:value="0.000114909264947727" calcext:value-type="float">
            <text:p>0.000114909264947727</text:p>
          </table:table-cell>
          <table:table-cell table:formula="of:=IF([.J126]&lt;SSThresh;[.K125]+1;IF(AND([.J126]&lt;SSReset;[.K125]&gt;0);[.K125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6]+Period" office:value-type="float" office:value="448" calcext:value-type="float">
            <text:p>448</text:p>
          </table:table-cell>
          <table:table-cell table:formula="of:=[.A127]" office:value-type="float" office:value="448" calcext:value-type="float">
            <text:p>44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7]);2)" office:value-type="float" office:value="8.1" calcext:value-type="float">
            <text:p>8.1</text:p>
          </table:table-cell>
          <table:table-cell table:formula="of:=ROUND(SQRT(CalPwr/[.H127]);2)" office:value-type="float" office:value="3.7" calcext:value-type="float">
            <text:p>3.7</text:p>
          </table:table-cell>
          <table:table-cell table:formula="of:=Tfinal-(Tfinal-Tinitial)*EXP(-[.A127]/tau)" office:value-type="float" office:value="94.8570922702099" calcext:value-type="float">
            <text:p>94.857</text:p>
          </table:table-cell>
          <table:table-cell table:formula="of:=VLOOKUP([.G127];TRMapping;3) + ([.G127]-VLOOKUP([.G127];TRMapping;1))*(VLOOKUP([.G127];TRMapping;5)-VLOOKUP([.G127];TRMapping;3))/(VLOOKUP([.G127];TRMapping;4)-VLOOKUP([.G127];TRMapping;1))" office:value-type="float" office:value="2.1871682091838" calcext:value-type="float">
            <text:p>2.187</text:p>
          </table:table-cell>
          <table:table-cell table:formula="of:=SSSmooth*[.I126]+(1-SSSmooth)*([.E127]/[.F127])" office:value-type="float" office:value="2.18825842414311" calcext:value-type="float">
            <text:p>2.188</text:p>
          </table:table-cell>
          <table:table-cell table:formula="of:=[.I127]-[.I126]" office:value-type="float" office:value="0.000103418338452954" calcext:value-type="float">
            <text:p>0.000103418338452954</text:p>
          </table:table-cell>
          <table:table-cell table:formula="of:=IF([.J127]&lt;SSThresh;[.K126]+1;IF(AND([.J127]&lt;SSReset;[.K126]&gt;0);[.K126]+1;0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7]+Period" office:value-type="float" office:value="450" calcext:value-type="float">
            <text:p>450</text:p>
          </table:table-cell>
          <table:table-cell table:formula="of:=[.A128]" office:value-type="float" office:value="450" calcext:value-type="float">
            <text:p>45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8]);2)" office:value-type="float" office:value="8.1" calcext:value-type="float">
            <text:p>8.1</text:p>
          </table:table-cell>
          <table:table-cell table:formula="of:=ROUND(SQRT(CalPwr/[.H128]);2)" office:value-type="float" office:value="3.7" calcext:value-type="float">
            <text:p>3.7</text:p>
          </table:table-cell>
          <table:table-cell table:formula="of:=Tfinal-(Tfinal-Tinitial)*EXP(-[.A128]/tau)" office:value-type="float" office:value="94.8610073021916" calcext:value-type="float">
            <text:p>94.861</text:p>
          </table:table-cell>
          <table:table-cell table:formula="of:=VLOOKUP([.G128];TRMapping;3) + ([.G128]-VLOOKUP([.G128];TRMapping;1))*(VLOOKUP([.G128];TRMapping;5)-VLOOKUP([.G128];TRMapping;3))/(VLOOKUP([.G128];TRMapping;4)-VLOOKUP([.G128];TRMapping;1))" office:value-type="float" office:value="2.1871952048229" calcext:value-type="float">
            <text:p>2.187</text:p>
          </table:table-cell>
          <table:table-cell table:formula="of:=SSSmooth*[.I127]+(1-SSSmooth)*([.E128]/[.F128])" office:value-type="float" office:value="2.18835150064772" calcext:value-type="float">
            <text:p>2.188</text:p>
          </table:table-cell>
          <table:table-cell table:formula="of:=[.I128]-[.I127]" office:value-type="float" office:value="0.0000930765046076587" calcext:value-type="float">
            <text:p>9.30765046076587E-05</text:p>
          </table:table-cell>
          <table:table-cell table:formula="of:=IF([.J128]&lt;SSThresh;[.K127]+1;IF(AND([.J128]&lt;SSReset;[.K127]&gt;0);[.K127]+1;0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8]+Period" office:value-type="float" office:value="452" calcext:value-type="float">
            <text:p>452</text:p>
          </table:table-cell>
          <table:table-cell table:formula="of:=[.A129]" office:value-type="float" office:value="452" calcext:value-type="float">
            <text:p>45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29]);2)" office:value-type="float" office:value="8.1" calcext:value-type="float">
            <text:p>8.1</text:p>
          </table:table-cell>
          <table:table-cell table:formula="of:=ROUND(SQRT(CalPwr/[.H129]);2)" office:value-type="float" office:value="3.7" calcext:value-type="float">
            <text:p>3.7</text:p>
          </table:table-cell>
          <table:table-cell table:formula="of:=Tfinal-(Tfinal-Tinitial)*EXP(-[.A129]/tau)" office:value-type="float" office:value="94.8648150798251" calcext:value-type="float">
            <text:p>94.865</text:p>
          </table:table-cell>
          <table:table-cell table:formula="of:=VLOOKUP([.G129];TRMapping;3) + ([.G129]-VLOOKUP([.G129];TRMapping;1))*(VLOOKUP([.G129];TRMapping;5)-VLOOKUP([.G129];TRMapping;3))/(VLOOKUP([.G129];TRMapping;4)-VLOOKUP([.G129];TRMapping;1))" office:value-type="float" office:value="2.18722146090235" calcext:value-type="float">
            <text:p>2.187</text:p>
          </table:table-cell>
          <table:table-cell table:formula="of:=SSSmooth*[.I128]+(1-SSSmooth)*([.E129]/[.F129])" office:value-type="float" office:value="2.18843526950187" calcext:value-type="float">
            <text:p>2.188</text:p>
          </table:table-cell>
          <table:table-cell table:formula="of:=[.I129]-[.I128]" office:value-type="float" office:value="0.0000837688541466264" calcext:value-type="float">
            <text:p>8.37688541466264E-05</text:p>
          </table:table-cell>
          <table:table-cell table:formula="of:=IF([.J129]&lt;SSThresh;[.K128]+1;IF(AND([.J129]&lt;SSReset;[.K128]&gt;0);[.K128]+1;0)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29]+Period" office:value-type="float" office:value="454" calcext:value-type="float">
            <text:p>454</text:p>
          </table:table-cell>
          <table:table-cell table:formula="of:=[.A130]" office:value-type="float" office:value="454" calcext:value-type="float">
            <text:p>45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0]);2)" office:value-type="float" office:value="8.1" calcext:value-type="float">
            <text:p>8.1</text:p>
          </table:table-cell>
          <table:table-cell table:formula="of:=ROUND(SQRT(CalPwr/[.H130]);2)" office:value-type="float" office:value="3.7" calcext:value-type="float">
            <text:p>3.7</text:p>
          </table:table-cell>
          <table:table-cell table:formula="of:=Tfinal-(Tfinal-Tinitial)*EXP(-[.A130]/tau)" office:value-type="float" office:value="94.8685185413993" calcext:value-type="float">
            <text:p>94.869</text:p>
          </table:table-cell>
          <table:table-cell table:formula="of:=VLOOKUP([.G130];TRMapping;3) + ([.G130]-VLOOKUP([.G130];TRMapping;1))*(VLOOKUP([.G130];TRMapping;5)-VLOOKUP([.G130];TRMapping;3))/(VLOOKUP([.G130];TRMapping;4)-VLOOKUP([.G130];TRMapping;1))" office:value-type="float" office:value="2.18724699768277" calcext:value-type="float">
            <text:p>2.187</text:p>
          </table:table-cell>
          <table:table-cell table:formula="of:=SSSmooth*[.I129]+(1-SSSmooth)*([.E130]/[.F130])" office:value-type="float" office:value="2.1885106614706" calcext:value-type="float">
            <text:p>2.189</text:p>
          </table:table-cell>
          <table:table-cell table:formula="of:=[.I130]-[.I129]" office:value-type="float" office:value="0.0000753919687319637" calcext:value-type="float">
            <text:p>7.53919687319637E-05</text:p>
          </table:table-cell>
          <table:table-cell table:formula="of:=IF([.J130]&lt;SSThresh;[.K129]+1;IF(AND([.J130]&lt;SSReset;[.K129]&gt;0);[.K129]+1;0)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30]+Period" office:value-type="float" office:value="456" calcext:value-type="float">
            <text:p>456</text:p>
          </table:table-cell>
          <table:table-cell table:formula="of:=[.A131]" office:value-type="float" office:value="456" calcext:value-type="float">
            <text:p>45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1]);2)" office:value-type="float" office:value="8.1" calcext:value-type="float">
            <text:p>8.1</text:p>
          </table:table-cell>
          <table:table-cell table:formula="of:=ROUND(SQRT(CalPwr/[.H131]);2)" office:value-type="float" office:value="3.7" calcext:value-type="float">
            <text:p>3.7</text:p>
          </table:table-cell>
          <table:table-cell table:formula="of:=Tfinal-(Tfinal-Tinitial)*EXP(-[.A131]/tau)" office:value-type="float" office:value="94.8721205447071" calcext:value-type="float">
            <text:p>94.872</text:p>
          </table:table-cell>
          <table:table-cell table:formula="of:=VLOOKUP([.G131];TRMapping;3) + ([.G131]-VLOOKUP([.G131];TRMapping;1))*(VLOOKUP([.G131];TRMapping;5)-VLOOKUP([.G131];TRMapping;3))/(VLOOKUP([.G131];TRMapping;4)-VLOOKUP([.G131];TRMapping;1))" office:value-type="float" office:value="2.18727183486974" calcext:value-type="float">
            <text:p>2.187</text:p>
          </table:table-cell>
          <table:table-cell table:formula="of:=SSSmooth*[.I130]+(1-SSSmooth)*([.E131]/[.F131])" office:value-type="float" office:value="2.18857851424246" calcext:value-type="float">
            <text:p>2.189</text:p>
          </table:table-cell>
          <table:table-cell table:formula="of:=[.I131]-[.I130]" office:value-type="float" office:value="0.000067852771858945" calcext:value-type="float">
            <text:p>6.7852771858945E-05</text:p>
          </table:table-cell>
          <table:table-cell table:formula="of:=IF([.J131]&lt;SSThresh;[.K130]+1;IF(AND([.J131]&lt;SSReset;[.K130]&gt;0);[.K130]+1;0)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31]+Period" office:value-type="float" office:value="458" calcext:value-type="float">
            <text:p>458</text:p>
          </table:table-cell>
          <table:table-cell table:formula="of:=[.A132]" office:value-type="float" office:value="458" calcext:value-type="float">
            <text:p>45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2]);2)" office:value-type="float" office:value="8.1" calcext:value-type="float">
            <text:p>8.1</text:p>
          </table:table-cell>
          <table:table-cell table:formula="of:=ROUND(SQRT(CalPwr/[.H132]);2)" office:value-type="float" office:value="3.7" calcext:value-type="float">
            <text:p>3.7</text:p>
          </table:table-cell>
          <table:table-cell table:formula="of:=Tfinal-(Tfinal-Tinitial)*EXP(-[.A132]/tau)" office:value-type="float" office:value="94.8756238692509" calcext:value-type="float">
            <text:p>94.876</text:p>
          </table:table-cell>
          <table:table-cell table:formula="of:=VLOOKUP([.G132];TRMapping;3) + ([.G132]-VLOOKUP([.G132];TRMapping;1))*(VLOOKUP([.G132];TRMapping;5)-VLOOKUP([.G132];TRMapping;3))/(VLOOKUP([.G132];TRMapping;4)-VLOOKUP([.G132];TRMapping;1))" office:value-type="float" office:value="2.18729599162899" calcext:value-type="float">
            <text:p>2.187</text:p>
          </table:table-cell>
          <table:table-cell table:formula="of:=SSSmooth*[.I131]+(1-SSSmooth)*([.E132]/[.F132])" office:value-type="float" office:value="2.18863958173713" calcext:value-type="float">
            <text:p>2.189</text:p>
          </table:table-cell>
          <table:table-cell table:formula="of:=[.I132]-[.I131]" office:value-type="float" office:value="0.0000610674946730505" calcext:value-type="float">
            <text:p>6.10674946730505E-05</text:p>
          </table:table-cell>
          <table:table-cell table:formula="of:=IF([.J132]&lt;SSThresh;[.K131]+1;IF(AND([.J132]&lt;SSReset;[.K131]&gt;0);[.K131]+1;0)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32]+Period" office:value-type="float" office:value="460" calcext:value-type="float">
            <text:p>460</text:p>
          </table:table-cell>
          <table:table-cell table:formula="of:=[.A133]" office:value-type="float" office:value="460" calcext:value-type="float">
            <text:p>46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3]);2)" office:value-type="float" office:value="8.1" calcext:value-type="float">
            <text:p>8.1</text:p>
          </table:table-cell>
          <table:table-cell table:formula="of:=ROUND(SQRT(CalPwr/[.H133]);2)" office:value-type="float" office:value="3.7" calcext:value-type="float">
            <text:p>3.7</text:p>
          </table:table-cell>
          <table:table-cell table:formula="of:=Tfinal-(Tfinal-Tinitial)*EXP(-[.A133]/tau)" office:value-type="float" office:value="94.8790312183871" calcext:value-type="float">
            <text:p>94.879</text:p>
          </table:table-cell>
          <table:table-cell table:formula="of:=VLOOKUP([.G133];TRMapping;3) + ([.G133]-VLOOKUP([.G133];TRMapping;1))*(VLOOKUP([.G133];TRMapping;5)-VLOOKUP([.G133];TRMapping;3))/(VLOOKUP([.G133];TRMapping;4)-VLOOKUP([.G133];TRMapping;1))" office:value-type="float" office:value="2.18731948660119" calcext:value-type="float">
            <text:p>2.187</text:p>
          </table:table-cell>
          <table:table-cell table:formula="of:=SSSmooth*[.I132]+(1-SSSmooth)*([.E133]/[.F133])" office:value-type="float" office:value="2.18869454248234" calcext:value-type="float">
            <text:p>2.189</text:p>
          </table:table-cell>
          <table:table-cell table:formula="of:=[.I133]-[.I132]" office:value-type="float" office:value="0.0000549607452056122" calcext:value-type="float">
            <text:p>5.49607452056122E-05</text:p>
          </table:table-cell>
          <table:table-cell table:formula="of:=IF([.J133]&lt;SSThresh;[.K132]+1;IF(AND([.J133]&lt;SSReset;[.K132]&gt;0);[.K132]+1;0)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33]+Period" office:value-type="float" office:value="462" calcext:value-type="float">
            <text:p>462</text:p>
          </table:table-cell>
          <table:table-cell table:formula="of:=[.A134]" office:value-type="float" office:value="462" calcext:value-type="float">
            <text:p>46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4]);2)" office:value-type="float" office:value="8.1" calcext:value-type="float">
            <text:p>8.1</text:p>
          </table:table-cell>
          <table:table-cell table:formula="of:=ROUND(SQRT(CalPwr/[.H134]);2)" office:value-type="float" office:value="3.7" calcext:value-type="float">
            <text:p>3.7</text:p>
          </table:table-cell>
          <table:table-cell table:formula="of:=Tfinal-(Tfinal-Tinitial)*EXP(-[.A134]/tau)" office:value-type="float" office:value="94.882345221412" calcext:value-type="float">
            <text:p>94.882</text:p>
          </table:table-cell>
          <table:table-cell table:formula="of:=VLOOKUP([.G134];TRMapping;3) + ([.G134]-VLOOKUP([.G134];TRMapping;1))*(VLOOKUP([.G134];TRMapping;5)-VLOOKUP([.G134];TRMapping;3))/(VLOOKUP([.G134];TRMapping;4)-VLOOKUP([.G134];TRMapping;1))" office:value-type="float" office:value="2.18734233791634" calcext:value-type="float">
            <text:p>2.187</text:p>
          </table:table-cell>
          <table:table-cell table:formula="of:=SSSmooth*[.I133]+(1-SSSmooth)*([.E134]/[.F134])" office:value-type="float" office:value="2.18874400715302" calcext:value-type="float">
            <text:p>2.189</text:p>
          </table:table-cell>
          <table:table-cell table:formula="of:=[.I134]-[.I133]" office:value-type="float" office:value="0.0000494646706852286" calcext:value-type="float">
            <text:p>4.94646706852286E-05</text:p>
          </table:table-cell>
          <table:table-cell table:formula="of:=IF([.J134]&lt;SSThresh;[.K133]+1;IF(AND([.J134]&lt;SSReset;[.K133]&gt;0);[.K133]+1;0)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34]+Period" office:value-type="float" office:value="464" calcext:value-type="float">
            <text:p>464</text:p>
          </table:table-cell>
          <table:table-cell table:formula="of:=[.A135]" office:value-type="float" office:value="464" calcext:value-type="float">
            <text:p>46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5]);2)" office:value-type="float" office:value="8.1" calcext:value-type="float">
            <text:p>8.1</text:p>
          </table:table-cell>
          <table:table-cell table:formula="of:=ROUND(SQRT(CalPwr/[.H135]);2)" office:value-type="float" office:value="3.7" calcext:value-type="float">
            <text:p>3.7</text:p>
          </table:table-cell>
          <table:table-cell table:formula="of:=Tfinal-(Tfinal-Tinitial)*EXP(-[.A135]/tau)" office:value-type="float" office:value="94.8855684355911" calcext:value-type="float">
            <text:p>94.886</text:p>
          </table:table-cell>
          <table:table-cell table:formula="of:=VLOOKUP([.G135];TRMapping;3) + ([.G135]-VLOOKUP([.G135];TRMapping;1))*(VLOOKUP([.G135];TRMapping;5)-VLOOKUP([.G135];TRMapping;3))/(VLOOKUP([.G135];TRMapping;4)-VLOOKUP([.G135];TRMapping;1))" office:value-type="float" office:value="2.18736456320776" calcext:value-type="float">
            <text:p>2.187</text:p>
          </table:table-cell>
          <table:table-cell table:formula="of:=SSSmooth*[.I134]+(1-SSSmooth)*([.E135]/[.F135])" office:value-type="float" office:value="2.18878852535664" calcext:value-type="float">
            <text:p>2.189</text:p>
          </table:table-cell>
          <table:table-cell table:formula="of:=[.I135]-[.I134]" office:value-type="float" office:value="0.000044518203616839" calcext:value-type="float">
            <text:p>4.4518203616839E-05</text:p>
          </table:table-cell>
          <table:table-cell table:formula="of:=IF([.J135]&lt;SSThresh;[.K134]+1;IF(AND([.J135]&lt;SSReset;[.K134]&gt;0);[.K134]+1;0)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135]+Period" office:value-type="float" office:value="466" calcext:value-type="float">
            <text:p>466</text:p>
          </table:table-cell>
          <table:table-cell table:formula="of:=[.A136]" office:value-type="float" office:value="466" calcext:value-type="float">
            <text:p>46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6]);2)" office:value-type="float" office:value="8.1" calcext:value-type="float">
            <text:p>8.1</text:p>
          </table:table-cell>
          <table:table-cell table:formula="of:=ROUND(SQRT(CalPwr/[.H136]);2)" office:value-type="float" office:value="3.7" calcext:value-type="float">
            <text:p>3.7</text:p>
          </table:table-cell>
          <table:table-cell table:formula="of:=Tfinal-(Tfinal-Tinitial)*EXP(-[.A136]/tau)" office:value-type="float" office:value="94.8887033481325" calcext:value-type="float">
            <text:p>94.889</text:p>
          </table:table-cell>
          <table:table-cell table:formula="of:=VLOOKUP([.G136];TRMapping;3) + ([.G136]-VLOOKUP([.G136];TRMapping;1))*(VLOOKUP([.G136];TRMapping;5)-VLOOKUP([.G136];TRMapping;3))/(VLOOKUP([.G136];TRMapping;4)-VLOOKUP([.G136];TRMapping;1))" office:value-type="float" office:value="2.1873861796257" calcext:value-type="float">
            <text:p>2.187</text:p>
          </table:table-cell>
          <table:table-cell table:formula="of:=SSSmooth*[.I135]+(1-SSSmooth)*([.E136]/[.F136])" office:value-type="float" office:value="2.18882859173989" calcext:value-type="float">
            <text:p>2.189</text:p>
          </table:table-cell>
          <table:table-cell table:formula="of:=[.I136]-[.I135]" office:value-type="float" office:value="0.0000400663832551551" calcext:value-type="float">
            <text:p>4.00663832551551E-05</text:p>
          </table:table-cell>
          <table:table-cell table:formula="of:=IF([.J136]&lt;SSThresh;[.K135]+1;IF(AND([.J136]&lt;SSReset;[.K135]&gt;0);[.K135]+1;0)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36]+Period" office:value-type="float" office:value="468" calcext:value-type="float">
            <text:p>468</text:p>
          </table:table-cell>
          <table:table-cell table:formula="of:=[.A137]" office:value-type="float" office:value="468" calcext:value-type="float">
            <text:p>46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7]);2)" office:value-type="float" office:value="8.1" calcext:value-type="float">
            <text:p>8.1</text:p>
          </table:table-cell>
          <table:table-cell table:formula="of:=ROUND(SQRT(CalPwr/[.H137]);2)" office:value-type="float" office:value="3.7" calcext:value-type="float">
            <text:p>3.7</text:p>
          </table:table-cell>
          <table:table-cell table:formula="of:=Tfinal-(Tfinal-Tinitial)*EXP(-[.A137]/tau)" office:value-type="float" office:value="94.8917523781056" calcext:value-type="float">
            <text:p>94.892</text:p>
          </table:table-cell>
          <table:table-cell table:formula="of:=VLOOKUP([.G137];TRMapping;3) + ([.G137]-VLOOKUP([.G137];TRMapping;1))*(VLOOKUP([.G137];TRMapping;5)-VLOOKUP([.G137];TRMapping;3))/(VLOOKUP([.G137];TRMapping;4)-VLOOKUP([.G137];TRMapping;1))" office:value-type="float" office:value="2.18740720385057" calcext:value-type="float">
            <text:p>2.187</text:p>
          </table:table-cell>
          <table:table-cell table:formula="of:=SSSmooth*[.I136]+(1-SSSmooth)*([.E137]/[.F137])" office:value-type="float" office:value="2.18886465148482" calcext:value-type="float">
            <text:p>2.189</text:p>
          </table:table-cell>
          <table:table-cell table:formula="of:=[.I137]-[.I136]" office:value-type="float" office:value="0.0000360597449295952" calcext:value-type="float">
            <text:p>3.60597449295952E-05</text:p>
          </table:table-cell>
          <table:table-cell table:formula="of:=IF([.J137]&lt;SSThresh;[.K136]+1;IF(AND([.J137]&lt;SSReset;[.K136]&gt;0);[.K136]+1;0)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37]+Period" office:value-type="float" office:value="470" calcext:value-type="float">
            <text:p>470</text:p>
          </table:table-cell>
          <table:table-cell table:formula="of:=[.A138]" office:value-type="float" office:value="470" calcext:value-type="float">
            <text:p>47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8]);2)" office:value-type="float" office:value="8.1" calcext:value-type="float">
            <text:p>8.1</text:p>
          </table:table-cell>
          <table:table-cell table:formula="of:=ROUND(SQRT(CalPwr/[.H138]);2)" office:value-type="float" office:value="3.7" calcext:value-type="float">
            <text:p>3.7</text:p>
          </table:table-cell>
          <table:table-cell table:formula="of:=Tfinal-(Tfinal-Tinitial)*EXP(-[.A138]/tau)" office:value-type="float" office:value="94.8947178783083" calcext:value-type="float">
            <text:p>94.895</text:p>
          </table:table-cell>
          <table:table-cell table:formula="of:=VLOOKUP([.G138];TRMapping;3) + ([.G138]-VLOOKUP([.G138];TRMapping;1))*(VLOOKUP([.G138];TRMapping;5)-VLOOKUP([.G138];TRMapping;3))/(VLOOKUP([.G138];TRMapping;4)-VLOOKUP([.G138];TRMapping;1))" office:value-type="float" office:value="2.18742765210581" calcext:value-type="float">
            <text:p>2.187</text:p>
          </table:table-cell>
          <table:table-cell table:formula="of:=SSSmooth*[.I137]+(1-SSSmooth)*([.E138]/[.F138])" office:value-type="float" office:value="2.18889710525526" calcext:value-type="float">
            <text:p>2.189</text:p>
          </table:table-cell>
          <table:table-cell table:formula="of:=[.I138]-[.I137]" office:value-type="float" office:value="0.0000324537704363692" calcext:value-type="float">
            <text:p>3.24537704363692E-05</text:p>
          </table:table-cell>
          <table:table-cell table:formula="of:=IF([.J138]&lt;SSThresh;[.K137]+1;IF(AND([.J138]&lt;SSReset;[.K137]&gt;0);[.K137]+1;0)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138]+Period" office:value-type="float" office:value="472" calcext:value-type="float">
            <text:p>472</text:p>
          </table:table-cell>
          <table:table-cell table:formula="of:=[.A139]" office:value-type="float" office:value="472" calcext:value-type="float">
            <text:p>472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39]);2)" office:value-type="float" office:value="8.1" calcext:value-type="float">
            <text:p>8.1</text:p>
          </table:table-cell>
          <table:table-cell table:formula="of:=ROUND(SQRT(CalPwr/[.H139]);2)" office:value-type="float" office:value="3.7" calcext:value-type="float">
            <text:p>3.7</text:p>
          </table:table-cell>
          <table:table-cell table:formula="of:=Tfinal-(Tfinal-Tinitial)*EXP(-[.A139]/tau)" office:value-type="float" office:value="94.8976021370824" calcext:value-type="float">
            <text:p>94.898</text:p>
          </table:table-cell>
          <table:table-cell table:formula="of:=VLOOKUP([.G139];TRMapping;3) + ([.G139]-VLOOKUP([.G139];TRMapping;1))*(VLOOKUP([.G139];TRMapping;5)-VLOOKUP([.G139];TRMapping;3))/(VLOOKUP([.G139];TRMapping;4)-VLOOKUP([.G139];TRMapping;1))" office:value-type="float" office:value="2.1874475401704" calcext:value-type="float">
            <text:p>2.187</text:p>
          </table:table-cell>
          <table:table-cell table:formula="of:=SSSmooth*[.I138]+(1-SSSmooth)*([.E139]/[.F139])" office:value-type="float" office:value="2.18892631364865" calcext:value-type="float">
            <text:p>2.189</text:p>
          </table:table-cell>
          <table:table-cell table:formula="of:=[.I139]-[.I138]" office:value-type="float" office:value="0.0000292083933928211" calcext:value-type="float">
            <text:p>2.92083933928211E-05</text:p>
          </table:table-cell>
          <table:table-cell table:formula="of:=IF([.J139]&lt;SSThresh;[.K138]+1;IF(AND([.J139]&lt;SSReset;[.K138]&gt;0);[.K138]+1;0)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139]+Period" office:value-type="float" office:value="474" calcext:value-type="float">
            <text:p>474</text:p>
          </table:table-cell>
          <table:table-cell table:formula="of:=[.A140]" office:value-type="float" office:value="474" calcext:value-type="float">
            <text:p>474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0]);2)" office:value-type="float" office:value="8.1" calcext:value-type="float">
            <text:p>8.1</text:p>
          </table:table-cell>
          <table:table-cell table:formula="of:=ROUND(SQRT(CalPwr/[.H140]);2)" office:value-type="float" office:value="3.7" calcext:value-type="float">
            <text:p>3.7</text:p>
          </table:table-cell>
          <table:table-cell table:formula="of:=Tfinal-(Tfinal-Tinitial)*EXP(-[.A140]/tau)" office:value-type="float" office:value="94.9004073800792" calcext:value-type="float">
            <text:p>94.900</text:p>
          </table:table-cell>
          <table:table-cell table:formula="of:=VLOOKUP([.G140];TRMapping;3) + ([.G140]-VLOOKUP([.G140];TRMapping;1))*(VLOOKUP([.G140];TRMapping;5)-VLOOKUP([.G140];TRMapping;3))/(VLOOKUP([.G140];TRMapping;4)-VLOOKUP([.G140];TRMapping;1))" office:value-type="float" office:value="2.18746688339106" calcext:value-type="float">
            <text:p>2.187</text:p>
          </table:table-cell>
          <table:table-cell table:formula="of:=SSSmooth*[.I139]+(1-SSSmooth)*([.E140]/[.F140])" office:value-type="float" office:value="2.18895260120271" calcext:value-type="float">
            <text:p>2.189</text:p>
          </table:table-cell>
          <table:table-cell table:formula="of:=[.I140]-[.I139]" office:value-type="float" office:value="0.000026287554053539" calcext:value-type="float">
            <text:p>2.6287554053539E-05</text:p>
          </table:table-cell>
          <table:table-cell table:formula="of:=IF([.J140]&lt;SSThresh;[.K139]+1;IF(AND([.J140]&lt;SSReset;[.K139]&gt;0);[.K139]+1;0)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140]+Period" office:value-type="float" office:value="476" calcext:value-type="float">
            <text:p>476</text:p>
          </table:table-cell>
          <table:table-cell table:formula="of:=[.A141]" office:value-type="float" office:value="476" calcext:value-type="float">
            <text:p>476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1]);2)" office:value-type="float" office:value="8.1" calcext:value-type="float">
            <text:p>8.1</text:p>
          </table:table-cell>
          <table:table-cell table:formula="of:=ROUND(SQRT(CalPwr/[.H141]);2)" office:value-type="float" office:value="3.7" calcext:value-type="float">
            <text:p>3.7</text:p>
          </table:table-cell>
          <table:table-cell table:formula="of:=Tfinal-(Tfinal-Tinitial)*EXP(-[.A141]/tau)" office:value-type="float" office:value="94.9031357719773" calcext:value-type="float">
            <text:p>94.903</text:p>
          </table:table-cell>
          <table:table-cell table:formula="of:=VLOOKUP([.G141];TRMapping;3) + ([.G141]-VLOOKUP([.G141];TRMapping;1))*(VLOOKUP([.G141];TRMapping;5)-VLOOKUP([.G141];TRMapping;3))/(VLOOKUP([.G141];TRMapping;4)-VLOOKUP([.G141];TRMapping;1))" office:value-type="float" office:value="2.18748569669408" calcext:value-type="float">
            <text:p>2.187</text:p>
          </table:table-cell>
          <table:table-cell table:formula="of:=SSSmooth*[.I140]+(1-SSSmooth)*([.E141]/[.F141])" office:value-type="float" office:value="2.18897626000135" calcext:value-type="float">
            <text:p>2.189</text:p>
          </table:table-cell>
          <table:table-cell table:formula="of:=[.I141]-[.I140]" office:value-type="float" office:value="0.0000236587986481851" calcext:value-type="float">
            <text:p>2.36587986481851E-05</text:p>
          </table:table-cell>
          <table:table-cell table:formula="of:=IF([.J141]&lt;SSThresh;[.K140]+1;IF(AND([.J141]&lt;SSReset;[.K140]&gt;0);[.K140]+1;0)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41]+Period" office:value-type="float" office:value="478" calcext:value-type="float">
            <text:p>478</text:p>
          </table:table-cell>
          <table:table-cell table:formula="of:=[.A142]" office:value-type="float" office:value="478" calcext:value-type="float">
            <text:p>478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2]);2)" office:value-type="float" office:value="8.1" calcext:value-type="float">
            <text:p>8.1</text:p>
          </table:table-cell>
          <table:table-cell table:formula="of:=ROUND(SQRT(CalPwr/[.H142]);2)" office:value-type="float" office:value="3.7" calcext:value-type="float">
            <text:p>3.7</text:p>
          </table:table-cell>
          <table:table-cell table:formula="of:=Tfinal-(Tfinal-Tinitial)*EXP(-[.A142]/tau)" office:value-type="float" office:value="94.9057894181527" calcext:value-type="float">
            <text:p>94.906</text:p>
          </table:table-cell>
          <table:table-cell table:formula="of:=VLOOKUP([.G142];TRMapping;3) + ([.G142]-VLOOKUP([.G142];TRMapping;1))*(VLOOKUP([.G142];TRMapping;5)-VLOOKUP([.G142];TRMapping;3))/(VLOOKUP([.G142];TRMapping;4)-VLOOKUP([.G142];TRMapping;1))" office:value-type="float" office:value="2.18750399459683" calcext:value-type="float">
            <text:p>2.188</text:p>
          </table:table-cell>
          <table:table-cell table:formula="of:=SSSmooth*[.I141]+(1-SSSmooth)*([.E142]/[.F142])" office:value-type="float" office:value="2.18899755292014" calcext:value-type="float">
            <text:p>2.189</text:p>
          </table:table-cell>
          <table:table-cell table:formula="of:=[.I142]-[.I141]" office:value-type="float" office:value="0.0000212929187832778" calcext:value-type="float">
            <text:p>2.12929187832778E-05</text:p>
          </table:table-cell>
          <table:table-cell table:formula="of:=IF([.J142]&lt;SSThresh;[.K141]+1;IF(AND([.J142]&lt;SSReset;[.K141]&gt;0);[.K141]+1;0)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42]+Period" office:value-type="float" office:value="480" calcext:value-type="float">
            <text:p>480</text:p>
          </table:table-cell>
          <table:table-cell table:formula="of:=[.A143]" office:value-type="float" office:value="480" calcext:value-type="float">
            <text:p>480</text:p>
          </table:table-cell>
          <table:table-cell office:value-type="string" calcext:value-type="string">
            <text:p>timerEvent</text:p>
          </table:table-cell>
          <table:table-cell office:value-type="string" calcext:value-type="string">
            <text:p>warmUp</text:p>
          </table:table-cell>
          <table:table-cell table:formula="of:=ROUND(SQRT(CalPwr*[.H143]);2)" office:value-type="float" office:value="8.1" calcext:value-type="float">
            <text:p>8.1</text:p>
          </table:table-cell>
          <table:table-cell table:formula="of:=ROUND(SQRT(CalPwr/[.H143]);2)" office:value-type="float" office:value="3.7" calcext:value-type="float">
            <text:p>3.7</text:p>
          </table:table-cell>
          <table:table-cell table:formula="of:=Tfinal-(Tfinal-Tinitial)*EXP(-[.A143]/tau)" office:value-type="float" office:value="94.9083703663035" calcext:value-type="float">
            <text:p>94.908</text:p>
          </table:table-cell>
          <table:table-cell table:formula="of:=VLOOKUP([.G143];TRMapping;3) + ([.G143]-VLOOKUP([.G143];TRMapping;1))*(VLOOKUP([.G143];TRMapping;5)-VLOOKUP([.G143];TRMapping;3))/(VLOOKUP([.G143];TRMapping;4)-VLOOKUP([.G143];TRMapping;1))" office:value-type="float" office:value="2.18752179121896" calcext:value-type="float">
            <text:p>2.188</text:p>
          </table:table-cell>
          <table:table-cell table:formula="of:=SSSmooth*[.I142]+(1-SSSmooth)*([.E143]/[.F143])" office:value-type="float" office:value="2.18901671654704" calcext:value-type="float">
            <text:p>2.189</text:p>
          </table:table-cell>
          <table:table-cell table:formula="of:=[.I143]-[.I142]" office:value-type="float" office:value="0.0000191636269049056" calcext:value-type="float">
            <text:p>1.91636269049056E-05</text:p>
          </table:table-cell>
          <table:table-cell table:formula="of:=IF([.J143]&lt;SSThresh;[.K142]+1;IF(AND([.J143]&lt;SSReset;[.K142]&gt;0);[.K142]+1;0))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104843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ambient" table:base-cell-address="$Parameters.$B$6" table:cell-range-address="$Parameters.$B$6"/>
        <table:named-range table:name="CalPwr" table:base-cell-address="$Parameters.$B$7" table:cell-range-address="$Parameters.$B$7"/>
        <table:named-range table:name="coolDownRows" table:base-cell-address="$Parameters.$B$19" table:cell-range-address="$Parameters.$B$19"/>
        <table:named-range table:name="HCap" table:base-cell-address="$Parameters.$B$2" table:cell-range-address="$Parameters.$B$2"/>
        <table:named-range table:name="holdRows" table:base-cell-address="$Parameters.$B$18" table:cell-range-address="$Parameters.$B$18"/>
        <table:named-range table:name="Period" table:base-cell-address="$Parameters.$B$12" table:cell-range-address="$Parameters.$B$12"/>
        <table:named-range table:name="R0" table:base-cell-address="$Parameters.$B$10" table:cell-range-address="$Parameters.$B$10"/>
        <table:named-range table:name="rampEnd" table:base-cell-address="$Parameters.$B$21" table:cell-range-address="$Parameters.$B$21"/>
        <table:named-range table:name="rampRate" table:base-cell-address="$Parameters.$B$20" table:cell-range-address="$Parameters.$B$20"/>
        <table:named-range table:name="Rth" table:base-cell-address="$Parameters.$B$8" table:cell-range-address="$Parameters.$B$1"/>
        <table:named-range table:name="rThresh" table:base-cell-address="$Parameters.$B$4" table:cell-range-address="$Parameters.$B$4"/>
        <table:named-range table:name="slowRampRows" table:base-cell-address="$Parameters.$B$17" table:cell-range-address="$Parameters.$B$17"/>
        <table:named-range table:name="SSReset" table:base-cell-address="$Parameters.$B$15" table:cell-range-address="$Parameters.$B$15"/>
        <table:named-range table:name="SSSmooth" table:base-cell-address="$Parameters.$B$13" table:cell-range-address="$Parameters.$B$13"/>
        <table:named-range table:name="SSThresh" table:base-cell-address="$Parameters.$B$14" table:cell-range-address="$Parameters.$B$14"/>
        <table:named-range table:name="T0" table:base-cell-address="$Parameters.$B$11" table:cell-range-address="$Parameters.$B$11"/>
        <table:named-range table:name="tau" table:base-cell-address="$Parameters.$B$3" table:cell-range-address="$Parameters.$B$3"/>
        <table:named-range table:name="TCR" table:base-cell-address="$Parameters.$B$9" table:cell-range-address="$Parameters.$B$9"/>
        <table:named-range table:name="Tfinal" table:base-cell-address="$Parameters.$B$8" table:cell-range-address="$Parameters.$B$8"/>
        <table:named-range table:name="Tinitial" table:base-cell-address="$Parameters.$B$8" table:cell-range-address="$Parameters.$B$5"/>
        <table:named-range table:name="TRMapping" table:base-cell-address="$Parameters.$H$3" table:cell-range-address="$Parameters.$H$3:.$L$8"/>
        <table:named-range table:name="warmUpRows" table:base-cell-address="$Parameters.$B$16" table:cell-range-address="$Parameters.$B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Adwaita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-00-00</text:date>, <text:time style:data-style-name="N2" text:time-value="15:19:49.6529302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11:27:45.898636194</meta:creation-date>
    <dc:date>2025-06-26T20:04:00.637047463</dc:date>
    <meta:editing-duration>PT3H5S</meta:editing-duration>
    <meta:editing-cycles>2</meta:editing-cycles>
    <meta:generator>LibreOffice/25.2.4.3$Linux_X86_64 LibreOffice_project/520$Build-3</meta:generator>
    <meta:document-statistic meta:table-count="6" meta:cell-count="3794" meta:object-count="0"/>
  </office:meta>
</office:document-meta>
</file>